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5.6pt"/>
    </style:style>
    <style:style style:name="co2" style:family="table-column">
      <style:table-column-properties fo:break-before="auto" style:column-width="103.15pt"/>
    </style:style>
    <style:style style:name="co3" style:family="table-column">
      <style:table-column-properties fo:break-before="auto" style:column-width="60.49pt"/>
    </style:style>
    <style:style style:name="co4" style:family="table-column">
      <style:table-column-properties fo:break-before="auto" style:column-width="35.66pt"/>
    </style:style>
    <style:style style:name="co5" style:family="table-column">
      <style:table-column-properties fo:break-before="auto" style:column-width="42.66pt"/>
    </style:style>
    <style:style style:name="co6" style:family="table-column">
      <style:table-column-properties fo:break-before="auto" style:column-width="193.95pt"/>
    </style:style>
    <style:style style:name="co7" style:family="table-column">
      <style:table-column-properties fo:break-before="auto" style:column-width="70.81pt"/>
    </style:style>
    <style:style style:name="co8" style:family="table-column">
      <style:table-column-properties fo:break-before="auto" style:column-width="69.25pt"/>
    </style:style>
    <style:style style:name="co9" style:family="table-column">
      <style:table-column-properties fo:break-before="auto" style:column-width="88.64pt"/>
    </style:style>
    <style:style style:name="co10" style:family="table-column">
      <style:table-column-properties fo:break-before="auto" style:column-width="119.71pt"/>
    </style:style>
    <style:style style:name="co11" style:family="table-column">
      <style:table-column-properties fo:break-before="auto" style:column-width="236.61pt"/>
    </style:style>
    <style:style style:name="co12" style:family="table-column">
      <style:table-column-properties fo:break-before="auto" style:column-width="83.99pt"/>
    </style:style>
    <style:style style:name="co13" style:family="table-column">
      <style:table-column-properties fo:break-before="auto" style:column-width="87.85pt"/>
    </style:style>
    <style:style style:name="co14" style:family="table-column">
      <style:table-column-properties fo:break-before="auto" style:column-width="81.64pt"/>
    </style:style>
    <style:style style:name="co15" style:family="table-column">
      <style:table-column-properties fo:break-before="auto" style:column-width="70.61pt"/>
    </style:style>
    <style:style style:name="co16" style:family="table-column">
      <style:table-column-properties fo:break-before="auto" style:column-width="65.76pt"/>
    </style:style>
    <style:style style:name="co17" style:family="table-column">
      <style:table-column-properties fo:break-before="auto" style:column-width="84.56pt"/>
    </style:style>
    <style:style style:name="co18" style:family="table-column">
      <style:table-column-properties fo:break-before="auto" style:column-width="75.26pt"/>
    </style:style>
    <style:style style:name="co19" style:family="table-column">
      <style:table-column-properties fo:break-before="auto" style:column-width="79.91pt"/>
    </style:style>
    <style:style style:name="co20" style:family="table-column">
      <style:table-column-properties fo:break-before="auto" style:column-width="56.61pt"/>
    </style:style>
    <style:style style:name="co21" style:family="table-column">
      <style:table-column-properties fo:break-before="auto" style:column-width="59.16pt"/>
    </style:style>
    <style:style style:name="co22" style:family="table-column">
      <style:table-column-properties fo:break-before="auto" style:column-width="67.49pt"/>
    </style:style>
    <style:style style:name="co23" style:family="table-column">
      <style:table-column-properties fo:break-before="auto" style:column-width="64.01pt"/>
    </style:style>
    <style:style style:name="co24" style:family="table-column">
      <style:table-column-properties fo:break-before="auto" style:column-width="29.71pt"/>
    </style:style>
    <style:style style:name="co25" style:family="table-column">
      <style:table-column-properties fo:break-before="auto" style:column-width="128.01pt"/>
    </style:style>
    <style:style style:name="co26" style:family="table-column">
      <style:table-column-properties fo:break-before="auto" style:column-width="302.54pt"/>
    </style:style>
    <style:style style:name="co27" style:family="table-column">
      <style:table-column-properties fo:break-before="auto" style:column-width="75.46pt"/>
    </style:style>
    <style:style style:name="co28" style:family="table-column">
      <style:table-column-properties fo:break-before="auto" style:column-width="104.71pt"/>
    </style:style>
    <style:style style:name="co29" style:family="table-column">
      <style:table-column-properties fo:break-before="auto" style:column-width="342.14pt"/>
    </style:style>
    <style:style style:name="co30" style:family="table-column">
      <style:table-column-properties fo:break-before="auto" style:column-width="22.51pt"/>
    </style:style>
    <style:style style:name="co31" style:family="table-column">
      <style:table-column-properties fo:break-before="auto" style:column-width="215.89pt"/>
    </style:style>
    <style:style style:name="co32" style:family="table-column">
      <style:table-column-properties fo:break-before="auto" style:column-width="14.71pt"/>
    </style:style>
    <style:style style:name="co33" style:family="table-column">
      <style:table-column-properties fo:break-before="auto" style:column-width="190.86pt"/>
    </style:style>
    <style:style style:name="co34" style:family="table-column">
      <style:table-column-properties fo:break-before="auto" style:column-width="128.21pt"/>
    </style:style>
    <style:style style:name="co35" style:family="table-column">
      <style:table-column-properties fo:break-before="auto" style:column-width="281.85pt"/>
    </style:style>
    <style:style style:name="co36" style:family="table-column">
      <style:table-column-properties fo:break-before="auto" style:column-width="233.49pt"/>
    </style:style>
    <style:style style:name="co37" style:family="table-column">
      <style:table-column-properties fo:break-before="auto" style:column-width="27.16pt"/>
    </style:style>
    <style:style style:name="co38" style:family="table-column">
      <style:table-column-properties fo:break-before="auto" style:column-width="174.76pt"/>
    </style:style>
    <style:style style:name="co39" style:family="table-column">
      <style:table-column-properties fo:break-before="auto" style:column-width="49.86pt"/>
    </style:style>
    <style:style style:name="co40" style:family="table-column">
      <style:table-column-properties fo:break-before="auto" style:column-width="130.34pt"/>
    </style:style>
    <style:style style:name="co41" style:family="table-column">
      <style:table-column-properties fo:break-before="auto" style:column-width="217.25pt"/>
    </style:style>
    <style:style style:name="co42" style:family="table-column">
      <style:table-column-properties fo:break-before="auto" style:column-width="169.91pt"/>
    </style:style>
    <style:style style:name="co43" style:family="table-column">
      <style:table-column-properties fo:break-before="auto" style:column-width="170.65pt"/>
    </style:style>
    <style:style style:name="co44" style:family="table-column">
      <style:table-column-properties fo:break-before="auto" style:column-width="41.3pt"/>
    </style:style>
    <style:style style:name="co45" style:family="table-column">
      <style:table-column-properties fo:break-before="auto" style:column-width="191.59pt"/>
    </style:style>
    <style:style style:name="co46" style:family="table-column">
      <style:table-column-properties fo:break-before="auto" style:column-width="487.25pt"/>
    </style:style>
    <style:style style:name="co47" style:family="table-column">
      <style:table-column-properties fo:break-before="auto" style:column-width="17.8pt"/>
    </style:style>
    <style:style style:name="co48" style:family="table-column">
      <style:table-column-properties fo:break-before="auto" style:column-width="456.21pt"/>
    </style:style>
    <style:style style:name="co49" style:family="table-column">
      <style:table-column-properties fo:break-before="auto" style:column-width="23.24pt"/>
    </style:style>
    <style:style style:name="co50" style:family="table-column">
      <style:table-column-properties fo:break-before="auto" style:column-width="463.21pt"/>
    </style:style>
    <style:style style:name="co51" style:family="table-column">
      <style:table-column-properties fo:break-before="auto" style:column-width="34.1pt"/>
    </style:style>
    <style:style style:name="co52" style:family="table-column">
      <style:table-column-properties fo:break-before="auto" style:column-width="360.74pt"/>
    </style:style>
    <style:style style:name="co53" style:family="table-column">
      <style:table-column-properties fo:break-before="auto" style:column-width="485.69pt"/>
    </style:style>
    <style:style style:name="co54" style:family="table-column">
      <style:table-column-properties fo:break-before="auto" style:column-width="12.81pt"/>
    </style:style>
    <style:style style:name="co55" style:family="table-column">
      <style:table-column-properties fo:break-before="auto" style:column-width="114.24pt"/>
    </style:style>
    <style:style style:name="co56" style:family="table-column">
      <style:table-column-properties fo:break-before="auto" style:column-width="266.09pt"/>
    </style:style>
    <style:style style:name="co57" style:family="table-column">
      <style:table-column-properties fo:break-before="auto" style:column-width="363.86pt"/>
    </style:style>
    <style:style style:name="ro1" style:family="table-row">
      <style:table-row-properties style:row-height="12.81pt" fo:break-before="auto" style:use-optimal-row-height="true"/>
    </style:style>
    <style:style style:name="ro2" style:family="table-row">
      <style:table-row-properties style:row-height="40.25pt" fo:break-before="auto" style:use-optimal-row-height="true"/>
    </style:style>
    <style:style style:name="ro3" style:family="table-row">
      <style:table-row-properties style:row-height="30.56pt" fo:break-before="auto" style:use-optimal-row-height="true"/>
    </style:style>
    <style:style style:name="ro4" style:family="table-row">
      <style:table-row-properties style:row-height="59.7pt" fo:break-before="auto" style:use-optimal-row-height="true"/>
    </style:style>
    <style:style style:name="ro5" style:family="table-row">
      <style:table-row-properties style:row-height="20.86pt" fo:break-before="auto" style:use-optimal-row-height="true"/>
    </style:style>
    <style:style style:name="ro6"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2" style:family="table-cell" style:parent-style-name="Default">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50" style:family="table-cell" style:parent-style-name="Default">
      <style:table-cell-properties fo:background-color="#ff0000"/>
    </style:style>
    <style:style style:name="ce51" style:family="table-cell" style:parent-style-name="Default">
      <style:table-cell-properties fo:background-color="transparent"/>
    </style:style>
    <style:style style:name="ce64" style:family="table-cell" style:parent-style-name="Default">
      <style:table-cell-properties fo:background-color="#ffff00"/>
    </style:style>
    <style:style style:name="ce52" style:family="table-cell" style:parent-style-name="Default" style:data-style-name="N75">
      <style:table-cell-properties fo:background-color="transparent"/>
    </style:style>
    <style:style style:name="ce8"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54" style:family="table-cell" style:parent-style-name="Default" style:data-style-name="N75"/>
    <style:style style:name="ce55"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ackground-color="#ffff00" style:text-align-source="fix" style:repeat-content="false"/>
      <style:paragraph-properties fo:text-align="center" fo:margin-left="0pt"/>
    </style:style>
    <style:style style:name="ce56" style:family="table-cell" style:parent-style-name="Default" style:data-style-name="N75">
      <style:table-cell-properties style:text-align-source="fix" style:repeat-content="false" fo:background-color="transparent"/>
      <style:paragraph-properties fo:text-align="center" fo:margin-left="0pt"/>
    </style:style>
    <style:style style:name="ce57" style:family="table-cell" style:parent-style-name="Default" style:data-style-name="N75">
      <style:table-cell-properties style:text-align-source="fix" style:repeat-content="false"/>
      <style:paragraph-properties fo:text-align="center" fo:margin-left="0pt"/>
    </style:style>
    <style:style style:name="ce18" style:family="table-cell" style:parent-style-name="Default" style:data-style-name="N75">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59" style:family="table-cell" style:parent-style-name="Default" style:data-style-name="N75">
      <style:table-cell-properties fo:background-color="#ff0000"/>
    </style:style>
    <style:style style:name="ce14" style:family="table-cell" style:parent-style-name="Default" style:data-style-name="N75">
      <style:table-cell-properties fo:background-color="#ffff00"/>
    </style:style>
    <style:style style:name="ce15" style:family="table-cell" style:parent-style-name="Default" style:data-style-name="N37">
      <style:table-cell-properties fo:background-color="#ffff00"/>
    </style:style>
    <style:style style:name="ce60" style:family="table-cell" style:parent-style-name="Default" style:data-style-name="N37">
      <style:table-cell-properties fo:background-color="transparent"/>
    </style:style>
    <style:style style:name="ce61" style:family="table-cell" style:parent-style-name="Default">
      <style:table-cell-properties style:text-align-source="fix" style:repeat-content="false"/>
      <style:paragraph-properties fo:text-align="start" fo:margin-left="0pt"/>
    </style:style>
    <style:style style:name="ce62" style:family="table-cell" style:parent-style-name="Default">
      <style:text-properties fo:font-weight="bold" style:font-weight-asian="bold" style:font-weight-complex="bold"/>
    </style:style>
    <style:style style:name="ce63" style:family="table-cell" style:parent-style-name="Default">
      <style:text-properties fo:font-weight="normal" style:font-weight-asian="normal" style:font-weight-complex="normal"/>
    </style:style>
    <style:style style:name="ce65" style:family="table-cell" style:parent-style-name="Default">
      <style:table-cell-properties fo:background-color="#8e86ae"/>
    </style:style>
    <style:style style:name="ce27" style:family="table-cell" style:parent-style-name="Default">
      <style:table-cell-properties fo:background-color="#ffff00" style:text-align-source="fix" style:repeat-content="false"/>
      <style:paragraph-properties fo:text-align="start" fo:margin-left="0pt"/>
    </style:style>
    <style:style style:name="ce28" style:family="table-cell" style:parent-style-name="Default">
      <style:table-cell-properties fo:wrap-option="no-wrap" style:vertical-align="top"/>
    </style:style>
    <style:style style:name="ce67" style:family="table-cell" style:parent-style-name="Default" style:data-style-name="N37"/>
    <style:style style:name="ce66" style:family="table-cell" style:parent-style-name="Default" style:data-style-name="N84"/>
    <style:style style:name="ce32" style:family="table-cell" style:parent-style-name="Default">
      <style:table-cell-properties fo:wrap-option="wrap" style:vertical-align="top"/>
      <style:text-properties fo:font-weight="bold" style:font-weight-asian="bold" style:font-weight-complex="bold"/>
    </style:style>
    <style:style style:name="ce33" style:family="table-cell" style:parent-style-name="Default">
      <style:table-cell-properties fo:wrap-option="wrap" style:vertical-align="top"/>
    </style:style>
    <style:style style:name="ce34" style:family="table-cell" style:parent-style-name="Default">
      <style:table-cell-properties fo:wrap-option="wrap" style:vertical-align="top"/>
      <style:text-properties fo:hyphenate="true"/>
    </style:style>
    <style:style style:name="ce35" style:family="table-cell" style:parent-style-name="Default">
      <style:table-cell-properties style:vertical-align="top"/>
    </style:style>
    <style:style style:name="ce42" style:family="table-cell" style:parent-style-name="Default">
      <style:table-cell-properties style:vertical-align="top"/>
      <style:text-properties style:text-underline-style="solid" style:text-underline-width="auto" style:text-underline-color="font-color"/>
    </style:style>
    <style:style style:name="ce43" style:family="table-cell" style:parent-style-name="Default">
      <style:table-cell-properties style:vertical-align="top"/>
      <style:text-properties fo:font-weight="bold" style:font-weight-asian="bold" style:font-weight-complex="bold"/>
    </style:style>
    <style:style style:name="ce74" style:family="table-cell" style:parent-style-name="Default">
      <style:table-cell-properties style:vertical-align="top"/>
      <style:text-properties style:text-underline-style="none"/>
    </style:style>
    <style:style style:name="ce68" style:family="table-cell" style:parent-style-name="Default">
      <style:table-cell-properties fo:wrap-option="wrap"/>
      <style:text-properties fo:font-weight="bold" style:font-weight-asian="bold" style:font-weight-complex="bold" fo:hyphenate="true"/>
    </style:style>
    <style:style style:name="ce69" style:family="table-cell" style:parent-style-name="Default">
      <style:table-cell-properties fo:wrap-option="wrap"/>
    </style:style>
    <style:style style:name="ce70" style:family="table-cell" style:parent-style-name="Default">
      <style:text-properties style:text-underline-style="solid" style:text-underline-width="auto" style:text-underline-color="font-color"/>
    </style:style>
    <style:style style:name="ce71" style:family="table-cell" style:parent-style-name="Default">
      <style:table-cell-properties fo:wrap-option="wrap"/>
      <style:text-properties style:text-underline-style="solid" style:text-underline-width="auto" style:text-underline-color="font-color"/>
    </style:style>
    <style:style style:name="ce72" style:family="table-cell" style:parent-style-name="Default">
      <style:table-cell-properties fo:wrap-option="wrap"/>
      <style:text-properties fo:hyphenate="true"/>
    </style:style>
    <style:style style:name="ce36" style:family="table-cell" style:parent-style-name="Default">
      <style:table-cell-properties style:text-align-source="fix" style:repeat-content="false" fo:wrap-option="wrap" style:vertical-align="top"/>
      <style:paragraph-properties fo:text-align="start" fo:margin-left="0pt"/>
      <style:text-properties fo:font-weight="bold" style:font-weight-asian="bold" style:font-weight-complex="bold"/>
    </style:style>
    <style:style style:name="ce37" style:family="table-cell" style:parent-style-name="Default">
      <style:table-cell-properties style:text-align-source="fix" style:repeat-content="false" fo:wrap-option="wrap" style:vertical-align="top"/>
      <style:paragraph-properties fo:text-align="start" fo:margin-left="0pt"/>
    </style:style>
    <style:style style:name="ce44"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38" style:family="table-cell" style:parent-style-name="Default">
      <style:table-cell-properties fo:background-color="#ffff00" style:text-align-source="fix" style:repeat-content="false" fo:wrap-option="wrap" style:vertical-align="top"/>
      <style:paragraph-properties fo:text-align="start" fo:margin-left="0pt"/>
    </style:style>
    <style:style style:name="ce39" style:family="table-cell" style:parent-style-name="Default">
      <style:table-cell-properties style:text-align-source="fix" style:repeat-content="false" style:vertical-align="top"/>
      <style:paragraph-properties fo:text-align="start" fo:margin-left="0pt"/>
      <style:text-properties fo:font-weight="bold" style:font-weight-asian="bold" style:font-weight-complex="bold"/>
    </style:style>
    <style:style style:name="ce40" style:family="table-cell" style:parent-style-name="Default">
      <style:table-cell-properties style:text-align-source="fix" style:repeat-content="false" style:vertical-align="top"/>
      <style:paragraph-properties fo:text-align="start" fo:margin-left="0pt"/>
    </style:style>
    <style:style style:name="ce48" style:family="table-cell" style:parent-style-name="Default">
      <style:table-cell-properties style:text-align-source="fix" style:repeat-content="false" fo:background-color="transparent" style:vertical-align="top"/>
      <style:paragraph-properties fo:text-align="start" fo:margin-left="0pt"/>
    </style:style>
    <style:style style:name="ce41" style:family="table-cell" style:parent-style-name="Default">
      <style:table-cell-properties fo:background-color="#ffff00" style:text-align-source="fix" style:repeat-content="false" style:vertical-align="top"/>
      <style:paragraph-properties fo:text-align="start" fo:margin-left="0pt"/>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32.3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96.75pt" fo:padding-top="2.83pt" fo:padding-bottom="2.83pt" fo:padding-left="2.83pt" fo:padding-right="2.83pt" draw:shadow="hidden" draw:shadow-offset-x="2.83pt" draw:shadow-offset-y="2.83pt" draw:caption-escape-direction="auto"/>
    </style:style>
    <style:style style:name="P1"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Nimbus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Nimbus Sans" fo:font-size="10pt" style:font-relief="none" style:text-emphasize="none" style:font-style-complex="normal" style:font-style-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style:style>
    <style:style style:name="T6" style:family="text">
      <style:text-properties style:font-name="Nimbus Sans" fo:font-size="10pt" style:font-relief="none" style:text-emphasize="none" style:font-style-complex="normal" style:font-style-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font-name="Nimbus Sans"/>
    </style:style>
    <style:style style:name="T9"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Nimbus Sans"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style>
    <style:style style:name="T10" style:family="text">
      <style:text-properties style:font-name="Nimbus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1"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font-name="Nimbus Sans"/>
    </style:style>
    <style:style style:name="T12" style:family="text">
      <style:text-properties style:font-name="Nimbus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font-weight="bold"/>
    </style:style>
  </office:automatic-styles>
  <office:body>
    <office:spreadsheet>
      <table:calculation-settings table:automatic-find-labels="false" table:use-regular-expressions="false" table:use-wildcards="true"/>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54"/>
        <table:table-column table:style-name="co23" table:number-columns-repeated="8" table:default-cell-style-name="ce54"/>
        <table:table-column table:style-name="co23" table:default-cell-style-name="ce57"/>
        <table:table-column table:style-name="co23" table:default-cell-style-name="ce54"/>
        <table:table-column table:style-name="co24" table:default-cell-style-name="ce54"/>
        <table:table-column table:style-name="co25" table:default-cell-style-name="ce54"/>
        <table:table-column table:style-name="co25" table:default-cell-style-name="Default"/>
        <table:table-column table:style-name="co23" table:number-columns-repeated="988" table:default-cell-style-name="Default"/>
        <table:table-row table:style-name="ro1">
          <table:table-cell table:style-name="ce2" office:value-type="string" calcext:value-type="string">
            <text:p>index</text:p>
          </table:table-cell>
          <table:table-cell table:style-name="ce2" office:value-type="string" calcext:value-type="string">
            <text:p>title</text:p>
          </table:table-cell>
          <table:table-cell table:style-name="ce2" office:value-type="string" calcext:value-type="string">
            <text:p>repo type</text:p>
          </table:table-cell>
          <table:table-cell table:style-name="ce2" office:value-type="string" calcext:value-type="string">
            <text:p>repo</text:p>
          </table:table-cell>
          <table:table-cell table:style-name="ce2" office:value-type="string" calcext:value-type="string">
            <text:p>website</text:p>
          </table:table-cell>
          <table:table-cell table:style-name="ce2" office:value-type="string" calcext:value-type="string">
            <text:p>Repository/website details</text:p>
          </table:table-cell>
          <table:table-cell table:style-name="ce2" office:value-type="string" calcext:value-type="string">
            <text:p>language(s)</text:p>
          </table:table-cell>
          <table:table-cell table:style-name="ce2" office:value-type="string" calcext:value-type="string">
            <text:p>aux. language</text:p>
          </table:table-cell>
          <table:table-cell table:style-name="ce2" office:value-type="string" calcext:value-type="string">
            <text:p>package/library?</text:p>
          </table:table-cell>
          <table:table-cell table:style-name="ce2" office:value-type="string" calcext:value-type="string">
            <text:p>category</text:p>
          </table:table-cell>
          <table:table-cell table:style-name="ce2" office:value-type="string" calcext:value-type="string">
            <text:p>description</text:p>
          </table:table-cell>
          <table:table-cell table:style-name="ce2" office:value-type="string" calcext:value-type="string">
            <text:p>owner?</text:p>
          </table:table-cell>
          <table:table-cell table:style-name="ce2" office:value-type="string" calcext:value-type="string">
            <text:p>version control?</text:p>
          </table:table-cell>
          <table:table-cell table:style-name="ce2" office:value-type="string" calcext:value-type="string">
            <text:p>dependencies?</text:p>
          </table:table-cell>
          <table:table-cell table:style-name="ce2" office:value-type="string" calcext:value-type="string">
            <text:p>documentation?</text:p>
          </table:table-cell>
          <table:table-cell table:style-name="ce2" office:value-type="string" calcext:value-type="string">
            <text:p>tests suite?</text:p>
          </table:table-cell>
          <table:table-cell table:style-name="ce2" office:value-type="string" calcext:value-type="string">
            <text:p>test coverage/integration?</text:p>
          </table:table-cell>
          <table:table-cell table:style-name="ce2" office:value-type="string" calcext:value-type="string">
            <text:p>example code?</text:p>
          </table:table-cell>
          <table:table-cell table:style-name="ce2" office:value-type="string" calcext:value-type="string">
            <text:p>benchmarks?</text:p>
          </table:table-cell>
          <table:table-cell table:style-name="ce2" office:value-type="string" calcext:value-type="string">
            <text:p>issue tracker?</text:p>
          </table:table-cell>
          <table:table-cell table:style-name="ce8" office:value-type="string" calcext:value-type="string">
            <text:p>org slug</text:p>
          </table:table-cell>
          <table:table-cell table:style-name="ce8" office:value-type="string" calcext:value-type="string">
            <text:p>repo slug</text:p>
          </table:table-cell>
          <table:table-cell table:style-name="ce8" office:value-type="string" calcext:value-type="string">
            <text:p>repo size</text:p>
          </table:table-cell>
          <table:table-cell table:style-name="ce8" office:value-type="string" calcext:value-type="string">
            <text:p>size language</text:p>
          </table:table-cell>
          <table:table-cell table:style-name="ce8" office:value-type="string" calcext:value-type="string">
            <text:p># files</text:p>
          </table:table-cell>
          <table:table-cell table:style-name="ce8" office:value-type="string" calcext:value-type="string">
            <text:p># LoC</text:p>
          </table:table-cell>
          <table:table-cell table:style-name="ce8" office:value-type="string" calcext:value-type="string">
            <text:p># files by lang.</text:p>
          </table:table-cell>
          <table:table-cell table:style-name="ce8" office:value-type="string" calcext:value-type="string">
            <text:p># LoC by lang.</text:p>
          </table:table-cell>
          <table:table-cell table:style-name="ce8" office:value-type="string" calcext:value-type="string">
            <text:p># commits</text:p>
          </table:table-cell>
          <table:table-cell table:style-name="ce8" office:value-type="string" calcext:value-type="string">
            <text:p>created date</text:p>
          </table:table-cell>
          <table:table-cell table:style-name="ce8" office:value-type="string" calcext:value-type="string">
            <text:p>last commit</text:p>
          </table:table-cell>
          <table:table-cell table:style-name="ce8" office:value-type="string" calcext:value-type="string">
            <text:p># contributors</text:p>
          </table:table-cell>
          <table:table-cell table:style-name="ce8" office:value-type="string" calcext:value-type="string">
            <text:p>contributions by contributor.</text:p>
          </table:table-cell>
          <table:table-cell table:style-name="ce8" office:value-type="string" calcext:value-type="string">
            <text:p>x</text:p>
          </table:table-cell>
          <table:table-cell table:style-name="ce18" office:value-type="string" calcext:value-type="string">
            <text:p>search strategy</text:p>
          </table:table-cell>
          <table:table-cell table:style-name="ce2" office:value-type="string" calcext:value-type="string">
            <text:p>note</text:p>
          </table:table-cell>
          <table:table-cell table:style-name="ce8" office:value-type="string" calcext:value-type="string">
            <text:p>note 2</text:p>
          </table:table-cell>
          <table:table-cell table:style-name="ce61" table:number-columns-repeated="986"/>
          <table:table-cell/>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bitbucket</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Default" office:value-type="string" calcext:value-type="string">
            <text:p>from FEniCS owner</text:p>
          </table:table-cell>
          <table:table-cell table:number-columns-repeated="989"/>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bitbucket</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5"/>
          <table:table-cell table:style-name="Default" table:number-columns-repeated="9"/>
          <table:table-cell table:style-name="ce55"/>
          <table:table-cell table:style-name="Default"/>
          <table:table-cell table:style-name="Default" office:value-type="string" calcext:value-type="string">
            <text:p>x</text:p>
          </table:table-cell>
          <table:table-cell table:style-name="Default" office:value-type="string" calcext:value-type="string">
            <text:p>from FEniCS owner</text:p>
          </table:table-cell>
          <table:table-cell table:number-columns-repeated="989"/>
        </table:table-row>
        <table:table-row table:style-name="ro1">
          <table:table-cell table:style-name="ce50" office:value-type="string" calcext:value-type="string">
            <text:p>fenics-project/fenics</text:p>
          </table:table-cell>
          <table:table-cell table:style-name="ce50" office:value-type="string" calcext:value-type="string">
            <text:p>FeniCS</text:p>
          </table:table-cell>
          <table:table-cell table:style-name="ce50" office:value-type="string" calcext:value-type="string">
            <text:p>bitbucket</text:p>
          </table:table-cell>
          <table:table-cell table:style-name="ce50" office:value-type="string" calcext:value-type="string">
            <text:p><text:a xlink:href="https://bitbucket.org/fenics-project/fenics/src/master/" xlink:type="simple">https://bitbucket.org/fenics-project/fenics/src/master/</text:a></text:p>
          </table:table-cell>
          <table:table-cell table:style-name="ce50"/>
          <table:table-cell table:style-name="ce50" office:value-type="string" calcext:value-type="string">
            <text:p>Python meta-package for FEniCS Python components</text:p>
          </table:table-cell>
          <table:table-cell table:style-name="ce50" office:value-type="string" calcext:value-type="string">
            <text:p>n/a</text:p>
          </table:table-cell>
          <table:table-cell table:style-name="ce50"/>
          <table:table-cell table:style-name="ce50" office:value-type="string" calcext:value-type="string">
            <text:p>meta-repo</text:p>
          </table:table-cell>
          <table:table-cell table:style-name="ce50" table:number-columns-repeated="2"/>
          <table:table-cell table:style-name="ce50" office:value-type="string" calcext:value-type="string">
            <text:p>FeniCS Project &lt;https://fenicsproject.org/ &gt;</text:p>
          </table:table-cell>
          <table:table-cell table:style-name="ce50" office:value-type="string" calcext:value-type="string">
            <text:p>git;bitbucket</text:p>
          </table:table-cell>
          <table:table-cell table:style-name="ce50" table:number-columns-repeated="7"/>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9" office:value-type="string" calcext:value-type="string">
            <text:p><text:span text:style-name="T3">nschloe list &lt;</text:span><text:span text:style-name="T3"><text:a xlink:href="https://github.com/nschloe/awesome-scientific-computing" xlink:type="simple">https://github.com/nschloe/awesome-scientific-computing</text:a></text:span><text:span text:style-name="T3">&gt;</text:span></text:p>
          </table:table-cell>
          <table:table-cell table:style-name="ce50" office:value-type="string" calcext:value-type="string">
            <text:p>meta repository only. No codebase</text:p>
          </table:table-cell>
          <table:table-cell table:style-name="ce50"/>
          <table:table-cell table:style-name="ce51" table:number-columns-repeated="985"/>
          <table:table-cell table:number-columns-repeated="2"/>
        </table:table-row>
        <table:table-row table:style-name="ro1">
          <table:table-cell table:style-name="ce51" office:value-type="string" calcext:value-type="string">
            <text:p>nschloe/quadpy</text:p>
          </table:table-cell>
          <table:table-cell table:style-name="ce51" office:value-type="string" calcext:value-type="string">
            <text:p>quadpy</text:p>
          </table:table-cell>
          <table:table-cell table:style-name="ce51" office:value-type="string" calcext:value-type="string">
            <text:p>github</text:p>
          </table:table-cell>
          <table:table-cell table:style-name="ce51" office:value-type="string" calcext:value-type="string">
            <text:p><text:a xlink:href="https://github.com/nschloe/quadpy" xlink:type="simple">https://github.com/nschloe/quadpy</text:a></text:p>
          </table:table-cell>
          <table:table-cell table:style-name="ce51"/>
          <table:table-cell table:style-name="ce51" office:value-type="string" calcext:value-type="string">
            <text:p>Numerical integration (quadrature, cubature) in Python</text:p>
          </table:table-cell>
          <table:table-cell table:style-name="ce51" office:value-type="string" calcext:value-type="string">
            <text:p>python</text:p>
          </table:table-cell>
          <table:table-cell table:style-name="ce51"/>
          <table:table-cell table:style-name="ce51" office:value-type="string" calcext:value-type="string">
            <text:p>python package &lt;<text:a xlink:href="https://pypi.org/project/quadpy/" xlink:type="simple">https://pypi.org/project/quadpy/</text:a>&gt;</text:p>
          </table:table-cell>
          <table:table-cell table:style-name="ce51" office:value-type="string" calcext:value-type="string">
            <text:p>integration</text:p>
          </table:table-cell>
          <table:table-cell table:style-name="ce51" office:value-type="string" calcext:value-type="string">
            <text:p>Adaptive quadrature. Line Segment quadrature: Chebyshev-Gauss, Clenshaw-Curtis, Gauss-Jacobi. Hundreds of numerical integration schemes for line segments, circles, disks, triangles, quadrilaterals, spheres, balls, tetrahedra, hexahedra, wedges, pyramids, n-spheres, n-balls, n-cubes, n-simplices, and the 1D/2D/3D/nD spaces with weight functions exp(-r) and exp(-r2).</text:p>
          </table:table-cell>
          <table:table-cell table:style-name="ce51" office:value-type="string" calcext:value-type="string">
            <text:p>Nico Schlömer &lt;<text:a xlink:href="https://github.com/nschloe" xlink:type="simple">https://github.com/nschloe</text:a>&gt;</text:p>
          </table:table-cell>
          <table:table-cell table:style-name="ce51" office:value-type="string" calcext:value-type="string">
            <text:p>git;github</text:p>
          </table:table-cell>
          <table:table-cell table:style-name="ce51" office:value-type="string" calcext:value-type="string">
            <text:p>SciPy stack</text:p>
          </table:table-cell>
          <table:table-cell table:style-name="ce51" office:value-type="string" calcext:value-type="string">
            <text:p><text:a xlink:href="https://github.com/nschloe/quadpy/blob/master/README.md" xlink:type="simple">https://github.com/nschloe/quadpy/blob/master/README.md</text:a></text:p>
          </table:table-cell>
          <table:table-cell table:style-name="ce51" office:value-type="string" calcext:value-type="string">
            <text:p>How and how not to check Gaussian quadrature formulae &lt;<text:a xlink:href="https://doi.org/10.1007/BF02218441" xlink:type="simple">https://doi.org/10.1007/BF02218441</text:a>&gt;</text:p>
          </table:table-cell>
          <table:table-cell table:style-name="ce51"/>
          <table:table-cell table:style-name="ce51" office:value-type="string" calcext:value-type="string">
            <text:p><text:a xlink:href="https://github.com/nschloe/quadpy/blob/master/test/examples_test.py" xlink:type="simple">https://github.com/nschloe/quadpy/blob/master/test/examples_test.py</text:a> ; <text:a xlink:href="https://github.com/nschloe/quadpy/blob/master/README.md" xlink:type="simple">https://github.com/nschloe/quadpy/blob/master/README.md</text:a></text:p>
          </table:table-cell>
          <table:table-cell table:style-name="ce51" office:value-type="string" calcext:value-type="string">
            <text:p>How and how not to check Gaussian quadrature formulae &lt;<text:a xlink:href="https://doi.org/10.1007/BF02218441" xlink:type="simple">https://doi.org/10.1007/BF02218441</text:a>&gt;; Calculation of Gauss quadrature rules &lt;https://doi.org/10.1090/S0025-5718-69-99647-1 &gt;</text:p>
          </table:table-cell>
          <table:table-cell table:style-name="ce51" office:value-type="string" calcext:value-type="string">
            <text:p>github &lt;<text:a xlink:href="https://github.com/nschloe/quadpy/issues" xlink:type="simple">https://github.com/nschloe/quadpy/issues</text:a>&gt;</text:p>
          </table:table-cell>
          <table:table-cell office:value-type="string" calcext:value-type="string">
            <text:p>nschloe</text:p>
          </table:table-cell>
          <table:table-cell office:value-type="string" calcext:value-type="string">
            <text:p>quadpy</text:p>
          </table:table-cell>
          <table:table-cell table:style-name="Default" office:value-type="string" calcext:value-type="string">
            <text:p>748.53 KB</text:p>
          </table:table-cell>
          <table:table-cell table:style-name="Default" office:value-type="string" calcext:value-type="string">
            <text:p>Python: 747.71 KB; Makefile: 0.82 KB; </text:p>
          </table:table-cell>
          <table:table-cell table:style-name="Default" office:value-type="float" office:value="542" calcext:value-type="float">
            <text:p>542</text:p>
          </table:table-cell>
          <table:table-cell table:style-name="Default" office:value-type="float" office:value="34635" calcext:value-type="float">
            <text:p>34635</text:p>
          </table:table-cell>
          <table:table-cell table:style-name="Default" office:value-type="string" calcext:value-type="string">
            <text:p>JSON:254; Python:283; Markdown:1; YAML:3; make:1; </text:p>
          </table:table-cell>
          <table:table-cell table:style-name="Default" office:value-type="string" calcext:value-type="string">
            <text:p>JSON:17548; Python:16292; Markdown:726; YAML:46; make:23; </text:p>
          </table:table-cell>
          <table:table-cell table:style-name="Default" office:value-type="float" office:value="1446" calcext:value-type="float">
            <text:p>1446</text:p>
          </table:table-cell>
          <table:table-cell table:style-name="Default" office:value-type="string" calcext:value-type="string">
            <text:p>3 Oct, 2016</text:p>
          </table:table-cell>
          <table:table-cell table:style-name="Default" office:value-type="string" calcext:value-type="string">
            <text:p>28 Nov, 2018</text:p>
          </table:table-cell>
          <table:table-cell table:style-name="ce55" office:value-type="float" office:value="1" calcext:value-type="float">
            <text:p>1</text:p>
          </table:table-cell>
          <table:table-cell table:style-name="Default" office:value-type="string" calcext:value-type="string">
            <text:p>nschloe: 1444; </text:p>
          </table:table-cell>
          <table:table-cell table:style-name="Default" office:value-type="string" calcext:value-type="string">
            <text:p>x</text:p>
          </table:table-cell>
          <table:table-cell table:style-name="ce52" office:value-type="string" calcext:value-type="string">
            <text:p><text:span text:style-name="T1">github search (quadrature</text:span>)</text:p>
          </table:table-cell>
          <table:table-cell table:style-name="ce51" table:number-columns-repeated="2"/>
          <table:table-cell table:number-columns-repeated="987"/>
        </table:table-row>
        <table:table-row table:style-name="ro1">
          <table:table-cell table:style-name="ce64" office:value-type="string" calcext:value-type="string">
            <text:p>JuliaDiffEq/OrdinaryDiffEq.jl</text:p>
          </table:table-cell>
          <table:table-cell table:style-name="ce64" office:value-type="string" calcext:value-type="string">
            <text:p>OrdinaryDiffEq.jl</text:p>
          </table:table-cell>
          <table:table-cell table:style-name="ce64" office:value-type="string" calcext:value-type="string">
            <text:p>github</text:p>
          </table:table-cell>
          <table:table-cell table:style-name="ce64" office:value-type="string" calcext:value-type="string">
            <text:p><text:a xlink:href="https://github.com/JuliaDiffEq/OrdinaryDiffEq.jl" xlink:type="simple">https://github.com/JuliaDiffEq/OrdinaryDiffEq.jl</text:a></text:p>
          </table:table-cell>
          <table:table-cell table:style-name="ce64"/>
          <table:table-cell table:style-name="ce64" office:value-type="string" calcext:value-type="string">
            <text:p>DiffEq solvers for ordinary differential equations</text:p>
          </table:table-cell>
          <table:table-cell table:style-name="ce64" office:value-type="string" calcext:value-type="string">
            <text:p>julia</text:p>
          </table:table-cell>
          <table:table-cell table:style-name="ce64"/>
          <table:table-cell table:style-name="ce64" office:value-type="string" calcext:value-type="string">
            <text:p>julia package</text:p>
          </table:table-cell>
          <table:table-cell table:style-name="ce64" office:value-type="string" calcext:value-type="string">
            <text:p>differential equations</text:p>
          </table:table-cell>
          <table:table-cell table:style-name="ce64" office:value-type="string" calcext:value-type="string">
            <text:p>Component package for DifferentialEquations.jl. Contains solvers and utilities.</text:p>
          </table:table-cell>
          <table:table-cell table:style-name="ce64" office:value-type="string" calcext:value-type="string">
            <text:p>JuliaDiffEq &lt;<text:a xlink:href="http://juliadiffeq.org/" xlink:type="simple">http://juliadiffeq.org</text:a>&gt; &lt;https://github.com/JuliaDiffEq&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docs.juliadiffeq.org/latest/index.html" xlink:type="simple">http://docs.juliadiffeq.org/latest/index.html</text:a></text:p>
          </table:table-cell>
          <table:table-cell table:style-name="ce64" office:value-type="string" calcext:value-type="string">
            <text:p><text:a xlink:href="https://github.com/JuliaDiffEq/OrdinaryDiffEq.jl/tree/master/test" xlink:type="simple">https://github.com/JuliaDiffEq/OrdinaryDiffEq.jl/tree/master/test</text:a></text:p>
          </table:table-cell>
          <table:table-cell table:style-name="ce64" office:value-type="string" calcext:value-type="string">
            <text:p>coveralls.io;codecov.io;Travis CI;AppVeyor</text:p>
          </table:table-cell>
          <table:table-cell table:style-name="ce64" office:value-type="string" calcext:value-type="string">
            <text:p><text:a xlink:href="https://github.com/JuliaDiffEq/OrdinaryDiffEq.jl/blob/master/README.md" xlink:type="simple">https://github.com/JuliaDiffEq/OrdinaryDiffEq.jl/blob/master/README.md</text:a></text:p>
          </table:table-cell>
          <table:table-cell table:style-name="ce64" office:value-type="string" calcext:value-type="string">
            <text:p>none</text:p>
          </table:table-cell>
          <table:table-cell table:style-name="ce64" office:value-type="string" calcext:value-type="string">
            <text:p>github &lt;<text:a xlink:href="https://github.com/JuliaDiffEq/OrdinaryDiffEq.jl/issues" xlink:type="simple">https://github.com/JuliaDiffEq/OrdinaryDiffEq.jl/issues</text:a>&gt;</text:p>
          </table:table-cell>
          <table:table-cell table:style-name="ce64" office:value-type="string" calcext:value-type="string">
            <text:p>JuliaDiffEq</text:p>
          </table:table-cell>
          <table:table-cell table:style-name="ce64" office:value-type="string" calcext:value-type="string">
            <text:p>OrdinaryDiffEq.jl</text:p>
          </table:table-cell>
          <table:table-cell table:style-name="ce64" office:value-type="string" calcext:value-type="string">
            <text:p>3.02 MB</text:p>
          </table:table-cell>
          <table:table-cell table:style-name="ce64" office:value-type="string" calcext:value-type="string">
            <text:p>Julia: 3.01 MB; TeX: 0.58 KB; </text:p>
          </table:table-cell>
          <table:table-cell table:style-name="ce64" office:value-type="float" office:value="144" calcext:value-type="float">
            <text:p>144</text:p>
          </table:table-cell>
          <table:table-cell table:style-name="ce64" office:value-type="float" office:value="61086" calcext:value-type="float">
            <text:p>61086</text:p>
          </table:table-cell>
          <table:table-cell table:style-name="ce64" office:value-type="string" calcext:value-type="string">
            <text:p>Julia:138; Markdown:2; YAML:3; TOML:1; </text:p>
          </table:table-cell>
          <table:table-cell table:style-name="ce64" office:value-type="string" calcext:value-type="string">
            <text:p>Julia:60937; Markdown:75; YAML:40; TOML:34; </text:p>
          </table:table-cell>
          <table:table-cell table:style-name="ce64" office:value-type="float" office:value="3041" calcext:value-type="float">
            <text:p>3041</text:p>
          </table:table-cell>
          <table:table-cell table:style-name="ce64" office:value-type="string" calcext:value-type="string">
            <text:p>22 Oct, 2016</text:p>
          </table:table-cell>
          <table:table-cell table:style-name="ce64" office:value-type="string" calcext:value-type="string">
            <text:p>13 May, 2019</text:p>
          </table:table-cell>
          <table:table-cell table:style-name="ce9" office:value-type="string" calcext:value-type="string">
            <text:p>&gt;=30</text:p>
          </table:table-cell>
          <table:table-cell table:style-name="ce64" office:value-type="string" calcext:value-type="string">
            <text:p>ChrisRackauckas: 1482; YingboMa: 561; MSeeker1340: 244; devmotion: 143; deeepeshthakur: 138; sipah00: 119; ranocha: 93; kanav99: 60; saurabhkgp21: 44; dgan181: 16; dextorious: 16; tkf: 14; tyfff: 10; gabrielgellner: 9; timkittel: 7; EllarBooher: 5; jagot: 5; rudrasohan: 4; arnav-t: 4; Datseris: 3; Phiro333: 3; femtocleaner[bot]: 3; jprob: 3; staticfloat: 2; baggepinnen: 2; JonasIsensee: 2; ScottPJones: 2; tkelman: 2; tkoolen: 2; huanglangwen: 2; </text:p>
          </table:table-cell>
          <table:table-cell table:style-name="ce64" office:value-type="string" calcext:value-type="string">
            <text:p>x</text:p>
          </table:table-cell>
          <table:table-cell table:style-name="ce14" office:value-type="string" calcext:value-type="string">
            <text:p>language specific (Julia)</text:p>
          </table:table-cell>
          <table:table-cell table:style-name="ce64" table:number-columns-repeated="989"/>
        </table:table-row>
        <table:table-row table:style-name="ro1">
          <table:table-cell table:style-name="ce51" office:value-type="string" calcext:value-type="string">
            <text:p>maziarraissi/PINNs</text:p>
          </table:table-cell>
          <table:table-cell table:style-name="ce51" office:value-type="string" calcext:value-type="string">
            <text:p>PINNs - Physics Informed Deep Learning</text:p>
          </table:table-cell>
          <table:table-cell table:style-name="ce51" office:value-type="string" calcext:value-type="string">
            <text:p>github</text:p>
          </table:table-cell>
          <table:table-cell table:style-name="ce51" office:value-type="string" calcext:value-type="string">
            <text:p><text:a xlink:href="https://github.com/maziarraissi/PINNs" xlink:type="simple">https://github.com/maziarraissi/PINNs</text:a></text:p>
          </table:table-cell>
          <table:table-cell table:style-name="ce51" office:value-type="string" calcext:value-type="string">
            <text:p><text:a xlink:href="https://maziarraissi.github.io/PINNs" xlink:type="simple">https://maziarraissi.github.io/PINNs</text:a></text:p>
          </table:table-cell>
          <table:table-cell table:style-name="ce51" office:value-type="string" calcext:value-type="string">
            <text:p>Physics Informed Deep Learning: Data-driven Solutions and Discovery of Nonlinear Partial Differential Equations</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machine learning;differential equations</text:p>
          </table:table-cell>
          <table:table-cell table:style-name="ce51" office:value-type="string" calcext:value-type="string">
            <text:p>continuous time identification; continuous time inference; discrete time identification; discrete time inference; solvers for Burgers eq; Navier-Stokes eq; Schrodinger eq; Korteweg–de Vries eq; Alternating Current eq</text:p>
          </table:table-cell>
          <table:table-cell table:style-name="ce51" office:value-type="string" calcext:value-type="string">
            <text:p>Maziar Raissi, Division of Applied Mathematics at Brown University &lt;<text:a xlink:href="https://maziarraissi.github.io/" xlink:type="simple">https://maziarraissi.github.io/</text:a>&gt;</text:p>
          </table:table-cell>
          <table:table-cell table:style-name="ce51" office:value-type="string" calcext:value-type="string">
            <text:p>git;github</text:p>
          </table:table-cell>
          <table:table-cell table:style-name="ce51" office:value-type="string" calcext:value-type="string">
            <text:p>TensorFlow;SciPy stack</text:p>
          </table:table-cell>
          <table:table-cell table:style-name="ce51"/>
          <table:table-cell table:number-columns-repeated="3" table:style-name="ce51" office:value-type="string" calcext:value-type="string">
            <text:p>none</text:p>
          </table:table-cell>
          <table:table-cell table:style-name="ce51" office:value-type="string" calcext:value-type="string">
            <text:p>Physics Informed Deep Learning (Part I): Data-driven Solutions of Nonlinear Partial Differential Equations &lt;<text:a xlink:href="https://arxiv.org/abs/1711.10561" xlink:type="simple">https://arxiv.org/abs/1711.10561</text:a>&gt;; Physics Informed Deep Learning (Part II): Data-driven Discovery of Nonlinear Partial Differential Equations &lt;<text:a xlink:href="https://arxiv.org/abs/1711.10566" xlink:type="simple">https://arxiv.org/abs/1711.10566</text:a>&gt;</text:p>
          </table:table-cell>
          <table:table-cell table:style-name="ce51" office:value-type="string" calcext:value-type="string">
            <text:p>github</text:p>
          </table:table-cell>
          <table:table-cell office:value-type="string" calcext:value-type="string">
            <text:p>maziarraissi</text:p>
          </table:table-cell>
          <table:table-cell office:value-type="string" calcext:value-type="string">
            <text:p>PINNs</text:p>
          </table:table-cell>
          <table:table-cell table:style-name="Default" office:value-type="string" calcext:value-type="string">
            <text:p>140.94 KB</text:p>
          </table:table-cell>
          <table:table-cell table:style-name="Default" office:value-type="string" calcext:value-type="string">
            <text:p>Python: 131.84 KB; Mathematica: 9.09 KB; </text:p>
          </table:table-cell>
          <table:table-cell table:style-name="Default" office:value-type="float" office:value="17" calcext:value-type="float">
            <text:p>17</text:p>
          </table:table-cell>
          <table:table-cell table:style-name="Default" office:value-type="float" office:value="2885" calcext:value-type="float">
            <text:p>2885</text:p>
          </table:table-cell>
          <table:table-cell table:style-name="Default" office:value-type="string" calcext:value-type="string">
            <text:p>Python:13; Markdown:2; HTML:1; YAML:1; </text:p>
          </table:table-cell>
          <table:table-cell table:style-name="Default" office:value-type="string" calcext:value-type="string">
            <text:p>Python:2416; Markdown:422; HTML:44; YAML:3; </text:p>
          </table:table-cell>
          <table:table-cell table:style-name="Default" office:value-type="float" office:value="43" calcext:value-type="float">
            <text:p>43</text:p>
          </table:table-cell>
          <table:table-cell table:style-name="Default" office:value-type="string" calcext:value-type="string">
            <text:p>20 Jan, 2018</text:p>
          </table:table-cell>
          <table:table-cell table:style-name="Default" office:value-type="string" calcext:value-type="string">
            <text:p>1 May, 2018</text:p>
          </table:table-cell>
          <table:table-cell table:style-name="ce55" office:value-type="float" office:value="1" calcext:value-type="float">
            <text:p>1</text:p>
          </table:table-cell>
          <table:table-cell table:style-name="Default" office:value-type="string" calcext:value-type="string">
            <text:p>maziarraissi: 21; </text:p>
          </table:table-cell>
          <table:table-cell table:style-name="Default" office:value-type="string" calcext:value-type="string">
            <text:p>x</text:p>
          </table:table-cell>
          <table:table-cell table:style-name="ce52" office:value-type="string" calcext:value-type="string">
            <text:p><text:span text:style-name="T1">github search (differential equation</text:span>)</text:p>
          </table:table-cell>
          <table:table-cell table:style-name="ce51" table:number-columns-repeated="2"/>
          <table:table-cell table:number-columns-repeated="987"/>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github</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table-cell table:style-name="ce51" office:value-type="string" calcext:value-type="string">
            <text:p>python package</text:p>
          </table:table-cell>
          <table:table-cell office:value-type="string" calcext:value-type="string">
            <text:p>data analysis</text:p>
          </table:table-cell>
          <table:table-cell office:value-type="string" calcext:value-type="string">
            <text:p>data analysis; no approximate functions(?)</text:p>
          </table:table-cell>
          <table:table-cell office:value-type="string" calcext:value-type="string">
            <text:p>Pandas &lt;<text:a xlink:href="https://pandas.pydata.org/" xlink:type="simple">https://pandas.pydata.org/</text:a>&gt;</text:p>
          </table:table-cell>
          <table:table-cell office:value-type="string" calcext:value-type="string">
            <text:p>git;github</text:p>
          </table:table-cell>
          <table:table-cell office:value-type="string" calcext:value-type="string">
            <text:p>NumPy; python-dateutil; pytz</text:p>
          </table:table-cell>
          <table:table-cell office:value-type="string" calcext:value-type="string">
            <text:p><text:a xlink:href="https://pandas.pydata.org/pandas-docs/stable/" xlink:type="simple">https://pandas.pydata.org/pandas-docs/stable/</text:a></text:p>
          </table:table-cell>
          <table:table-cell office:value-type="string" calcext:value-type="string">
            <text:p><text:a xlink:href="https://github.com/pandas-dev/pandas/tree/master/pandas/tests" xlink:type="simple">https://github.com/pandas-dev/pandas/tree/master/pandas/tests</text:a></text:p>
          </table:table-cell>
          <table:table-cell office:value-type="string" calcext:value-type="string">
            <text:p>codcov.io</text:p>
          </table:table-cell>
          <table:table-cell office:value-type="string" calcext:value-type="string">
            <text:p>none</text:p>
          </table:table-cell>
          <table:table-cell office:value-type="string" calcext:value-type="string">
            <text:p><text:a xlink:href="https://github.com/pandas-dev/pandas/tree/master/asv_bench" xlink:type="simple">https://github.com/pandas-dev/pandas/tree/master/asv_bench</text:a> ; <text:a xlink:href="https://pandas.pydata.org/speed/pandas/" xlink:type="simple">https://pandas.pydata.org/speed/pandas/</text:a></text:p>
          </table:table-cell>
          <table:table-cell office:value-type="string" calcext:value-type="string">
            <text:p>Gitter; Github &lt;<text:a xlink:href="https://github.com/pandas-dev/pandas/issues" xlink:type="simple">https://github.com/pandas-dev/pandas/issues</text:a>&gt;</text:p>
          </table:table-cell>
          <table:table-cell office:value-type="string" calcext:value-type="string">
            <text:p>pandas-dev</text:p>
          </table:table-cell>
          <table:table-cell office:value-type="string" calcext:value-type="string">
            <text:p>pandas</text:p>
          </table:table-cell>
          <table:table-cell table:style-name="Default" office:value-type="string" calcext:value-type="string">
            <text:p>15.92 MB</text:p>
          </table:table-cell>
          <table:table-cell table:style-name="Default" office:value-type="string" calcext:value-type="string">
            <text:p>Python: 14.86 MB; HTML: 606.96 KB; C: 396.88 KB; Shell: 29.04 KB; C++: 17.25 KB; Smarty: 2.04 KB; Batchfile: 1.39 KB; Makefile: 0.53 KB; </text:p>
          </table:table-cell>
          <table:table-cell table:style-name="Default" office:value-type="float" office:value="1092" calcext:value-type="float">
            <text:p>1092</text:p>
          </table:table-cell>
          <table:table-cell table:style-name="Default" office:value-type="float" office:value="312321" calcext:value-type="float">
            <text:p>312321</text:p>
          </table:table-cell>
          <table:table-cell table:style-name="Default" office:value-type="string" calcext:value-type="string">
            <text:p>Python:748; reStructuredText:112; HTML:101; Cython:41; C:10; C/C++ Header:22; SVG:1; YAML:22; Bourne Shell:17; Markdown:7; Jupyter Notebook:1; JSON:3; INI:1; DOS Batch:5; make:1; </text:p>
          </table:table-cell>
          <table:table-cell table:style-name="Default" office:value-type="string" calcext:value-type="string">
            <text:p>Python:238334; reStructuredText:22835; HTML:20458; Cython:17249; C:7474; C/C++ Header:2967; SVG:876; YAML:846; Bourne Shell:573; Markdown:327; Jupyter Notebook:181; JSON:112; INI:39; DOS Batch:32; make:18; </text:p>
          </table:table-cell>
          <table:table-cell table:style-name="Default" office:value-type="float" office:value="19342" calcext:value-type="float">
            <text:p>19342</text:p>
          </table:table-cell>
          <table:table-cell table:style-name="Default" office:value-type="string" calcext:value-type="string">
            <text:p>23 Aug, 2010</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jreback: 4717; wesm: 3127; jorisvandenbossche: 872; cpcloud: 607; TomAugspurger: 587; jbrockmendel: 570; gfyoung: 431; sinhrks: 409; adamklein: 327; jtratner: 250; changhiskhan: 246; mroeschke: 208; hayd: 160; jschendel: 126; topper-123: 126; WillAyd: 118; orbitfold: 111; datapythonista: 94; jseabold: 89; simonjayhawkins: 86; chris-b1: 85; toobaz: 84; shoyer: 83; lodagro: 76; h-vetinari: 70; mortada: 56; takluyver: 54; behzadnouri: 54; kawochen: 49; Komnomnomnom: 43; </text:p>
          </table:table-cell>
          <table:table-cell table:style-name="Default" office:value-type="string" calcext:value-type="string">
            <text:p>x</text:p>
          </table:table-cell>
          <table:table-cell table:style-name="ce52" office:value-type="string" calcext:value-type="string">
            <text:p>from SciPy owner</text:p>
          </table:table-cell>
          <table:table-cell table:number-columns-repeated="989"/>
        </table:table-row>
        <table:table-row table:style-name="ro1">
          <table:table-cell table:style-name="ce51" office:value-type="string" calcext:value-type="string">
            <text:p>cvxgrp/cvxpy</text:p>
          </table:table-cell>
          <table:table-cell table:style-name="ce51" office:value-type="string" calcext:value-type="string">
            <text:p>CVXPY</text:p>
          </table:table-cell>
          <table:table-cell table:style-name="ce51" office:value-type="string" calcext:value-type="string">
            <text:p>github</text:p>
          </table:table-cell>
          <table:table-cell table:style-name="ce51" office:value-type="string" calcext:value-type="string">
            <text:p><text:a xlink:href="https://github.com/cvxgrp/cvxpy" xlink:type="simple">https://github.com/cvxgrp/cvxpy</text:a></text:p>
          </table:table-cell>
          <table:table-cell table:style-name="ce51" office:value-type="string" calcext:value-type="string">
            <text:p><text:a xlink:href="https://www.cvxpy.org/" xlink:type="simple">https://www.cvxpy.org</text:a></text:p>
          </table:table-cell>
          <table:table-cell table:style-name="ce51" office:value-type="string" calcext:value-type="string">
            <text:p>CVXPY is a Python-embedded modeling language for convex optimization problems. It allows you to express your problem in a natural way that follows the math, rather than in the restrictive standard form required by solvers.</text:p>
          </table:table-cell>
          <table:table-cell table:style-name="ce51" office:value-type="string" calcext:value-type="string">
            <text:p>c++</text:p>
          </table:table-cell>
          <table:table-cell table:style-name="ce51" office:value-type="string" calcext:value-type="string">
            <text:p>python</text:p>
          </table:table-cell>
          <table:table-cell table:style-name="ce51" office:value-type="string" calcext:value-type="string">
            <text:p>solver;interface</text:p>
          </table:table-cell>
          <table:table-cell table:style-name="ce51" office:value-type="string" calcext:value-type="string">
            <text:p>optimization</text:p>
          </table:table-cell>
          <table:table-cell table:style-name="ce51" office:value-type="string" calcext:value-type="string">
            <text:p>disciplined convex programming (DCP); disciplined geometric programming (DGP) for loglog convex functions</text:p>
          </table:table-cell>
          <table:table-cell table:style-name="ce51" office:value-type="string" calcext:value-type="string">
            <text:p>Stanford University Convex Optimization Group &lt;<text:a xlink:href="https://github.com/cvxgrp" xlink:type="simple">https://github.com/cvxgrp</text:a>&gt;; Stephen P. Boyd &lt;https://web.stanford.edu/~boyd/&gt;</text:p>
          </table:table-cell>
          <table:table-cell table:style-name="ce51" office:value-type="string" calcext:value-type="string">
            <text:p>git;github</text:p>
          </table:table-cell>
          <table:table-cell table:style-name="ce51" office:value-type="string" calcext:value-type="string">
            <text:p>OSQP;ECOS;SCS;SciPy stack</text:p>
          </table:table-cell>
          <table:table-cell table:style-name="ce51" office:value-type="string" calcext:value-type="string">
            <text:p><text:a xlink:href="https://www.cvxpy.org/tutorial/index.html" xlink:type="simple">https://www.cvxpy.org/tutorial/index.html</text:a> ; <text:a xlink:href="https://www.cvxpy.org/api_reference/cvxpy.html" xlink:type="simple">https://www.cvxpy.org/api_reference/cvxpy.html</text:a></text:p>
          </table:table-cell>
          <table:table-cell table:style-name="ce51" office:value-type="string" calcext:value-type="string">
            <text:p><text:a xlink:href="https://github.com/cvxgrp/cvxpy/tree/master/cvxpy/tests" xlink:type="simple">https://github.com/cvxgrp/cvxpy/tree/master/cvxpy/tests</text:a> ; <text:a xlink:href="https://github.com/cvxgrp/cvxpy/tree/master/cvxpy/cvxcore/tests/python" xlink:type="simple">https://github.com/cvxgrp/cvxpy/tree/master/cvxpy/cvxcore/tests/python</text:a></text:p>
          </table:table-cell>
          <table:table-cell table:style-name="ce51" office:value-type="string" calcext:value-type="string">
            <text:p>none</text:p>
          </table:table-cell>
          <table:table-cell table:style-name="ce51" office:value-type="string" calcext:value-type="string">
            <text:p><text:a xlink:href="https://github.com/cvxgrp/cvxpy/tree/master/examples" xlink:type="simple">https://github.com/cvxgrp/cvxpy/tree/master/examples</text:a></text:p>
          </table:table-cell>
          <table:table-cell table:style-name="ce51" office:value-type="string" calcext:value-type="string">
            <text:p>some here: <text:a xlink:href="https://github.com/cvxgrp/cvxpy/tree/master/cvxpy/tests" xlink:type="simple">https://github.com/cvxgrp/cvxpy/tree/master/cvxpy/tests</text:a> ; performance <text:a xlink:href="https://github.com/cvxgrp/cvxpy/tree/master/cvxpy/performance_tests" xlink:type="simple">https://github.com/cvxgrp/cvxpy/tree/master/cvxpy/performance_tests</text:a></text:p>
          </table:table-cell>
          <table:table-cell table:style-name="ce51" office:value-type="string" calcext:value-type="string">
            <text:p>github &lt;<text:a xlink:href="https://github.com/cvxgrp/cvxpy/issues" xlink:type="simple">https://github.com/cvxgrp/cvxpy/issues</text:a>&gt;</text:p>
          </table:table-cell>
          <table:table-cell office:value-type="string" calcext:value-type="string">
            <text:p>cvxgrp</text:p>
          </table:table-cell>
          <table:table-cell office:value-type="string" calcext:value-type="string">
            <text:p>cvxpy</text:p>
          </table:table-cell>
          <table:table-cell table:style-name="Default" office:value-type="string" calcext:value-type="string">
            <text:p>5.28 MB</text:p>
          </table:table-cell>
          <table:table-cell table:style-name="Default" office:value-type="string" calcext:value-type="string">
            <text:p>C++: 3.71 MB; Python: 1.46 MB; C: 95.16 KB; CMake: 6.81 KB; Makefile: 6.24 KB; Shell: 4.86 KB; PowerShell: 1.33 KB; </text:p>
          </table:table-cell>
          <table:table-cell table:style-name="Default" office:value-type="float" office:value="877" calcext:value-type="float">
            <text:p>877</text:p>
          </table:table-cell>
          <table:table-cell table:style-name="Default" office:value-type="float" office:value="118642" calcext:value-type="float">
            <text:p>118642</text:p>
          </table:table-cell>
          <table:table-cell table:style-name="Default" office:value-type="string" calcext:value-type="string">
            <text:p>C/C++ Header:259; Python:409; C++:4; SVG:22; reStructuredText:69; Jupyter Notebook:53; SWIG:2; Markdown:7; make:2; CMake:38; DOS Batch:1; YAML:4; Bourne Shell:4; PowerShell:1; Bourne Again Shell:1; CSS:1; </text:p>
          </table:table-cell>
          <table:table-cell table:style-name="Default" office:value-type="string" calcext:value-type="string">
            <text:p>C/C++ Header:49343; Python:27041; C++:18582; SVG:14897; reStructuredText:3586; Jupyter Notebook:2474; SWIG:1209; Markdown:576; make:272; CMake:206; DOS Batch:166; YAML:164; Bourne Shell:91; PowerShell:21; Bourne Again Shell:10; CSS:4; </text:p>
          </table:table-cell>
          <table:table-cell table:style-name="Default" office:value-type="float" office:value="2518" calcext:value-type="float">
            <text:p>2518</text:p>
          </table:table-cell>
          <table:table-cell table:style-name="Default" office:value-type="string" calcext:value-type="string">
            <text:p>1 Jul, 2013</text:p>
          </table:table-cell>
          <table:table-cell table:style-name="Default" office:value-type="string" calcext:value-type="string">
            <text:p>12 May, 2019</text:p>
          </table:table-cell>
          <table:table-cell table:style-name="ce55" office:value-type="string" calcext:value-type="string">
            <text:p>&gt;=30</text:p>
          </table:table-cell>
          <table:table-cell table:style-name="Default" office:value-type="string" calcext:value-type="string">
            <text:p>SteveDiamond: 1777; akshayka: 237; roversch: 71; ajfriend: 62; jaehyunp: 57; echu: 34; bstellato: 19; JudsonWilson: 17; mwytock: 15; chrisdembia: 14; rmcgibbo: 14; macklin: 14; tridao: 13; enzobusseti: 12; misrab: 9; alexbrc: 9; rileyjmurray: 9; pietrodn: 5; mseesquared: 5; bakhtiary: 4; aszekMosek: 4; nishi951: 4; gbanjac: 4; rkersh: 4; nkoep: 3; tompx: 3; anqif: 3; ernestryu: 3; moehle: 3; takapoui: 3; </text:p>
          </table:table-cell>
          <table:table-cell table:style-name="Default" office:value-type="string" calcext:value-type="string">
            <text:p>x</text:p>
          </table:table-cell>
          <table:table-cell table:style-name="ce52" office:value-type="string" calcext:value-type="string">
            <text:p>github search (convex optimization)</text:p>
          </table:table-cell>
          <table:table-cell table:style-name="ce51" table:number-columns-repeated="2"/>
          <table:table-cell table:number-columns-repeated="987"/>
        </table:table-row>
        <table:table-row table:style-name="ro1">
          <table:table-cell table:style-name="ce64" office:value-type="string" calcext:value-type="string">
            <text:p>boostorg/math</text:p>
          </table:table-cell>
          <table:table-cell table:style-name="ce64" office:value-type="string" calcext:value-type="string">
            <text:p>Boost Math Library</text:p>
          </table:table-cell>
          <table:table-cell table:style-name="ce64" office:value-type="string" calcext:value-type="string">
            <text:p>github</text:p>
          </table:table-cell>
          <table:table-cell table:style-name="ce64" office:value-type="string" calcext:value-type="string">
            <text:p><text:a xlink:href="https://github.com/boostorg/math" xlink:type="simple">https://github.com/boostorg/math</text:a></text:p>
          </table:table-cell>
          <table:table-cell table:style-name="ce64" office:value-type="string" calcext:value-type="string">
            <text:p><text:a xlink:href="http://boost.org/libs/math" xlink:type="simple">http://boost.org/libs/math</text:a></text:p>
          </table:table-cell>
          <table:table-cell table:style-name="ce64" office:value-type="string" calcext:value-type="string">
            <text:p>This library is divided into several interconnected parts; Utility functions for dealing with floating point arithmetic …</text:p>
          </table:table-cell>
          <table:table-cell table:style-name="ce64" office:value-type="string" calcext:value-type="string">
            <text:p>c++</text:p>
          </table:table-cell>
          <table:table-cell table:style-name="ce64"/>
          <table:table-cell table:style-name="ce64" office:value-type="string" calcext:value-type="string">
            <text:p>Boost library</text:p>
          </table:table-cell>
          <table:table-cell table:style-name="ce64" office:value-type="string" calcext:value-type="string">
            <text:p>special functions; interpolation; integration; differentiation</text:p>
          </table:table-cell>
          <table:table-cell table:style-name="ce64" office:value-type="string" calcext:value-type="string">
            <text:p>floating point utilities: arithmetic, fpclassify, isnan, isinf; statistics: continuous and discrete distributions; special functions: beta fn, gamma fn, bessel fn, elliptic integral, Legrendre/Laguerre/Hermite/Chebyshev polynomials; interpolation: cubic b-splines, barycentric rational interpolation; integration: trapezoidal, Gauss-Legendre, Gauss-Kronrod, Gauss-Chebyshev, double-exponential, and Monte-Carlo; differentiation (Chebyshev transform, finite difference, and the complex step derivative); complex, quaternion, octonion support</text:p>
          </table:table-cell>
          <table:table-cell table:style-name="ce64" office:value-type="string" calcext:value-type="string">
            <text:p>Boost &lt;<text:a xlink:href="https://www.boost.org/" xlink:type="simple">https://www.boost.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www.boost.org/doc/libs/1_70_0/libs/math/doc/html/index.html" xlink:type="simple">https://www.boost.org/doc/libs/1_70_0/libs/math/doc/html/index.html</text:a></text:p>
          </table:table-cell>
          <table:table-cell table:style-name="ce64" office:value-type="string" calcext:value-type="string">
            <text:p><text:a xlink:href="https://github.com/boostorg/math/tree/develop/test" xlink:type="simple">https://github.com/boostorg/math/tree/develop/test</text:a></text:p>
          </table:table-cell>
          <table:table-cell table:style-name="ce64" office:value-type="string" calcext:value-type="string">
            <text:p>AppVeyor;Travis CI</text:p>
          </table:table-cell>
          <table:table-cell table:style-name="ce64" office:value-type="string" calcext:value-type="string">
            <text:p><text:a xlink:href="https://github.com/boostorg/math/tree/develop/example" xlink:type="simple">https://github.com/boostorg/math/tree/develop/example</text:a></text:p>
          </table:table-cell>
          <table:table-cell table:style-name="ce64" office:value-type="string" calcext:value-type="string">
            <text:p>none</text:p>
          </table:table-cell>
          <table:table-cell table:style-name="ce64"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 Trac (deprecated) &lt;<text:a xlink:href="https://svn.boost.org/trac10/" xlink:type="simple">https://svn.boost.org/trac10/</text:a>&gt;</text:p>
          </table:table-cell>
          <table:table-cell table:style-name="ce64" office:value-type="string" calcext:value-type="string">
            <text:p>boostorg</text:p>
          </table:table-cell>
          <table:table-cell table:style-name="ce64" office:value-type="string" calcext:value-type="string">
            <text:p>math</text:p>
          </table:table-cell>
          <table:table-cell table:style-name="ce64" office:value-type="string" calcext:value-type="string">
            <text:p>39.06 MB</text:p>
          </table:table-cell>
          <table:table-cell table:style-name="ce64" office:value-type="string" calcext:value-type="string">
            <text:p>C++: 37.09 MB; HTML: 1.81 MB; C: 93.60 KB; C#: 40.80 KB; CSS: 15.67 KB; Shell: 1.63 KB; </text:p>
          </table:table-cell>
          <table:table-cell table:style-name="ce64" office:value-type="float" office:value="2307" calcext:value-type="float">
            <text:p>2307</text:p>
          </table:table-cell>
          <table:table-cell table:style-name="ce64" office:value-type="float" office:value="431640" calcext:value-type="float">
            <text:p>431640</text:p>
          </table:table-cell>
          <table:table-cell table:style-name="ce64" office:value-type="string" calcext:value-type="string">
            <text:p>HTML:433; C/C++ Header:444; C++:846; SVG:557; C#:13; C:1; TeX:1; YAML:2; CSS:3; MSBuild script:1; JSON:1; Markdown:1; Bourne Shell:3; Windows Resource File:1; </text:p>
          </table:table-cell>
          <table:table-cell table:style-name="ce64" office:value-type="string" calcext:value-type="string">
            <text:p>HTML:208987; C/C++ Header:121925; C++:76838; SVG:18358; C#:2119; C:921; TeX:738; YAML:713; CSS:596; MSBuild script:209; JSON:81; Markdown:71; Bourne Shell:60; Windows Resource File:24; </text:p>
          </table:table-cell>
          <table:table-cell table:style-name="ce64" office:value-type="float" office:value="4545" calcext:value-type="float">
            <text:p>4545</text:p>
          </table:table-cell>
          <table:table-cell table:style-name="ce64" office:value-type="string" calcext:value-type="string">
            <text:p>13 Jan, 2013</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jzmaddock: 2093; pabristow: 1172; NAThompson: 349; jeremy-murphy: 130; ckormanyos: 125; CTMacUser: 38; sguazt: 36; AntonBikineev: 28; Beman: 22; kundor: 17; danieljames: 13; DougGregor: 13; jensmaurer: 12; akumta: 10; vprus: 8; sitmo: 7; brunolalande: 6; rogeeff: 6; steveire: 6; brycelelbach: 5; Nikhar: 5; straszheim: 5; dabrahams: 4; grafikrobot: 4; inkstink: 4; kuhlenough: 3; jhunold: 3; Flast: 3; mclow: 3; imikejackson: 3; </text:p>
          </table:table-cell>
          <table:table-cell table:style-name="ce64" office:value-type="string" calcext:value-type="string">
            <text:p>x</text:p>
          </table:table-cell>
          <table:table-cell table:style-name="ce14" office:value-type="string" calcext:value-type="string">
            <text:p>language specific (C++,Boost)</text:p>
          </table:table-cell>
          <table:table-cell table:style-name="ce64" office:value-type="string" calcext:value-type="string">
            <text:p>Contains ODE solvers; quadrature; differentiation; interpolation;</text:p>
          </table:table-cell>
          <table:table-cell table:style-name="ce64" table:number-columns-repeated="988"/>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github</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text:p>
          </table:table-cell>
          <table:table-cell office:value-type="string" calcext:value-type="string">
            <text:p>focuses on sparse linear system solvers; can be used to implement numerical methods i.e. poisson (claim); gpu kernels implemented in cuda; krylow methods</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string" calcext:value-type="string">
            <text:p>ginkgo-project</text:p>
          </table:table-cell>
          <table:table-cell office:value-type="string" calcext:value-type="string">
            <text:p>ginkgo</text:p>
          </table:table-cell>
          <table:table-cell table:style-name="Default" office:value-type="string" calcext:value-type="string">
            <text:p>2.58 MB</text:p>
          </table:table-cell>
          <table:table-cell table:style-name="Default" office:value-type="string" calcext:value-type="string">
            <text:p>C++: 2.15 MB; Cuda: 341.11 KB; CMake: 55.28 KB; Shell: 34.57 KB; Python: 3.35 KB; </text:p>
          </table:table-cell>
          <table:table-cell table:style-name="Default" office:value-type="float" office:value="434" calcext:value-type="float">
            <text:p>434</text:p>
          </table:table-cell>
          <table:table-cell table:style-name="Default" office:value-type="float" office:value="48994" calcext:value-type="float">
            <text:p>48994</text:p>
          </table:table-cell>
          <table:table-cell table:style-name="Default" office:value-type="string" calcext:value-type="string">
            <text:p>C++:194; C/C++ Header:93; CUDA:28; CMake:75; Bourne Shell:24; Markdown:10; YAML:1; Perl:4; XML:1; CSS:1; Python:2; Bourne Again Shell:1; </text:p>
          </table:table-cell>
          <table:table-cell table:style-name="Default" office:value-type="string" calcext:value-type="string">
            <text:p>C++:29366; C/C++ Header:9263; CUDA:6036; CMake:1318; Bourne Shell:1163; Markdown:723; YAML:513; Perl:321; XML:190; CSS:59; Python:40; Bourne Again Shell:2; </text:p>
          </table:table-cell>
          <table:table-cell table:style-name="Default" office:value-type="float" office:value="1896" calcext:value-type="float">
            <text:p>1896</text:p>
          </table:table-cell>
          <table:table-cell table:style-name="Default" office:value-type="string" calcext:value-type="string">
            <text:p>11 Jan, 2018</text:p>
          </table:table-cell>
          <table:table-cell table:style-name="Default" office:value-type="string" calcext:value-type="string">
            <text:p>14 May, 2019</text:p>
          </table:table-cell>
          <table:table-cell table:style-name="ce55" office:value-type="float" office:value="11" calcext:value-type="float">
            <text:p>11</text:p>
          </table:table-cell>
          <table:table-cell table:style-name="Default" office:value-type="string" calcext:value-type="string">
            <text:p>gflegar: 530; tcojean: 424; pratikvn: 193; yanjen: 180; hartwiganzt: 173; yhmtsai: 130; fritzgoebel: 103; thoasm: 82; upsj: 9; tjhei: 1; ginkgo-bot: 1; </text:p>
          </table:table-cell>
          <table:table-cell table:style-name="Default" office:value-type="string" calcext:value-type="string">
            <text:p>x</text:p>
          </table:table-cell>
          <table:table-cell office:value-type="string" calcext:value-type="string">
            <text:p>nschloe list &lt;https://github.com/nschloe/awesome-scientific-computing&gt;</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88"/>
        </table:table-row>
        <table:table-row table:style-name="ro1">
          <table:table-cell table:style-name="ce51" office:value-type="string" calcext:value-type="string">
            <text:p>cpmech/gosl</text:p>
          </table:table-cell>
          <table:table-cell table:style-name="ce51" office:value-type="string" calcext:value-type="string">
            <text:p>Gosl – Go scientific library</text:p>
          </table:table-cell>
          <table:table-cell table:style-name="ce51" office:value-type="string" calcext:value-type="string">
            <text:p>github</text:p>
          </table:table-cell>
          <table:table-cell table:style-name="ce51" office:value-type="string" calcext:value-type="string">
            <text:p><text:a xlink:href="https://github.com/cpmech/gosl" xlink:type="simple">https://github.com/cpmech/gosl</text:a></text:p>
          </table:table-cell>
          <table:table-cell table:style-name="ce51" office:value-type="string" calcext:value-type="string">
            <text:p><text:a xlink:href="https://godoc.org/github.com/cpmech/gosl" xlink:type="simple">https://godoc.org/github.com/cpmech/gosl</text:a></text:p>
          </table:table-cell>
          <table:table-cell table:style-name="ce51" office:value-type="string" calcext:value-type="string">
            <text:p>Go scientific library</text:p>
          </table:table-cell>
          <table:table-cell table:style-name="ce51" office:value-type="string" calcext:value-type="string">
            <text:p>go;c</text:p>
          </table:table-cell>
          <table:table-cell table:style-name="ce51" office:value-type="string" calcext:value-type="string">
            <text:p>fortran</text:p>
          </table:table-cell>
          <table:table-cell table:style-name="ce51" office:value-type="string" calcext:value-type="string">
            <text:p>library</text:p>
          </table:table-cell>
          <table:table-cell table:style-name="ce51" office:value-type="string" calcext:value-type="string">
            <text:p>hpc;linear algebra;integration;special functions;vector functions; fourier transforms;geometry;mesh;optimization;differential equations; machine learning</text:p>
          </table:table-cell>
          <table:table-cell table:style-name="ce51" office:value-type="string" calcext:value-type="string">
            <text:p>Go general scientific computing package. hpc: parallel computing;linear algebra uses Intel MKL, OpenBLAS,;integration uses QUADPACK;special functions;vector functions; fourier transform uses FFTW;geometry: Bézier curve, NURBS curve; mesh: triangles and Delaunay triangulation;optimization: Interior Point, Conjugate Gradients, Powell, Grad Descent;differential equations: FEM, spectral; machine learning</text:p>
          </table:table-cell>
          <table:table-cell table:style-name="ce51" office:value-type="string" calcext:value-type="string">
            <text:p>Dorival Pedroso &lt;<text:a xlink:href="https://github.com/cpmech" xlink:type="simple">https://github.com/cpmech</text:a>&gt;</text:p>
          </table:table-cell>
          <table:table-cell table:style-name="ce51" office:value-type="string" calcext:value-type="string">
            <text:p>git;github</text:p>
          </table:table-cell>
          <table:table-cell table:style-name="ce51" office:value-type="string" calcext:value-type="string">
            <text:p>Intel MKL, OpenBLAS, QUADPACK,FFTW</text:p>
          </table:table-cell>
          <table:table-cell table:style-name="ce51" office:value-type="string" calcext:value-type="string">
            <text:p><text:a xlink:href="https://godoc.org/github.com/cpmech/gosl" xlink:type="simple">https://godoc.org/github.com/cpmech/gosl</text:a></text:p>
          </table:table-cell>
          <table:table-cell table:style-name="ce51" office:value-type="string" calcext:value-type="string">
            <text:p>none(?); tools for unit tests and checking numerical results &lt;<text:a xlink:href="https://github.com/cpmech/gosl/tree/master/chk" xlink:type="simple">https://github.com/cpmech/gosl/tree/master/chk</text:a>&gt; &lt;<text:a xlink:href="https://godoc.org/github.com/cpmech/gosl/chk" xlink:type="simple">https://godoc.org/github.com/cpmech/gosl/chk</text:a>&gt;</text:p>
          </table:table-cell>
          <table:table-cell table:style-name="ce51"/>
          <table:table-cell table:style-name="ce51" office:value-type="string" calcext:value-type="string">
            <text:p><text:a xlink:href="https://github.com/cpmech/gosl/tree/master/examples" xlink:type="simple">https://github.com/cpmech/gosl/tree/master/examples</text:a></text:p>
          </table:table-cell>
          <table:table-cell table:style-name="ce51" office:value-type="string" calcext:value-type="string">
            <text:p><text:a xlink:href="https://github.com/cpmech/gosl/tree/master/examples/benchmark" xlink:type="simple">https://github.com/cpmech/gosl/tree/master/examples/benchmark</text:a> ; https://godoc.org/github.com/cpmech/gosl/examples/benchmark</text:p>
          </table:table-cell>
          <table:table-cell table:style-name="ce51" office:value-type="string" calcext:value-type="string">
            <text:p>github; not many here(?) &lt;https://github.com/cpmech/gosl/issues&gt;</text:p>
          </table:table-cell>
          <table:table-cell office:value-type="string" calcext:value-type="string">
            <text:p>cpmech</text:p>
          </table:table-cell>
          <table:table-cell office:value-type="string" calcext:value-type="string">
            <text:p>gosl</text:p>
          </table:table-cell>
          <table:table-cell table:style-name="Default" office:value-type="string" calcext:value-type="string">
            <text:p>4.97 MB</text:p>
          </table:table-cell>
          <table:table-cell table:style-name="Default" office:value-type="string" calcext:value-type="string">
            <text:p>Go: 2.40 MB; C: 2.01 MB; Fortran: 360.37 KB; C++: 73.58 KB; Python: 63.90 KB; Makefile: 26.91 KB; Shell: 23.47 KB; R: 4.02 KB; XSLT: 0.90 KB; Dockerfile: 0.74 KB; </text:p>
          </table:table-cell>
          <table:table-cell table:style-name="Default" office:value-type="float" office:value="782" calcext:value-type="float">
            <text:p>782</text:p>
          </table:table-cell>
          <table:table-cell table:style-name="Default" office:value-type="float" office:value="118011" calcext:value-type="float">
            <text:p>118011</text:p>
          </table:table-cell>
          <table:table-cell table:style-name="Default" office:value-type="string" calcext:value-type="string">
            <text:p>Go:542; C:8; MUMPS:5; C/C++ Header:31; Fortran 77:38; Markdown:58; SVG:1; Python:29; Bourne Again Shell:56; C++:1; make:2; WiX source:3; R:5; XSLT:1; Dockerfile:1; YAML:1; </text:p>
          </table:table-cell>
          <table:table-cell table:style-name="Default" office:value-type="string" calcext:value-type="string">
            <text:p>Go:65721; C:32287; MUMPS:5076; C/C++ Header:3738; Fortran 77:3408; Markdown:2970; SVG:1577; Python:1443; Bourne Again Shell:1031; C++:244; make:241; WiX source:107; R:106; XSLT:27; Dockerfile:20; YAML:15; </text:p>
          </table:table-cell>
          <table:table-cell table:style-name="Default" office:value-type="float" office:value="2430" calcext:value-type="float">
            <text:p>2430</text:p>
          </table:table-cell>
          <table:table-cell table:style-name="Default" office:value-type="string" calcext:value-type="string">
            <text:p>9 Feb, 2015</text:p>
          </table:table-cell>
          <table:table-cell table:style-name="Default" office:value-type="string" calcext:value-type="string">
            <text:p>27 Feb, 2019</text:p>
          </table:table-cell>
          <table:table-cell table:style-name="ce55" office:value-type="float" office:value="9" calcext:value-type="float">
            <text:p>9</text:p>
          </table:table-cell>
          <table:table-cell table:style-name="Default" office:value-type="string" calcext:value-type="string">
            <text:p>cpmech: 2395; RaulDurand: 21; yunpeng1: 2; radarhere: 1; cesumilo: 1; person142: 1; sbromberger: 1; gitter-badger: 1; jspc: 1; </text:p>
          </table:table-cell>
          <table:table-cell table:style-name="Default" office:value-type="string" calcext:value-type="string">
            <text:p>x</text:p>
          </table:table-cell>
          <table:table-cell table:style-name="ce52" office:value-type="string" calcext:value-type="string">
            <text:p>language specific (Go)</text:p>
          </table:table-cell>
          <table:table-cell table:style-name="ce51" table:number-columns-repeated="2"/>
          <table:table-cell table:number-columns-repeated="987"/>
        </table:table-row>
        <table:table-row table:style-name="ro1">
          <table:table-cell table:style-name="ce64" office:value-type="string" calcext:value-type="string">
            <text:p>clawpack/pyclaw</text:p>
          </table:table-cell>
          <table:table-cell table:style-name="ce64" office:value-type="string" calcext:value-type="string">
            <text:p>PyClaw</text:p>
          </table:table-cell>
          <table:table-cell table:style-name="ce64" office:value-type="string" calcext:value-type="string">
            <text:p>github</text:p>
          </table:table-cell>
          <table:table-cell table:style-name="ce64" office:value-type="string" calcext:value-type="string">
            <text:p><text:a xlink:href="https://github.com/clawpack/pyclaw" xlink:type="simple">https://github.com/clawpack/pyclaw</text:a></text:p>
          </table:table-cell>
          <table:table-cell table:style-name="ce64" office:value-type="string" calcext:value-type="string">
            <text:p><text:a xlink:href="http://www.clawpack.com/pyclaw" xlink:type="simple">http://www.clawpack.com/pyclaw</text:a></text:p>
          </table:table-cell>
          <table:table-cell table:style-name="ce64" office:value-type="string" calcext:value-type="string">
            <text:p>Python-based interface to the algorithms of Clawpack and SharpClaw. It also contains the PetClaw package, which adds parallelism through PETSc</text:p>
          </table:table-cell>
          <table:table-cell table:style-name="ce64" office:value-type="string" calcext:value-type="string">
            <text:p>fortran;python</text:p>
          </table:table-cell>
          <table:table-cell table:style-name="ce64" office:value-type="string" calcext:value-type="string">
            <text:p>c</text:p>
          </table:table-cell>
          <table:table-cell table:style-name="ce64" office:value-type="string" calcext:value-type="string">
            <text:p>interface</text:p>
          </table:table-cell>
          <table:table-cell table:style-name="ce64" office:value-type="string" calcext:value-type="string">
            <text:p>differential equations</text:p>
          </table:table-cell>
          <table:table-cell table:style-name="ce64" office:value-type="string" calcext:value-type="string">
            <text:p>hyperbolic pde solver in 1-3 dimensions; mesh/geometric modeling; parallelized software; python interface</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style-name="ce64" office:value-type="string" calcext:value-type="string">
            <text:p>clawpack;PETSc;HDF5</text:p>
          </table:table-cell>
          <table:table-cell table:style-name="ce64" office:value-type="string" calcext:value-type="string">
            <text:p><text:a xlink:href="http://www.clawpack.org/pyclaw/" xlink:type="simple">http://www.clawpack.org/pyclaw/</text:a></text:p>
          </table:table-cell>
          <table:table-cell table:style-name="ce64" office:value-type="string" calcext:value-type="string">
            <text:p><text:a xlink:href="https://github.com/clawpack/pyclaw/tree/master/development" xlink:type="simple">https://github.com/clawpack/pyclaw/tree/master/development</text:a></text:p>
          </table:table-cell>
          <table:table-cell table:style-name="ce64" office:value-type="string" calcext:value-type="string">
            <text:p>Coveralls &lt;<text:a xlink:href="https://coveralls.io/github/clawpack/pyclaw" xlink:type="simple">https://coveralls.io/github/clawpack/pyclaw</text:a>&gt;</text:p>
          </table:table-cell>
          <table:table-cell table:style-name="ce64" office:value-type="string" calcext:value-type="string">
            <text:p><text:a xlink:href="https://github.com/clawpack/pyclaw/tree/master/examples" xlink:type="simple">https://github.com/clawpack/pyclaw/tree/master/examples</text:a></text:p>
          </table:table-cell>
          <table:table-cell table:style-name="ce64" office:value-type="string" calcext:value-type="string">
            <text:p>none</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pyclaw</text:p>
          </table:table-cell>
          <table:table-cell table:style-name="ce64" office:value-type="string" calcext:value-type="string">
            <text:p>1.10 MB</text:p>
          </table:table-cell>
          <table:table-cell table:style-name="ce64" office:value-type="string" calcext:value-type="string">
            <text:p>Fortran: 489.72 KB; Python: 405.58 KB; C: 185.30 KB; Jupyter Notebook: 7.27 KB; Makefile: 2.52 KB; Shell: 2.50 KB; TeX: 2.33 KB; </text:p>
          </table:table-cell>
          <table:table-cell table:style-name="ce64" office:value-type="float" office:value="222" calcext:value-type="float">
            <text:p>222</text:p>
          </table:table-cell>
          <table:table-cell table:style-name="ce64" office:value-type="float" office:value="25903" calcext:value-type="float">
            <text:p>25903</text:p>
          </table:table-cell>
          <table:table-cell table:style-name="ce64" office:value-type="string" calcext:value-type="string">
            <text:p>Python:153; Fortran 90:37; C:1; Fortran 77:7; Markdown:3; Jupyter Notebook:2; make:11; YAML:2; TeX:1; Bourne Shell:2; XML:1; Bourne Again Shell:2; </text:p>
          </table:table-cell>
          <table:table-cell table:style-name="ce64" office:value-type="string" calcext:value-type="string">
            <text:p>Python:11220; Fortran 90:8603; C:4622; Fortran 77:918; Markdown:146; Jupyter Notebook:130; make:106; YAML:65; TeX:41; Bourne Shell:33; XML:15; Bourne Again Shell:4; </text:p>
          </table:table-cell>
          <table:table-cell table:style-name="ce64" office:value-type="float" office:value="1911" calcext:value-type="float">
            <text:p>1911</text:p>
          </table:table-cell>
          <table:table-cell table:style-name="ce64" office:value-type="string" calcext:value-type="string">
            <text:p>17 Apr, 2011</text:p>
          </table:table-cell>
          <table:table-cell table:style-name="ce64" office:value-type="string" calcext:value-type="string">
            <text:p>16 Apr, 2019</text:p>
          </table:table-cell>
          <table:table-cell table:style-name="ce9" office:value-type="float" office:value="24" calcext:value-type="float">
            <text:p>24</text:p>
          </table:table-cell>
          <table:table-cell table:style-name="ce64" office:value-type="string" calcext:value-type="string">
            <text:p>ketch: 959; mandli: 208; mparsani: 170; ahmadia: 147; amal-ghamdi: 111; hadjimy: 86; unterweg: 33; sanromd: 21; weslowrie: 19; rjleveque: 18; memmett: 9; aymkhalil: 8; knepley: 8; manuel-quezada: 4; donnaaboise: 3; gradylemoine: 2; jedbrown: 2; certik: 2; atanasoa: 2; ajahmadia: 1; cowlicks: 1; cburstedde: 1; cbm755: 1; delgadom: 1;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table:number-columns-repeated="989"/>
        </table:table-row>
        <table:table-row table:style-name="ro1">
          <table:table-cell table:style-name="ce51" office:value-type="string" calcext:value-type="string">
            <text:p>xianyi/OpenBLAS</text:p>
          </table:table-cell>
          <table:table-cell table:style-name="ce51" office:value-type="string" calcext:value-type="string">
            <text:p>OpenBLAS</text:p>
          </table:table-cell>
          <table:table-cell table:style-name="ce51" office:value-type="string" calcext:value-type="string">
            <text:p>github</text:p>
          </table:table-cell>
          <table:table-cell table:style-name="ce51" office:value-type="string" calcext:value-type="string">
            <text:p><text:a xlink:href="https://github.com/xianyi/OpenBLAS" xlink:type="simple">https://github.com/xianyi/OpenBLAS</text:a></text:p>
          </table:table-cell>
          <table:table-cell table:style-name="ce51" office:value-type="string" calcext:value-type="string">
            <text:p><text:a xlink:href="https://github.com/xianyi/OpenBLAS/wiki" xlink:type="simple">https://github.com/xianyi/OpenBLAS/wiki</text:a></text:p>
          </table:table-cell>
          <table:table-cell table:style-name="ce51" office:value-type="string" calcext:value-type="string">
            <text:p>OpenBLAS is an optimized BLAS library based on GotoBLAS2 1.13 BSD version</text:p>
          </table:table-cell>
          <table:table-cell table:style-name="ce51" office:value-type="string" calcext:value-type="string">
            <text:p>fortran</text:p>
          </table:table-cell>
          <table:table-cell table:style-name="ce51" office:value-type="string" calcext:value-type="string">
            <text:p>assembly</text:p>
          </table:table-cell>
          <table:table-cell table:style-name="ce51" office:value-type="string" calcext:value-type="string">
            <text:p>blas</text:p>
          </table:table-cell>
          <table:table-cell table:style-name="ce51" office:value-type="string" calcext:value-type="string">
            <text:p>linear algebra;blas</text:p>
          </table:table-cell>
          <table:table-cell table:style-name="ce51" office:value-type="string" calcext:value-type="string">
            <text:p>Implements BLAS specification for linear algebra</text:p>
          </table:table-cell>
          <table:table-cell table:style-name="ce51" office:value-type="string" calcext:value-type="string">
            <text:p>Zhang Xianyi &lt;<text:a xlink:href="https://github.com/xianyi" xlink:type="simple">https://github.com/xianyi</text:a>&gt;</text:p>
          </table:table-cell>
          <table:table-cell table:style-name="ce51"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github.com/xianyi/OpenBLAS/wiki" xlink:type="simple">https://github.com/xianyi/OpenBLAS/wiki</text:a></text:p>
          </table:table-cell>
          <table:table-cell table:style-name="ce51" office:value-type="string" calcext:value-type="string">
            <text:p>BLAS-Tester &lt;<text:a xlink:href="https://github.com/xianyi/BLAS-Tester" xlink:type="simple">https://github.com/xianyi/BLAS-Tester</text:a>&gt;; https://github.com/xianyi/OpenBLAS/tree/develop/test</text:p>
          </table:table-cell>
          <table:table-cell table:number-columns-repeated="2" table:style-name="ce51" office:value-type="string" calcext:value-type="string">
            <text:p>none</text:p>
          </table:table-cell>
          <table:table-cell table:style-name="ce51" office:value-type="string" calcext:value-type="string">
            <text:p><text:a xlink:href="https://github.com/xianyi/OpenBLAS/tree/develop/benchmark" xlink:type="simple">https://github.com/xianyi/OpenBLAS/tree/develop/benchmark</text:a></text:p>
          </table:table-cell>
          <table:table-cell table:style-name="ce51" office:value-type="string" calcext:value-type="string">
            <text:p>Github; user google groups &lt;https://groups.google.com/forum/#!forum/openblas-users&gt;</text:p>
          </table:table-cell>
          <table:table-cell office:value-type="string" calcext:value-type="string">
            <text:p>xianyi</text:p>
          </table:table-cell>
          <table:table-cell office:value-type="string" calcext:value-type="string">
            <text:p>OpenBLAS</text:p>
          </table:table-cell>
          <table:table-cell table:style-name="Default" office:value-type="string" calcext:value-type="string">
            <text:p>103.04 MB</text:p>
          </table:table-cell>
          <table:table-cell table:style-name="Default" office:value-type="string" calcext:value-type="string">
            <text:p>Fortran: 51.16 MB; Assembly: 27.27 MB; C: 21.73 MB; C++: 1.41 MB; Makefile: 822.36 KB; CMake: 417.13 KB; Perl: 115.33 KB; TeX: 71.64 KB; Python: 28.91 KB; MATLAB: 9.07 KB; Shell: 3.89 KB; R: 3.18 KB; Perl 6: 1.92 KB; </text:p>
          </table:table-cell>
          <table:table-cell table:style-name="Default" office:value-type="float" office:value="8831" calcext:value-type="float">
            <text:p>8831</text:p>
          </table:table-cell>
          <table:table-cell table:style-name="Default" office:value-type="float" office:value="2093620" calcext:value-type="float">
            <text:p>2093620</text:p>
          </table:table-cell>
          <table:table-cell table:style-name="Default" office:value-type="string" calcext:value-type="string">
            <text:p>Assembly:1016; Fortran 77:3716; C:3873; C/C++ Header:60; make:52; CMake:56; Perl:4; TeX:1; Python:17; Markdown:9; YAML:6; MATLAB:10; R:3; Bourne Shell:4; Bourne Again Shell:4; </text:p>
          </table:table-cell>
          <table:table-cell table:style-name="Default" office:value-type="string" calcext:value-type="string">
            <text:p>Assembly:972966; Fortran 77:661813; C:383263; C/C++ Header:40676; make:15958; CMake:10705; Perl:4092; TeX:1268; Python:947; Markdown:873; YAML:454; MATLAB:401; R:113; Bourne Shell:81; Bourne Again Shell:10; </text:p>
          </table:table-cell>
          <table:table-cell table:style-name="Default" office:value-type="float" office:value="3715" calcext:value-type="float">
            <text:p>3715</text:p>
          </table:table-cell>
          <table:table-cell table:style-name="Default" office:value-type="string" calcext:value-type="string">
            <text:p>23 Jan, 2011</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martin-frbg: 1042; xianyi: 886; wernsaar: 817; hpanderson: 109; wangqian: 65; brada4: 62; isuruf: 58; fenrus75: 38; maamountki: 37; jeromerobert: 28; quickwritereader: 28; zchothia: 24; jakirkham: 14; sva-img: 14; xsacha: 14; ksraste: 13; ararslan: 11; TiborGY: 10; TimothyGu: 10; staticfloat: 9; m-brow: 9; xoviat: 9; oon3m0oo: 9; embray: 8; notaz: 8; buffer51: 8; lotheac: 7; nolta: 7; ogrisel: 7; svillemot: 7;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2"/>
          <table:table-cell table:style-name="ce50" table:number-columns-repeated="985"/>
          <table:table-cell table:number-columns-repeated="2"/>
        </table:table-row>
        <table:table-row table:style-name="ro1">
          <table:table-cell table:style-name="ce51" office:value-type="string" calcext:value-type="string">
            <text:p>coin-or/Ipopt</text:p>
          </table:table-cell>
          <table:table-cell table:style-name="ce51" office:value-type="string" calcext:value-type="string">
            <text:p>IPOPT - Interior Point Optimizer</text:p>
          </table:table-cell>
          <table:table-cell table:style-name="ce51" office:value-type="string" calcext:value-type="string">
            <text:p>github</text:p>
          </table:table-cell>
          <table:table-cell table:style-name="ce51" office:value-type="string" calcext:value-type="string">
            <text:p><text:a xlink:href="https://github.com/coin-or/Ipopt" xlink:type="simple">https://github.com/coin-or/Ipopt</text:a></text:p>
          </table:table-cell>
          <table:table-cell table:style-name="ce51" office:value-type="string" calcext:value-type="string">
            <text:p><text:a xlink:href="https://coin-or.github.io/Ipopt/" xlink:type="simple">https://coin-or.github.io/Ipopt/</text:a></text:p>
          </table:table-cell>
          <table:table-cell table:style-name="ce51" office:value-type="string" calcext:value-type="string">
            <text:p>COIN-OR Interior Point Optimizer IPOPT</text:p>
          </table:table-cell>
          <table:table-cell table:style-name="ce51" office:value-type="string" calcext:value-type="string">
            <text:p>c++</text:p>
          </table:table-cell>
          <table:table-cell table:style-name="ce51"/>
          <table:table-cell table:style-name="ce51" office:value-type="string" calcext:value-type="string">
            <text:p>solver</text:p>
          </table:table-cell>
          <table:table-cell table:style-name="ce51" office:value-type="string" calcext:value-type="string">
            <text:p>optimization</text:p>
          </table:table-cell>
          <table:table-cell table:style-name="ce51" office:value-type="string" calcext:value-type="string">
            <text:p>interior point optimization</text:p>
          </table:table-cell>
          <table:table-cell table:style-name="ce51" office:value-type="string" calcext:value-type="string">
            <text:p>COIN OR &lt;<text:a xlink:href="https://www.coin-or.org/" xlink:type="simple">https://www.coin-or.org</text:a>&gt;</text:p>
          </table:table-cell>
          <table:table-cell table:style-name="ce51" office:value-type="string" calcext:value-type="string">
            <text:p>git;github</text:p>
          </table:table-cell>
          <table:table-cell table:style-name="ce51" office:value-type="string" calcext:value-type="string">
            <text:p>BLAS;LAPACK</text:p>
          </table:table-cell>
          <table:table-cell table:style-name="ce51"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table:style-name="ce51" office:value-type="string" calcext:value-type="string">
            <text:p><text:a xlink:href="https://github.com/coin-or/Ipopt/tree/master/Ipopt/test" xlink:type="simple">https://github.com/coin-or/Ipopt/tree/master/Ipopt/test</text:a></text:p>
          </table:table-cell>
          <table:table-cell table:style-name="ce51" office:value-type="string" calcext:value-type="string">
            <text:p>none</text:p>
          </table:table-cell>
          <table:table-cell table:style-name="ce51" office:value-type="string" calcext:value-type="string">
            <text:p><text:a xlink:href="https://github.com/coin-or/Ipopt/tree/master/Ipopt/examples" xlink:type="simple">https://github.com/coin-or/Ipopt/tree/master/Ipopt/examples</text:a></text:p>
          </table:table-cell>
          <table:table-cell table:style-name="ce51" office:value-type="string" calcext:value-type="string">
            <text:p>On the implementation of an interior-point filter line-search algorithm for large-scale nonlinear programming &lt;https://doi.org/10.1007/s10107-004-0559-y&gt;</text:p>
          </table:table-cell>
          <table:table-cell table:style-name="ce51" office:value-type="string" calcext:value-type="string">
            <text:p>github;Trac; mailing lists <text:a xlink:href="https://list.coin-or.org/pipermail/ipopt-tickets/" xlink:type="simple">https://list.coin-or.org/pipermail/ipopt-tickets/</text:a> ; <text:a xlink:href="https://list.coin-or.org/pipermail/ipopt/" xlink:type="simple">https://list.coin-or.org/pipermail/ipopt/</text:a></text:p>
          </table:table-cell>
          <table:table-cell office:value-type="string" calcext:value-type="string">
            <text:p>coin-or</text:p>
          </table:table-cell>
          <table:table-cell office:value-type="string" calcext:value-type="string">
            <text:p>Ipopt</text:p>
          </table:table-cell>
          <table:table-cell table:style-name="Default" office:value-type="string" calcext:value-type="string">
            <text:p>5.19 MB</text:p>
          </table:table-cell>
          <table:table-cell table:style-name="Default" office:value-type="string" calcext:value-type="string">
            <text:p>C++: 3.69 MB; Makefile: 540.07 KB; Shell: 469.34 KB; C: 172.91 KB; R: 64.38 KB; TeX: 55.20 KB; Java: 37.36 KB; M4: 36.28 KB; Fortran: 35.95 KB; MATLAB: 33.76 KB; CSS: 27.95 KB; AMPL: 9.35 KB; SourcePawn: 3.61 KB; Batchfile: 3.50 KB; HTML: 2.10 KB; Objective-C: 1.54 KB; Gnuplot: 0.17 KB; </text:p>
          </table:table-cell>
          <table:table-cell table:style-name="Default" office:value-type="float" office:value="505" calcext:value-type="float">
            <text:p>505</text:p>
          </table:table-cell>
          <table:table-cell table:style-name="Default" office:value-type="float" office:value="163716" calcext:value-type="float">
            <text:p>163716</text:p>
          </table:table-cell>
          <table:table-cell table:style-name="Default" office:value-type="string" calcext:value-type="string">
            <text:p>C++:186; Bourne Shell:9; C/C++ Header:228; MSBuild script:6; C:9; TeX:2; CSS:1; make:17; m4:2; Java:5; R:14; Fortran 77:3; MATLAB:10; XML:2; Windows Resource File:2; Markdown:1; DOS Batch:1; YAML:2; Windows Module Definition:3; HTML:2; </text:p>
          </table:table-cell>
          <table:table-cell table:style-name="Default" office:value-type="string" calcext:value-type="string">
            <text:p>C++:62242; Bourne Shell:57851; C/C++ Header:27836; MSBuild script:4259; C:3393; TeX:2063; CSS:1260; make:1056; m4:870; Java:830; R:686; Fortran 77:342; MATLAB:339; XML:302; Windows Resource File:126; Markdown:67; DOS Batch:57; YAML:54; Windows Module Definition:42; HTML:41; </text:p>
          </table:table-cell>
          <table:table-cell table:style-name="Default" office:value-type="float" office:value="1559" calcext:value-type="float">
            <text:p>1559</text:p>
          </table:table-cell>
          <table:table-cell table:style-name="Default" office:value-type="string" calcext:value-type="string">
            <text:p>28 Jan, 2019</text:p>
          </table:table-cell>
          <table:table-cell table:style-name="Default" office:value-type="string" calcext:value-type="string">
            <text:p>28 Apr, 2019</text:p>
          </table:table-cell>
          <table:table-cell table:style-name="ce55" office:value-type="float" office:value="12" calcext:value-type="float">
            <text:p>12</text:p>
          </table:table-cell>
          <table:table-cell table:style-name="Default" office:value-type="string" calcext:value-type="string">
            <text:p>andrea5w: 803; svigerske: 511; tkralphs: 56; pcarbo: 47; carldlaird: 27; tkelman: 14; rlougee: 12; ghackebeil: 11; jyypma: 8; weiwan: 2; frankecurtis: 1; jpfasano: 1; </text:p>
          </table:table-cell>
          <table:table-cell table:style-name="Default" office:value-type="string" calcext:value-type="string">
            <text:p>x</text:p>
          </table:table-cell>
          <table:table-cell table:style-name="ce52" office:value-type="string" calcext:value-type="string">
            <text:p>from COIN OR owner</text:p>
          </table:table-cell>
          <table:table-cell table:style-name="ce51" table:number-columns-repeated="2"/>
          <table:table-cell table:number-columns-repeated="987"/>
        </table:table-row>
        <table:table-row table:style-name="ro1">
          <table:table-cell table:style-name="ce51" office:value-type="string" calcext:value-type="string">
            <text:p>coin-or/pulp</text:p>
          </table:table-cell>
          <table:table-cell table:style-name="ce51" office:value-type="string" calcext:value-type="string">
            <text:p>PuLP</text:p>
          </table:table-cell>
          <table:table-cell table:style-name="ce51" office:value-type="string" calcext:value-type="string">
            <text:p>github</text:p>
          </table:table-cell>
          <table:table-cell table:style-name="ce51" office:value-type="string" calcext:value-type="string">
            <text:p><text:a xlink:href="https://github.com/coin-or/pulp" xlink:type="simple">https://github.com/coin-or/pulp</text:a></text:p>
          </table:table-cell>
          <table:table-cell table:style-name="ce51"/>
          <table:table-cell table:style-name="ce51" office:value-type="string" calcext:value-type="string">
            <text:p>A python Linear Programming API</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linear programming</text:p>
          </table:table-cell>
          <table:table-cell table:style-name="ce51" office:value-type="string" calcext:value-type="string">
            <text:p>interior point optimization</text:p>
          </table:table-cell>
          <table:table-cell table:style-name="ce51" office:value-type="string" calcext:value-type="string">
            <text:p>COIN OR &lt;<text:a xlink:href="https://www.coin-or.org/" xlink:type="simple">https://www.coin-or.org</text:a>&gt;</text:p>
          </table:table-cell>
          <table:table-cell table:style-name="ce51" office:value-type="string" calcext:value-type="string">
            <text:p>git;github</text:p>
          </table:table-cell>
          <table:table-cell table:style-name="ce51" office:value-type="string" calcext:value-type="string">
            <text:p>GLPK; COIN OR CLP; COIN OR CBC; Gurobi; CPLEX</text:p>
          </table:table-cell>
          <table:table-cell table:style-name="ce51" office:value-type="string" calcext:value-type="string">
            <text:p><text:a xlink:href="https://pythonhosted.org/PuLP/" xlink:type="simple">https://pythonhosted.org/PuLP/</text:a></text:p>
          </table:table-cell>
          <table:table-cell table:style-name="ce51" office:value-type="string" calcext:value-type="string">
            <text:p><text:a xlink:href="https://github.com/coin-or/pulp/tree/master/tests" xlink:type="simple">https://github.com/coin-or/pulp/tree/master/tests</text:a></text:p>
          </table:table-cell>
          <table:table-cell table:style-name="ce51" office:value-type="string" calcext:value-type="string">
            <text:p>Travis Cl</text:p>
          </table:table-cell>
          <table:table-cell table:style-name="ce51" office:value-type="string" calcext:value-type="string">
            <text:p><text:a xlink:href="https://github.com/coin-or/pulp/tree/master/examples" xlink:type="simple">https://github.com/coin-or/pulp/tree/master/examples</text:a></text:p>
          </table:table-cell>
          <table:table-cell table:style-name="ce51" office:value-type="string" calcext:value-type="string">
            <text:p>none</text:p>
          </table:table-cell>
          <table:table-cell table:style-name="ce51" office:value-type="string" calcext:value-type="string">
            <text:p>github</text:p>
          </table:table-cell>
          <table:table-cell office:value-type="string" calcext:value-type="string">
            <text:p>coin-or</text:p>
          </table:table-cell>
          <table:table-cell office:value-type="string" calcext:value-type="string">
            <text:p>pulp</text:p>
          </table:table-cell>
          <table:table-cell table:style-name="Default" office:value-type="string" calcext:value-type="string">
            <text:p>268.15 KB</text:p>
          </table:table-cell>
          <table:table-cell table:style-name="Default" office:value-type="string" calcext:value-type="string">
            <text:p>Python: 268.15 KB; </text:p>
          </table:table-cell>
          <table:table-cell table:style-name="Default" office:value-type="float" office:value="64" calcext:value-type="float">
            <text:p>64</text:p>
          </table:table-cell>
          <table:table-cell table:style-name="Default" office:value-type="float" office:value="12149" calcext:value-type="float">
            <text:p>12149</text:p>
          </table:table-cell>
          <table:table-cell table:style-name="Default" office:value-type="string" calcext:value-type="string">
            <text:p>Python:39; TeX:6; reStructuredText:16; Markdown:1; YAML:1; HTML:1; </text:p>
          </table:table-cell>
          <table:table-cell table:style-name="Default" office:value-type="string" calcext:value-type="string">
            <text:p>Python:6079; TeX:4960; reStructuredText:1016; Markdown:60; YAML:27; HTML:7; </text:p>
          </table:table-cell>
          <table:table-cell table:style-name="Default" office:value-type="float" office:value="183" calcext:value-type="float">
            <text:p>183</text:p>
          </table:table-cell>
          <table:table-cell table:style-name="Default" office:value-type="string" calcext:value-type="string">
            <text:p>14 Mar, 2015</text:p>
          </table:table-cell>
          <table:table-cell table:style-name="Default" office:value-type="string" calcext:value-type="string">
            <text:p>13 May, 2019</text:p>
          </table:table-cell>
          <table:table-cell table:style-name="ce55" office:value-type="float" office:value="24" calcext:value-type="float">
            <text:p>24</text:p>
          </table:table-cell>
          <table:table-cell table:style-name="Default" office:value-type="string" calcext:value-type="string">
            <text:p>stumitchell: 101; chmduquesne: 12; ryanjoneil: 7; oprypin: 2; fmars: 2; amarvin: 1; dims: 1; erikliland: 1; jakedaford: 1; blechta: 1; japborst: 1; CrystalLord: 1; leifwar: 1; lleeoo: 1; Xytreyum: 1; mattz0rt: 1; rkersh: 1; SaitoTsutomu: 1; bryant1410: 1; tkorvola: 1; dinever: 1; fgenoese: 1; s-c-e: 1; timnon: 1; </text:p>
          </table:table-cell>
          <table:table-cell table:style-name="Default" office:value-type="string" calcext:value-type="string">
            <text:p>x</text:p>
          </table:table-cell>
          <table:table-cell table:style-name="ce52" office:value-type="string" calcext:value-type="string">
            <text:p>github search (linear programming)</text:p>
          </table:table-cell>
          <table:table-cell table:style-name="ce51" table:number-columns-repeated="2"/>
          <table:table-cell table:number-columns-repeated="987"/>
        </table:table-row>
        <table:table-row table:style-name="ro1">
          <table:table-cell table:style-name="ce64" office:value-type="string" calcext:value-type="string">
            <text:p>JuliaDiffEq/DifferentialEquations.jl</text:p>
          </table:table-cell>
          <table:table-cell table:style-name="ce64" office:value-type="string" calcext:value-type="string">
            <text:p>DifferentialEquations.jl</text:p>
          </table:table-cell>
          <table:table-cell table:style-name="ce64" office:value-type="string" calcext:value-type="string">
            <text:p>github</text:p>
          </table:table-cell>
          <table:table-cell table:style-name="ce64" office:value-type="string" calcext:value-type="string">
            <text:p><text:a xlink:href="https://github.com/JuliaDiffEq/DifferentialEquations.jl" xlink:type="simple">https://github.com/JuliaDiffEq/DifferentialEquations.jl</text:a></text:p>
          </table:table-cell>
          <table:table-cell table:style-name="ce64" office:value-type="string" calcext:value-type="string">
            <text:p><text:a xlink:href="http://docs.juliadiffeq.org/latest/" xlink:type="simple">http://docs.juliadiffeq.org/latest/</text:a></text:p>
          </table:table-cell>
          <table:table-cell table:style-name="ce64" office:value-type="string" calcext:value-type="string">
            <text:p>Julia suite for high-performance solvers of differential equations</text:p>
          </table:table-cell>
          <table:table-cell table:style-name="ce64" office:value-type="string" calcext:value-type="string">
            <text:p>julia</text:p>
          </table:table-cell>
          <table:table-cell table:style-name="ce64"/>
          <table:table-cell table:style-name="ce64" office:value-type="string" calcext:value-type="string">
            <text:p>julia package</text:p>
          </table:table-cell>
          <table:table-cell table:style-name="ce64" office:value-type="string" calcext:value-type="string">
            <text:p>differential equations</text:p>
          </table:table-cell>
          <table:table-cell table:style-name="ce64" office:value-type="string" calcext:value-type="string">
            <text:p>numerical solvers for differential equations; ode, pde, dae, fem</text:p>
          </table:table-cell>
          <table:table-cell table:style-name="ce64" office:value-type="string" calcext:value-type="string">
            <text:p>JuliaDiffEq &lt;<text:a xlink:href="http://juliadiffeq.org/" xlink:type="simple">http://juliadiffeq.org</text:a>&gt; &lt;https://github.com/JuliaDiffEq&gt;</text:p>
          </table:table-cell>
          <table:table-cell table:style-name="ce64" office:value-type="string" calcext:value-type="string">
            <text:p>git;github</text:p>
          </table:table-cell>
          <table:table-cell table:style-name="ce64" office:value-type="string" calcext:value-type="string">
            <text:p>package: LinearAlgebra</text:p>
          </table:table-cell>
          <table:table-cell table:style-name="ce64" office:value-type="string" calcext:value-type="string">
            <text:p><text:a xlink:href="http://docs.juliadiffeq.org/latest/index.html" xlink:type="simple">http://docs.juliadiffeq.org/latest/index.html</text:a></text:p>
          </table:table-cell>
          <table:table-cell table:style-name="ce64" office:value-type="string" calcext:value-type="string">
            <text:p><text:a xlink:href="https://github.com/JuliaDiffEq/DifferentialEquations.jl/tree/master/test" xlink:type="simple">https://github.com/JuliaDiffEq/DifferentialEquations.jl/tree/master/test</text:a></text:p>
          </table:table-cell>
          <table:table-cell table:style-name="ce64" office:value-type="string" calcext:value-type="string">
            <text:p>Travis Cl;AppVeyor</text:p>
          </table:table-cell>
          <table:table-cell table:style-name="ce64" office:value-type="string" calcext:value-type="string">
            <text:p>see DiffEqBenchmarks.jl &lt;<text:a xlink:href="https://github.com/JuliaDiffEq/DiffEqBenchmarks.jl" xlink:type="simple">https://github.com/JuliaDiffEq/DiffEqBenchmarks.jl</text:a>&gt;</text:p>
          </table:table-cell>
          <table:table-cell table:style-name="ce64" office:value-type="string" calcext:value-type="string">
            <text:p>DiffEqBenchmarks.jl &lt;<text:a xlink:href="https://github.com/JuliaDiffEq/DiffEqBenchmarks.jl" xlink:type="simple">https://github.com/JuliaDiffEq/DiffEqBenchmarks.jl</text:a>&gt;</text:p>
          </table:table-cell>
          <table:table-cell table:style-name="ce64" office:value-type="string" calcext:value-type="string">
            <text:p>github</text:p>
          </table:table-cell>
          <table:table-cell table:style-name="ce64" office:value-type="string" calcext:value-type="string">
            <text:p>JuliaDiffEq</text:p>
          </table:table-cell>
          <table:table-cell table:style-name="ce64" office:value-type="string" calcext:value-type="string">
            <text:p>DifferentialEquations.jl</text:p>
          </table:table-cell>
          <table:table-cell table:style-name="ce64" office:value-type="string" calcext:value-type="string">
            <text:p>15.47 KB</text:p>
          </table:table-cell>
          <table:table-cell table:style-name="ce64" office:value-type="string" calcext:value-type="string">
            <text:p>Julia: 14.89 KB; TeX: 0.58 KB; </text:p>
          </table:table-cell>
          <table:table-cell table:style-name="ce64" office:value-type="float" office:value="24" calcext:value-type="float">
            <text:p>24</text:p>
          </table:table-cell>
          <table:table-cell table:style-name="ce64" office:value-type="float" office:value="7013" calcext:value-type="float">
            <text:p>7013</text:p>
          </table:table-cell>
          <table:table-cell table:style-name="ce64" office:value-type="string" calcext:value-type="string">
            <text:p>SVG:1; Julia:18; Markdown:2; TOML:1; YAML:2; </text:p>
          </table:table-cell>
          <table:table-cell table:style-name="ce64" office:value-type="string" calcext:value-type="string">
            <text:p>SVG:6493; Julia:340; Markdown:90; TOML:51; YAML:39; </text:p>
          </table:table-cell>
          <table:table-cell table:style-name="ce64" office:value-type="float" office:value="1145" calcext:value-type="float">
            <text:p>1145</text:p>
          </table:table-cell>
          <table:table-cell table:style-name="ce64" office:value-type="string" calcext:value-type="string">
            <text:p>10 May, 2016</text:p>
          </table:table-cell>
          <table:table-cell table:style-name="ce64" office:value-type="string" calcext:value-type="string">
            <text:p>9 May, 2019</text:p>
          </table:table-cell>
          <table:table-cell table:style-name="ce9" office:value-type="float" office:value="12" calcext:value-type="float">
            <text:p>12</text:p>
          </table:table-cell>
          <table:table-cell table:style-name="ce64" office:value-type="string" calcext:value-type="string">
            <text:p>ChrisRackauckas: 1126; asinghvi17: 4; MichaelHatherly: 2; ScottPJones: 2; YingboMa: 2; cmcaine: 1; staticfloat: 1; Kvaz1r: 1; jgoldfar: 1; gitter-badger: 1; c123w: 1; femtocleaner[bot]: 1; </text:p>
          </table:table-cell>
          <table:table-cell table:style-name="ce64" office:value-type="string" calcext:value-type="string">
            <text:p>x</text:p>
          </table:table-cell>
          <table:table-cell table:style-name="ce14" office:value-type="string" calcext:value-type="string">
            <text:p>language specific (Julia)</text:p>
          </table:table-cell>
          <table:table-cell table:style-name="ce64" table:number-columns-repeated="989"/>
        </table:table-row>
        <table:table-row table:style-name="ro1">
          <table:table-cell table:style-name="ce51" office:value-type="string" calcext:value-type="string">
            <text:p>rtqichen/torchdiffeq</text:p>
          </table:table-cell>
          <table:table-cell table:style-name="ce51" office:value-type="string" calcext:value-type="string">
            <text:p>PyTorch Implementation of Differentiable ODE Solvers</text:p>
          </table:table-cell>
          <table:table-cell table:style-name="ce51" office:value-type="string" calcext:value-type="string">
            <text:p>github</text:p>
          </table:table-cell>
          <table:table-cell table:style-name="ce51" office:value-type="string" calcext:value-type="string">
            <text:p><text:a xlink:href="https://github.com/rtqichen/torchdiffeq" xlink:type="simple">https://github.com/rtqichen/torchdiffeq</text:a></text:p>
          </table:table-cell>
          <table:table-cell table:style-name="ce51"/>
          <table:table-cell table:style-name="ce51" office:value-type="string" calcext:value-type="string">
            <text:p>This library provides ordinary differential equation (ODE) solvers implemented in PyTorch. Backpropagation through all solvers is supported using the adjoint method.</text:p>
          </table:table-cell>
          <table:table-cell table:style-name="ce51" office:value-type="string" calcext:value-type="string">
            <text:p>python</text:p>
          </table:table-cell>
          <table:table-cell table:style-name="ce51"/>
          <table:table-cell table:style-name="ce51" office:value-type="string" calcext:value-type="string">
            <text:p>pytorch library</text:p>
          </table:table-cell>
          <table:table-cell table:style-name="ce51" office:value-type="string" calcext:value-type="string">
            <text:p>differential equations</text:p>
          </table:table-cell>
          <table:table-cell table:style-name="ce51" office:value-type="string" calcext:value-type="string">
            <text:p>ode solvers; Adaptive Step: Runge-Kutta 4(5), Adaptive-order implicit Adams; Fixed Step: Euler method, Midpoint method, Fourth-order Runge-Kutta with 3/8 rule, Explicit Adams, Implicit Adams</text:p>
          </table:table-cell>
          <table:table-cell table:style-name="ce51" office:value-type="string" calcext:value-type="string">
            <text:p>Ricky Chen, University of Toronto</text:p>
          </table:table-cell>
          <table:table-cell table:style-name="ce51" office:value-type="string" calcext:value-type="string">
            <text:p>git;github</text:p>
          </table:table-cell>
          <table:table-cell table:style-name="ce51" office:value-type="string" calcext:value-type="string">
            <text:p>Torch</text:p>
          </table:table-cell>
          <table:table-cell table:style-name="ce51" office:value-type="string" calcext:value-type="string">
            <text:p>none</text:p>
          </table:table-cell>
          <table:table-cell table:style-name="ce51" office:value-type="string" calcext:value-type="string">
            <text:p>solver</text:p>
          </table:table-cell>
          <table:table-cell table:style-name="ce51" office:value-type="string" calcext:value-type="string">
            <text:p>none. see &lt;<text:a xlink:href="https://stackoverflow.com/a/13863561" xlink:type="simple">https://stackoverflow.com/a/13863561</text:a>&gt;</text:p>
          </table:table-cell>
          <table:table-cell table:style-name="ce51" office:value-type="string" calcext:value-type="string">
            <text:p><text:a xlink:href="https://github.com/rtqichen/torchdiffeq/tree/master/examples" xlink:type="simple">https://github.com/rtqichen/torchdiffeq/tree/master/examples</text:a></text:p>
          </table:table-cell>
          <table:table-cell table:style-name="ce51" office:value-type="string" calcext:value-type="string">
            <text:p>Neural Ordinary Differential Equations &lt;<text:a xlink:href="https://arxiv.org/abs/1806.07366" xlink:type="simple">https://arxiv.org/abs/1806.07366</text:a>&gt;</text:p>
          </table:table-cell>
          <table:table-cell table:style-name="ce51"/>
          <table:table-cell office:value-type="string" calcext:value-type="string">
            <text:p>rtqichen</text:p>
          </table:table-cell>
          <table:table-cell office:value-type="string" calcext:value-type="string">
            <text:p>torchdiffeq</text:p>
          </table:table-cell>
          <table:table-cell table:style-name="Default" office:value-type="string" calcext:value-type="string">
            <text:p>80.39 KB</text:p>
          </table:table-cell>
          <table:table-cell table:style-name="Default" office:value-type="string" calcext:value-type="string">
            <text:p>Python: 80.39 KB; </text:p>
          </table:table-cell>
          <table:table-cell table:style-name="Default" office:value-type="float" office:value="26" calcext:value-type="float">
            <text:p>26</text:p>
          </table:table-cell>
          <table:table-cell table:style-name="Default" office:value-type="float" office:value="2258" calcext:value-type="float">
            <text:p>2258</text:p>
          </table:table-cell>
          <table:table-cell table:style-name="Default" office:value-type="string" calcext:value-type="string">
            <text:p>Python:24; Markdown:2; </text:p>
          </table:table-cell>
          <table:table-cell table:style-name="Default" office:value-type="string" calcext:value-type="string">
            <text:p>Python:2157; Markdown:101; </text:p>
          </table:table-cell>
          <table:table-cell table:style-name="Default" office:value-type="float" office:value="31" calcext:value-type="float">
            <text:p>31</text:p>
          </table:table-cell>
          <table:table-cell table:style-name="Default" office:value-type="string" calcext:value-type="string">
            <text:p>14 Nov, 2018</text:p>
          </table:table-cell>
          <table:table-cell table:style-name="Default" office:value-type="string" calcext:value-type="string">
            <text:p>6 Apr, 2019</text:p>
          </table:table-cell>
          <table:table-cell table:style-name="ce55" office:value-type="float" office:value="7" calcext:value-type="float">
            <text:p>7</text:p>
          </table:table-cell>
          <table:table-cell table:style-name="Default" office:value-type="string" calcext:value-type="string">
            <text:p>rtqichen: 24; rajatvd: 2; talesa: 1; brettkoonce: 1; simitii: 1; StefOe: 1; lxuechen: 1; </text:p>
          </table:table-cell>
          <table:table-cell table:style-name="Default" office:value-type="string" calcext:value-type="string">
            <text:p>x</text:p>
          </table:table-cell>
          <table:table-cell office:value-type="string" calcext:value-type="string">
            <text:p>github search (differential equation)</text:p>
          </table:table-cell>
          <table:table-cell table:style-name="ce51" table:number-columns-repeated="987"/>
          <table:table-cell table:number-columns-repeated="2"/>
        </table:table-row>
        <table:table-row table:style-name="ro1">
          <table:table-cell table:style-name="ce64" office:value-type="string" calcext:value-type="string">
            <text:p>boostorg/odeint</text:p>
          </table:table-cell>
          <table:table-cell table:style-name="ce64" office:value-type="string" calcext:value-type="string">
            <text:p>Boost ODE Library</text:p>
          </table:table-cell>
          <table:table-cell table:style-name="ce64" office:value-type="string" calcext:value-type="string">
            <text:p>github</text:p>
          </table:table-cell>
          <table:table-cell table:style-name="ce64" office:value-type="string" calcext:value-type="string">
            <text:p><text:a xlink:href="https://github.com/boostorg/odeint" xlink:type="simple">https://github.com/boostorg/odeint</text:a></text:p>
          </table:table-cell>
          <table:table-cell table:style-name="ce64"/>
          <table:table-cell table:style-name="ce64" office:value-type="string" calcext:value-type="string">
            <text:p>odeint is a highly flexible library for solving ordinary differential equations</text:p>
          </table:table-cell>
          <table:table-cell table:style-name="ce64" office:value-type="string" calcext:value-type="string">
            <text:p>c++</text:p>
          </table:table-cell>
          <table:table-cell table:style-name="ce64"/>
          <table:table-cell table:style-name="ce64" office:value-type="string" calcext:value-type="string">
            <text:p>Boost library</text:p>
          </table:table-cell>
          <table:table-cell table:style-name="ce64" office:value-type="string" calcext:value-type="string">
            <text:p>differential equations</text:p>
          </table:table-cell>
          <table:table-cell table:style-name="ce64" office:value-type="string" calcext:value-type="string">
            <text:p>ode solvers: RK, Symplectic Euler, Implicit Euler, Integration, Bulirsch Stoer, Adams Bashforth</text:p>
          </table:table-cell>
          <table:table-cell table:style-name="ce64" office:value-type="string" calcext:value-type="string">
            <text:p>Boost &lt;<text:a xlink:href="https://www.boost.org/" xlink:type="simple">https://www.boost.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www.boost.org/doc/libs/1_70_0/libs/numeric/odeint/doc/html/index.html" xlink:type="simple">https://www.boost.org/doc/libs/1_70_0/libs/numeric/odeint/doc/html/index.html</text:a></text:p>
          </table:table-cell>
          <table:table-cell table:style-name="ce64" office:value-type="string" calcext:value-type="string">
            <text:p><text:a xlink:href="https://github.com/boostorg/odeint/tree/develop/test" xlink:type="simple">https://github.com/boostorg/odeint/tree/develop/test</text:a> ; https://github.com/boostorg/odeint/tree/develop/test_external</text:p>
          </table:table-cell>
          <table:table-cell table:style-name="ce64" office:value-type="string" calcext:value-type="string">
            <text:p>Travis Cl</text:p>
          </table:table-cell>
          <table:table-cell table:style-name="ce64" office:value-type="string" calcext:value-type="string">
            <text:p><text:a xlink:href="https://github.com/boostorg/odeint/tree/develop/examples" xlink:type="simple">https://github.com/boostorg/odeint/tree/develop/examples</text:a></text:p>
          </table:table-cell>
          <table:table-cell table:style-name="ce64" office:value-type="string" calcext:value-type="string">
            <text:p><text:a xlink:href="https://github.com/boostorg/odeint/tree/develop/performance" xlink:type="simple">https://github.com/boostorg/odeint/tree/develop/performance</text:a></text:p>
          </table:table-cell>
          <table:table-cell table:style-name="ce64"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table:style-name="ce64" office:value-type="string" calcext:value-type="string">
            <text:p>boostorg</text:p>
          </table:table-cell>
          <table:table-cell table:style-name="ce64" office:value-type="string" calcext:value-type="string">
            <text:p>odeint</text:p>
          </table:table-cell>
          <table:table-cell table:style-name="ce64" office:value-type="string" calcext:value-type="string">
            <text:p>1.30 MB</text:p>
          </table:table-cell>
          <table:table-cell table:style-name="ce64" office:value-type="string" calcext:value-type="string">
            <text:p>C++: 1.28 MB; Python: 4.63 KB; Makefile: 2.34 KB; Fortran: 1.86 KB; C: 1.56 KB; HTML: 0.71 KB; Shell: 0.65 KB; </text:p>
          </table:table-cell>
          <table:table-cell table:style-name="ce64" office:value-type="float" office:value="387" calcext:value-type="float">
            <text:p>387</text:p>
          </table:table-cell>
          <table:table-cell table:style-name="ce64" office:value-type="float" office:value="31716" calcext:value-type="float">
            <text:p>31716</text:p>
          </table:table-cell>
          <table:table-cell table:style-name="ce64" office:value-type="string" calcext:value-type="string">
            <text:p>C/C++ Header:191; C++:135; SVG:39; CUDA:5; CSS:1; Python:3; make:5; Fortran 90:1; C:1; YAML:1; Bourne Shell:1; JSON:1; HTML:1; Jam:1; Markdown:1; </text:p>
          </table:table-cell>
          <table:table-cell table:style-name="ce64" office:value-type="string" calcext:value-type="string">
            <text:p>C/C++ Header:17294; C++:12208; SVG:852; CUDA:562; CSS:426; Python:116; make:54; Fortran 90:54; C:53; YAML:38; Bourne Shell:20; JSON:16; HTML:14; Jam:7; Markdown:2; </text:p>
          </table:table-cell>
          <table:table-cell table:style-name="ce64" office:value-type="float" office:value="1378" calcext:value-type="float">
            <text:p>1378</text:p>
          </table:table-cell>
          <table:table-cell table:style-name="ce64" office:value-type="string" calcext:value-type="string">
            <text:p>7 Feb, 2013</text:p>
          </table:table-cell>
          <table:table-cell table:style-name="ce64" office:value-type="string" calcext:value-type="string">
            <text:p>20 Apr, 2019</text:p>
          </table:table-cell>
          <table:table-cell table:style-name="ce9" office:value-type="float" office:value="29" calcext:value-type="float">
            <text:p>29</text:p>
          </table:table-cell>
          <table:table-cell table:style-name="ce64" office:value-type="string" calcext:value-type="string">
            <text:p>headmyshoulder: 599; mariomulansky: 590; vhartman: 37; ddemidov: 23; alankelly: 20; danieljames: 7; GregorDeCillia: 7; nasailja: 5; mmlanger: 5; akumta: 4; ds283: 4; jzmaddock: 4; Beman: 2; bjodah: 2; Flast: 2; friedrichatgc: 2; slayoo: 2; vprus: 2; astrodroid: 1; Arash-codedev: 1; DougGregor: 1; thecount2a: 1; kylelutz: 1; kenichiice: 1; pavelkryukov: 1; steveire: 1; thk686: 1; corell-hd: 1; wschreyer: 1; </text:p>
          </table:table-cell>
          <table:table-cell table:style-name="ce64" office:value-type="string" calcext:value-type="string">
            <text:p>x</text:p>
          </table:table-cell>
          <table:table-cell table:style-name="ce14" office:value-type="string" calcext:value-type="string">
            <text:p>language specific (C++,Boost)</text:p>
          </table:table-cell>
          <table:table-cell table:style-name="ce64" office:value-type="string" calcext:value-type="string">
            <text:p>Contains ODE solvers; quadrature; differentiation; interpolation;</text:p>
          </table:table-cell>
          <table:table-cell table:style-name="ce64" table:number-columns-repeated="988"/>
        </table:table-row>
        <table:table-row table:style-name="ro1">
          <table:table-cell table:style-name="ce64" office:value-type="string" calcext:value-type="string">
            <text:p>scipy/scipy</text:p>
          </table:table-cell>
          <table:table-cell table:style-name="ce64" office:value-type="string" calcext:value-type="string">
            <text:p>SciPy</text:p>
          </table:table-cell>
          <table:table-cell table:style-name="ce64" office:value-type="string" calcext:value-type="string">
            <text:p>github</text:p>
          </table:table-cell>
          <table:table-cell table:style-name="ce64" office:value-type="string" calcext:value-type="string">
            <text:p><text:a xlink:href="https://github.com/scipy/scipy" xlink:type="simple">https://github.com/scipy/scipy</text:a></text:p>
          </table:table-cell>
          <table:table-cell table:style-name="ce64" office:value-type="string" calcext:value-type="string">
            <text:p><text:a xlink:href="https://scipy.org/scipylib" xlink:type="simple">https://scipy.org/scipylib</text:a></text:p>
          </table:table-cell>
          <table:table-cell table:style-name="ce64" office:value-type="string" calcext:value-type="string">
            <text:p>Scipy library main repository</text:p>
          </table:table-cell>
          <table:table-cell table:style-name="ce64" office:value-type="string" calcext:value-type="string">
            <text:p>python</text:p>
          </table:table-cell>
          <table:table-cell table:style-name="ce64" office:value-type="string" calcext:value-type="string">
            <text:p>fortran;c</text:p>
          </table:table-cell>
          <table:table-cell table:style-name="ce64" office:value-type="string" calcext:value-type="string">
            <text:p>python package;interface</text:p>
          </table:table-cell>
          <table:table-cell table:style-name="ce64" office:value-type="string" calcext:value-type="string">
            <text:p>linear algebra;differential equations;signal;fourier;optimization;interpolation</text:p>
          </table:table-cell>
          <table:table-cell table:style-name="ce64"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64" office:value-type="string" calcext:value-type="string">
            <text:p>SciPy &lt;<text:a xlink:href="https://www.scipy.org/" xlink:type="simple">https://www.scipy.org/</text:a>&gt;</text:p>
          </table:table-cell>
          <table:table-cell table:style-name="ce64" office:value-type="string" calcext:value-type="string">
            <text:p>git;github</text:p>
          </table:table-cell>
          <table:table-cell table:style-name="ce64"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64" office:value-type="string" calcext:value-type="string">
            <text:p><text:a xlink:href="https://www.scipy.org/docs.html" xlink:type="simple">https://www.scipy.org/docs.html</text:a></text:p>
          </table:table-cell>
          <table:table-cell table:style-name="ce64"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64" office:value-type="string" calcext:value-type="string">
            <text:p>codcov.io;Travic CI;CircleCI;AppVeyor</text:p>
          </table:table-cell>
          <table:table-cell table:style-name="ce64" office:value-type="string" calcext:value-type="string">
            <text:p><text:a xlink:href="https://docs.scipy.org/doc/scipy/reference/tutorial/index.html" xlink:type="simple">https://docs.scipy.org/doc/scipy/reference/tutorial/index.html</text:a></text:p>
          </table:table-cell>
          <table:table-cell table:style-name="ce64" office:value-type="string" calcext:value-type="string">
            <text:p><text:a xlink:href="https://github.com/scipy/scipy/tree/master/benchmarks" xlink:type="simple">https://github.com/scipy/scipy/tree/master/benchmarks</text:a></text:p>
          </table:table-cell>
          <table:table-cell table:style-name="ce64" office:value-type="string" calcext:value-type="string">
            <text:p>github</text:p>
          </table:table-cell>
          <table:table-cell table:number-columns-repeated="2" table:style-name="ce64" office:value-type="string" calcext:value-type="string">
            <text:p>scipy</text:p>
          </table:table-cell>
          <table:table-cell table:style-name="ce64" office:value-type="string" calcext:value-type="string">
            <text:p>22.27 MB</text:p>
          </table:table-cell>
          <table:table-cell table:style-name="ce64" office:value-type="string" calcext:value-type="string">
            <text:p>Python: 12.03 MB; Fortran: 5.49 MB; C: 4.22 MB; C++: 463.49 KB; TeX: 52.11 KB; MATLAB: 4.35 KB; Shell: 3.83 KB; Makefile: 0.78 KB; </text:p>
          </table:table-cell>
          <table:table-cell table:style-name="ce64" office:value-type="float" office:value="1885" calcext:value-type="float">
            <text:p>1885</text:p>
          </table:table-cell>
          <table:table-cell table:style-name="ce64" office:value-type="float" office:value="363067" calcext:value-type="float">
            <text:p>363067</text:p>
          </table:table-cell>
          <table:table-cell table:style-name="ce64" office:value-type="string" calcext:value-type="string">
            <text:p>Python:644; Fortran 77:457; C:310; reStructuredText:282; C/C++ Header:109; Cython:35; C++:16; SVG:1; JSON:2; TeX:2; YAML:5; make:4; CSS:1; MATLAB:5; Bourne Again Shell:1; Markdown:3; INI:2; HTML:3; Bourne Shell:1; TOML:1; Unity-Prefab:1; </text:p>
          </table:table-cell>
          <table:table-cell table:style-name="ce64" office:value-type="string" calcext:value-type="string">
            <text:p>Python:160309; Fortran 77:79514; C:74409; reStructuredText:16958; C/C++ Header:11868; Cython:8884; C++:4154; SVG:3208; JSON:1455; TeX:1168; YAML:520; make:142; CSS:119; MATLAB:94; Bourne Again Shell:87; Markdown:62; INI:48; HTML:39; Bourne Shell:18; TOML:9; Unity-Prefab:2; </text:p>
          </table:table-cell>
          <table:table-cell table:style-name="ce64" office:value-type="float" office:value="21058" calcext:value-type="float">
            <text:p>21058</text:p>
          </table:table-cell>
          <table:table-cell table:style-name="ce64" office:value-type="string" calcext:value-type="string">
            <text:p>9 Mar, 2011</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pv: 2888; rgommers: 2479; ev-br: 1080; teoliphant: 977; cournape: 820; WarrenWeckesser: 758; alexbrc: 604; pearu: 504; endolith: 362; nmayorov: 332; person142: 302; stefanv: 301; dlax: 287; matthew-brett: 281; jarrodmillman: 229; mdhaber: 217; larsmans: 212; andyfaff: 204; larsoner: 184; ilayn: 183; tylerjereddy: 181; eric-jones: 180; perimosocordiae: 162; rkern: 160; ewmoore: 157; timleslie: 152; josef-pkt: 149; rainwoodman: 142; adbugger: 133; jakevdp: 121; </text:p>
          </table:table-cell>
          <table:table-cell table:style-name="ce64" office:value-type="string" calcext:value-type="string">
            <text:p>x</text:p>
          </table:table-cell>
          <table:table-cell table:style-name="ce14" office:value-type="string" calcext:value-type="string">
            <text:p>nschloe list &lt;<text:a xlink:href="https://github.com/nschloe/awesome-scientific-computing" xlink:type="simple">https://github.com/nschloe/awesome-scientific-computing</text:a>&gt;</text:p>
          </table:table-cell>
          <table:table-cell table:style-name="ce64" table:number-columns-repeated="989"/>
        </table:table-row>
        <table:table-row table:style-name="ro1">
          <table:table-cell table:style-name="ce64" office:value-type="string" calcext:value-type="string">
            <text:p>clawpack/geoclaw</text:p>
          </table:table-cell>
          <table:table-cell table:style-name="ce64" office:value-type="string" calcext:value-type="string">
            <text:p>geoclaw</text:p>
          </table:table-cell>
          <table:table-cell table:style-name="ce64" office:value-type="string" calcext:value-type="string">
            <text:p>github</text:p>
          </table:table-cell>
          <table:table-cell table:style-name="ce64" office:value-type="string" calcext:value-type="string">
            <text:p><text:a xlink:href="https://github.com/clawpack/geoclaw" xlink:type="simple">https://github.com/clawpack/geoclaw</text:a></text:p>
          </table:table-cell>
          <table:table-cell table:style-name="ce64" office:value-type="string" calcext:value-type="string">
            <text:p><text:a xlink:href="http://www.clawpack.org/geoclaw" xlink:type="simple">http://www.clawpack.org/geoclaw</text:a></text:p>
          </table:table-cell>
          <table:table-cell table:style-name="ce64" office:value-type="string" calcext:value-type="string">
            <text:p>Version of Clawpack for geophysical waves and flows</text:p>
          </table:table-cell>
          <table:table-cell table:style-name="ce64" office:value-type="string" calcext:value-type="string">
            <text:p>c++;python</text:p>
          </table:table-cell>
          <table:table-cell table:style-name="ce64"/>
          <table:table-cell table:style-name="ce64" office:value-type="string" calcext:value-type="string">
            <text:p>solver</text:p>
          </table:table-cell>
          <table:table-cell table:style-name="ce64" office:value-type="string" calcext:value-type="string">
            <text:p>physics simulations</text:p>
          </table:table-cell>
          <table:table-cell table:style-name="ce64" office:value-type="string" calcext:value-type="string">
            <text:p>routines for specific geophysical flow problems: 2d depth averaged shallow water equations; topography</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www.clawpack.org/geoclaw" xlink:type="simple">http://www.clawpack.org/geoclaw</text:a></text:p>
          </table:table-cell>
          <table:table-cell table:style-name="ce64" office:value-type="string" calcext:value-type="string">
            <text:p><text:a xlink:href="https://github.com/clawpack/geoclaw/tree/master/tests" xlink:type="simple">https://github.com/clawpack/geoclaw/tree/master/tests</text:a></text:p>
          </table:table-cell>
          <table:table-cell table:style-name="ce64"/>
          <table:table-cell table:style-name="ce64"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table:style-name="ce64" office:value-type="string" calcext:value-type="string">
            <text:p>none</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geoclaw</text:p>
          </table:table-cell>
          <table:table-cell table:style-name="ce64" office:value-type="string" calcext:value-type="string">
            <text:p>1.59 MB</text:p>
          </table:table-cell>
          <table:table-cell table:style-name="ce64" office:value-type="string" calcext:value-type="string">
            <text:p>Fortran: 860.34 KB; Python: 714.06 KB; Makefile: 14.29 KB; </text:p>
          </table:table-cell>
          <table:table-cell table:style-name="ce64" office:value-type="float" office:value="210" calcext:value-type="float">
            <text:p>210</text:p>
          </table:table-cell>
          <table:table-cell table:style-name="ce64" office:value-type="float" office:value="29648" calcext:value-type="float">
            <text:p>29648</text:p>
          </table:table-cell>
          <table:table-cell table:style-name="ce64" office:value-type="string" calcext:value-type="string">
            <text:p>Python:86; Fortran 90:70; Fortran 77:29; make:16; reStructuredText:8; YAML:1; </text:p>
          </table:table-cell>
          <table:table-cell table:style-name="ce64" office:value-type="string" calcext:value-type="string">
            <text:p>Python:15045; Fortran 90:10714; Fortran 77:3194; make:457; reStructuredText:200; YAML:38; </text:p>
          </table:table-cell>
          <table:table-cell table:style-name="ce64" office:value-type="float" office:value="2392" calcext:value-type="float">
            <text:p>2392</text:p>
          </table:table-cell>
          <table:table-cell table:style-name="ce64" office:value-type="string" calcext:value-type="string">
            <text:p>13 Apr, 2011</text:p>
          </table:table-cell>
          <table:table-cell table:style-name="ce64" office:value-type="string" calcext:value-type="string">
            <text:p>8 May, 2019</text:p>
          </table:table-cell>
          <table:table-cell table:style-name="ce9" office:value-type="float" office:value="22" calcext:value-type="float">
            <text:p>22</text:p>
          </table:table-cell>
          <table:table-cell table:style-name="ce64" office:value-type="string" calcext:value-type="string">
            <text:p>mandli: 1023; rjleveque: 449; aks2203: 159; BrisaDavis: 114; donnaaboise: 89; mjberger: 80; dsrim: 50; bolliger32: 25; hudaquresh: 19; ortegagingrich: 16; navravi: 15; dlgeorge: 13; ketch: 7; silvermang: 7; gradylemoine: 2; sarasamuel: 2; xinshengqin: 2; jgalazm: 2; delgadom: 2; wmayfield: 2; katrinleinweber: 1; lidiabressan: 1;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table:number-columns-repeated="989"/>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github</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none</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table:number-columns-repeated="2" office:value-type="string" calcext:value-type="string">
            <text:p>SeisSol</text:p>
          </table:table-cell>
          <table:table-cell table:style-name="Default" office:value-type="string" calcext:value-type="string">
            <text:p>4.66 MB</text:p>
          </table:table-cell>
          <table:table-cell table:style-name="Default" office:value-type="string" calcext:value-type="string">
            <text:p>C++: 1.88 MB; Fortran: 1.41 MB; Python: 746.51 KB; MATLAB: 372.17 KB; Shell: 101.65 KB; Roff: 85.59 KB; R: 32.30 KB; GLSL: 9.72 KB; HTML: 8.00 KB; C: 7.58 KB; Makefile: 4.63 KB; CMake: 3.94 KB; Smarty: 2.25 KB; Awk: 1.91 KB; </text:p>
          </table:table-cell>
          <table:table-cell table:style-name="Default" office:value-type="float" office:value="742" calcext:value-type="float">
            <text:p>742</text:p>
          </table:table-cell>
          <table:table-cell table:style-name="Default" office:value-type="float" office:value="1276799" calcext:value-type="float">
            <text:p>1276799</text:p>
          </table:table-cell>
          <table:table-cell table:style-name="Default" office:value-type="string" calcext:value-type="string">
            <text:p>XML:125; Fortran 90:48; C++:98; C/C++ Header:160; Python:156; MATLAB:57; reStructuredText:51; TeX:2; Bourne Shell:26; R:2; HTML:1; Markdown:6; make:3; YAML:2; CMake:1; Bourne Again Shell:3; awk:1; </text:p>
          </table:table-cell>
          <table:table-cell table:style-name="Default" office:value-type="string" calcext:value-type="string">
            <text:p>XML:1208520; Fortran 90:19064; C++:14060; C/C++ Header:13597; Python:9035; MATLAB:5276; reStructuredText:3140; TeX:1904; Bourne Shell:1468; R:269; HTML:162; Markdown:117; make:65; YAML:49; CMake:41; Bourne Again Shell:24; awk:8; </text:p>
          </table:table-cell>
          <table:table-cell table:style-name="Default" office:value-type="float" office:value="1175" calcext:value-type="float">
            <text:p>1175</text:p>
          </table:table-cell>
          <table:table-cell table:style-name="Default" office:value-type="string" calcext:value-type="string">
            <text:p>3 Jul, 2014</text:p>
          </table:table-cell>
          <table:table-cell table:style-name="Default" office:value-type="string" calcext:value-type="string">
            <text:p>14 May, 2019</text:p>
          </table:table-cell>
          <table:table-cell table:style-name="ce55" office:value-type="float" office:value="14" calcext:value-type="float">
            <text:p>14</text:p>
          </table:table-cell>
          <table:table-cell table:style-name="Default" office:value-type="string" calcext:value-type="string">
            <text:p>uphoffc: 414; Thomas-Ulrich: 170; alheinecke: 82; daisy20170101: 71; swollherr: 64; krenzland: 31; brietzke: 24; sonVishal: 18; rettenbs: 7; fsimonis: 6; breuera: 5; lrannabauer: 2; sebanger: 2; sweetpony: 1; </text:p>
          </table:table-cell>
          <table:table-cell table:style-name="Default" office:value-type="string" calcext:value-type="string">
            <text:p>x</text:p>
          </table:table-cell>
          <table:table-cell table:style-name="Default" office:value-type="string" calcext:value-type="string">
            <text:p>???</text:p>
          </table:table-cell>
          <table:table-cell office:value-type="string" calcext:value-type="string">
            <text:p>Seems to have iterative methods but not sure what they do</text:p>
          </table:table-cell>
          <table:table-cell/>
          <table:table-cell table:style-name="ce51" table:number-columns-repeated="985"/>
          <table:table-cell table:number-columns-repeated="2"/>
        </table:table-row>
        <table:table-row table:style-name="ro1">
          <table:table-cell table:style-name="ce51" office:value-type="string" calcext:value-type="string">
            <text:p>coin-or/CppAD</text:p>
          </table:table-cell>
          <table:table-cell table:style-name="ce51" office:value-type="string" calcext:value-type="string">
            <text:p>CppAD</text:p>
          </table:table-cell>
          <table:table-cell table:style-name="ce51" office:value-type="string" calcext:value-type="string">
            <text:p>github</text:p>
          </table:table-cell>
          <table:table-cell table:style-name="ce51" office:value-type="string" calcext:value-type="string">
            <text:p><text:a xlink:href="https://github.com/coin-or/CppAD" xlink:type="simple">https://github.com/coin-or/CppAD</text:a></text:p>
          </table:table-cell>
          <table:table-cell table:style-name="ce51" office:value-type="string" calcext:value-type="string">
            <text:p><text:a xlink:href="https://coin-or.github.io/CppAD/doc/cppad.htm" xlink:type="simple">https://coin-or.github.io/CppAD/doc/cppad.htm</text:a></text:p>
          </table:table-cell>
          <table:table-cell table:style-name="ce51" office:value-type="string" calcext:value-type="string">
            <text:p>A C++ Algorithmic Differentiation Package</text:p>
          </table:table-cell>
          <table:table-cell table:style-name="ce51" office:value-type="string" calcext:value-type="string">
            <text:p>c++</text:p>
          </table:table-cell>
          <table:table-cell table:style-name="ce51"/>
          <table:table-cell table:style-name="ce51" office:value-type="string" calcext:value-type="string">
            <text:p>solver</text:p>
          </table:table-cell>
          <table:table-cell table:style-name="ce51" office:value-type="string" calcext:value-type="string">
            <text:p>derivative;algorithmic differentiation</text:p>
          </table:table-cell>
          <table:table-cell table:style-name="ce51" office:value-type="string" calcext:value-type="string">
            <text:p>solver for algorithmic differentiation; appears to contain COIN-OR IPOPT</text:p>
          </table:table-cell>
          <table:table-cell table:style-name="ce51" office:value-type="string" calcext:value-type="string">
            <text:p>COIN OR &lt;<text:a xlink:href="https://www.coin-or.org/" xlink:type="simple">https://www.coin-or.org</text:a>&gt;</text:p>
          </table:table-cell>
          <table:table-cell table:style-name="ce51"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coin-or.github.io/CppAD/doc/cppad.htm" xlink:type="simple">https://coin-or.github.io/CppAD/doc/cppad.htm</text:a></text:p>
          </table:table-cell>
          <table:table-cell table:style-name="ce51" office:value-type="string" calcext:value-type="string">
            <text:p><text:a xlink:href="https://github.com/coin-or/CppAD/tree/master/test_more" xlink:type="simple">https://github.com/coin-or/CppAD/tree/master/test_more</text:a></text:p>
          </table:table-cell>
          <table:table-cell table:style-name="ce51" office:value-type="string" calcext:value-type="string">
            <text:p>Travis Cl; AppVeyor</text:p>
          </table:table-cell>
          <table:table-cell table:style-name="ce51" office:value-type="string" calcext:value-type="string">
            <text:p><text:a xlink:href="https://github.com/coin-or/CppAD/tree/master/example" xlink:type="simple">https://github.com/coin-or/CppAD/tree/master/example</text:a></text:p>
          </table:table-cell>
          <table:table-cell table:style-name="ce51" office:value-type="string" calcext:value-type="string">
            <text:p><text:a xlink:href="https://github.com/coin-or/CppAD/tree/master/speed" xlink:type="simple">https://github.com/coin-or/CppAD/tree/master/speed</text:a></text:p>
          </table:table-cell>
          <table:table-cell table:style-name="ce51"/>
          <table:table-cell office:value-type="string" calcext:value-type="string">
            <text:p>coin-or</text:p>
          </table:table-cell>
          <table:table-cell office:value-type="string" calcext:value-type="string">
            <text:p>CppAD</text:p>
          </table:table-cell>
          <table:table-cell table:style-name="Default" office:value-type="string" calcext:value-type="string">
            <text:p>5.99 MB</text:p>
          </table:table-cell>
          <table:table-cell table:style-name="Default" office:value-type="string" calcext:value-type="string">
            <text:p>C++: 5.52 MB; Shell: 241.41 KB; CMake: 124.12 KB; HTML: 39.78 KB; M4: 25.49 KB; Python: 16.19 KB; C: 15.79 KB; TeX: 5.51 KB; sed: 1.23 KB; </text:p>
          </table:table-cell>
          <table:table-cell table:style-name="Default" office:value-type="float" office:value="962" calcext:value-type="float">
            <text:p>962</text:p>
          </table:table-cell>
          <table:table-cell table:style-name="Default" office:value-type="float" office:value="104397" calcext:value-type="float">
            <text:p>104397</text:p>
          </table:table-cell>
          <table:table-cell table:style-name="Default" office:value-type="string" calcext:value-type="string">
            <text:p>C/C++ Header:344; C++:458; Bourne Shell:64; CMake:53; make:31; m4:1; HTML:1; Python:2; C:1; JSON:1; TeX:1; XML:1; Markdown:1; YAML:2; sed:1; </text:p>
          </table:table-cell>
          <table:table-cell table:style-name="Default" office:value-type="string" calcext:value-type="string">
            <text:p>C/C++ Header:43004; C++:40713; Bourne Shell:15182; CMake:1899; make:1455; m4:646; HTML:495; Python:317; C:177; JSON:158; TeX:158; XML:126; Markdown:36; YAML:31; sed:0; </text:p>
          </table:table-cell>
          <table:table-cell table:style-name="Default" office:value-type="float" office:value="4680" calcext:value-type="float">
            <text:p>4680</text:p>
          </table:table-cell>
          <table:table-cell table:style-name="Default" office:value-type="string" calcext:value-type="string">
            <text:p>13 Jan, 2015</text:p>
          </table:table-cell>
          <table:table-cell table:style-name="Default" office:value-type="string" calcext:value-type="string">
            <text:p>13 May, 2019</text:p>
          </table:table-cell>
          <table:table-cell table:style-name="ce55" office:value-type="float" office:value="6" calcext:value-type="float">
            <text:p>6</text:p>
          </table:table-cell>
          <table:table-cell table:style-name="Default" office:value-type="string" calcext:value-type="string">
            <text:p>bradbell: 2596; BjarniMax: 2; francisduffy: 1; svigerske: 1; tkelman: 1; enricodetoma: 1; </text:p>
          </table:table-cell>
          <table:table-cell table:style-name="Default" office:value-type="string" calcext:value-type="string">
            <text:p>x</text:p>
          </table:table-cell>
          <table:table-cell table:style-name="ce52" office:value-type="string" calcext:value-type="string">
            <text:p>from COIN OR owner</text:p>
          </table:table-cell>
          <table:table-cell table:style-name="ce51" table:number-columns-repeated="987"/>
          <table:table-cell table:number-columns-repeated="2"/>
        </table:table-row>
        <table:table-row table:style-name="ro1">
          <table:table-cell table:style-name="ce64" office:value-type="string" calcext:value-type="string">
            <text:p>clawpack/riemann</text:p>
          </table:table-cell>
          <table:table-cell table:style-name="ce64" office:value-type="string" calcext:value-type="string">
            <text:p>riemann</text:p>
          </table:table-cell>
          <table:table-cell table:style-name="ce64" office:value-type="string" calcext:value-type="string">
            <text:p>github</text:p>
          </table:table-cell>
          <table:table-cell table:style-name="ce64" office:value-type="string" calcext:value-type="string">
            <text:p><text:a xlink:href="https://github.com/clawpack/riemann" xlink:type="simple">https://github.com/clawpack/riemann</text:a></text:p>
          </table:table-cell>
          <table:table-cell table:style-name="ce64" office:value-type="string" calcext:value-type="string">
            <text:p><text:a xlink:href="http://www.clawpack.org/riemann.html" xlink:type="simple">http://www.clawpack.org/riemann.html</text:a></text:p>
          </table:table-cell>
          <table:table-cell table:style-name="ce64" office:value-type="string" calcext:value-type="string">
            <text:p>One place for all Clawpack-style Riemann solvers; Riemann solvers for many applications, including advection, acoustics, shallow water equations, Euler equations, traffic flow, Burgers’ equation, etc.</text:p>
          </table:table-cell>
          <table:table-cell table:style-name="ce64" office:value-type="string" calcext:value-type="string">
            <text:p>fortran</text:p>
          </table:table-cell>
          <table:table-cell table:style-name="ce64" office:value-type="string" calcext:value-type="string">
            <text:p>python</text:p>
          </table:table-cell>
          <table:table-cell table:style-name="ce64" office:value-type="string" calcext:value-type="string">
            <text:p>solver</text:p>
          </table:table-cell>
          <table:table-cell table:style-name="ce64" office:value-type="string" calcext:value-type="string">
            <text:p>differential equations</text:p>
          </table:table-cell>
          <table:table-cell table:style-name="ce64" office:value-type="string" calcext:value-type="string">
            <text:p>solver for riemann problem (riemann problems shocks and rarefaction of waves, fluid dynamics)</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www.clawpack.org/riemann.html" xlink:type="simple">http://www.clawpack.org/riemann.html</text:a></text:p>
          </table:table-cell>
          <table:table-cell table:style-name="ce64" office:value-type="string" calcext:value-type="string">
            <text:p><text:a xlink:href="https://github.com/clawpack/riemann/tree/master/rptest/1d" xlink:type="simple">https://github.com/clawpack/riemann/tree/master/rptest/1d</text:a></text:p>
          </table:table-cell>
          <table:table-cell table:style-name="ce64" office:value-type="string" calcext:value-type="string">
            <text:p><text:a xlink:href="https://github.com/clawpack/riemann/tree/master/rptest/1d" xlink:type="simple">https://github.com/clawpack/riemann/tree/master/rptest/1d</text:a></text:p>
          </table:table-cell>
          <table:table-cell table:style-name="ce64" office:value-type="string" calcext:value-type="string">
            <text:p><text:a xlink:href="http://www.clawpack.org/pyclaw/rp.html" xlink:type="simple">http://www.clawpack.org/pyclaw/rp.html</text:a></text:p>
          </table:table-cell>
          <table:table-cell table:style-name="ce64" office:value-type="string" calcext:value-type="string">
            <text:p>none</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riemann</text:p>
          </table:table-cell>
          <table:table-cell table:style-name="ce64" office:value-type="string" calcext:value-type="string">
            <text:p>689.31 KB</text:p>
          </table:table-cell>
          <table:table-cell table:style-name="ce64" office:value-type="string" calcext:value-type="string">
            <text:p>Fortran: 582.33 KB; Python: 101.74 KB; Jupyter Notebook: 4.44 KB; Makefile: 0.80 KB; </text:p>
          </table:table-cell>
          <table:table-cell table:style-name="ce64" office:value-type="float" office:value="148" calcext:value-type="float">
            <text:p>148</text:p>
          </table:table-cell>
          <table:table-cell table:style-name="ce64" office:value-type="float" office:value="11351" calcext:value-type="float">
            <text:p>11351</text:p>
          </table:table-cell>
          <table:table-cell table:style-name="ce64" office:value-type="string" calcext:value-type="string">
            <text:p>Fortran 90:99; Python:40; Fortran 77:5; Markdown:1; YAML:1; make:1; Jupyter Notebook:1; </text:p>
          </table:table-cell>
          <table:table-cell table:style-name="ce64" office:value-type="string" calcext:value-type="string">
            <text:p>Fortran 90:8737; Python:1437; Fortran 77:1110; Markdown:26; YAML:22; make:19; Jupyter Notebook:0; </text:p>
          </table:table-cell>
          <table:table-cell table:style-name="ce64" office:value-type="float" office:value="576" calcext:value-type="float">
            <text:p>576</text:p>
          </table:table-cell>
          <table:table-cell table:style-name="ce64" office:value-type="string" calcext:value-type="string">
            <text:p>19 Apr, 2011</text:p>
          </table:table-cell>
          <table:table-cell table:style-name="ce64" office:value-type="string" calcext:value-type="string">
            <text:p>10 Apr, 2019</text:p>
          </table:table-cell>
          <table:table-cell table:style-name="ce9" office:value-type="float" office:value="15" calcext:value-type="float">
            <text:p>15</text:p>
          </table:table-cell>
          <table:table-cell table:style-name="ce64" office:value-type="string" calcext:value-type="string">
            <text:p>mandli: 201; ketch: 158; rjleveque: 74; BrisaDavis: 36; ahmadia: 22; mparsani: 17; maojrs: 17; weslowrie: 16; gradylemoine: 7; mjberger: 6; aks2203: 4; hadjimy: 3; chaulio: 3; katrinleinweber: 1; delgadom: 1;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table:number-columns-repeated="989"/>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github</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office:value-type="string" calcext:value-type="string">
            <text:p>Travis Cl</text:p>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string" calcext:value-type="string">
            <text:p>headmyshoulder</text:p>
          </table:table-cell>
          <table:table-cell office:value-type="string" calcext:value-type="string">
            <text:p>odeint-v2</text:p>
          </table:table-cell>
          <table:table-cell table:style-name="Default" office:value-type="string" calcext:value-type="string">
            <text:p>1.30 MB</text:p>
          </table:table-cell>
          <table:table-cell table:style-name="Default" office:value-type="string" calcext:value-type="string">
            <text:p>C++: 1.28 MB; Python: 4.63 KB; Makefile: 2.34 KB; Fortran: 1.86 KB; C: 1.56 KB; HTML: 0.71 KB; Shell: 0.65 KB; </text:p>
          </table:table-cell>
          <table:table-cell table:style-name="Default" office:value-type="float" office:value="386" calcext:value-type="float">
            <text:p>386</text:p>
          </table:table-cell>
          <table:table-cell table:style-name="Default" office:value-type="float" office:value="31690" calcext:value-type="float">
            <text:p>31690</text:p>
          </table:table-cell>
          <table:table-cell table:style-name="Default" office:value-type="string" calcext:value-type="string">
            <text:p>C/C++ Header:191; C++:135; SVG:39; CUDA:5; CSS:1; Python:3; make:5; Fortran 90:1; C:1; YAML:1; Bourne Shell:1; HTML:1; Jam:1; Markdown:1; </text:p>
          </table:table-cell>
          <table:table-cell table:style-name="Default" office:value-type="string" calcext:value-type="string">
            <text:p>C/C++ Header:17294; C++:12198; SVG:852; CUDA:562; CSS:426; Python:116; make:54; Fortran 90:54; C:53; YAML:38; Bourne Shell:20; HTML:14; Jam:7; Markdown:2; </text:p>
          </table:table-cell>
          <table:table-cell table:style-name="Default" office:value-type="float" office:value="1304" calcext:value-type="float">
            <text:p>1304</text:p>
          </table:table-cell>
          <table:table-cell table:style-name="Default" office:value-type="string" calcext:value-type="string">
            <text:p>4 Jul, 2011</text:p>
          </table:table-cell>
          <table:table-cell table:style-name="Default" office:value-type="string" calcext:value-type="string">
            <text:p>16 Mar, 2019</text:p>
          </table:table-cell>
          <table:table-cell table:style-name="ce55" office:value-type="float" office:value="18" calcext:value-type="float">
            <text:p>18</text:p>
          </table:table-cell>
          <table:table-cell table:style-name="Default" office:value-type="string" calcext:value-type="string">
            <text:p>mariomulansky: 579; headmyshoulder: 566; vhartman: 37; ddemidov: 23; alankelly: 20; GregorDeCillia: 7; mmlanger: 5; ds283: 4; bjodah: 2; friedrichatgc: 2; slayoo: 2; astrodroid: 1; Arash-codedev: 1; danieljames: 1; thecount2a: 1; kylelutz: 1; thk686: 1; wschreyer: 1; </text:p>
          </table:table-cell>
          <table:table-cell table:style-name="Default" office:value-type="string" calcext:value-type="string">
            <text:p>x</text:p>
          </table:table-cell>
          <table:table-cell office:value-type="string" calcext:value-type="string">
            <text:p>github search (differential equation)</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style-name="ce51" table:number-columns-repeated="985"/>
          <table:table-cell table:number-columns-repeated="2"/>
        </table:table-row>
        <table:table-row table:style-name="ro1">
          <table:table-cell table:style-name="ce64" office:value-type="string" calcext:value-type="string">
            <text:p>clawpack/sharpclaw</text:p>
          </table:table-cell>
          <table:table-cell table:style-name="ce64" office:value-type="string" calcext:value-type="string">
            <text:p>SharpClaw - Semi-discrete High order Accurate Package for Conservation LAWs</text:p>
          </table:table-cell>
          <table:table-cell table:style-name="ce64" office:value-type="string" calcext:value-type="string">
            <text:p>github</text:p>
          </table:table-cell>
          <table:table-cell table:style-name="ce64" office:value-type="string" calcext:value-type="string">
            <text:p><text:a xlink:href="https://github.com/clawpack/sharpclaw" xlink:type="simple">https://github.com/clawpack/sharpclaw</text:a></text:p>
          </table:table-cell>
          <table:table-cell table:style-name="ce64"/>
          <table:table-cell table:style-name="ce64" office:value-type="string" calcext:value-type="string">
            <text:p>This code is no longer supported</text:p>
          </table:table-cell>
          <table:table-cell table:style-name="ce64" office:value-type="string" calcext:value-type="string">
            <text:p>fortran;python</text:p>
          </table:table-cell>
          <table:table-cell table:style-name="ce64"/>
          <table:table-cell table:style-name="ce64" office:value-type="string" calcext:value-type="string">
            <text:p>solver</text:p>
          </table:table-cell>
          <table:table-cell table:style-name="ce64" office:value-type="string" calcext:value-type="string">
            <text:p>physics simulations</text:p>
          </table:table-cell>
          <table:table-cell table:style-name="ce64" office:value-type="string" calcext:value-type="string">
            <text:p>solves hyperbolic systems of PDEs with arbitrary high order accuracy</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number-columns-repeated="5" table:style-name="ce64" office:value-type="string" calcext:value-type="string">
            <text:p>none</text:p>
          </table:table-cell>
          <table:table-cell table:style-name="ce64" office:value-type="string" calcext:value-type="string">
            <text:p><text:a xlink:href="https://staff.washington.edu/rjl/students/ketcheson/thesis.pdf" xlink:type="simple">https://staff.washington.edu/rjl/students/ketcheson/thesis.pdf</text:a> ;  <text:a xlink:href="https://scholar.google.ca/scholar?q=High+Order+Strong+Stability+Preserving+Time+Integrators+andNumerical+Wave+Propagation+Methods+for+Hyperbolic+PDEs" xlink:type="simple">https://scholar.google.ca/scholar?q=High+Order+Strong+Stability+Preserving+Time+Integrators+andNumerical+Wave+Propagation+Methods+for+Hyperbolic+PDEs</text:a></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sharpclaw</text:p>
          </table:table-cell>
          <table:table-cell table:style-name="ce64" office:value-type="string" calcext:value-type="string">
            <text:p>723.76 KB</text:p>
          </table:table-cell>
          <table:table-cell table:style-name="ce64" office:value-type="string" calcext:value-type="string">
            <text:p>Fortran: 442.24 KB; Python: 275.91 KB; MATLAB: 3.33 KB; Racket: 2.28 KB; </text:p>
          </table:table-cell>
          <table:table-cell table:style-name="ce64" office:value-type="float" office:value="218" calcext:value-type="float">
            <text:p>218</text:p>
          </table:table-cell>
          <table:table-cell table:style-name="ce64" office:value-type="float" office:value="12441" calcext:value-type="float">
            <text:p>12441</text:p>
          </table:table-cell>
          <table:table-cell table:style-name="ce64" office:value-type="string" calcext:value-type="string">
            <text:p>Fortran 90:78; Python:52; Fortran 77:55; make:19; reStructuredText:8; HTML:2; Fortran 95:1; MATLAB:2; Markdown:1; </text:p>
          </table:table-cell>
          <table:table-cell table:style-name="ce64" office:value-type="string" calcext:value-type="string">
            <text:p>Fortran 90:4716; Python:3558; Fortran 77:2891; make:803; reStructuredText:244; HTML:113; Fortran 95:80; MATLAB:18; Markdown:18; </text:p>
          </table:table-cell>
          <table:table-cell table:style-name="ce64" office:value-type="float" office:value="86" calcext:value-type="float">
            <text:p>86</text:p>
          </table:table-cell>
          <table:table-cell table:style-name="ce64" office:value-type="string" calcext:value-type="string">
            <text:p>14 Apr, 2011</text:p>
          </table:table-cell>
          <table:table-cell table:style-name="ce64" office:value-type="string" calcext:value-type="string">
            <text:p>28 Nov, 2013</text:p>
          </table:table-cell>
          <table:table-cell table:style-name="ce9" office:value-type="float" office:value="2" calcext:value-type="float">
            <text:p>2</text:p>
          </table:table-cell>
          <table:table-cell table:style-name="ce64" office:value-type="string" calcext:value-type="string">
            <text:p>ketch: 36; mparsani: 33;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office:value-type="string" calcext:value-type="string">
            <text:p>repository no longer maintained</text:p>
          </table:table-cell>
          <table:table-cell table:style-name="ce64" table:number-columns-repeated="988"/>
        </table:table-row>
        <table:table-row table:style-name="ro1">
          <table:table-cell table:style-name="ce64" office:value-type="string" calcext:value-type="string">
            <text:p>firedrakeproject/firedrake</text:p>
          </table:table-cell>
          <table:table-cell table:style-name="ce64" office:value-type="string" calcext:value-type="string">
            <text:p>Firedrake</text:p>
          </table:table-cell>
          <table:table-cell table:style-name="ce64" office:value-type="string" calcext:value-type="string">
            <text:p>github</text:p>
          </table:table-cell>
          <table:table-cell table:style-name="ce64" office:value-type="string" calcext:value-type="string">
            <text:p><text:a xlink:href="https://github.com/firedrakeproject/firedrake" xlink:type="simple">https://github.com/firedrakeproject/firedrake</text:a></text:p>
          </table:table-cell>
          <table:table-cell table:style-name="ce64" office:value-type="string" calcext:value-type="string">
            <text:p><text:a xlink:href="https://www.firedrakeproject.org/" xlink:type="simple">https://www.firedrakeproject.org/</text:a></text:p>
          </table:table-cell>
          <table:table-cell table:style-name="ce64" office:value-type="string" calcext:value-type="string">
            <text:p>Firedrake is an automated system for the portable solution of partial differential equations using the finite element method (FEM)</text:p>
          </table:table-cell>
          <table:table-cell table:style-name="ce64" office:value-type="string" calcext:value-type="string">
            <text:p>python</text:p>
          </table:table-cell>
          <table:table-cell table:style-name="ce64"/>
          <table:table-cell table:style-name="ce64" office:value-type="string" calcext:value-type="string">
            <text:p>model</text:p>
          </table:table-cell>
          <table:table-cell table:style-name="ce64" office:value-type="string" calcext:value-type="string">
            <text:p>differential equations;fem</text:p>
          </table:table-cell>
          <table:table-cell table:style-name="ce64" office:value-type="string" calcext:value-type="string">
            <text:p>solves partial differential equations using FEM</text:p>
          </table:table-cell>
          <table:table-cell table:style-name="ce64" office:value-type="string" calcext:value-type="string">
            <text:p>Firedrake &lt;<text:a xlink:href="https://www.firedrakeproject.org/" xlink:type="simple">https://www.firedrakeproject.org</text:a>&gt;; Imperial College London; Durham University; Baylor University</text:p>
          </table:table-cell>
          <table:table-cell table:style-name="ce64" office:value-type="string" calcext:value-type="string">
            <text:p>git;github</text:p>
          </table:table-cell>
          <table:table-cell table:style-name="ce64" office:value-type="string" calcext:value-type="string">
            <text:p>PETSc; (based on FeniCS)</text:p>
          </table:table-cell>
          <table:table-cell table:style-name="ce64" office:value-type="string" calcext:value-type="string">
            <text:p><text:a xlink:href="https://www.firedrakeproject.org/documentation.html" xlink:type="simple">https://www.firedrakeproject.org/documentation.html</text:a></text:p>
          </table:table-cell>
          <table:table-cell table:style-name="ce64" office:value-type="string" calcext:value-type="string">
            <text:p><text:a xlink:href="https://github.com/firedrakeproject/firedrake/tree/master/tests" xlink:type="simple">https://github.com/firedrakeproject/firedrake/tree/master/tests</text:a></text:p>
          </table:table-cell>
          <table:table-cell table:style-name="ce64" office:value-type="string" calcext:value-type="string">
            <text:p>codecov.io</text:p>
          </table:table-cell>
          <table:table-cell table:style-name="ce64"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table:style-name="ce64"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table:style-name="ce64" office:value-type="string" calcext:value-type="string">
            <text:p>github</text:p>
          </table:table-cell>
          <table:table-cell table:style-name="ce64" office:value-type="string" calcext:value-type="string">
            <text:p>firedrakeproject</text:p>
          </table:table-cell>
          <table:table-cell table:style-name="ce64" office:value-type="string" calcext:value-type="string">
            <text:p>firedrake</text:p>
          </table:table-cell>
          <table:table-cell table:style-name="ce64" office:value-type="string" calcext:value-type="string">
            <text:p>1.99 MB</text:p>
          </table:table-cell>
          <table:table-cell table:style-name="ce64" office:value-type="string" calcext:value-type="string">
            <text:p>Python: 1.98 MB; C: 3.29 KB; HTML: 2.84 KB; GLSL: 2.52 KB; Makefile: 2.25 KB; </text:p>
          </table:table-cell>
          <table:table-cell table:style-name="ce64" office:value-type="float" office:value="449" calcext:value-type="float">
            <text:p>449</text:p>
          </table:table-cell>
          <table:table-cell table:style-name="ce64" office:value-type="float" office:value="49781" calcext:value-type="float">
            <text:p>49781</text:p>
          </table:table-cell>
          <table:table-cell table:style-name="ce64" office:value-type="string" calcext:value-type="string">
            <text:p>Python:338; SVG:26; reStructuredText:53; Cython:6; CSS:6; Jupyter Notebook:7; make:3; HTML:5; C:1; C/C++ Header:2; JavaScript:1; YAML:1; </text:p>
          </table:table-cell>
          <table:table-cell table:style-name="ce64" office:value-type="string" calcext:value-type="string">
            <text:p>Python:32828; SVG:7105; reStructuredText:5609; Cython:2134; CSS:991; Jupyter Notebook:537; make:215; HTML:207; C:66; C/C++ Header:46; JavaScript:36; YAML:7; </text:p>
          </table:table-cell>
          <table:table-cell table:style-name="ce64" office:value-type="float" office:value="5106" calcext:value-type="float">
            <text:p>5106</text:p>
          </table:table-cell>
          <table:table-cell table:style-name="ce64" office:value-type="string" calcext:value-type="string">
            <text:p>7 Oct, 2013</text:p>
          </table:table-cell>
          <table:table-cell table:style-name="ce64" office:value-type="string" calcext:value-type="string">
            <text:p>10 May, 2019</text:p>
          </table:table-cell>
          <table:table-cell table:style-name="ce9" office:value-type="string" calcext:value-type="string">
            <text:p>&gt;=30</text:p>
          </table:table-cell>
          <table:table-cell table:style-name="ce64" office:value-type="string" calcext:value-type="string">
            <text:p>wence-: 2119; dham: 790; thomasgibson: 440; kynan: 375; miklos1: 357; dorugeber: 210; fangyi-zhou: 128; colinjcotter: 107; mlange05: 59; jandrej: 27; FabioLuporini: 26; florianwechsung: 23; ksagiyam: 22; rckirby: 21; tj-sun: 20; APaganini: 17; francispoulin: 16; tlroy: 15; chawkm: 14; mmtjs: 12; kalogirou: 11; tkarna: 10; alsgregory: 9; stephankramer: 9; tmbgreaves: 9; funsim: 7; hbuesing: 6; gdmcbain: 5; tommbendall: 5; jwallwork23: 5; </text:p>
          </table:table-cell>
          <table:table-cell table:style-name="ce64" office:value-type="string" calcext:value-type="string">
            <text:p>x</text:p>
          </table:table-cell>
          <table:table-cell table:style-name="ce14" office:value-type="string" calcext:value-type="string">
            <text:p>nschloe list &lt;https://github.com/nschloe/awesome-scientific-computing&gt;</text:p>
          </table:table-cell>
          <table:table-cell table:style-name="ce64" table:number-columns-repeated="989"/>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github</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 xlink:type="simple">https://www.sympy.org</text:a></text:p>
          </table:table-cell>
          <table:table-cell office:value-type="string" calcext:value-type="string">
            <text:p>A computer algebra system written in pure Python</text:p>
          </table:table-cell>
          <table:table-cell office:value-type="string" calcext:value-type="string">
            <text:p>python</text:p>
          </table:table-cell>
          <table:table-cell/>
          <table:table-cell table:style-name="ce51" office:value-type="string" calcext:value-type="string">
            <text:p>python package</text:p>
          </table:table-cell>
          <table:table-cell office:value-type="string" calcext:value-type="string">
            <text:p>symbolic mathematics</text:p>
          </table:table-cell>
          <table:table-cell office:value-type="string" calcext:value-type="string">
            <text:p>supports numerical solvers: numerical integrals; computer algebra system; symbolic mathematics; symbolic solvers: fourier, convolution, integrals, ODE, PDE</text:p>
          </table:table-cell>
          <table:table-cell office:value-type="string" calcext:value-type="string">
            <text:p>SymPy &lt;<text:a xlink:href="https://www.sympy.org/" xlink:type="simple">https://www.sympy.org</text:a>&gt;</text:p>
          </table:table-cell>
          <table:table-cell office:value-type="string" calcext:value-type="string">
            <text:p>git;github</text:p>
          </table:table-cell>
          <table:table-cell office:value-type="string" calcext:value-type="string">
            <text:p>mpmath &lt;<text:a xlink:href="http://mpmath.org/" xlink:type="simple">http://mpmath.org</text:a>&gt;</text:p>
          </table:table-cell>
          <table:table-cell/>
          <table:table-cell office:value-type="string" calcext:value-type="string">
            <text:p><text:a xlink:href="https://github.com/sympy/sympy/tree/master/sympy/core/tests" xlink:type="simple">https://github.com/sympy/sympy/tree/master/sympy/core/tests</text:a> ; test execution scripts &lt;https://github.com/sympy/sympy/tree/master/bin&gt;</text:p>
          </table:table-cell>
          <table:table-cell office:value-type="string" calcext:value-type="string">
            <text:p>Travis Cl; test coverage &lt;<text:a xlink:href="https://github.com/sympy/sympy/blob/master/bin/test_travis.sh" xlink:type="simple">https://github.com/sympy/sympy/blob/master/bin/test_travis.sh</text:a>&gt;</text:p>
          </table:table-cell>
          <table:table-cell office:value-type="string" calcext:value-type="string">
            <text:p><text:a xlink:href="https://github.com/sympy/sympy/tree/master/examples" xlink:type="simple">https://github.com/sympy/sympy/tree/master/examples</text:a></text:p>
          </table:table-cell>
          <table:table-cell office:value-type="string" calcext:value-type="string">
            <text:p><text:a xlink:href="https://github.com/sympy/sympy/tree/master/sympy/core/benchmarks" xlink:type="simple">https://github.com/sympy/sympy/tree/master/sympy/core/benchmarks</text:a></text:p>
          </table:table-cell>
          <table:table-cell office:value-type="string" calcext:value-type="string">
            <text:p>Gitter; Github &lt;<text:a xlink:href="https://github.com/sympy/sympy/issues" xlink:type="simple">https://github.com/sympy/sympy/issues</text:a>&gt;</text:p>
          </table:table-cell>
          <table:table-cell table:number-columns-repeated="2" office:value-type="string" calcext:value-type="string">
            <text:p>sympy</text:p>
          </table:table-cell>
          <table:table-cell table:style-name="Default" office:value-type="string" calcext:value-type="string">
            <text:p>27.14 MB</text:p>
          </table:table-cell>
          <table:table-cell table:style-name="Default" office:value-type="string" calcext:value-type="string">
            <text:p>Python: 26.75 MB; XSLT: 366.25 KB; ANTLR: 8.51 KB; Perl: 7.59 KB; Shell: 6.76 KB; Dockerfile: 0.93 KB; Scheme: 0.13 KB; </text:p>
          </table:table-cell>
          <table:table-cell table:style-name="Default" office:value-type="float" office:value="1541" calcext:value-type="float">
            <text:p>1541</text:p>
          </table:table-cell>
          <table:table-cell table:style-name="Default" office:value-type="float" office:value="403911" calcext:value-type="float">
            <text:p>403911</text:p>
          </table:table-cell>
          <table:table-cell table:style-name="Default" office:value-type="string" calcext:value-type="string">
            <text:p>Python:1243; reStructuredText:232; XSLT:3; SVG:22; JSON:2; TeX:2; XML:1; Jupyter Notebook:19; YAML:2; ANTLR Grammar:2; Bourne Shell:4; Markdown:4; make:1; INI:1; Dockerfile:1; HTML:1; Scheme:1; </text:p>
          </table:table-cell>
          <table:table-cell table:style-name="Default" office:value-type="string" calcext:value-type="string">
            <text:p>Python:367784; reStructuredText:16843; XSLT:7525; SVG:6449; JSON:2789; TeX:750; XML:359; Jupyter Notebook:317; YAML:285; ANTLR Grammar:257; Bourne Shell:198; Markdown:189; make:120; INI:20; Dockerfile:17; HTML:5; Scheme:4; </text:p>
          </table:table-cell>
          <table:table-cell table:style-name="Default" office:value-type="float" office:value="36718" calcext:value-type="float">
            <text:p>36718</text:p>
          </table:table-cell>
          <table:table-cell table:style-name="Default" office:value-type="string" calcext:value-type="string">
            <text:p>30 Apr, 2010</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smichr: 5229; asmeurer: 3834; certik: 1477; mattpap: 1450; skirpichev: 1081; Upabjojr: 824; jrioux: 677; jksuom: 557; raoulb: 546; rlamy: 466; gxyd: 439; sylee957: 436; moorepants: 428; bjodah: 385; navytux: 374; cbm755: 351; jegerjensen: 351; oscargus: 345; debugger22: 320; aktech: 282; pernici: 278; scolobb: 260; srjoglekar246: 258; parsoyaarihant: 240; drlvk: 235; leosartaj: 223; shubhamtibra: 211; sidhantnagpal: 209; valglad: 205; sampadsaha5: 195; </text:p>
          </table:table-cell>
          <table:table-cell table:style-name="Default" office:value-type="string" calcext:value-type="string">
            <text:p>x</text:p>
          </table:table-cell>
          <table:table-cell table:style-name="ce52" office:value-type="string" calcext:value-type="string">
            <text:p>from SciPy owner</text:p>
          </table:table-cell>
          <table:table-cell table:number-columns-repeated="2"/>
          <table:table-cell table:style-name="ce51" table:number-columns-repeated="985"/>
          <table:table-cell table:number-columns-repeated="2"/>
        </table:table-row>
        <table:table-row table:style-name="ro1">
          <table:table-cell table:style-name="ce50" office:value-type="string" calcext:value-type="string">
            <text:p>clawpack/clawpack</text:p>
          </table:table-cell>
          <table:table-cell table:style-name="ce50" office:value-type="string" calcext:value-type="string">
            <text:p>Clawpack</text:p>
          </table:table-cell>
          <table:table-cell table:style-name="ce50" office:value-type="string" calcext:value-type="string">
            <text:p>github</text:p>
          </table:table-cell>
          <table:table-cell table:style-name="ce50" office:value-type="string" calcext:value-type="string">
            <text:p><text:a xlink:href="https://github.com/clawpack/clawpack" xlink:type="simple">https://github.com/clawpack/clawpack</text:a></text:p>
          </table:table-cell>
          <table:table-cell table:style-name="ce50"/>
          <table:table-cell table:style-name="ce50" office:value-type="string" calcext:value-type="string">
            <text:p>Package for solving hyperbolic systems of partial differential equations</text:p>
          </table:table-cell>
          <table:table-cell table:style-name="ce50" office:value-type="string" calcext:value-type="string">
            <text:p>n/a</text:p>
          </table:table-cell>
          <table:table-cell table:style-name="ce50"/>
          <table:table-cell table:style-name="ce50" office:value-type="string" calcext:value-type="string">
            <text:p>meta-package</text:p>
          </table:table-cell>
          <table:table-cell table:style-name="ce50" table:number-columns-repeated="2"/>
          <table:table-cell table:style-name="ce50" office:value-type="string" calcext:value-type="string">
            <text:p>Clawpack &lt;<text:a xlink:href="http://www.clawpack.org/" xlink:type="simple">http://www.clawpack.org/</text:a>&gt;</text:p>
          </table:table-cell>
          <table:table-cell table:style-name="ce50" office:value-type="string" calcext:value-type="string">
            <text:p>git;github</text:p>
          </table:table-cell>
          <table:table-cell table:style-name="ce50" table:number-columns-repeated="7"/>
          <table:table-cell table:number-columns-repeated="2" office:value-type="string" calcext:value-type="string">
            <text:p>clawpack</text:p>
          </table:table-cell>
          <table:table-cell table:style-name="Default" office:value-type="string" calcext:value-type="string">
            <text:p>10.70 KB</text:p>
          </table:table-cell>
          <table:table-cell table:style-name="Default" office:value-type="string" calcext:value-type="string">
            <text:p>Python: 9.52 KB; Shell: 1.18 KB; </text:p>
          </table:table-cell>
          <table:table-cell table:style-name="Default" office:value-type="float" office:value="9" calcext:value-type="float">
            <text:p>9</text:p>
          </table:table-cell>
          <table:table-cell table:style-name="Default" office:value-type="float" office:value="499" calcext:value-type="float">
            <text:p>499</text:p>
          </table:table-cell>
          <table:table-cell table:style-name="Default" office:value-type="string" calcext:value-type="string">
            <text:p>Markdown:4; Python:3; YAML:1; Bourne Shell:1; </text:p>
          </table:table-cell>
          <table:table-cell table:style-name="Default" office:value-type="string" calcext:value-type="string">
            <text:p>Markdown:277; Python:167; YAML:35; Bourne Shell:20; </text:p>
          </table:table-cell>
          <table:table-cell table:style-name="Default" office:value-type="float" office:value="336" calcext:value-type="float">
            <text:p>336</text:p>
          </table:table-cell>
          <table:table-cell table:style-name="Default" office:value-type="string" calcext:value-type="string">
            <text:p>19 Apr, 2012</text:p>
          </table:table-cell>
          <table:table-cell table:style-name="Default" office:value-type="string" calcext:value-type="string">
            <text:p>14 May, 2019</text:p>
          </table:table-cell>
          <table:table-cell table:style-name="ce55" office:value-type="float" office:value="6" calcext:value-type="float">
            <text:p>6</text:p>
          </table:table-cell>
          <table:table-cell table:style-name="Default" office:value-type="string" calcext:value-type="string">
            <text:p>rjleveque: 94; mandli: 90; ahmadia: 75; ketch: 47; certik: 14; ortegagingrich: 3; </text:p>
          </table:table-cell>
          <table:table-cell table:style-name="Default" office:value-type="string" calcext:value-type="string">
            <text:p>x</text:p>
          </table:table-cell>
          <table:table-cell table:style-name="ce59" office:value-type="string" calcext:value-type="string">
            <text:p>github search (differential equation)</text:p>
          </table:table-cell>
          <table:table-cell table:style-name="ce50" office:value-type="string" calcext:value-type="string">
            <text:p>meta repository only. No codebase</text:p>
          </table:table-cell>
          <table:table-cell table:style-name="ce50"/>
          <table:table-cell table:style-name="ce51" table:number-columns-repeated="985"/>
          <table:table-cell table:number-columns-repeated="2"/>
        </table:table-row>
        <table:table-row table:style-name="ro1">
          <table:table-cell table:style-name="ce64" office:value-type="string" calcext:value-type="string">
            <text:p>coin-or/Cbc</text:p>
          </table:table-cell>
          <table:table-cell table:style-name="ce64" office:value-type="string" calcext:value-type="string">
            <text:p>CBC – COIN OR Branch and Cut</text:p>
          </table:table-cell>
          <table:table-cell table:style-name="ce64" office:value-type="string" calcext:value-type="string">
            <text:p>github</text:p>
          </table:table-cell>
          <table:table-cell table:style-name="ce64" office:value-type="string" calcext:value-type="string">
            <text:p><text:a xlink:href="https://github.com/coin-or/Cbc" xlink:type="simple">https://github.com/coin-or/Cbc</text:a></text:p>
          </table:table-cell>
          <table:table-cell table:style-name="ce64"/>
          <table:table-cell table:style-name="ce64" office:value-type="string" calcext:value-type="string">
            <text:p>mixed integer linear programming solver</text:p>
          </table:table-cell>
          <table:table-cell table:style-name="ce64" office:value-type="string" calcext:value-type="string">
            <text:p>c++</text:p>
          </table:table-cell>
          <table:table-cell table:style-name="ce64"/>
          <table:table-cell table:style-name="ce64" office:value-type="string" calcext:value-type="string">
            <text:p>make</text:p>
          </table:table-cell>
          <table:table-cell table:style-name="ce64" office:value-type="string" calcext:value-type="string">
            <text:p>optimization</text:p>
          </table:table-cell>
          <table:table-cell table:style-name="ce64" office:value-type="string" calcext:value-type="string">
            <text:p>linear programming; mixed integer linear programming solver</text:p>
          </table:table-cell>
          <table:table-cell table:style-name="ce64" office:value-type="string" calcext:value-type="string">
            <text:p>COIN OR &lt;<text:a xlink:href="https://www.coin-or.org/" xlink:type="simple">https://www.coin-or.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coin-or.github.io/Cbc/" xlink:type="simple">https://coin-or.github.io/Cbc/</text:a> ; </text:p>
          </table:table-cell>
          <table:table-cell table:style-name="ce64" office:value-type="string" calcext:value-type="string">
            <text:p><text:a xlink:href="https://github.com/coin-or/Cbc/tree/master/Cbc/test" xlink:type="simple">https://github.com/coin-or/Cbc/tree/master/Cbc/test</text:a></text:p>
          </table:table-cell>
          <table:table-cell table:style-name="ce64" office:value-type="string" calcext:value-type="string">
            <text:p>none</text:p>
          </table:table-cell>
          <table:table-cell table:style-name="ce64" office:value-type="string" calcext:value-type="string">
            <text:p><text:a xlink:href="https://github.com/coin-or/Cbc/tree/master/Cbc/examples" xlink:type="simple">https://github.com/coin-or/Cbc/tree/master/Cbc/examples</text:a></text:p>
          </table:table-cell>
          <table:table-cell table:style-name="ce64" office:value-type="string" calcext:value-type="string">
            <text:p>none</text:p>
          </table:table-cell>
          <table:table-cell table:style-name="ce64" office:value-type="string" calcext:value-type="string">
            <text:p>Github &lt;<text:a xlink:href="https://github.com/coin-or/Cbc/issues" xlink:type="simple">https://github.com/coin-or/Cbc/issues</text:a>&gt;; <text:a xlink:href="https://list.coin-or.org/pipermail/cbc/" xlink:type="simple">https://list.coin-or.org/pipermail/cbc/</text:a></text:p>
          </table:table-cell>
          <table:table-cell table:style-name="ce64" office:value-type="string" calcext:value-type="string">
            <text:p>coin-or</text:p>
          </table:table-cell>
          <table:table-cell table:style-name="ce64" office:value-type="string" calcext:value-type="string">
            <text:p>Cbc</text:p>
          </table:table-cell>
          <table:table-cell table:style-name="ce64" office:value-type="string" calcext:value-type="string">
            <text:p>5.62 MB</text:p>
          </table:table-cell>
          <table:table-cell table:style-name="ce64" office:value-type="string" calcext:value-type="string">
            <text:p>C++: 4.81 MB; Shell: 471.51 KB; Makefile: 207.45 KB; C: 66.75 KB; PowerShell: 29.51 KB; M4: 19.16 KB; Awk: 6.56 KB; Python: 3.91 KB; </text:p>
          </table:table-cell>
          <table:table-cell table:style-name="ce64" office:value-type="float" office:value="284" calcext:value-type="float">
            <text:p>284</text:p>
          </table:table-cell>
          <table:table-cell table:style-name="ce64" office:value-type="float" office:value="172441" calcext:value-type="float">
            <text:p>172441</text:p>
          </table:table-cell>
          <table:table-cell table:style-name="ce64" office:value-type="string" calcext:value-type="string">
            <text:p>C++:140; Bourne Shell:12; C/C++ Header:98; MSBuild script:13; MUMPS:2; C:3; make:5; m4:2; Markdown:1; awk:3; Python:1; XML:1; YAML:2; Bourne Again Shell:1; </text:p>
          </table:table-cell>
          <table:table-cell table:style-name="ce64" office:value-type="string" calcext:value-type="string">
            <text:p>C++:98566; Bourne Shell:51991; C/C++ Header:10040; MSBuild script:7926; MUMPS:1545; C:695; make:440; m4:390; Markdown:344; awk:200; Python:98; XML:98; YAML:96; Bourne Again Shell:12; </text:p>
          </table:table-cell>
          <table:table-cell table:style-name="ce64" office:value-type="float" office:value="1543" calcext:value-type="float">
            <text:p>1543</text:p>
          </table:table-cell>
          <table:table-cell table:style-name="ce64" office:value-type="string" calcext:value-type="string">
            <text:p>2 Mar, 2019</text:p>
          </table:table-cell>
          <table:table-cell table:style-name="ce64" office:value-type="string" calcext:value-type="string">
            <text:p>8 May, 2019</text:p>
          </table:table-cell>
          <table:table-cell table:style-name="ce9" office:value-type="float" office:value="12" calcext:value-type="float">
            <text:p>12</text:p>
          </table:table-cell>
          <table:table-cell table:style-name="ce64" office:value-type="string" calcext:value-type="string">
            <text:p>svigerske: 159; tkralphs: 153; LouHafer: 93; h-g-s: 90; BjarniMax: 54; jpfasano: 32; EdwinStraver: 27; mlubin: 20; rlougee: 10; jpgoncal1: 7; h-i-gassmann: 5; mjsaltzman: 2; </text:p>
          </table:table-cell>
          <table:table-cell table:style-name="ce64" office:value-type="string" calcext:value-type="string">
            <text:p>x</text:p>
          </table:table-cell>
          <table:table-cell table:style-name="ce14" office:value-type="string" calcext:value-type="string">
            <text:p>from COIN OR owner</text:p>
          </table:table-cell>
          <table:table-cell table:style-name="ce64" table:number-columns-repeated="989"/>
        </table:table-row>
        <table:table-row table:style-name="ro1">
          <table:table-cell table:style-name="ce64" office:value-type="string" calcext:value-type="string">
            <text:p>coin-or/Clp</text:p>
          </table:table-cell>
          <table:table-cell table:style-name="ce64" office:value-type="string" calcext:value-type="string">
            <text:p>CLP - COIN-OR Linear Programming</text:p>
          </table:table-cell>
          <table:table-cell table:style-name="ce64" office:value-type="string" calcext:value-type="string">
            <text:p>github</text:p>
          </table:table-cell>
          <table:table-cell table:style-name="ce64" office:value-type="string" calcext:value-type="string">
            <text:p><text:a xlink:href="https://github.com/coin-or/Clp" xlink:type="simple">https://github.com/coin-or/Clp</text:a></text:p>
          </table:table-cell>
          <table:table-cell table:style-name="ce64"/>
          <table:table-cell table:style-name="ce64" office:value-type="string" calcext:value-type="string">
            <text:p>linear programming solver</text:p>
          </table:table-cell>
          <table:table-cell table:style-name="ce64" office:value-type="string" calcext:value-type="string">
            <text:p>c++</text:p>
          </table:table-cell>
          <table:table-cell table:style-name="ce64"/>
          <table:table-cell table:style-name="ce64" office:value-type="string" calcext:value-type="string">
            <text:p>make</text:p>
          </table:table-cell>
          <table:table-cell table:style-name="ce64" office:value-type="string" calcext:value-type="string">
            <text:p>optimization</text:p>
          </table:table-cell>
          <table:table-cell table:style-name="ce64" office:value-type="string" calcext:value-type="string">
            <text:p>find solutions of mathematical optimization problems of the form <text:s/>minimize c'x such that lhs ≤ Ax ≤ rhs and lb ≤ x ≤ ub</text:p>
          </table:table-cell>
          <table:table-cell table:style-name="ce64" office:value-type="string" calcext:value-type="string">
            <text:p>COIN OR &lt;<text:a xlink:href="https://www.coin-or.org/" xlink:type="simple">https://www.coin-or.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coin-or.github.io/Clp/" xlink:type="simple">https://coin-or.github.io/Clp/</text:a></text:p>
          </table:table-cell>
          <table:table-cell table:style-name="ce64" office:value-type="string" calcext:value-type="string">
            <text:p><text:a xlink:href="https://github.com/coin-or/Clp/tree/master/Clp/test" xlink:type="simple">https://github.com/coin-or/Clp/tree/master/Clp/test</text:a></text:p>
          </table:table-cell>
          <table:table-cell table:style-name="ce64" office:value-type="string" calcext:value-type="string">
            <text:p>none</text:p>
          </table:table-cell>
          <table:table-cell table:style-name="ce64" office:value-type="string" calcext:value-type="string">
            <text:p><text:a xlink:href="https://github.com/coin-or/Clp/tree/master/Clp/examples" xlink:type="simple">https://github.com/coin-or/Clp/tree/master/Clp/examples</text:a></text:p>
          </table:table-cell>
          <table:table-cell table:style-name="ce64" office:value-type="string" calcext:value-type="string">
            <text:p>none</text:p>
          </table:table-cell>
          <table:table-cell table:style-name="ce64" office:value-type="string" calcext:value-type="string">
            <text:p>Github &lt;<text:a xlink:href="https://github.com/coin-or/Clp/issues" xlink:type="simple">https://github.com/coin-or/Clp/issues</text:a>&gt;</text:p>
          </table:table-cell>
          <table:table-cell table:style-name="ce64" office:value-type="string" calcext:value-type="string">
            <text:p>coin-or</text:p>
          </table:table-cell>
          <table:table-cell table:style-name="ce64" office:value-type="string" calcext:value-type="string">
            <text:p>Clp</text:p>
          </table:table-cell>
          <table:table-cell table:style-name="ce64" office:value-type="string" calcext:value-type="string">
            <text:p>8.57 MB</text:p>
          </table:table-cell>
          <table:table-cell table:style-name="ce64" office:value-type="string" calcext:value-type="string">
            <text:p>C++: 7.87 MB; Shell: 465.76 KB; Makefile: 190.25 KB; PowerShell: 25.97 KB; M4: 10.74 KB; C: 8.88 KB; </text:p>
          </table:table-cell>
          <table:table-cell table:style-name="ce64" office:value-type="float" office:value="254" calcext:value-type="float">
            <text:p>254</text:p>
          </table:table-cell>
          <table:table-cell table:style-name="ce64" office:value-type="float" office:value="248654" calcext:value-type="float">
            <text:p>248654</text:p>
          </table:table-cell>
          <table:table-cell table:style-name="ce64" office:value-type="string" calcext:value-type="string">
            <text:p>C++:134; Bourne Shell:9; C/C++ Header:87; MSBuild script:11; make:5; MUMPS:1; m4:2; YAML:2; C:1; XML:1; Markdown:1; </text:p>
          </table:table-cell>
          <table:table-cell table:style-name="ce64" office:value-type="string" calcext:value-type="string">
            <text:p>C++:172612; Bourne Shell:52598; C/C++ Header:15209; MSBuild script:7055; make:393; MUMPS:263; m4:227; YAML:95; C:81; XML:67; Markdown:54; </text:p>
          </table:table-cell>
          <table:table-cell table:style-name="ce64" office:value-type="float" office:value="1560" calcext:value-type="float">
            <text:p>1560</text:p>
          </table:table-cell>
          <table:table-cell table:style-name="ce64" office:value-type="string" calcext:value-type="string">
            <text:p>2 Mar, 2019</text:p>
          </table:table-cell>
          <table:table-cell table:style-name="ce64" office:value-type="string" calcext:value-type="string">
            <text:p>3 May, 2019</text:p>
          </table:table-cell>
          <table:table-cell table:style-name="ce9" office:value-type="float" office:value="9" calcext:value-type="float">
            <text:p>9</text:p>
          </table:table-cell>
          <table:table-cell table:style-name="ce64" office:value-type="string" calcext:value-type="string">
            <text:p>svigerske: 145; tkralphs: 83; LouHafer: 56; jpfasano: 35; h-g-s: 11; mjsaltzman: 7; BjarniMax: 2; h-i-gassmann: 2; kingaj12: 1; </text:p>
          </table:table-cell>
          <table:table-cell table:style-name="ce64" office:value-type="string" calcext:value-type="string">
            <text:p>x</text:p>
          </table:table-cell>
          <table:table-cell table:style-name="ce14" office:value-type="string" calcext:value-type="string">
            <text:p>from COIN OR owner</text:p>
          </table:table-cell>
          <table:table-cell table:style-name="ce64" table:number-columns-repeated="989"/>
        </table:table-row>
        <table:table-row table:style-name="ro1">
          <table:table-cell table:style-name="ce64" office:value-type="string" calcext:value-type="string">
            <text:p>coin-or/DisCO</text:p>
          </table:table-cell>
          <table:table-cell table:style-name="ce64" office:value-type="string" calcext:value-type="string">
            <text:p>DisCO - Discrete Conic Optimization Solver</text:p>
          </table:table-cell>
          <table:table-cell table:style-name="ce64" office:value-type="string" calcext:value-type="string">
            <text:p>github</text:p>
          </table:table-cell>
          <table:table-cell table:style-name="ce64" office:value-type="string" calcext:value-type="string">
            <text:p><text:a xlink:href="https://github.com/coin-or/DisCO" xlink:type="simple">https://github.com/coin-or/DisCO</text:a></text:p>
          </table:table-cell>
          <table:table-cell table:style-name="ce64"/>
          <table:table-cell table:style-name="ce64" office:value-type="string" calcext:value-type="string">
            <text:p>Discrete Conic Optimization Solver</text:p>
          </table:table-cell>
          <table:table-cell table:style-name="ce64" office:value-type="string" calcext:value-type="string">
            <text:p>c++;shell</text:p>
          </table:table-cell>
          <table:table-cell table:style-name="ce64"/>
          <table:table-cell table:style-name="ce64" office:value-type="string" calcext:value-type="string">
            <text:p>make</text:p>
          </table:table-cell>
          <table:table-cell table:style-name="ce64" office:value-type="string" calcext:value-type="string">
            <text:p>optimization</text:p>
          </table:table-cell>
          <table:table-cell table:style-name="ce64" office:value-type="string" calcext:value-type="string">
            <text:p>solver for Mixed Integer Second Order Conic Optimization (MISOCO)</text:p>
          </table:table-cell>
          <table:table-cell table:style-name="ce64" office:value-type="string" calcext:value-type="string">
            <text:p>COIN OR &lt;<text:a xlink:href="https://www.coin-or.org/" xlink:type="simple">https://www.coin-or.org</text:a>&gt;</text:p>
          </table:table-cell>
          <table:table-cell table:style-name="ce64" office:value-type="string" calcext:value-type="string">
            <text:p>git;github</text:p>
          </table:table-cell>
          <table:table-cell table:number-columns-repeated="2" table:style-name="ce64" office:value-type="string" calcext:value-type="string">
            <text:p>none</text:p>
          </table:table-cell>
          <table:table-cell table:style-name="ce64" office:value-type="string" calcext:value-type="string">
            <text:p><text:a xlink:href="https://github.com/coin-or/DisCO/tree/master/test" xlink:type="simple">https://github.com/coin-or/DisCO/tree/master/test</text:a></text:p>
          </table:table-cell>
          <table:table-cell table:style-name="ce64" office:value-type="string" calcext:value-type="string">
            <text:p>none</text:p>
          </table:table-cell>
          <table:table-cell table:style-name="ce64" office:value-type="string" calcext:value-type="string">
            <text:p><text:a xlink:href="https://github.com/coin-or/DisCO/tree/master/examples" xlink:type="simple">https://github.com/coin-or/DisCO/tree/master/examples</text:a></text:p>
          </table:table-cell>
          <table:table-cell table:style-name="ce64" office:value-type="string" calcext:value-type="string">
            <text:p><text:a xlink:href="https://preserve.lehigh.edu/etd/2981/" xlink:type="simple">https://preserve.lehigh.edu/etd/2981/</text:a></text:p>
          </table:table-cell>
          <table:table-cell table:style-name="ce64" office:value-type="string" calcext:value-type="string">
            <text:p>Github &lt;<text:a xlink:href="https://github.com/coin-or/DisCO/issues" xlink:type="simple">https://github.com/coin-or/DisCO/issues</text:a>&gt;</text:p>
          </table:table-cell>
          <table:table-cell table:style-name="ce64" office:value-type="string" calcext:value-type="string">
            <text:p>coin-or</text:p>
          </table:table-cell>
          <table:table-cell table:style-name="ce64" office:value-type="string" calcext:value-type="string">
            <text:p>DisCO</text:p>
          </table:table-cell>
          <table:table-cell table:style-name="ce64" office:value-type="string" calcext:value-type="string">
            <text:p>766.56 KB</text:p>
          </table:table-cell>
          <table:table-cell table:style-name="ce64" office:value-type="string" calcext:value-type="string">
            <text:p>C++: 418.93 KB; Shell: 232.62 KB; Makefile: 103.74 KB; M4: 9.63 KB; C: 1.63 KB; </text:p>
          </table:table-cell>
          <table:table-cell table:style-name="ce64" office:value-type="float" office:value="94" calcext:value-type="float">
            <text:p>94</text:p>
          </table:table-cell>
          <table:table-cell table:style-name="ce64" office:value-type="float" office:value="62465" calcext:value-type="float">
            <text:p>62465</text:p>
          </table:table-cell>
          <table:table-cell table:style-name="ce64" office:value-type="string" calcext:value-type="string">
            <text:p>Bourne Shell:7; MUMPS:8; C++:30; C/C++ Header:37; m4:2; MSBuild script:2; Markdown:1; XML:1; make:3; YAML:2; awk:1; </text:p>
          </table:table-cell>
          <table:table-cell table:style-name="ce64" office:value-type="string" calcext:value-type="string">
            <text:p>Bourne Shell:28639; MUMPS:21089; C++:8541; C/C++ Header:1856; m4:973; MSBuild script:509; Markdown:347; XML:200; make:197; YAML:74; awk:40; </text:p>
          </table:table-cell>
          <table:table-cell table:style-name="ce64" office:value-type="float" office:value="712" calcext:value-type="float">
            <text:p>712</text:p>
          </table:table-cell>
          <table:table-cell table:style-name="ce64" office:value-type="string" calcext:value-type="string">
            <text:p>14 May, 2015</text:p>
          </table:table-cell>
          <table:table-cell table:style-name="ce64" office:value-type="string" calcext:value-type="string">
            <text:p>9 May, 2019</text:p>
          </table:table-cell>
          <table:table-cell table:style-name="ce9" office:value-type="float" office:value="4" calcext:value-type="float">
            <text:p>4</text:p>
          </table:table-cell>
          <table:table-cell table:style-name="ce64" office:value-type="string" calcext:value-type="string">
            <text:p>aykutbulut: 298; yanxu55: 212; tkralphs: 179; svigerske: 17; </text:p>
          </table:table-cell>
          <table:table-cell table:style-name="ce64" office:value-type="string" calcext:value-type="string">
            <text:p>x</text:p>
          </table:table-cell>
          <table:table-cell table:style-name="ce14" office:value-type="string" calcext:value-type="string">
            <text:p>from COIN OR owner</text:p>
          </table:table-cell>
          <table:table-cell table:style-name="ce64" table:number-columns-repeated="989"/>
        </table:table-row>
        <table:table-row table:style-name="ro1">
          <table:table-cell table:style-name="ce51" office:value-type="string" calcext:value-type="string">
            <text:p>maziarraissi/DeepHPMs</text:p>
          </table:table-cell>
          <table:table-cell table:style-name="ce51" office:value-type="string" calcext:value-type="string">
            <text:p>DeepHPMs - Deep Hidden Physics Models</text:p>
          </table:table-cell>
          <table:table-cell table:style-name="ce51" office:value-type="string" calcext:value-type="string">
            <text:p>github</text:p>
          </table:table-cell>
          <table:table-cell table:style-name="ce51" office:value-type="string" calcext:value-type="string">
            <text:p><text:a xlink:href="https://github.com/maziarraissi/DeepHPMs" xlink:type="simple">https://github.com/maziarraissi/DeepHPMs</text:a></text:p>
          </table:table-cell>
          <table:table-cell table:style-name="ce51" office:value-type="string" calcext:value-type="string">
            <text:p><text:a xlink:href="https://maziarraissi.github.io/DeepHPMs/" xlink:type="simple">https://maziarraissi.github.io/DeepHPMs/</text:a></text:p>
          </table:table-cell>
          <table:table-cell table:style-name="ce51" office:value-type="string" calcext:value-type="string">
            <text:p>Deep Hidden Physics Models: Deep Learning of Nonlinear Partial Differential Equations</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machine learning;differential equations</text:p>
          </table:table-cell>
          <table:table-cell table:style-name="ce51" office:value-type="string" calcext:value-type="string">
            <text:p>deep learning algorithm to solve the Burgers’, Korteweg-de Vries (KdV), Kuramoto-Sivashinsky, nonlinear Shrödinger, and Navier-Stokes equations</text:p>
          </table:table-cell>
          <table:table-cell table:style-name="ce51" office:value-type="string" calcext:value-type="string">
            <text:p>Maziar Raissi &lt;http://www.dam.brown.edu/people/mraissi/&gt;</text:p>
          </table:table-cell>
          <table:table-cell office:value-type="string" calcext:value-type="string">
            <text:p>git;github</text:p>
          </table:table-cell>
          <table:table-cell table:style-name="ce51" office:value-type="string" calcext:value-type="string">
            <text:p>TensorFlow;SciPy stack; pyDOE</text:p>
          </table:table-cell>
          <table:table-cell table:style-name="ce51" office:value-type="string" calcext:value-type="string">
            <text:p><text:a xlink:href="https://maziarraissi.github.io/DeepHPMs" xlink:type="simple">https://maziarraissi.github.io/DeepHPMs</text:a></text:p>
          </table:table-cell>
          <table:table-cell table:number-columns-repeated="3" table:style-name="ce51" office:value-type="string" calcext:value-type="string">
            <text:p>none</text:p>
          </table:table-cell>
          <table:table-cell table:style-name="ce51" office:value-type="string" calcext:value-type="string">
            <text:p>Deep Hidden Physics Models: Deep Learning of Nonlinear Partial Differential Equations &lt;<text:a xlink:href="https://arxiv.org/abs/1801.06637" xlink:type="simple">https://arxiv.org/abs/1801.06637</text:a>&gt;</text:p>
          </table:table-cell>
          <table:table-cell table:style-name="ce51" office:value-type="string" calcext:value-type="string">
            <text:p>none</text:p>
          </table:table-cell>
          <table:table-cell office:value-type="string" calcext:value-type="string">
            <text:p>maziarraissi</text:p>
          </table:table-cell>
          <table:table-cell office:value-type="string" calcext:value-type="string">
            <text:p>DeepHPMs</text:p>
          </table:table-cell>
          <table:table-cell table:style-name="Default" office:value-type="string" calcext:value-type="string">
            <text:p>186.73 KB</text:p>
          </table:table-cell>
          <table:table-cell table:style-name="Default" office:value-type="string" calcext:value-type="string">
            <text:p>Python: 183.96 KB; MATLAB: 2.77 KB; </text:p>
          </table:table-cell>
          <table:table-cell table:style-name="Default" office:value-type="float" office:value="19" calcext:value-type="float">
            <text:p>19</text:p>
          </table:table-cell>
          <table:table-cell table:style-name="Default" office:value-type="float" office:value="3360" calcext:value-type="float">
            <text:p>3360</text:p>
          </table:table-cell>
          <table:table-cell table:style-name="Default" office:value-type="string" calcext:value-type="string">
            <text:p>Python:10; Markdown:2; MATLAB:5; HTML:1; YAML:1; </text:p>
          </table:table-cell>
          <table:table-cell table:style-name="Default" office:value-type="string" calcext:value-type="string">
            <text:p>Python:3085; Markdown:143; MATLAB:85; HTML:44; YAML:3; </text:p>
          </table:table-cell>
          <table:table-cell table:style-name="Default" office:value-type="float" office:value="10" calcext:value-type="float">
            <text:p>10</text:p>
          </table:table-cell>
          <table:table-cell table:style-name="Default" office:value-type="string" calcext:value-type="string">
            <text:p>22 Jan, 2018</text:p>
          </table:table-cell>
          <table:table-cell table:style-name="Default" office:value-type="string" calcext:value-type="string">
            <text:p>7 Jul, 2018</text:p>
          </table:table-cell>
          <table:table-cell table:style-name="ce55" office:value-type="float" office:value="1" calcext:value-type="float">
            <text:p>1</text:p>
          </table:table-cell>
          <table:table-cell table:style-name="Default" office:value-type="string" calcext:value-type="string">
            <text:p>maziarraissi: 9; </text:p>
          </table:table-cell>
          <table:table-cell table:style-name="Default" office:value-type="string" calcext:value-type="string">
            <text:p>x</text:p>
          </table:table-cell>
          <table:table-cell table:style-name="ce52" office:value-type="string" calcext:value-type="string">
            <text:p>from PINNs owner</text:p>
          </table:table-cell>
          <table:table-cell table:style-name="ce51" table:number-columns-repeated="987"/>
          <table:table-cell table:number-columns-repeated="2"/>
        </table:table-row>
        <table:table-row table:style-name="ro1">
          <table:table-cell table:style-name="ce51" office:value-type="string" calcext:value-type="string">
            <text:p>maziarraissi/NumericalGP</text:p>
          </table:table-cell>
          <table:table-cell table:style-name="ce51" office:value-type="string" calcext:value-type="string">
            <text:p><text:span text:style-name="T1">NumericalGP – </text:span>Numerical Gaussian Processes</text:p>
          </table:table-cell>
          <table:table-cell table:style-name="ce51" office:value-type="string" calcext:value-type="string">
            <text:p>github</text:p>
          </table:table-cell>
          <table:table-cell table:style-name="ce51" office:value-type="string" calcext:value-type="string">
            <text:p><text:a xlink:href="https://github.com/maziarraissi/NumericalGP" xlink:type="simple">https://github.com/maziarraissi/NumericalGP</text:a></text:p>
          </table:table-cell>
          <table:table-cell table:style-name="ce51" office:value-type="string" calcext:value-type="string">
            <text:p><text:a xlink:href="https://maziarraissi.github.io/NumericalGP" xlink:type="simple">https://maziarraissi.github.io/NumericalGP</text:a></text:p>
          </table:table-cell>
          <table:table-cell table:style-name="ce51" office:value-type="string" calcext:value-type="string">
            <text:p>Numerical Gaussian Processes for Time-dependent and Non-linear Partial Differential Equations</text:p>
          </table:table-cell>
          <table:table-cell table:style-name="ce51" office:value-type="string" calcext:value-type="string">
            <text:p>matlab</text:p>
          </table:table-cell>
          <table:table-cell table:style-name="ce51" office:value-type="string" calcext:value-type="string">
            <text:p>mathematica</text:p>
          </table:table-cell>
          <table:table-cell table:style-name="ce51" office:value-type="string" calcext:value-type="string">
            <text:p>solver</text:p>
          </table:table-cell>
          <table:table-cell table:style-name="ce51" office:value-type="string" calcext:value-type="string">
            <text:p>machine learning;differential equations</text:p>
          </table:table-cell>
          <table:table-cell table:style-name="ce51"/>
          <table:table-cell table:style-name="ce51" office:value-type="string" calcext:value-type="string">
            <text:p>Maziar Raissi &lt;http://www.dam.brown.edu/people/mraissi/&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maziarraissi.github.io/DeepHPMs" xlink:type="simple">https://maziarraissi.github.io/DeepHPMs</text:a></text:p>
          </table:table-cell>
          <table:table-cell table:number-columns-repeated="3" table:style-name="ce51" office:value-type="string" calcext:value-type="string">
            <text:p>none</text:p>
          </table:table-cell>
          <table:table-cell table:style-name="ce51" office:value-type="string" calcext:value-type="string">
            <text:p>Numerical Gaussian Processes for Time-dependent and Non-linear Partial Differential Equations &lt;<text:a xlink:href="https://arxiv.org/abs/1703.10230" xlink:type="simple">https://arxiv.org/abs/1703.10230</text:a>&gt;</text:p>
          </table:table-cell>
          <table:table-cell table:style-name="ce51" office:value-type="string" calcext:value-type="string">
            <text:p>none</text:p>
          </table:table-cell>
          <table:table-cell office:value-type="string" calcext:value-type="string">
            <text:p>maziarraissi</text:p>
          </table:table-cell>
          <table:table-cell office:value-type="string" calcext:value-type="string">
            <text:p>NumericalGP</text:p>
          </table:table-cell>
          <table:table-cell table:style-name="Default" office:value-type="string" calcext:value-type="string">
            <text:p>4.94 MB</text:p>
          </table:table-cell>
          <table:table-cell table:style-name="Default" office:value-type="string" calcext:value-type="string">
            <text:p>MATLAB: 3.51 MB; Mathematica: 1.42 MB; Java: 12.64 KB; M: 1.73 KB; </text:p>
          </table:table-cell>
          <table:table-cell table:style-name="Default" office:value-type="float" office:value="165" calcext:value-type="float">
            <text:p>165</text:p>
          </table:table-cell>
          <table:table-cell table:style-name="Default" office:value-type="float" office:value="9285" calcext:value-type="float">
            <text:p>9285</text:p>
          </table:table-cell>
          <table:table-cell table:style-name="Default" office:value-type="string" calcext:value-type="string">
            <text:p>MATLAB:143; Markdown:3; MUMPS:16; HTML:1; Java:1; YAML:1; </text:p>
          </table:table-cell>
          <table:table-cell table:style-name="Default" office:value-type="string" calcext:value-type="string">
            <text:p>MATLAB:8651; Markdown:377; MUMPS:187; HTML:44; Java:23; YAML:3; </text:p>
          </table:table-cell>
          <table:table-cell table:style-name="Default" office:value-type="float" office:value="40" calcext:value-type="float">
            <text:p>40</text:p>
          </table:table-cell>
          <table:table-cell table:style-name="Default" office:value-type="string" calcext:value-type="string">
            <text:p>8 Mar, 2017</text:p>
          </table:table-cell>
          <table:table-cell table:style-name="Default" office:value-type="string" calcext:value-type="string">
            <text:p>1 May, 2018</text:p>
          </table:table-cell>
          <table:table-cell table:style-name="ce55" office:value-type="float" office:value="1" calcext:value-type="float">
            <text:p>1</text:p>
          </table:table-cell>
          <table:table-cell table:style-name="Default" office:value-type="string" calcext:value-type="string">
            <text:p>maziarraissi: 37; </text:p>
          </table:table-cell>
          <table:table-cell table:style-name="Default" office:value-type="string" calcext:value-type="string">
            <text:p>x</text:p>
          </table:table-cell>
          <table:table-cell table:style-name="ce52" office:value-type="string" calcext:value-type="string">
            <text:p>from PINNs owner</text:p>
          </table:table-cell>
          <table:table-cell table:style-name="ce51" table:number-columns-repeated="987"/>
          <table:table-cell table:number-columns-repeated="2"/>
        </table:table-row>
        <table:table-row table:style-name="ro1">
          <table:table-cell table:style-name="ce51" office:value-type="string" calcext:value-type="string">
            <text:p>markrogoyski/math-php</text:p>
          </table:table-cell>
          <table:table-cell table:style-name="ce51" office:value-type="string" calcext:value-type="string">
            <text:p>Math-PHP</text:p>
          </table:table-cell>
          <table:table-cell table:style-name="ce51" office:value-type="string" calcext:value-type="string">
            <text:p>github</text:p>
          </table:table-cell>
          <table:table-cell table:style-name="ce51" office:value-type="string" calcext:value-type="string">
            <text:p><text:a xlink:href="https://github.com/markrogoyski/math-php" xlink:type="simple">https://github.com/markrogoyski/math-php</text:a></text:p>
          </table:table-cell>
          <table:table-cell table:style-name="ce51"/>
          <table:table-cell table:style-name="ce51" office:value-type="string" calcext:value-type="string">
            <text:p>MathPHP is the only library you need to integrate mathematical functions into your applications. It is a self-contained library in pure PHP with no external dependencies. Powerful modern math library for PHP: Features descriptive statistics and regressions; Continuous and discrete probability distributions; Linear algebra with matrices and vectors, Numerical analysis; special mathematical functions; Algebra</text:p>
          </table:table-cell>
          <table:table-cell table:style-name="ce51" office:value-type="string" calcext:value-type="string">
            <text:p>php</text:p>
          </table:table-cell>
          <table:table-cell table:style-name="ce51"/>
          <table:table-cell table:style-name="ce51" office:value-type="string" calcext:value-type="string">
            <text:p>library</text:p>
          </table:table-cell>
          <table:table-cell office:value-type="string" calcext:value-type="string">
            <text:p>integration;differentiation; roots; interpolation; statistics</text:p>
          </table:table-cell>
          <table:table-cell table:style-name="ce51" office:value-type="string" calcext:value-type="string">
            <text:p>numerial methods in PHP code; interpolation: nevilles method, lagrange polynomial, newton polynomial, cubic spline; differentiation: 3/5 point formula, 2<text:span text:style-name="T2">nd</text:span> deriv. midpt formula; integration: trapezoidal rule, simposons rule, booles rule, uses newton-cotes formula, rectangle method, midpoint method; roots: newtons method, secant method, bisection method, fixed-pt iteration;</text:p>
          </table:table-cell>
          <table:table-cell table:style-name="ce51" office:value-type="string" calcext:value-type="string">
            <text:p>Mark Rogoyski &lt;<text:a xlink:href="https://github.com/markrogoyski" xlink:type="simple">https://github.com/markrogoyski</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github.com/markrogoyski/math-php/blob/master/README.md" xlink:type="simple">https://github.com/markrogoyski/math-php/blob/master/README.md</text:a></text:p>
          </table:table-cell>
          <table:table-cell table:style-name="ce51" office:value-type="string" calcext:value-type="string">
            <text:p><text:a xlink:href="https://github.com/markrogoyski/math-php/tree/master/tests" xlink:type="simple">https://github.com/markrogoyski/math-php/tree/master/tests</text:a></text:p>
          </table:table-cell>
          <table:table-cell table:style-name="ce51" office:value-type="string" calcext:value-type="string">
            <text:p>Coveralls &lt;<text:a xlink:href="https://coveralls.io/github/markrogoyski/math-php" xlink:type="simple">https://coveralls.io/github/markrogoyski/math-php</text:a>&gt;</text:p>
          </table:table-cell>
          <table:table-cell table:number-columns-repeated="2" table:style-name="ce51" office:value-type="string" calcext:value-type="string">
            <text:p>none</text:p>
          </table:table-cell>
          <table:table-cell table:style-name="ce51" office:value-type="string" calcext:value-type="string">
            <text:p>Github &lt;<text:a xlink:href="https://github.com/markrogoyski/math-php/issues" xlink:type="simple">https://github.com/markrogoyski/math-php/issues</text:a>&gt;</text:p>
          </table:table-cell>
          <table:table-cell office:value-type="string" calcext:value-type="string">
            <text:p>markrogoyski</text:p>
          </table:table-cell>
          <table:table-cell office:value-type="string" calcext:value-type="string">
            <text:p>math-php</text:p>
          </table:table-cell>
          <table:table-cell table:style-name="Default" office:value-type="string" calcext:value-type="string">
            <text:p>2.63 MB</text:p>
          </table:table-cell>
          <table:table-cell table:style-name="Default" office:value-type="string" calcext:value-type="string">
            <text:p>PHP: 2.63 MB; Makefile: 0.61 KB; </text:p>
          </table:table-cell>
          <table:table-cell table:style-name="Default" office:value-type="float" office:value="277" calcext:value-type="float">
            <text:p>277</text:p>
          </table:table-cell>
          <table:table-cell table:style-name="Default" office:value-type="float" office:value="55399" calcext:value-type="float">
            <text:p>55399</text:p>
          </table:table-cell>
          <table:table-cell table:style-name="Default" office:value-type="string" calcext:value-type="string">
            <text:p>PHP:270; Markdown:1; XML:2; JSON:1; make:2; YAML:1; </text:p>
          </table:table-cell>
          <table:table-cell table:style-name="Default" office:value-type="string" calcext:value-type="string">
            <text:p>PHP:53330; Markdown:1936; XML:60; JSON:41; make:18; YAML:14; </text:p>
          </table:table-cell>
          <table:table-cell table:style-name="Default" office:value-type="float" office:value="2592" calcext:value-type="float">
            <text:p>2592</text:p>
          </table:table-cell>
          <table:table-cell table:style-name="Default" office:value-type="string" calcext:value-type="string">
            <text:p>3 Apr, 2016</text:p>
          </table:table-cell>
          <table:table-cell table:style-name="Default" office:value-type="string" calcext:value-type="string">
            <text:p>3 May, 2019</text:p>
          </table:table-cell>
          <table:table-cell table:style-name="ce55" office:value-type="float" office:value="12" calcext:value-type="float">
            <text:p>12</text:p>
          </table:table-cell>
          <table:table-cell table:style-name="Default" office:value-type="string" calcext:value-type="string">
            <text:p>markrogoyski: 1750; Beakerboy: 483; jakobsandberg: 299; adamrogoyski: 44; balping: 6; oittaa: 3; wizard97: 2; radarhere: 1; andreybolonin: 1; aboks: 1; Dantist: 1; tikky: 1; </text:p>
          </table:table-cell>
          <table:table-cell table:style-name="Default" office:value-type="string" calcext:value-type="string">
            <text:p>x</text:p>
          </table:table-cell>
          <table:table-cell table:style-name="ce52" office:value-type="string" calcext:value-type="string">
            <text:p>topic numerical-analysis &lt;<text:a xlink:href="https://github.com/topics/numerical-analysis" xlink:type="simple">https://github.com/topics/numerical-analysis</text:a>&gt;</text:p>
          </table:table-cell>
          <table:table-cell table:style-name="ce51" table:number-columns-repeated="987"/>
          <table:table-cell table:number-columns-repeated="2"/>
        </table:table-row>
        <table:table-row table:style-name="ro1">
          <table:table-cell table:style-name="ce51" office:value-type="string" calcext:value-type="string">
            <text:p>mathnet/mathnet-numerics</text:p>
          </table:table-cell>
          <table:table-cell table:style-name="ce51" office:value-type="string" calcext:value-type="string">
            <text:p>Math.NET Numerics</text:p>
          </table:table-cell>
          <table:table-cell table:style-name="ce51" office:value-type="string" calcext:value-type="string">
            <text:p>github</text:p>
          </table:table-cell>
          <table:table-cell table:style-name="ce51" office:value-type="string" calcext:value-type="string">
            <text:p><text:a xlink:href="https://github.com/mathnet/mathnet-numerics" xlink:type="simple">https://github.com/mathnet/mathnet-numerics</text:a></text:p>
          </table:table-cell>
          <table:table-cell table:style-name="ce51" office:value-type="string" calcext:value-type="string">
            <text:p><text:a xlink:href="https://numerics.mathdotnet.com/" xlink:type="simple">https://numerics.mathdotnet.com/</text:a></text:p>
          </table:table-cell>
          <table:table-cell table:style-name="ce51" office:value-type="string" calcext:value-type="string">
            <text:p>opensource numerical library for .Net, Silverlight and Mono</text:p>
          </table:table-cell>
          <table:table-cell table:style-name="ce51" office:value-type="string" calcext:value-type="string">
            <text:p>.net;c#</text:p>
          </table:table-cell>
          <table:table-cell table:style-name="ce51"/>
          <table:table-cell table:style-name="ce51" office:value-type="string" calcext:value-type="string">
            <text:p>NuGet package</text:p>
          </table:table-cell>
          <table:table-cell table:number-columns-repeated="2" table:style-name="ce51" office:value-type="string" calcext:value-type="string">
            <text:p>differential equations; derivates; linear algebra; roots; integration; interpolation; statistics; ode; optimization;</text:p>
          </table:table-cell>
          <table:table-cell table:style-name="ce51" office:value-type="string" calcext:value-type="string">
            <text:p>math.net &lt;<text:a xlink:href="https://www.mathdotnet.com/" xlink:type="simple">https://www.mathdotnet.com</text:a>&gt; </text:p>
          </table:table-cell>
          <table:table-cell office:value-type="string" calcext:value-type="string">
            <text:p>git;github</text:p>
          </table:table-cell>
          <table:table-cell table:style-name="ce51" office:value-type="string" calcext:value-type="string">
            <text:p>Intel MKL; ATLAS; CUDA; OpenBLAS</text:p>
          </table:table-cell>
          <table:table-cell table:style-name="ce51" office:value-type="string" calcext:value-type="string">
            <text:p><text:a xlink:href="https://numerics.mathdotnet.com/" xlink:type="simple">https://numerics.mathdotnet.com/</text:a></text:p>
          </table:table-cell>
          <table:table-cell table:style-name="ce51" office:value-type="string" calcext:value-type="string">
            <text:p><text:a xlink:href="https://github.com/mathnet/mathnet-numerics/tree/master/src/Numerics.Tests" xlink:type="simple">https://github.com/mathnet/mathnet-numerics/tree/master/src/Numerics.Tests</text:a></text:p>
          </table:table-cell>
          <table:table-cell table:number-columns-repeated="2" table:style-name="ce51" office:value-type="string" calcext:value-type="string">
            <text:p>none</text:p>
          </table:table-cell>
          <table:table-cell table:style-name="ce51" office:value-type="string" calcext:value-type="string">
            <text:p><text:a xlink:href="https://github.com/mathnet/mathnet-numerics/tree/master/src/Benchmark" xlink:type="simple">https://github.com/mathnet/mathnet-numerics/tree/master/src/Benchmark</text:a></text:p>
          </table:table-cell>
          <table:table-cell table:style-name="ce51" office:value-type="string" calcext:value-type="string">
            <text:p>Github &lt;<text:a xlink:href="https://github.com/mathnet/mathnet-numerics/issues" xlink:type="simple">https://github.com/mathnet/mathnet-numerics/issues</text:a>&gt;; <text:a xlink:href="http://feedback.mathdotnet.com/forums/2060-math-net-numerics" xlink:type="simple">http://feedback.mathdotnet.com/forums/2060-math-net-numerics</text:a></text:p>
          </table:table-cell>
          <table:table-cell office:value-type="string" calcext:value-type="string">
            <text:p>mathnet</text:p>
          </table:table-cell>
          <table:table-cell office:value-type="string" calcext:value-type="string">
            <text:p>mathnet-numerics</text:p>
          </table:table-cell>
          <table:table-cell table:style-name="Default" office:value-type="string" calcext:value-type="string">
            <text:p>12.87 MB</text:p>
          </table:table-cell>
          <table:table-cell table:style-name="Default" office:value-type="string" calcext:value-type="string">
            <text:p>C#: 12.51 MB; F#: 250.95 KB; C++: 86.31 KB; C: 12.77 KB; Shell: 4.06 KB; CSS: 3.30 KB; JavaScript: 0.81 KB; Batchfile: 0.21 KB; </text:p>
          </table:table-cell>
          <table:table-cell table:style-name="Default" office:value-type="float" office:value="1064" calcext:value-type="float">
            <text:p>1064</text:p>
          </table:table-cell>
          <table:table-cell table:style-name="Default" office:value-type="float" office:value="205200" calcext:value-type="float">
            <text:p>205200</text:p>
          </table:table-cell>
          <table:table-cell table:style-name="Default" office:value-type="string" calcext:value-type="string">
            <text:p>C#:923; Markdown:33; F#:42; C++:9; MSBuild script:17; F# Script:5; Windows Resource File:4; C:4; CSS:1; C/C++ Header:9; Razor:1; Bourne Shell:6; YAML:3; JavaScript:4; DOS Batch:2; JSON:1; </text:p>
          </table:table-cell>
          <table:table-cell table:style-name="Default" office:value-type="string" calcext:value-type="string">
            <text:p>C#:193065; Markdown:4193; F#:2744; C++:2006; MSBuild script:1326; F# Script:757; Windows Resource File:236; C:227; CSS:198; C/C++ Header:125; Razor:125; Bourne Shell:101; YAML:47; JavaScript:32; DOS Batch:13; JSON:5; </text:p>
          </table:table-cell>
          <table:table-cell table:style-name="Default" office:value-type="float" office:value="2903" calcext:value-type="float">
            <text:p>2903</text:p>
          </table:table-cell>
          <table:table-cell table:style-name="Default" office:value-type="string" calcext:value-type="string">
            <text:p>24 Jun, 2009</text:p>
          </table:table-cell>
          <table:table-cell table:style-name="Default" office:value-type="string" calcext:value-type="string">
            <text:p>28 Apr, 2019</text:p>
          </table:table-cell>
          <table:table-cell table:style-name="ce55" office:value-type="string" calcext:value-type="string">
            <text:p>&gt;=30</text:p>
          </table:table-cell>
          <table:table-cell table:style-name="Default" office:value-type="string" calcext:value-type="string">
            <text:p>cdrnet: 1944; cuda: 365; jvangael: 121; scottstephens: 46; aignas: 42; diluculo: 27; alexkaratarakis: 26; eriove: 23; tibel: 19; yoon-gu: 18; ovatsus: 13; kjbartel: 12; hany-abdelrahman: 9; larzw: 9; MaLiN2223: 9; manyue: 9; praeclarum: 6; Ijmmuch: 5; philcleveland: 5; jnyrup: 5; AappoPulkkinen: 4; ArtyomBaranovskiy: 4; glyphard: 4; candychiu: 4; evelinag: 4; Superbest: 4; lionpeloux: 4; mjmckp: 4; anders9ustafsson: 3; smoothdeveloper: 3; </text:p>
          </table:table-cell>
          <table:table-cell table:style-name="Default" office:value-type="string" calcext:value-type="string">
            <text:p>x</text:p>
          </table:table-cell>
          <table:table-cell table:style-name="ce52" office:value-type="string" calcext:value-type="string">
            <text:p>topic interpolation &lt;<text:a xlink:href="https://github.com/topics/interpolation" xlink:type="simple">https://github.com/topics/interpolation</text:a>&gt;</text:p>
          </table:table-cell>
          <table:table-cell table:style-name="ce51" table:number-columns-repeated="987"/>
          <table:table-cell table:number-columns-repeated="2"/>
        </table:table-row>
        <table:table-row table:style-name="ro1">
          <table:table-cell table:style-name="ce51" office:value-type="string" calcext:value-type="string">
            <text:p>bgrimstad/splinter</text:p>
          </table:table-cell>
          <table:table-cell table:style-name="ce51" office:value-type="string" calcext:value-type="string">
            <text:p>SPLINTER – SPLine INTERpolation</text:p>
          </table:table-cell>
          <table:table-cell table:style-name="ce51" office:value-type="string" calcext:value-type="string">
            <text:p>github</text:p>
          </table:table-cell>
          <table:table-cell table:style-name="ce51" office:value-type="string" calcext:value-type="string">
            <text:p><text:a xlink:href="https://github.com/bgrimstad/splinter" xlink:type="simple">https://github.com/bgrimstad/splinter</text:a></text:p>
          </table:table-cell>
          <table:table-cell table:style-name="ce51"/>
          <table:table-cell table:style-name="ce51" office:value-type="string" calcext:value-type="string">
            <text:p>Library for multivariate function approximation with splines (B-spline, P-spline, and more) with interfaces to C++, C, Python and MATLAB</text:p>
          </table:table-cell>
          <table:table-cell table:style-name="ce51" office:value-type="string" calcext:value-type="string">
            <text:p>c++</text:p>
          </table:table-cell>
          <table:table-cell table:style-name="ce51" office:value-type="string" calcext:value-type="string">
            <text:p>python;matlab</text:p>
          </table:table-cell>
          <table:table-cell table:style-name="ce51" office:value-type="string" calcext:value-type="string">
            <text:p>library</text:p>
          </table:table-cell>
          <table:table-cell table:style-name="ce51" office:value-type="string" calcext:value-type="string">
            <text:p>interpolation</text:p>
          </table:table-cell>
          <table:table-cell table:style-name="ce51" office:value-type="string" calcext:value-type="string">
            <text:p>multivariate function approximation with splines; B-splines</text:p>
          </table:table-cell>
          <table:table-cell table:style-name="ce51" office:value-type="string" calcext:value-type="string">
            <text:p>Bjarne Grimstad &lt;<text:a xlink:href="https://github.com/bgrimstad" xlink:type="simple">https://github.com/bgrimstad</text:a>&gt;</text:p>
          </table:table-cell>
          <table:table-cell office:value-type="string" calcext:value-type="string">
            <text:p>git;github</text:p>
          </table:table-cell>
          <table:table-cell table:number-columns-repeated="2" table:style-name="ce51" office:value-type="string" calcext:value-type="string">
            <text:p>none</text:p>
          </table:table-cell>
          <table:table-cell table:style-name="ce51" office:value-type="string" calcext:value-type="string">
            <text:p><text:a xlink:href="https://github.com/bgrimstad/splinter/tree/master/test" xlink:type="simple">https://github.com/bgrimstad/splinter/tree/master/test</text:a></text:p>
          </table:table-cell>
          <table:table-cell table:style-name="ce51" table:number-columns-repeated="2"/>
          <table:table-cell table:style-name="ce51" office:value-type="string" calcext:value-type="string">
            <text:p>none</text:p>
          </table:table-cell>
          <table:table-cell table:style-name="ce51" office:value-type="string" calcext:value-type="string">
            <text:p>Github &lt;<text:a xlink:href="https://github.com/bgrimstad/splinter/issues" xlink:type="simple">https://github.com/bgrimstad/splinter/issues</text:a>&gt;</text:p>
          </table:table-cell>
          <table:table-cell office:value-type="string" calcext:value-type="string">
            <text:p>bgrimstad</text:p>
          </table:table-cell>
          <table:table-cell office:value-type="string" calcext:value-type="string">
            <text:p>splinter</text:p>
          </table:table-cell>
          <table:table-cell table:style-name="Default" office:value-type="string" calcext:value-type="string">
            <text:p>359.21 KB</text:p>
          </table:table-cell>
          <table:table-cell table:style-name="Default" office:value-type="string" calcext:value-type="string">
            <text:p>C++: 263.10 KB; Python: 35.59 KB; MATLAB: 23.22 KB; Shell: 13.53 KB; C: 12.65 KB; CMake: 11.13 KB; </text:p>
          </table:table-cell>
          <table:table-cell table:style-name="Default" office:value-type="float" office:value="507" calcext:value-type="float">
            <text:p>507</text:p>
          </table:table-cell>
          <table:table-cell table:style-name="Default" office:value-type="float" office:value="85816" calcext:value-type="float">
            <text:p>85816</text:p>
          </table:table-cell>
          <table:table-cell table:style-name="Default" office:value-type="string" calcext:value-type="string">
            <text:p>C/C++ Header:341; C++:70; SVG:1; CMake:62; Python:12; Markdown:10; MATLAB:8; Bourne Shell:2; YAML:1; </text:p>
          </table:table-cell>
          <table:table-cell table:style-name="Default" office:value-type="string" calcext:value-type="string">
            <text:p>C/C++ Header:72453; C++:9939; SVG:911; CMake:686; Python:571; Markdown:470; MATLAB:431; Bourne Shell:325; YAML:30; </text:p>
          </table:table-cell>
          <table:table-cell table:style-name="Default" office:value-type="float" office:value="777" calcext:value-type="float">
            <text:p>777</text:p>
          </table:table-cell>
          <table:table-cell table:style-name="Default" office:value-type="string" calcext:value-type="string">
            <text:p>27 Jun, 2014</text:p>
          </table:table-cell>
          <table:table-cell table:style-name="Default" office:value-type="string" calcext:value-type="string">
            <text:p>18 Oct, 2018</text:p>
          </table:table-cell>
          <table:table-cell table:style-name="ce55" office:value-type="float" office:value="7" calcext:value-type="float">
            <text:p>7</text:p>
          </table:table-cell>
          <table:table-cell table:style-name="Default" office:value-type="string" calcext:value-type="string">
            <text:p>gablank: 414; bgrimstad: 341; hxdnshx: 9; novacrazy: 8; jkhoogland: 1; markcutler: 1; sdrdis: 1; </text:p>
          </table:table-cell>
          <table:table-cell table:style-name="Default" office:value-type="string" calcext:value-type="string">
            <text:p>x</text:p>
          </table:table-cell>
          <table:table-cell table:style-name="ce52" office:value-type="string" calcext:value-type="string">
            <text:p>topic interpolation &lt;<text:a xlink:href="https://github.com/topics/interpolation" xlink:type="simple">https://github.com/topics/interpolation</text:a>&gt;</text:p>
          </table:table-cell>
          <table:table-cell table:style-name="ce51" table:number-columns-repeated="987"/>
          <table:table-cell table:number-columns-repeated="2"/>
        </table:table-row>
        <table:table-row table:style-name="ro1">
          <table:table-cell table:style-name="ce51" office:value-type="string" calcext:value-type="string">
            <text:p>usnistgov/fipy</text:p>
          </table:table-cell>
          <table:table-cell table:style-name="ce51" office:value-type="string" calcext:value-type="string">
            <text:p>FiPy – Finite Volume PDE solver in Python</text:p>
          </table:table-cell>
          <table:table-cell table:style-name="ce51" office:value-type="string" calcext:value-type="string">
            <text:p>github</text:p>
          </table:table-cell>
          <table:table-cell table:style-name="ce51" office:value-type="string" calcext:value-type="string">
            <text:p><text:a xlink:href="https://github.com/usnistgov/fipy" xlink:type="simple">https://github.com/usnistgov/fipy</text:a></text:p>
          </table:table-cell>
          <table:table-cell table:style-name="ce51" office:value-type="string" calcext:value-type="string">
            <text:p> <text:a xlink:href="http://www.ctcms.nist.gov/fipy" xlink:type="simple">http://www.ctcms.nist.gov/fipy</text:a></text:p>
          </table:table-cell>
          <table:table-cell table:style-name="ce51" office:value-type="string" calcext:value-type="string">
            <text:p>object oriented, partial differential equation (PDE) solver, written in Python, based on a standard finite volume (FV) approach.</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differential equations</text:p>
          </table:table-cell>
          <table:table-cell table:style-name="ce51" office:value-type="string" calcext:value-type="string">
            <text:p>finite volume method (FVM) &lt;<text:a xlink:href="https://www.ctcms.nist.gov/fipy/documentation/numerical/discret.html" xlink:type="simple">https://www.ctcms.nist.gov/fipy/documentation/numerical/discret.html</text:a>&gt;; Cell Centered FVM, Vertex Centered FVM</text:p>
          </table:table-cell>
          <table:table-cell table:style-name="ce51" office:value-type="string" calcext:value-type="string">
            <text:p>National Institute of Standards and Technology, US Dept. of Commerce &lt;https://www.nist.gov&gt;</text:p>
          </table:table-cell>
          <table:table-cell office:value-type="string" calcext:value-type="string">
            <text:p>git;github</text:p>
          </table:table-cell>
          <table:table-cell table:style-name="ce51"/>
          <table:table-cell table:style-name="ce51" office:value-type="string" calcext:value-type="string">
            <text:p><text:a xlink:href="https://www.ctcms.nist.gov/fipy/" xlink:type="simple">https://www.ctcms.nist.gov/fipy/</text:a></text:p>
          </table:table-cell>
          <table:table-cell table:style-name="ce51" office:value-type="string" calcext:value-type="string">
            <text:p><text:a xlink:href="https://github.com/usnistgov/fipy/tree/ccec299e7c00058b92e0c2d863f4a27c1eb2b787/fipy/tests" xlink:type="simple">https://github.com/usnistgov/fipy/tree/ccec299e7c00058b92e0c2d863f4a27c1eb2b787/fipy/tests</text:a></text:p>
          </table:table-cell>
          <table:table-cell table:style-name="ce51" office:value-type="string" calcext:value-type="string">
            <text:p>none</text:p>
          </table:table-cell>
          <table:table-cell table:style-name="ce51" office:value-type="string" calcext:value-type="string">
            <text:p><text:a xlink:href="https://github.com/usnistgov/fipy/tree/master/examples" xlink:type="simple">https://github.com/usnistgov/fipy/tree/master/examples</text:a></text:p>
          </table:table-cell>
          <table:table-cell table:style-name="ce51" office:value-type="string" calcext:value-type="string">
            <text:p>FiPy: Partial Differential Equations with Python &lt;https://doi.org/10.1109/MCSE.2009.52&gt; ; publications &lt;<text:a xlink:href="https://www.ctcms.nist.gov/fipy/documentation/PUBLICATIONS.html" xlink:type="simple">https://www.ctcms.nist.gov/fipy/documentation/PUBLICATIONS.html</text:a>&gt;</text:p>
          </table:table-cell>
          <table:table-cell table:style-name="ce51" office:value-type="string" calcext:value-type="string">
            <text:p>Github &lt;<text:a xlink:href="https://github.com/usnistgov/fipy/issues" xlink:type="simple">https://github.com/usnistgov/fipy/issues</text:a>&gt;</text:p>
          </table:table-cell>
          <table:table-cell office:value-type="string" calcext:value-type="string">
            <text:p>usnistgov</text:p>
          </table:table-cell>
          <table:table-cell office:value-type="string" calcext:value-type="string">
            <text:p>fipy</text:p>
          </table:table-cell>
          <table:table-cell table:style-name="Default" office:value-type="string" calcext:value-type="string">
            <text:p>1.54 MB</text:p>
          </table:table-cell>
          <table:table-cell table:style-name="Default" office:value-type="string" calcext:value-type="string">
            <text:p>Python: 1.54 MB; Nix: 4.78 KB; </text:p>
          </table:table-cell>
          <table:table-cell table:style-name="Default" office:value-type="float" office:value="487" calcext:value-type="float">
            <text:p>487</text:p>
          </table:table-cell>
          <table:table-cell table:style-name="Default" office:value-type="float" office:value="30256" calcext:value-type="float">
            <text:p>30256</text:p>
          </table:table-cell>
          <table:table-cell table:style-name="Default" office:value-type="string" calcext:value-type="string">
            <text:p>Python:402; reStructuredText:42; TeX:4; CSS:7; HTML:9; JavaScript:8; YAML:5; Nix:8; RobotFramework:1; Jupyter Notebook:1; </text:p>
          </table:table-cell>
          <table:table-cell table:style-name="Default" office:value-type="string" calcext:value-type="string">
            <text:p>Python:21607; reStructuredText:3551; TeX:1639; CSS:1118; HTML:940; JavaScript:874; YAML:354; Nix:146; RobotFramework:18; Jupyter Notebook:9; </text:p>
          </table:table-cell>
          <table:table-cell table:style-name="Default" office:value-type="float" office:value="5440" calcext:value-type="float">
            <text:p>5440</text:p>
          </table:table-cell>
          <table:table-cell table:style-name="Default" office:value-type="string" calcext:value-type="string">
            <text:p>25 Aug, 2014</text:p>
          </table:table-cell>
          <table:table-cell table:style-name="Default" office:value-type="string" calcext:value-type="string">
            <text:p>10 May, 2019</text:p>
          </table:table-cell>
          <table:table-cell table:style-name="ce55" office:value-type="float" office:value="10" calcext:value-type="float">
            <text:p>10</text:p>
          </table:table-cell>
          <table:table-cell table:style-name="Default" office:value-type="string" calcext:value-type="string">
            <text:p>guyer: 2669; wd15: 2009; jamesob: 270; tkphd: 83; pkgw: 3; raybsmith: 3; alfrenardi: 2; djrodgerspryor: 1; pya: 1; xfong: 1;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office:value-type="string" calcext:value-type="string">
            <text:p>Contains wrappers for Trilinos, Scipy</text:p>
          </table:table-cell>
          <table:table-cell table:style-name="ce51" table:number-columns-repeated="986"/>
          <table:table-cell table:number-columns-repeated="2"/>
        </table:table-row>
        <table:table-row table:style-name="ro1">
          <table:table-cell table:style-name="ce51" office:value-type="string" calcext:value-type="string">
            <text:p>KratosMultiphysics/Kratos</text:p>
          </table:table-cell>
          <table:table-cell table:style-name="ce51" office:value-type="string" calcext:value-type="string">
            <text:p>Kratos Multiphysics</text:p>
          </table:table-cell>
          <table:table-cell table:style-name="ce51" office:value-type="string" calcext:value-type="string">
            <text:p>github</text:p>
          </table:table-cell>
          <table:table-cell table:style-name="ce51" office:value-type="string" calcext:value-type="string">
            <text:p><text:a xlink:href="https://github.com/KratosMultiphysics/Kratos" xlink:type="simple">https://github.com/KratosMultiphysics/Kratos</text:a></text:p>
          </table:table-cell>
          <table:table-cell table:style-name="ce51" office:value-type="string" calcext:value-type="string">
            <text:p><text:a xlink:href="http://www.cimne.com/kratos" xlink:type="simple">http://www.cimne.com/kratos</text:a></text:p>
          </table:table-cell>
          <table:table-cell table:style-name="ce51"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table:style-name="ce51" office:value-type="string" calcext:value-type="string">
            <text:p>c++</text:p>
          </table:table-cell>
          <table:table-cell table:style-name="ce51"/>
          <table:table-cell table:style-name="ce51" office:value-type="string" calcext:value-type="string">
            <text:p>framework;meta-package</text:p>
          </table:table-cell>
          <table:table-cell table:style-name="ce51" office:value-type="string" calcext:value-type="string">
            <text:p>hpc;physics simulations;meta-package</text:p>
          </table:table-cell>
          <table:table-cell table:style-name="ce51" office:value-type="string" calcext:value-type="string">
            <text:p>Discrete Element Method (DEM); Computational Fluid Dynamics (CFD); FEM; MPI parallelization; Lagrangian-Eulerian (ALE) formulation; Thermally-coupled flows; Fluid-Structure Interaction (FSI): uses Quasi-Newton coupling schemes; various Structural Mechanics; Contact Structural Mechanics</text:p>
          </table:table-cell>
          <table:table-cell table:style-name="ce51" office:value-type="string" calcext:value-type="string">
            <text:p>International Center for Numerical Methods in Engineering (CIMNE) &lt;<text:a xlink:href="http://www.cimne.com/" xlink:type="simple">http://www.cimne.com/</text:a>&gt;</text:p>
          </table:table-cell>
          <table:table-cell office:value-type="string" calcext:value-type="string">
            <text:p>git;github</text:p>
          </table:table-cell>
          <table:table-cell table:style-name="ce51" office:value-type="string" calcext:value-type="string">
            <text:p>Trilinos; METIS &lt;<text:a xlink:href="http://glaros.dtc.umn.edu/gkhome/metis/metis/overview" xlink:type="simple">http://glaros.dtc.umn.edu/gkhome/metis/metis/overview</text:a>&gt;; (based on FEAST eigenvalue solver; SuperLu)</text:p>
          </table:table-cell>
          <table:table-cell table:style-name="ce51"/>
          <table:table-cell table:style-name="ce51" office:value-type="string" calcext:value-type="string">
            <text:p><text:a xlink:href="https://github.com/KratosMultiphysics/Kratos/tree/master/kratos/tests" xlink:type="simple">https://github.com/KratosMultiphysics/Kratos/tree/master/kratos/tests</text:a> ; <text:a xlink:href="https://github.com/KratosMultiphysics/Kratos/tree/master/kratos/testing" xlink:type="simple">https://github.com/KratosMultiphysics/Kratos/tree/master/kratos/testing</text:a></text:p>
          </table:table-cell>
          <table:table-cell table:number-columns-repeated="3" table:style-name="ce51" office:value-type="string" calcext:value-type="string">
            <text:p>none</text:p>
          </table:table-cell>
          <table:table-cell table:style-name="ce51" office:value-type="string" calcext:value-type="string">
            <text:p>mailing list &lt;<text:a xlink:href="http://listas.cimne.upc.edu/pipermail/kratos/" xlink:type="simple">http://listas.cimne.upc.edu/pipermail/kratos/</text:a>&gt; ; Github &lt;<text:a xlink:href="https://github.com/KratosMultiphysics/Kratos/issues" xlink:type="simple">https://github.com/KratosMultiphysics/Kratos/issues</text:a>&gt;</text:p>
          </table:table-cell>
          <table:table-cell office:value-type="string" calcext:value-type="string">
            <text:p>KratosMultiphysics</text:p>
          </table:table-cell>
          <table:table-cell office:value-type="string" calcext:value-type="string">
            <text:p>Kratos</text:p>
          </table:table-cell>
          <table:table-cell table:style-name="Default" office:value-type="string" calcext:value-type="string">
            <text:p>235.69 MB</text:p>
          </table:table-cell>
          <table:table-cell table:style-name="Default" office:value-type="string" calcext:value-type="string">
            <text:p>C++: 208.72 MB; Python: 9.51 MB; C: 6.54 MB; HTML: 4.73 MB; Tcl: 2.28 MB; Fortran: 2.21 MB; CMake: 579.92 KB; Objective-C++: 167.06 KB; Assembly: 144.10 KB; Visual Basic: 112.55 KB; Shell: 96.77 KB; Jupyter Notebook: 90.69 KB; Ada: 89.08 KB; TeX: 85.70 KB; Pascal: 70.30 KB; Makefile: 63.42 KB; C#: 55.63 KB; MATLAB: 40.78 KB; DIGITAL Command Language: 27.30 KB; Objective-C: 21.52 KB; CSS: 9.94 KB; Batchfile: 7.68 KB; Roff: 7.56 KB; CLIPS: 5.29 KB; Perl: 3.90 KB; PowerShell: 3.70 KB; Gnuplot: 3.64 KB; PHP: 2.17 KB; SAS: 1.85 KB; Module Management System: 1.54 KB; SourcePawn: 1.52 KB; Cuda: 0.97 KB; M4: 0.79 KB; </text:p>
          </table:table-cell>
          <table:table-cell table:style-name="Default" office:value-type="float" office:value="7944" calcext:value-type="float">
            <text:p>7944</text:p>
          </table:table-cell>
          <table:table-cell table:style-name="Default" office:value-type="float" office:value="2648783" calcext:value-type="float">
            <text:p>2648783</text:p>
          </table:table-cell>
          <table:table-cell table:style-name="Default" office:value-type="string" calcext:value-type="string">
            <text:p>C++:1684; C/C++ Header:2834; Python:1379; C:446; HTML:311; JSON:821; Tcl/Tk:83; Fortran 90:20; XML:23; CMake:89; Objective C++:3; Solidity:6; MSBuild script:7; Fortran 77:14; Visual Basic:13; Assembly:8; Markdown:36; Unity-Prefab:12; Ada:10; Bourne Shell:18; Pascal:5; Gencat NLS:1; MATLAB:23; C#:9; make:20; reStructuredText:12; TeX:3; CSS:3; DOS Batch:24; Jupyter Notebook:3; Windows Module Definition:3; YAML:4; C Shell:5; Perl:1; Windows Resource File:2; SparForte:1; PowerShell:1; SAS:1; m4:1; NAnt script:1; Jam:1; Bourne Again Shell:2; CUDA:1; </text:p>
          </table:table-cell>
          <table:table-cell table:style-name="Default" office:value-type="string" calcext:value-type="string">
            <text:p>C++:1582106; C/C++ Header:532580; Python:137875; C:113260; HTML:92857; JSON:58319; Tcl/Tk:34344; Fortran 90:26796; XML:14436; CMake:9446; Objective C++:7963; Solidity:7490; MSBuild script:4675; Fortran 77:4627; Visual Basic:3850; Assembly:2755; Markdown:2192; Unity-Prefab:1925; Ada:1681; Bourne Shell:1479; Pascal:1199; Gencat NLS:888; MATLAB:886; C#:879; make:757; reStructuredText:650; TeX:602; CSS:532; DOS Batch:452; Jupyter Notebook:302; Windows Module Definition:249; YAML:178; C Shell:146; Perl:105; Windows Resource File:67; SparForte:56; PowerShell:35; SAS:32; m4:27; NAnt script:26; Jam:24; Bourne Again Shell:22; CUDA:13; </text:p>
          </table:table-cell>
          <table:table-cell table:style-name="Default" office:value-type="float" office:value="49676" calcext:value-type="float">
            <text:p>49676</text:p>
          </table:table-cell>
          <table:table-cell table:style-name="Default" office:value-type="string" calcext:value-type="string">
            <text:p>13 Feb, 2017</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loumalouomega: 7488; philbucher: 3682; RiccardoRossi: 3288; josep-m-carbonell: 2664; jcotela: 2377; maceligueta: 2235; rubenzorrilla: 2102; GuillermoCasas: 2032; roigcarlo: 1506; pooyan-dadvand: 1238; salvalatorre: 1127; joaquinirazabal: 1022; ipouplana: 853; bodhinandach: 783; miguelmaso: 711; AlejandroCornejo: 708; msandre: 708; farrufat-cimne: 658; adityaghantasala: 615; dbaumgaertner: 579; armingeiser: 534; lluis-mv: 496; MFusseder: 449; jginternational: 443; pablobecker: 420; lorenzogracia: 382; oberbichler: 331; marcnunezc: 315; AFranci: 298; KlausBSautter: 246; </text:p>
          </table:table-cell>
          <table:table-cell table:style-name="Default" office:value-type="string" calcext:value-type="string">
            <text:p>x</text:p>
          </table:table-cell>
          <table:table-cell table:style-name="ce52" office:value-type="string" calcext:value-type="string">
            <text:p>topic numerical-methods &lt;https://github.com/topics/numerical-methods&gt;</text:p>
          </table:table-cell>
          <table:table-cell table:style-name="ce51" table:number-columns-repeated="987"/>
          <table:table-cell table:number-columns-repeated="2"/>
        </table:table-row>
        <table:table-row table:style-name="ro1">
          <table:table-cell table:style-name="ce64" office:value-type="string" calcext:value-type="string">
            <text:p>trilinos/Trilinos</text:p>
          </table:table-cell>
          <table:table-cell table:style-name="ce64" office:value-type="string" calcext:value-type="string">
            <text:p>Trilinos</text:p>
          </table:table-cell>
          <table:table-cell table:style-name="ce64" office:value-type="string" calcext:value-type="string">
            <text:p>github</text:p>
          </table:table-cell>
          <table:table-cell table:style-name="ce64" office:value-type="string" calcext:value-type="string">
            <text:p><text:a xlink:href="https://github.com/trilinos/Trilinos" xlink:type="simple">https://github.com/trilinos/Trilinos</text:a></text:p>
          </table:table-cell>
          <table:table-cell table:style-name="ce64" office:value-type="string" calcext:value-type="string">
            <text:p><text:a xlink:href="https://trilinos.github.io/" xlink:type="simple">https://trilinos.github.io/</text:a></text:p>
          </table:table-cell>
          <table:table-cell table:style-name="ce64" office:value-type="string" calcext:value-type="string">
            <text:p>Meshes, Geometry, &amp; Load Balancing; Discretizations; Scalable Linear Algebra; Linear &amp; Eigen Solvers; Embedded Nonlinear Analysis Tools</text:p>
          </table:table-cell>
          <table:table-cell table:style-name="ce64" office:value-type="string" calcext:value-type="string">
            <text:p>c++</text:p>
          </table:table-cell>
          <table:table-cell table:style-name="ce64"/>
          <table:table-cell table:style-name="ce64" office:value-type="string" calcext:value-type="string">
            <text:p>framework;meta-package</text:p>
          </table:table-cell>
          <table:table-cell table:style-name="ce64" office:value-type="string" calcext:value-type="string">
            <text:p>hpc;linear algebra;eigenvalues;meta-package</text:p>
          </table:table-cell>
          <table:table-cell table:style-name="ce64" office:value-type="string" calcext:value-type="string">
            <text:p>Contains packages: ML: solve large sparse linear systems of equations arising primarily from elliptic PDE discretizations; <text:s/>AztecOO: preconditioned Krylov methods; AMESOS: interface to LAPACK etc; NOX: iterative nonlinear solvers; Anasazi: eigenvalue solver</text:p>
          </table:table-cell>
          <table:table-cell table:style-name="ce64" office:value-type="string" calcext:value-type="string">
            <text:p>Trilinos &lt;<text:a xlink:href="https://trilinos.github.io/" xlink:type="simple">https://trilinos.github.io</text:a>&gt;</text:p>
          </table:table-cell>
          <table:table-cell table:style-name="ce64" office:value-type="string" calcext:value-type="string">
            <text:p>git;github</text:p>
          </table:table-cell>
          <table:table-cell table:style-name="ce64" office:value-type="string" calcext:value-type="string">
            <text:p>LAPACK; <text:s/>BLAS</text:p>
          </table:table-cell>
          <table:table-cell table:style-name="ce64" office:value-type="string" calcext:value-type="string">
            <text:p><text:a xlink:href="https://trilinos.org/about/documentation/" xlink:type="simple">https://trilinos.org/about/documentation/</text:a></text:p>
          </table:table-cell>
          <table:table-cell table:style-name="ce64"/>
          <table:table-cell table:style-name="ce64" office:value-type="string" calcext:value-type="string">
            <text:p>Synopsis &lt;<text:a xlink:href="https://scan.coverity.com/projects/1680" xlink:type="simple">https://scan.coverity.com/projects/1680</text:a>&gt;</text:p>
          </table:table-cell>
          <table:table-cell table:style-name="ce64" office:value-type="string" calcext:value-type="string">
            <text:p>GCOV; <text:a xlink:href="https://github.com/trilinos/Trilinos/tree/master/commonTools/test/coverage" xlink:type="simple">https://github.com/trilinos/Trilinos/tree/master/commonTools/test/coverage</text:a></text:p>
          </table:table-cell>
          <table:table-cell table:style-name="ce64" office:value-type="string" calcext:value-type="string">
            <text:p>none</text:p>
          </table:table-cell>
          <table:table-cell table:style-name="ce64" office:value-type="string" calcext:value-type="string">
            <text:p>mailing list &lt;<text:a xlink:href="https://trilinos.org/pipermail/trilinos-users" xlink:type="simple">https://trilinos.org/pipermail/trilinos-users</text:a>&gt;; Github &lt;<text:a xlink:href="https://github.com/trilinos/Trilinos/issues" xlink:type="simple">https://github.com/trilinos/Trilinos/issues</text:a>&gt;</text:p>
          </table:table-cell>
          <table:table-cell table:style-name="ce64" office:value-type="string" calcext:value-type="string">
            <text:p>trilinos</text:p>
          </table:table-cell>
          <table:table-cell table:style-name="ce64" office:value-type="string" calcext:value-type="string">
            <text:p>Trilinos</text:p>
          </table:table-cell>
          <table:table-cell table:style-name="ce64" office:value-type="string" calcext:value-type="string">
            <text:p>429.22 MB</text:p>
          </table:table-cell>
          <table:table-cell table:style-name="ce64" office:value-type="string" calcext:value-type="string">
            <text:p>C++: 195.55 MB; Roff: 78.56 MB; Objective-C++: 53.30 MB; C: 33.39 MB; MATLAB: 31.09 MB; Fortran: 12.69 MB; CMake: 5.97 MB; Makefile: 4.86 MB; Python: 3.36 MB; TeX: 3.34 MB; HTML: 2.25 MB; Harbour: 2.11 MB; Shell: 1.64 MB; Perl: 428.76 KB; Mathematica: 234.61 KB; M4: 108.99 KB; RPC: 77.17 KB; Objective-C: 43.39 KB; Emacs Lisp: 42.65 KB; OCaml: 42.17 KB; CSS: 30.42 KB; Lex: 28.72 KB; Yacc: 21.66 KB; Awk: 17.09 KB; Batchfile: 14.05 KB; XSLT: 12.23 KB; PHP: 6.81 KB; DIGITAL Command Language: 4.89 KB; Cuda: 3.83 KB; JavaScript: 1.30 KB; Pascal: 0.06 KB; </text:p>
          </table:table-cell>
          <table:table-cell table:style-name="ce64" office:value-type="float" office:value="31732" calcext:value-type="float">
            <text:p>31732</text:p>
          </table:table-cell>
          <table:table-cell table:style-name="ce64" office:value-type="float" office:value="7404327" calcext:value-type="float">
            <text:p>7404327</text:p>
          </table:table-cell>
          <table:table-cell table:style-name="ce64" office:value-type="string" calcext:value-type="string">
            <text:p>Objective C++:91; C/C++ Header:9745; C++:12943; MATLAB:184; Unity-Prefab:19; C:1767; Fortran 77:1632; CMake:2705; HTML:144; XML:790; TeX:196; Bourne Shell:451; Python:183; Harbour:10; SWIG:96; reStructuredText:67; Bourne Again Shell:148; make:211; JavaScript:6; CSS:10; Perl:40; Fortran 90:17; m4:35; Markdown:32; Jam:21; C Shell:131; Lisp:4; YAML:15; XSLT:14; awk:2; lex:1; OCaml:1; SVG:1; DOS Batch:8; ActionScript:1; PHP:2; JSON:3; CUDA:6; </text:p>
          </table:table-cell>
          <table:table-cell table:style-name="ce64" office:value-type="string" calcext:value-type="string">
            <text:p>Objective C++:1733889; C/C++ Header:1666064; C++:1535270; MATLAB:950530; Unity-Prefab:497145; C:381826; Fortran 77:169566; CMake:90036; HTML:69489; XML:58107; TeX:55500; Bourne Shell:35964; Python:35869; Harbour:26438; SWIG:17769; reStructuredText:11376; Bourne Again Shell:10509; make:10441; JavaScript:8001; CSS:7586; Perl:7017; Fortran 90:6330; m4:4600; Markdown:3954; Jam:3811; C Shell:3385; Lisp:810; YAML:643; XSLT:524; awk:364; lex:296; OCaml:281; SVG:193; DOS Batch:190; ActionScript:190; PHP:157; JSON:108; CUDA:99; </text:p>
          </table:table-cell>
          <table:table-cell table:style-name="ce64" office:value-type="float" office:value="83785" calcext:value-type="float">
            <text:p>83785</text:p>
          </table:table-cell>
          <table:table-cell table:style-name="ce64" office:value-type="string" calcext:value-type="string">
            <text:p>16 Nov, 2015</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bartlettroscoe: 7225; mhoemmen: 5635; kddevin: 3557; jhux2: 3322; etphipp: 2432; csiefer2: 2417; wfspotz: 2333; jwillenbring: 2165; rppawlo: 1933; gdsjaar: 1732; aprokop: 1656; eric-c-cyr: 1626; hkthorn: 1550; alanw0: 1382; egboman: 1299; rstumin: 1158; bmpersc: 1090; kyungjoo-kim: 986; dpkouri: 984; tawiesn: 978; maherou: 967; hcedwar: 924; tscoffe: 846; vjleung: 839; crtrott: 750; trilinos-autotester: 741; skennon10: 708; klnusbaum: 650; rhoope: 564; gregvw: 553; </text:p>
          </table:table-cell>
          <table:table-cell table:style-name="ce64" office:value-type="string" calcext:value-type="string">
            <text:p>x</text:p>
          </table:table-cell>
          <table:table-cell table:style-name="ce14" office:value-type="string" calcext:value-type="string">
            <text:p>dependency of Kratos</text:p>
          </table:table-cell>
          <table:table-cell table:style-name="ce64" office:value-type="string" calcext:value-type="string">
            <text:p>Contains numerical methods code</text:p>
          </table:table-cell>
          <table:table-cell table:style-name="ce64" table:number-columns-repeated="988"/>
        </table:table-row>
        <table:table-row table:style-name="ro1">
          <table:table-cell table:style-name="ce51" office:value-type="string" calcext:value-type="string">
            <text:p>fredrik-johansson/mpmath</text:p>
          </table:table-cell>
          <table:table-cell table:style-name="ce51" office:value-type="string" calcext:value-type="string">
            <text:p>mpmath</text:p>
          </table:table-cell>
          <table:table-cell table:style-name="ce51" office:value-type="string" calcext:value-type="string">
            <text:p>github</text:p>
          </table:table-cell>
          <table:table-cell table:style-name="ce51" office:value-type="string" calcext:value-type="string">
            <text:p><text:a xlink:href="https://github.com/fredrik-johansson/mpmath" xlink:type="simple">https://github.com/fredrik-johansson/mpmath</text:a></text:p>
          </table:table-cell>
          <table:table-cell table:style-name="ce51" office:value-type="string" calcext:value-type="string">
            <text:p><text:a xlink:href="http://mpmath.org/" xlink:type="simple">http://mpmath.org/</text:a></text:p>
          </table:table-cell>
          <table:table-cell table:style-name="ce51" office:value-type="string" calcext:value-type="string">
            <text:p>Python library for real and complex floating-point arithmetic with arbitrary precision</text:p>
          </table:table-cell>
          <table:table-cell table:style-name="ce51" office:value-type="string" calcext:value-type="string">
            <text:p>python</text:p>
          </table:table-cell>
          <table:table-cell table:style-name="ce51"/>
          <table:table-cell table:style-name="ce51" office:value-type="string" calcext:value-type="string">
            <text:p>python package</text:p>
          </table:table-cell>
          <table:table-cell table:style-name="ce51" office:value-type="string" calcext:value-type="string">
            <text:p>integration; derivatives; series; roots; differential equations; linear algebra; special functions</text:p>
          </table:table-cell>
          <table:table-cell table:style-name="ce51" office:value-type="string" calcext:value-type="string">
            <text:p>integration: quadrature, Oscillatory quadrature, Tanh-sinh rule, Gauss-Legendre rule; derivatives: Riemann-Liouville differintegral, diff. ; series; roots: Muller’s method, Newton’s method; differential equations: ODE; linear algebra; special functions: MANY of them</text:p>
          </table:table-cell>
          <table:table-cell table:style-name="ce51"/>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mpmath.org/doc/current/" xlink:type="simple">http://mpmath.org/doc/current/</text:a></text:p>
          </table:table-cell>
          <table:table-cell table:style-name="ce51" office:value-type="string" calcext:value-type="string">
            <text:p><text:a xlink:href="https://github.com/fredrik-johansson/mpmath/tree/master/mpmath/tests" xlink:type="simple">https://github.com/fredrik-johansson/mpmath/tree/master/mpmath/tests</text:a></text:p>
          </table:table-cell>
          <table:table-cell table:style-name="ce51" office:value-type="string" calcext:value-type="string">
            <text:p>Codecov &lt;<text:a xlink:href="https://codecov.io/gh/fredrik-johansson/mpmath" xlink:type="simple">https://codecov.io/gh/fredrik-johansson/mpmath</text:a>&gt;</text:p>
          </table:table-cell>
          <table:table-cell table:style-name="ce51" office:value-type="string" calcext:value-type="string">
            <text:p><text:a xlink:href="https://github.com/fredrik-johansson/mpmath/tree/master/demo" xlink:type="simple">https://github.com/fredrik-johansson/mpmath/tree/master/demo</text:a></text:p>
          </table:table-cell>
          <table:table-cell table:style-name="ce51" office:value-type="string" calcext:value-type="string">
            <text:p>none</text:p>
          </table:table-cell>
          <table:table-cell table:style-name="ce51" office:value-type="string" calcext:value-type="string">
            <text:p>Github &lt;<text:a xlink:href="https://github.com/fredrik-johansson/mpmath/issues" xlink:type="simple">https://github.com/fredrik-johansson/mpmath/issues</text:a>&gt;; Google &lt;<text:a xlink:href="https://groups.google.com/forum/#!forum/mpmath" xlink:type="simple">https://groups.google.com/forum/#!forum/mpmath</text:a>&gt;</text:p>
          </table:table-cell>
          <table:table-cell office:value-type="string" calcext:value-type="string">
            <text:p>fredrik-johansson</text:p>
          </table:table-cell>
          <table:table-cell office:value-type="string" calcext:value-type="string">
            <text:p>mpmath</text:p>
          </table:table-cell>
          <table:table-cell table:style-name="Default" office:value-type="string" calcext:value-type="string">
            <text:p>1.91 MB</text:p>
          </table:table-cell>
          <table:table-cell table:style-name="Default" office:value-type="string" calcext:value-type="string">
            <text:p>Python: 1.91 MB; Shell: 0.23 KB; </text:p>
          </table:table-cell>
          <table:table-cell table:style-name="Default" office:value-type="float" office:value="145" calcext:value-type="float">
            <text:p>145</text:p>
          </table:table-cell>
          <table:table-cell table:style-name="Default" office:value-type="float" office:value="32332" calcext:value-type="float">
            <text:p>32332</text:p>
          </table:table-cell>
          <table:table-cell table:style-name="Default" office:value-type="string" calcext:value-type="string">
            <text:p>Python:141; reStructuredText:1; YAML:2; Bourne Shell:1; </text:p>
          </table:table-cell>
          <table:table-cell table:style-name="Default" office:value-type="string" calcext:value-type="string">
            <text:p>Python:32152; reStructuredText:134; YAML:42; Bourne Shell:4; </text:p>
          </table:table-cell>
          <table:table-cell table:style-name="Default" office:value-type="float" office:value="1326" calcext:value-type="float">
            <text:p>1326</text:p>
          </table:table-cell>
          <table:table-cell table:style-name="Default" office:value-type="string" calcext:value-type="string">
            <text:p>7 Dec, 2011</text:p>
          </table:table-cell>
          <table:table-cell table:style-name="Default" office:value-type="string" calcext:value-type="string">
            <text:p>8 Mar, 2019</text:p>
          </table:table-cell>
          <table:table-cell table:style-name="ce55" office:value-type="float" office:value="27" calcext:value-type="float">
            <text:p>27</text:p>
          </table:table-cell>
          <table:table-cell table:style-name="Default" office:value-type="string" calcext:value-type="string">
            <text:p>fredrik-johansson: 950; vks: 102; skirpichev: 72; klkuhlm: 42; asmeurer: 17; certik: 15; casevh: 13; paulmasson: 12; ariasdereyna: 8; thartmann15: 6; warnerjon12: 5; pearu: 3; kagalenko-m-b: 3; asmodehn: 2; Krastanov: 2; keszybz: 2; adhoc-king: 2; abrys: 1; cbehan: 1; gertingold: 1; jcreus: 1; nschloe: 1; thinred: 1; WarrenWeckesser: 1; endolith: 1; p15-git-acc: 1; KaTeX-bot: 1; </text:p>
          </table:table-cell>
          <table:table-cell table:style-name="Default" office:value-type="string" calcext:value-type="string">
            <text:p>x</text:p>
          </table:table-cell>
          <table:table-cell table:style-name="ce52" office:value-type="string" calcext:value-type="string">
            <text:p>topic numerical-methods &lt;https://github.com/topics/numerical-methods&gt;</text:p>
          </table:table-cell>
          <table:table-cell table:style-name="ce51" table:number-columns-repeated="987"/>
          <table:table-cell table:number-columns-repeated="2"/>
        </table:table-row>
        <table:table-row table:style-name="ro1">
          <table:table-cell table:style-name="ce51" office:value-type="string" calcext:value-type="string">
            <text:p>FFTW/fftw3</text:p>
          </table:table-cell>
          <table:table-cell table:style-name="ce51" office:value-type="string" calcext:value-type="string">
            <text:p>FFTW</text:p>
          </table:table-cell>
          <table:table-cell table:style-name="ce51" office:value-type="string" calcext:value-type="string">
            <text:p>github</text:p>
          </table:table-cell>
          <table:table-cell table:style-name="ce51" office:value-type="string" calcext:value-type="string">
            <text:p><text:a xlink:href="https://github.com/FFTW/fftw3" xlink:type="simple">https://github.com/FFTW/fftw3</text:a></text:p>
          </table:table-cell>
          <table:table-cell table:style-name="ce51" office:value-type="string" calcext:value-type="string">
            <text:p><text:a xlink:href="http://www.fftw.org/" xlink:type="simple">http://www.fftw.org/</text:a></text:p>
          </table:table-cell>
          <table:table-cell table:style-name="ce51" office:value-type="string" calcext:value-type="string">
            <text:p>C subroutine library for computing the discrete Fourier transform (DFT) in one or more dimensions</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office:value-type="string" calcext:value-type="string">
            <text:p>fourier;hpc</text:p>
          </table:table-cell>
          <table:table-cell table:style-name="ce51" office:value-type="string" calcext:value-type="string">
            <text:p>fast fourier transform; discrete Fourier transform (DFT); discrete cosine/sine transforms or (DCT/DST); parallel computation</text:p>
          </table:table-cell>
          <table:table-cell table:style-name="ce51" office:value-type="string" calcext:value-type="string">
            <text:p>FFTW &lt;<text:a xlink:href="http://www.fftw.org/" xlink:type="simple">http://www.fftw.org/</text:a>&gt;; MI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www.fftw.org/fftw3_doc/" xlink:type="simple">http://www.fftw.org/fftw3_doc/</text:a></text:p>
          </table:table-cell>
          <table:table-cell table:style-name="ce51" office:value-type="string" calcext:value-type="string">
            <text:p><text:a xlink:href="https://github.com/FFTW/fftw3/tree/master/tests" xlink:type="simple">https://github.com/FFTW/fftw3/tree/master/tests</text:a></text:p>
          </table:table-cell>
          <table:table-cell table:number-columns-repeated="2" table:style-name="ce51" office:value-type="string" calcext:value-type="string">
            <text:p>none</text:p>
          </table:table-cell>
          <table:table-cell table:style-name="ce51" office:value-type="string" calcext:value-type="string">
            <text:p><text:a xlink:href="http://www.fftw.org/benchfft/" xlink:type="simple">http://www.fftw.org/benchfft/</text:a></text:p>
          </table:table-cell>
          <table:table-cell table:style-name="ce51" office:value-type="string" calcext:value-type="string">
            <text:p>Google &lt;<text:a xlink:href="https://groups.google.com/forum/#!forum/fftw-announce" xlink:type="simple">https://groups.google.com/forum/#!forum/fftw-announce</text:a>&gt;</text:p>
          </table:table-cell>
          <table:table-cell office:value-type="string" calcext:value-type="string">
            <text:p>FFTW</text:p>
          </table:table-cell>
          <table:table-cell office:value-type="string" calcext:value-type="string">
            <text:p>fftw3</text:p>
          </table:table-cell>
          <table:table-cell table:style-name="Default" office:value-type="string" calcext:value-type="string">
            <text:p>1.87 MB</text:p>
          </table:table-cell>
          <table:table-cell table:style-name="Default" office:value-type="string" calcext:value-type="string">
            <text:p>C: 1.40 MB; OCaml: 254.79 KB; Makefile: 62.98 KB; M4: 59.68 KB; C++: 42.67 KB; Perl: 17.78 KB; CMake: 15.92 KB; Shell: 15.70 KB; Roff: 3.60 KB; </text:p>
          </table:table-cell>
          <table:table-cell table:style-name="Default" office:value-type="float" office:value="511" calcext:value-type="float">
            <text:p>511</text:p>
          </table:table-cell>
          <table:table-cell table:style-name="Default" office:value-type="float" office:value="43630" calcext:value-type="float">
            <text:p>43630</text:p>
          </table:table-cell>
          <table:table-cell table:style-name="Default" office:value-type="string" calcext:value-type="string">
            <text:p>C:284; C/C++ Header:82; OCaml:58; Perl:9; m4:9; make:55; CMake:1; Bourne Shell:9; Markdown:2; JSON:1; Fortran 77:1; </text:p>
          </table:table-cell>
          <table:table-cell table:style-name="Default" office:value-type="string" calcext:value-type="string">
            <text:p>C:26632; C/C++ Header:6943; OCaml:5446; Perl:1655; m4:1086; make:1067; CMake:359; Bourne Shell:265; Markdown:84; JSON:55; Fortran 77:38; </text:p>
          </table:table-cell>
          <table:table-cell table:style-name="Default" office:value-type="float" office:value="3093" calcext:value-type="float">
            <text:p>3093</text:p>
          </table:table-cell>
          <table:table-cell table:style-name="Default" office:value-type="string" calcext:value-type="string">
            <text:p>17 Mar, 2013</text:p>
          </table:table-cell>
          <table:table-cell table:style-name="Default" office:value-type="string" calcext:value-type="string">
            <text:p>3 May, 2019</text:p>
          </table:table-cell>
          <table:table-cell table:style-name="ce55" office:value-type="float" office:value="19" calcext:value-type="float">
            <text:p>19</text:p>
          </table:table-cell>
          <table:table-cell table:style-name="Default" office:value-type="string" calcext:value-type="string">
            <text:p>stevengj: 1536; matteo-frigo: 1473; rdolbeau: 19; xantares: 7; junghans: 5; alexeicolin: 2; fornwall: 1; jme52: 1; katterjohn: 1; rleonid: 1; emmenlau: 1; maxlevesque: 1; espakm: 1; psteinb: 1; rolandschulz: 1; artemkin: 1; tklauser: 1; tkelman: 1; forandom: 1;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mlpack/ensmallen</text:p>
          </table:table-cell>
          <table:table-cell table:style-name="ce51" office:value-type="string" calcext:value-type="string">
            <text:p>ensmallen</text:p>
          </table:table-cell>
          <table:table-cell table:style-name="ce51" office:value-type="string" calcext:value-type="string">
            <text:p>github</text:p>
          </table:table-cell>
          <table:table-cell table:style-name="ce51" office:value-type="string" calcext:value-type="string">
            <text:p><text:a xlink:href="https://github.com/mlpack/ensmallen" xlink:type="simple">https://github.com/mlpack/ensmallen</text:a></text:p>
          </table:table-cell>
          <table:table-cell table:style-name="ce51" office:value-type="string" calcext:value-type="string">
            <text:p> <text:a xlink:href="http://ensmallen.org/" xlink:type="simple">http://ensmallen.org</text:a></text:p>
          </table:table-cell>
          <table:table-cell table:style-name="ce51" office:value-type="string" calcext:value-type="string">
            <text:p>A header-only C++ library for mathematical optimization</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office:value-type="string" calcext:value-type="string">
            <text:p>optimization</text:p>
          </table:table-cell>
          <table:table-cell table:style-name="ce51" office:value-type="string" calcext:value-type="string">
            <text:p>function optimization: soves a problem of the form argmin f(x) ; simulated annealing, Conventional Neural Evolution, Differential Evolution, Simultaneous Perturbation Stochastic Approximation (SPSA); Differentiable separable functions; gradient descent</text:p>
          </table:table-cell>
          <table:table-cell table:style-name="ce51" office:value-type="string" calcext:value-type="string">
            <text:p>ensmallen &lt;<text:a xlink:href="http://ensmallen.org/developers.html" xlink:type="simple">http://ensmallen.org/developers.html</text:a>&gt;</text:p>
          </table:table-cell>
          <table:table-cell office:value-type="string" calcext:value-type="string">
            <text:p>git;github</text:p>
          </table:table-cell>
          <table:table-cell table:style-name="ce51" office:value-type="string" calcext:value-type="string">
            <text:p>Armadillo; OpenBLAS / Intel MKL / LAPACK</text:p>
          </table:table-cell>
          <table:table-cell table:style-name="ce51" office:value-type="string" calcext:value-type="string">
            <text:p><text:a xlink:href="http://ensmallen.org/docs.html" xlink:type="simple">http://ensmallen.org/docs.html</text:a></text:p>
          </table:table-cell>
          <table:table-cell table:style-name="ce51" office:value-type="string" calcext:value-type="string">
            <text:p><text:a xlink:href="https://github.com/mlpack/ensmallen/tree/master/tests" xlink:type="simple">https://github.com/mlpack/ensmallen/tree/master/tests</text:a></text:p>
          </table:table-cell>
          <table:table-cell table:number-columns-repeated="2" table:style-name="ce51" office:value-type="string" calcext:value-type="string">
            <text:p>none</text:p>
          </table:table-cell>
          <table:table-cell table:style-name="ce51" office:value-type="string" calcext:value-type="string">
            <text:p><text:a xlink:href="http://www.ensmallen.org/files/ensmallen_2018.pdf" xlink:type="simple">http://www.ensmallen.org/files/ensmallen_2018.pdf</text:a></text:p>
          </table:table-cell>
          <table:table-cell table:style-name="ce51" office:value-type="string" calcext:value-type="string">
            <text:p>Github &lt;<text:a xlink:href="https://github.com/mlpack/ensmallen/issues" xlink:type="simple">https://github.com/mlpack/ensmallen/issues</text:a>&gt;</text:p>
          </table:table-cell>
          <table:table-cell office:value-type="string" calcext:value-type="string">
            <text:p>mlpack</text:p>
          </table:table-cell>
          <table:table-cell office:value-type="string" calcext:value-type="string">
            <text:p>ensmallen</text:p>
          </table:table-cell>
          <table:table-cell table:style-name="Default" office:value-type="string" calcext:value-type="string">
            <text:p>1.47 MB</text:p>
          </table:table-cell>
          <table:table-cell table:style-name="Default" office:value-type="string" calcext:value-type="string">
            <text:p>C++: 1.44 MB; CMake: 29.19 KB; </text:p>
          </table:table-cell>
          <table:table-cell table:style-name="Default" office:value-type="float" office:value="247" calcext:value-type="float">
            <text:p>247</text:p>
          </table:table-cell>
          <table:table-cell table:style-name="Default" office:value-type="float" office:value="27827" calcext:value-type="float">
            <text:p>27827</text:p>
          </table:table-cell>
          <table:table-cell table:style-name="Default" office:value-type="string" calcext:value-type="string">
            <text:p>C/C++ Header:187; C++:38; Markdown:9; CMake:12; YAML:1; </text:p>
          </table:table-cell>
          <table:table-cell table:style-name="Default" office:value-type="string" calcext:value-type="string">
            <text:p>C/C++ Header:21808; C++:2793; Markdown:2642; CMake:556; YAML:28; </text:p>
          </table:table-cell>
          <table:table-cell table:style-name="Default" office:value-type="float" office:value="1961" calcext:value-type="float">
            <text:p>1961</text:p>
          </table:table-cell>
          <table:table-cell table:style-name="Default" office:value-type="string" calcext:value-type="string">
            <text:p>2 Oct, 2018</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rcurtin: 707; zoq: 366; shikharbhardwaj: 89; stephentu: 68; ivmarkp: 64; sourabhvarshney111: 58; amoudgl: 46; czdiao: 45; favre49: 38; micyril: 33; lozhnikov: 24; niteya-shah: 23; ShangtongZhang: 21; manish7294: 21; keon: 17; 17minutes: 17; Rajiv2605: 17; haritha1313: 14; mentekid: 13; birm: 11; arunreddy: 11; MJ10: 10; stereomatchingkiss: 10; sumedhghaisas: 9; conradsnicta: 8; rajiv26051997: 8; sbrodehl: 7; wenhaoh2: 7; dtimson: 6; lukasmack0: 6; </text:p>
          </table:table-cell>
          <table:table-cell table:style-name="Default" office:value-type="string" calcext:value-type="string">
            <text:p>x</text:p>
          </table:table-cell>
          <table:table-cell table:style-name="ce51" office:value-type="string" calcext:value-type="string">
            <text:p>???</text:p>
          </table:table-cell>
          <table:table-cell table:style-name="ce51" office:value-type="string" calcext:value-type="string">
            <text:p>Includes primal-dual solvers, gradient descent, stochastic GD</text:p>
          </table:table-cell>
          <table:table-cell table:style-name="ce51" table:number-columns-repeated="986"/>
          <table:table-cell table:number-columns-repeated="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github</text:p>
          </table:table-cell>
          <table:table-cell table:style-name="ce64" office:value-type="string" calcext:value-type="string">
            <text:p><text:a xlink:href="https://github.com/apache/commons-math" xlink:type="simple">https://github.com/apache/commons-math</text:a></text:p>
          </table:table-cell>
          <table:table-cell table:style-name="ce64" office:value-type="string" calcext:value-type="string">
            <text:p><text:a xlink:href="https://commons.apache.org/proper/commons-math/" xlink:type="simple">https://commons.apache.org/proper/commons-math/</text:a></text:p>
          </table:table-cell>
          <table:table-cell table:style-name="ce64" office:value-type="string" calcext:value-type="string">
            <text:p>library of lightweight, self-contained mathematics and statistics components addressing the most common problems not available in the Java programming language or Commons Lang</text:p>
          </table:table-cell>
          <table:table-cell table:style-name="ce64" office:value-type="string" calcext:value-type="string">
            <text:p>java</text:p>
          </table:table-cell>
          <table:table-cell table:style-name="ce64"/>
          <table:table-cell table:style-name="ce64" office:value-type="string" calcext:value-type="string">
            <text:p>library</text:p>
          </table:table-cell>
          <table:table-cell table:number-columns-repeated="2" table:style-name="ce64" office:value-type="string" calcext:value-type="string">
            <text:p>special functions; interpolation; integration; differentiation;optimization;differential equations;roots;fourier</text:p>
          </table:table-cell>
          <table:table-cell table:style-name="ce64" office:value-type="string" calcext:value-type="string">
            <text:p>Apache Commons &lt;<text:a xlink:href="https://commons.apache.org/" xlink:type="simple">https://commons.apache.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commons.apache.org/proper/commons-math/userguide/index.html" xlink:type="simple">https://commons.apache.org/proper/commons-math/userguide/index.html</text:a></text:p>
          </table:table-cell>
          <table:table-cell table:style-name="ce64" office:value-type="string" calcext:value-type="string">
            <text:p><text:a xlink:href="https://github.com/apache/commons-math/tree/master/src/test" xlink:type="simple">https://github.com/apache/commons-math/tree/master/src/test</text:a></text:p>
          </table:table-cell>
          <table:table-cell table:style-name="ce64" office:value-type="string" calcext:value-type="string">
            <text:p>Coveralls &lt;<text:a xlink:href="https://coveralls.io/github/apache/commons-math" xlink:type="simple">https://coveralls.io/github/apache/commons-math</text:a>&gt;</text:p>
          </table:table-cell>
          <table:table-cell table:style-name="ce64" office:value-type="string" calcext:value-type="string">
            <text:p>none</text:p>
          </table:table-cell>
          <table:table-cell table:style-name="ce64" office:value-type="string" calcext:value-type="string">
            <text:p><text:a xlink:href="https://github.com/apache/commons-math/blob/eb57d6d457002a0bb5336d789a3381a24599affe/src/test/java/org/apache/commons/math4/PerfTestUtils.java" xlink:type="simple">https://github.com/apache/commons-math/blob/eb57d6d457002a0bb5336d789a3381a24599affe/src/test/java/org/apache/commons/math4/PerfTestUtils.java</text:a></text:p>
          </table:table-cell>
          <table:table-cell table:style-name="ce64" office:value-type="string" calcext:value-type="string">
            <text:p>issues mailing list &lt;<text:a xlink:href="https://mail-archives.apache.org/mod_mbox/commons-issues/" xlink:type="simple">https://mail-archives.apache.org/mod_mbox/commons-issues/</text:a>&gt;; dev mailing list &lt;<text:a xlink:href="https://mail-archives.apache.org/mod_mbox/commons-dev/" xlink:type="simple">https://mail-archives.apache.org/mod_mbox/commons-dev/</text:a>&gt;; JIRA &lt;<text:a xlink:href="https://issues.apache.org/jira/browse/MATH-1483" xlink:type="simple">https://issues.apache.org/jira/browse/MATH-1483</text:a>&gt;</text:p>
          </table:table-cell>
          <table:table-cell table:style-name="ce64" office:value-type="string" calcext:value-type="string">
            <text:p>apache</text:p>
          </table:table-cell>
          <table:table-cell table:style-name="ce64" office:value-type="string" calcext:value-type="string">
            <text:p>commons-math</text:p>
          </table:table-cell>
          <table:table-cell table:style-name="ce64" office:value-type="string" calcext:value-type="string">
            <text:p>12.25 MB</text:p>
          </table:table-cell>
          <table:table-cell table:style-name="ce64" office:value-type="string" calcext:value-type="string">
            <text:p>Java: 12.17 MB; R: 56.67 KB; Shell: 6.03 KB; HTML: 5.01 KB; CSS: 3.41 KB; XSLT: 2.51 KB; </text:p>
          </table:table-cell>
          <table:table-cell table:style-name="ce64" office:value-type="float" office:value="1391" calcext:value-type="float">
            <text:p>1391</text:p>
          </table:table-cell>
          <table:table-cell table:style-name="ce64" office:value-type="float" office:value="187756" calcext:value-type="float">
            <text:p>187756</text:p>
          </table:table-cell>
          <table:table-cell table:style-name="ce64" office:value-type="string" calcext:value-type="string">
            <text:p>Java:1324; XML:38; Maven:3; R:13; Ant:1; Markdown:2; CSS:2; Velocity Template Language:1; HTML:1; XSLT:1; Bourne Shell:4; YAML:1; </text:p>
          </table:table-cell>
          <table:table-cell table:style-name="ce64" office:value-type="string" calcext:value-type="string">
            <text:p>Java:174574; XML:10639; Maven:1028; R:740; Ant:229; Markdown:174; CSS:96; Velocity Template Language:95; HTML:72; XSLT:50; Bourne Shell:46; YAML:13; </text:p>
          </table:table-cell>
          <table:table-cell table:style-name="ce64" office:value-type="float" office:value="6406" calcext:value-type="float">
            <text:p>6406</text:p>
          </table:table-cell>
          <table:table-cell table:style-name="ce64" office:value-type="string" calcext:value-type="string">
            <text:p>8 Oct, 2014</text:p>
          </table:table-cell>
          <table:table-cell table:style-name="ce64" office:value-type="string" calcext:value-type="string">
            <text:p>7 May, 2019</text:p>
          </table:table-cell>
          <table:table-cell table:style-name="ce9" office:value-type="string" calcext:value-type="string">
            <text:p>&gt;=30</text:p>
          </table:table-cell>
          <table:table-cell table:style-name="ce64" office:value-type="string" calcext:value-type="string">
            <text:p>maisonobe: 1873; psteitz: 1144; netomi: 518; sebbASF: 422; mdiggory: 182; RayDeCampo: 41; oertl: 19; darkma773r: 16; garydgregory: 11; chtompki: 10; itstechupnorth: 9; kinow: 8; mebigfatguy: 7; rahu1: 6; olamy: 5; aherbert: 5; ericbarnhill: 4; wardev: 3; oleersoy: 3; arichnad: 3; britter: 2; danielshahaf: 2; ebourg: 2; tcharmont: 2; C0rWin: 1; brettporter: 1; cheesinglee: 1; hangpark: 1; realstraw: 1; mbenson: 1; </text:p>
          </table:table-cell>
          <table:table-cell table:style-name="ce64" office:value-type="string" calcext:value-type="string">
            <text:p>x</text:p>
          </table:table-cell>
          <table:table-cell table:style-name="ce14" office:value-type="string" calcext:value-type="string">
            <text:p>past knowledge</text:p>
          </table:table-cell>
          <table:table-cell table:style-name="ce64" office:value-type="string" calcext:value-type="string">
            <text:p>Includes ode, integration, interpolation, root finding</text:p>
          </table:table-cell>
          <table:table-cell table:style-name="ce64" table:number-columns-repeated="988"/>
        </table:table-row>
        <table:table-row table:style-name="ro1">
          <table:table-cell table:style-name="ce64" office:value-type="string" calcext:value-type="string">
            <text:p>PETSc/PETSc</text:p>
          </table:table-cell>
          <table:table-cell table:style-name="ce64" office:value-type="string" calcext:value-type="string">
            <text:p>PETSc</text:p>
          </table:table-cell>
          <table:table-cell table:style-name="ce64" office:value-type="string" calcext:value-type="string">
            <text:p>github</text:p>
          </table:table-cell>
          <table:table-cell table:style-name="ce64" office:value-type="string" calcext:value-type="string">
            <text:p><text:a xlink:href="https://github.com/petsc/petsc" xlink:type="simple">https://github.com/petsc/petsc</text:a></text:p>
          </table:table-cell>
          <table:table-cell table:style-name="ce64" office:value-type="string" calcext:value-type="string">
            <text:p><text:a xlink:href="https://www.mcs.anl.gov/petsc/" xlink:type="simple">https://www.mcs.anl.gov/petsc/</text:a></text:p>
          </table:table-cell>
          <table:table-cell table:style-name="ce64" office:value-type="string" calcext:value-type="string">
            <text:p>Portable, Extensible Toolkit for Scientific Computation</text:p>
          </table:table-cell>
          <table:table-cell table:style-name="ce64" office:value-type="string" calcext:value-type="string">
            <text:p>c++</text:p>
          </table:table-cell>
          <table:table-cell table:style-name="ce64"/>
          <table:table-cell table:style-name="ce64" office:value-type="string" calcext:value-type="string">
            <text:p>make</text:p>
          </table:table-cell>
          <table:table-cell table:style-name="ce64" office:value-type="string" calcext:value-type="string">
            <text:p>optimization; differential equations;linear programming;mesh</text:p>
          </table:table-cell>
          <table:table-cell table:style-name="ce64" office:value-type="string" calcext:value-type="string">
            <text:p>mesh datastructures; linear algebra: LU, Cholesky, krylov methods such as CG and GMRES; non-linear solvers: newton’s method, Quasi-Newton method (BFGS), Anderson Mixing method, Gauss-Seidel; Time-stepping ODE solvers; optimization by line-search</text:p>
          </table:table-cell>
          <table:table-cell table:style-name="ce64" office:value-type="string" calcext:value-type="string">
            <text:p>Argonne National Laboratory &lt;<text:a xlink:href="https://www.anl.gov/" xlink:type="simple">https://www.anl.gov</text:a>&gt;</text:p>
          </table:table-cell>
          <table:table-cell table:style-name="ce64" office:value-type="string" calcext:value-type="string">
            <text:p>git;github;bitbucket &lt;<text:a xlink:href="https://bitbucket.org/petsc/petsc" xlink:type="simple">https://bitbucket.org/petsc/petsc</text:a>&gt;</text:p>
          </table:table-cell>
          <table:table-cell table:style-name="ce64" office:value-type="string" calcext:value-type="string">
            <text:p>BLAS/LAPACK</text:p>
          </table:table-cell>
          <table:table-cell table:style-name="ce64" office:value-type="string" calcext:value-type="string">
            <text:p><text:a xlink:href="https://www.mcs.anl.gov/petsc/documentation/index.html" xlink:type="simple">https://www.mcs.anl.gov/petsc/documentation/index.html</text:a></text:p>
          </table:table-cell>
          <table:table-cell table:style-name="ce64" office:value-type="string" calcext:value-type="string">
            <text:p><text:a xlink:href="https://github.com/petsc/petsc/tree/master/src/mat/examples/tests" xlink:type="simple">https://github.com/petsc/petsc/tree/master/src/mat/examples/tests</text:a></text:p>
          </table:table-cell>
          <table:table-cell table:style-name="ce64" office:value-type="string" calcext:value-type="string">
            <text:p>none</text:p>
          </table:table-cell>
          <table:table-cell table:style-name="ce64" office:value-type="string" calcext:value-type="string">
            <text:p><text:a xlink:href="https://github.com/petsc/petsc/tree/master/src/mat/examples/tutorials" xlink:type="simple">https://github.com/petsc/petsc/tree/master/src/mat/examples/tutorials</text:a></text:p>
          </table:table-cell>
          <table:table-cell table:style-name="ce64" office:value-type="string" calcext:value-type="string">
            <text:p><text:a xlink:href="https://github.com/petsc/petsc/tree/master/src/benchmarks" xlink:type="simple">https://github.com/petsc/petsc/tree/master/src/benchmarks</text:a></text:p>
          </table:table-cell>
          <table:table-cell table:style-name="ce64" office:value-type="string" calcext:value-type="string">
            <text:p>BitBucket &lt;<text:a xlink:href="https://bitbucket.org/petsc/petsc/issues" xlink:type="simple">https://bitbucket.org/petsc/petsc/issues</text:a>&gt;; email &lt;<text:a xlink:href="mailto:petsc-maint@mcs.anl.gov" xlink:type="simple">petsc-maint@mcs.anl.gov</text:a>&gt;</text:p>
          </table:table-cell>
          <table:table-cell table:style-name="ce64" office:value-type="string" calcext:value-type="string">
            <text:p>PETSc</text:p>
          </table:table-cell>
          <table:table-cell table:style-name="ce64" office:value-type="string" calcext:value-type="string">
            <text:p>petsc</text:p>
          </table:table-cell>
          <table:table-cell table:style-name="ce64" office:value-type="string" calcext:value-type="string">
            <text:p>42.11 MB</text:p>
          </table:table-cell>
          <table:table-cell table:style-name="ce64" office:value-type="string" calcext:value-type="string">
            <text:p>C: 32.96 MB; TeX: 2.92 MB; Python: 1.79 MB; Fortran: 1.16 MB; C++: 1.03 MB; Objective-C: 884.93 KB; Makefile: 376.89 KB; Shell: 243.19 KB; Cuda: 234.49 KB; MATLAB: 143.18 KB; JavaScript: 135.37 KB; HTML: 109.95 KB; PostScript: 38.29 KB; Perl: 37.95 KB; XSLT: 19.88 KB; Emacs Lisp: 6.84 KB; Roff: 4.25 KB; Swift: 3.19 KB; Forth: 2.93 KB; CSS: 2.52 KB; GLSL: 1.73 KB; Rich Text Format: 0.44 KB; Assembly: 0.39 KB; Java: 0.33 KB; M: 0.24 KB; </text:p>
          </table:table-cell>
          <table:table-cell table:style-name="ce64" office:value-type="float" office:value="4066" calcext:value-type="float">
            <text:p>4066</text:p>
          </table:table-cell>
          <table:table-cell table:style-name="ce64" office:value-type="float" office:value="745467" calcext:value-type="float">
            <text:p>745467</text:p>
          </table:table-cell>
          <table:table-cell table:style-name="ce64" office:value-type="string" calcext:value-type="string">
            <text:p>C:1938; C/C++ Header:366; TeX:92; Python:351; HTML:68; Fortran 77:73; Fortran 90:91; make:771; C++:34; CUDA:15; Bourne Shell:84; MATLAB:47; JavaScript:15; SVG:2; Perl:7; C Shell:79; XML:1; XSLT:1; Objective C:8; Windows Module Definition:6; CSS:2; YAML:4; Lisp:1; Markdown:2; Bourne Again Shell:3; Groovy:1; Swift:2; Java:1; Assembly:1; </text:p>
          </table:table-cell>
          <table:table-cell table:style-name="ce64" office:value-type="string" calcext:value-type="string">
            <text:p>C:551374; C/C++ Header:45871; TeX:34876; Python:33282; HTML:15737; Fortran 77:11521; Fortran 90:10813; make:10248; C++:9262; CUDA:5998; Bourne Shell:5650; MATLAB:2843; JavaScript:2229; SVG:1788; Perl:988; C Shell:865; XML:621; XSLT:460; Objective C:260; Windows Module Definition:184; CSS:147; YAML:116; Lisp:104; Markdown:75; Bourne Again Shell:47; Groovy:45; Swift:40; Java:13; Assembly:10; </text:p>
          </table:table-cell>
          <table:table-cell table:style-name="ce64" office:value-type="float" office:value="71155" calcext:value-type="float">
            <text:p>71155</text:p>
          </table:table-cell>
          <table:table-cell table:style-name="ce64" office:value-type="string" calcext:value-type="string">
            <text:p>10 Mar, 2013</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BarrySmith: 20121; balay: 12643; knepley: 11485; jedbrown: 3806; hzhang: 3705; curfman: 3375; stefanozampini: 2030; dalcinl: 996; prbrune: 877; sarich: 762; karlrupp: 743; karpeev: 597; caidao22: 551; haplav: 468; psanan: 386; tisaac: 377; markadams: 320; vijaysm: 276; dmay23: 266; rtmills: 257; victorminden: 257; VictorEijkhout: 252; fdkong: 228; denera: 199; kruger: 178; SurtaiHan: 144; joseeroman: 133; mlange05: 130; tmunson: 130; emconsta: 102; </text:p>
          </table:table-cell>
          <table:table-cell table:style-name="ce64" office:value-type="string" calcext:value-type="string">
            <text:p>x</text:p>
          </table:table-cell>
          <table:table-cell table:style-name="ce15" office:value-type="string" calcext:value-type="string">
            <text:p>nschloe list &lt;https://github.com/nschloe/awesome-scientific-computing&gt;</text:p>
          </table:table-cell>
          <table:table-cell table:style-name="ce64" table:number-columns-repeated="989"/>
        </table:table-row>
        <table:table-row table:style-name="ro1">
          <table:table-cell table:style-name="ce51" office:value-type="string" calcext:value-type="string">
            <text:p>howardjp/cmna</text:p>
          </table:table-cell>
          <table:table-cell table:style-name="ce51" office:value-type="string" calcext:value-type="string">
            <text:p>Computational Methods for Numerical Analysis</text:p>
          </table:table-cell>
          <table:table-cell table:style-name="ce51" office:value-type="string" calcext:value-type="string">
            <text:p>github</text:p>
          </table:table-cell>
          <table:table-cell table:style-name="ce51" office:value-type="string" calcext:value-type="string">
            <text:p><text:a xlink:href="https://github.com/howardjp/cmna" xlink:type="simple">https://github.com/howardjp/cmna</text:a></text:p>
          </table:table-cell>
          <table:table-cell table:style-name="ce51" office:value-type="string" calcext:value-type="string">
            <text:p><text:a xlink:href="https://cran.r-project.org/web/packages/cmna/index.html" xlink:type="simple">https://cran.r-project.org/web/packages/cmna/index.html</text:a></text:p>
          </table:table-cell>
          <table:table-cell table:style-name="ce51" office:value-type="string" calcext:value-type="string">
            <text:p>cmna: Computational Methods for Numerical Analysis</text:p>
          </table:table-cell>
          <table:table-cell table:style-name="ce51" office:value-type="string" calcext:value-type="string">
            <text:p>r</text:p>
          </table:table-cell>
          <table:table-cell table:style-name="ce51"/>
          <table:table-cell table:style-name="ce51" office:value-type="string" calcext:value-type="string">
            <text:p>R package</text:p>
          </table:table-cell>
          <table:table-cell table:style-name="ce51" office:value-type="string" calcext:value-type="string">
            <text:p>linear algebra;interpolation;derivatives;integration;roots;optimization;differential equations</text:p>
          </table:table-cell>
          <table:table-cell table:style-name="ce51" office:value-type="string" calcext:value-type="string">
            <text:p>companion for his book &lt;https://jameshoward.us/books/computational-methods-numerical-analysis-r&gt;; linear algebra;interpolation;derivatives;integration;roots;optimization;differential equations</text:p>
          </table:table-cell>
          <table:table-cell table:style-name="ce51" office:value-type="string" calcext:value-type="string">
            <text:p>James Howard &lt;<text:a xlink:href="https://jameshoward.us/" xlink:type="simple">https://jameshoward.us</text:a>&gt; &lt;<text:a xlink:href="https://github.com/howardjp" xlink:type="simple">https://github.com/howardjp</text:a>&gt;</text:p>
          </table:table-cell>
          <table:table-cell office:value-type="string" calcext:value-type="string">
            <text:p>git;github</text:p>
          </table:table-cell>
          <table:table-cell table:number-columns-repeated="2" table:style-name="ce51" office:value-type="string" calcext:value-type="string">
            <text:p>none</text:p>
          </table:table-cell>
          <table:table-cell table:style-name="ce51" office:value-type="string" calcext:value-type="string">
            <text:p><text:a xlink:href="https://github.com/howardjp/cmna/tree/develop/tests" xlink:type="simple">https://github.com/howardjp/cmna/tree/develop/tests</text:a></text:p>
          </table:table-cell>
          <table:table-cell table:style-name="ce51" office:value-type="string" calcext:value-type="string">
            <text:p>Coveralls &lt;<text:a xlink:href="https://coveralls.io/github/howardjp/cmna" xlink:type="simple">https://coveralls.io/github/howardjp/cmna</text:a>&gt;</text:p>
          </table:table-cell>
          <table:table-cell table:number-columns-repeated="3" table:style-name="ce51" office:value-type="string" calcext:value-type="string">
            <text:p>none</text:p>
          </table:table-cell>
          <table:table-cell office:value-type="string" calcext:value-type="string">
            <text:p>howardjp</text:p>
          </table:table-cell>
          <table:table-cell office:value-type="string" calcext:value-type="string">
            <text:p>cmna</text:p>
          </table:table-cell>
          <table:table-cell table:style-name="Default" office:value-type="string" calcext:value-type="string">
            <text:p>140.75 KB</text:p>
          </table:table-cell>
          <table:table-cell table:style-name="Default" office:value-type="string" calcext:value-type="string">
            <text:p>R: 140.75 KB; </text:p>
          </table:table-cell>
          <table:table-cell table:style-name="Default" office:value-type="float" office:value="62" calcext:value-type="float">
            <text:p>62</text:p>
          </table:table-cell>
          <table:table-cell table:style-name="Default" office:value-type="float" office:value="1240" calcext:value-type="float">
            <text:p>1240</text:p>
          </table:table-cell>
          <table:table-cell table:style-name="Default" office:value-type="string" calcext:value-type="string">
            <text:p>R:60; Markdown:1; YAML:1; </text:p>
          </table:table-cell>
          <table:table-cell table:style-name="Default" office:value-type="string" calcext:value-type="string">
            <text:p>R:1108; Markdown:124; YAML:8; </text:p>
          </table:table-cell>
          <table:table-cell table:style-name="Default" office:value-type="float" office:value="58" calcext:value-type="float">
            <text:p>58</text:p>
          </table:table-cell>
          <table:table-cell table:style-name="Default" office:value-type="string" calcext:value-type="string">
            <text:p>31 Jan, 2016</text:p>
          </table:table-cell>
          <table:table-cell table:style-name="Default" office:value-type="string" calcext:value-type="string">
            <text:p>13 Jun, 2017</text:p>
          </table:table-cell>
          <table:table-cell table:style-name="ce55" office:value-type="float" office:value="1" calcext:value-type="float">
            <text:p>1</text:p>
          </table:table-cell>
          <table:table-cell table:style-name="Default" office:value-type="string" calcext:value-type="string">
            <text:p>howardjp: 58; </text:p>
          </table:table-cell>
          <table:table-cell table:style-name="Default" office:value-type="string" calcext:value-type="string">
            <text:p>x</text:p>
          </table:table-cell>
          <table:table-cell table:style-name="ce52" office:value-type="string" calcext:value-type="string">
            <text:p>language specific (R,CRAN)</text:p>
          </table:table-cell>
          <table:table-cell table:style-name="ce51" office:value-type="string" calcext:value-type="string">
            <text:p>Includes R implementation for most numerical methods</text:p>
          </table:table-cell>
          <table:table-cell table:style-name="ce51" table:number-columns-repeated="986"/>
          <table:table-cell table:number-columns-repeated="2"/>
        </table:table-row>
        <table:table-row table:style-name="ro1">
          <table:table-cell table:style-name="ce51" office:value-type="string" calcext:value-type="string">
            <text:p>LLNL/SUNDIALs</text:p>
          </table:table-cell>
          <table:table-cell table:style-name="ce51" office:value-type="string" calcext:value-type="string">
            <text:p>SUNDIALS – Suite of Nonlinear and DIfferential/ALgebraic Equation Solvers</text:p>
          </table:table-cell>
          <table:table-cell table:style-name="ce51" office:value-type="string" calcext:value-type="string">
            <text:p>github</text:p>
          </table:table-cell>
          <table:table-cell table:style-name="ce51" office:value-type="string" calcext:value-type="string">
            <text:p><text:a xlink:href="https://github.com/LLNL/sundials" xlink:type="simple">https://github.com/LLNL/sundials</text:a></text:p>
          </table:table-cell>
          <table:table-cell table:style-name="ce51" office:value-type="string" calcext:value-type="string">
            <text:p><text:a xlink:href="https://computation.llnl.gov/projects/sundials" xlink:type="simple">https://computation.llnl.gov/projects/sundials</text:a></text:p>
          </table:table-cell>
          <table:table-cell table:style-name="ce51" office:value-type="string" calcext:value-type="string">
            <text:p>SUite of Nonlinear and DIfferential/ALgebraic equation Solvers</text:p>
          </table:table-cell>
          <table:table-cell table:style-name="ce51" office:value-type="string" calcext:value-type="string">
            <text:p>c</text:p>
          </table:table-cell>
          <table:table-cell table:style-name="ce51"/>
          <table:table-cell table:style-name="ce51" office:value-type="string" calcext:value-type="string">
            <text:p>meta-package</text:p>
          </table:table-cell>
          <table:table-cell table:style-name="ce51" office:value-type="string" calcext:value-type="string">
            <text:p>software suite;ode solver; equation solver</text:p>
          </table:table-cell>
          <table:table-cell table:style-name="ce51" office:value-type="string" calcext:value-type="string">
            <text:p>contains packages; ARKODE for integration of stiff, nonstiff, and multirate ordinary differential equation systems (ODEs) of the form M y' = f1(t,y) + f2(t,y), y(t0) = y0 ; CVODE for integration of stiff and nonstiff ordinary differential equation systems (ODEs) of the form y' = f(t,y), y(t0) = y0 ; <text:s text:c="2"/>CVODES for integration and sensitivity analysis (forward and adjoint) of ordinary differential equation systems (ODEs) of the form <text:s/>y' = f(t,y,p), y(t0) = y0(p) </text:p>
          </table:table-cell>
          <table:table-cell table:style-name="ce51" office:value-type="string" calcext:value-type="string">
            <text:p>Lawrence Livermore National Laboratory &lt;<text:a xlink:href="https://github.com/LLNL" xlink:type="simple">https://github.com/LLNL</text:a>&gt; &lt;<text:a xlink:href="https://software.llnl.gov/" xlink:type="simple">https://software.llnl.gov</text:a>&gt; &lt;<text:a xlink:href="https://www.llnl.gov/" xlink:type="simple">https://www.llnl.gov</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github.com/LLNL/sundials/tree/master/doc" xlink:type="simple">https://github.com/LLNL/sundials/tree/master/doc</text:a></text:p>
          </table:table-cell>
          <table:table-cell table:number-columns-repeated="2" table:style-name="ce51" office:value-type="string" calcext:value-type="string">
            <text:p>none</text:p>
          </table:table-cell>
          <table:table-cell table:style-name="ce51" office:value-type="string" calcext:value-type="string">
            <text:p><text:a xlink:href="https://github.com/LLNL/sundials/tree/master/examples" xlink:type="simple">https://github.com/LLNL/sundials/tree/master/examples</text:a></text:p>
          </table:table-cell>
          <table:table-cell table:style-name="ce51" office:value-type="string" calcext:value-type="string">
            <text:p>SUNDIALS: Suite of nonlinear and differential/algebraic equation solvers &lt;https://doi.org/10.1145/1089014.1089020&gt;</text:p>
          </table:table-cell>
          <table:table-cell table:style-name="ce51" office:value-type="string" calcext:value-type="string">
            <text:p>mailing list &lt;<text:a xlink:href="http://sundials.2283335.n4.nabble.com/" xlink:type="simple">http://sundials.2283335.n4.nabble.com/</text:a>&gt; ; users &lt;<text:a xlink:href="http://sundials.2283335.n4.nabble.com/Sundials-Users-f3239170.html" xlink:type="simple">http://sundials.2283335.n4.nabble.com/Sundials-Users-f3239170.html</text:a>&gt;</text:p>
          </table:table-cell>
          <table:table-cell office:value-type="string" calcext:value-type="string">
            <text:p>llnl</text:p>
          </table:table-cell>
          <table:table-cell office:value-type="string" calcext:value-type="string">
            <text:p>SUNDIALs</text:p>
          </table:table-cell>
          <table:table-cell table:style-name="Default" office:value-type="string" calcext:value-type="string">
            <text:p>5.72 MB</text:p>
          </table:table-cell>
          <table:table-cell table:style-name="Default" office:value-type="string" calcext:value-type="string">
            <text:p>C: 4.95 MB; CMake: 344.93 KB; Fortran: 165.93 KB; Cuda: 125.13 KB; C++: 114.42 KB; Python: 14.76 KB; </text:p>
          </table:table-cell>
          <table:table-cell table:style-name="Default" office:value-type="float" office:value="772" calcext:value-type="float">
            <text:p>772</text:p>
          </table:table-cell>
          <table:table-cell table:style-name="Default" office:value-type="float" office:value="189140" calcext:value-type="float">
            <text:p>189140</text:p>
          </table:table-cell>
          <table:table-cell table:style-name="Default" office:value-type="string" calcext:value-type="string">
            <text:p>C:350; C/C++ Header:161; CMake:174; CUDA:15; Fortran 90:31; Fortran 77:21; C++:7; Python:10; Markdown:2; MATLAB:1; </text:p>
          </table:table-cell>
          <table:table-cell table:style-name="Default" office:value-type="string" calcext:value-type="string">
            <text:p>C:142816; C/C++ Header:12293; CMake:12131; CUDA:6872; Fortran 90:5558; Fortran 77:5166; C++:3428; Python:655; Markdown:179; MATLAB:42; </text:p>
          </table:table-cell>
          <table:table-cell table:style-name="Default" office:value-type="float" office:value="12" calcext:value-type="float">
            <text:p>12</text:p>
          </table:table-cell>
          <table:table-cell table:style-name="Default" office:value-type="string" calcext:value-type="string">
            <text:p>5 Oct, 2017</text:p>
          </table:table-cell>
          <table:table-cell table:style-name="Default" office:value-type="string" calcext:value-type="string">
            <text:p>13 Feb, 2019</text:p>
          </table:table-cell>
          <table:table-cell table:style-name="ce55" office:value-type="float" office:value="2" calcext:value-type="float">
            <text:p>2</text:p>
          </table:table-cell>
          <table:table-cell table:style-name="Default" office:value-type="string" calcext:value-type="string">
            <text:p>gardner48: 7; balos1: 5; </text:p>
          </table:table-cell>
          <table:table-cell table:style-name="Default" office:value-type="string" calcext:value-type="string">
            <text:p>x</text:p>
          </table:table-cell>
          <table:table-cell table:style-name="ce52" office:value-type="string" calcext:value-type="string">
            <text:p>past knowledge</text:p>
          </table:table-cell>
          <table:table-cell table:style-name="ce51" table:number-columns-repeated="987"/>
          <table:table-cell table:number-columns-repeated="2"/>
        </table:table-row>
        <table:table-row table:style-name="ro1">
          <table:table-cell table:style-name="ce51" office:value-type="string" calcext:value-type="string">
            <text:p>CRAN/NMOF</text:p>
          </table:table-cell>
          <table:table-cell table:style-name="ce51" office:value-type="string" calcext:value-type="string">
            <text:p>NMOF – Numerical Methods and Optimization in Finance</text:p>
          </table:table-cell>
          <table:table-cell table:style-name="ce51" office:value-type="string" calcext:value-type="string">
            <text:p>github</text:p>
          </table:table-cell>
          <table:table-cell table:style-name="ce51" office:value-type="string" calcext:value-type="string">
            <text:p><text:a xlink:href="https://github.com/cran/NMOF" xlink:type="simple">https://github.com/cran/NMOF</text:a></text:p>
          </table:table-cell>
          <table:table-cell table:style-name="ce51" office:value-type="string" calcext:value-type="string">
            <text:p><text:a xlink:href="https://cran.r-project.org/web/packages/NMOF/index.html" xlink:type="simple">https://cran.r-project.org/web/packages/NMOF/index.html</text:a></text:p>
          </table:table-cell>
          <table:table-cell table:style-name="ce51"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table:style-name="ce51" office:value-type="string" calcext:value-type="string">
            <text:p>r</text:p>
          </table:table-cell>
          <table:table-cell table:style-name="ce51"/>
          <table:table-cell table:style-name="ce51" office:value-type="string" calcext:value-type="string">
            <text:p>R package</text:p>
          </table:table-cell>
          <table:table-cell table:style-name="ce51" office:value-type="string" calcext:value-type="string">
            <text:p>financial</text:p>
          </table:table-cell>
          <table:table-cell table:style-name="ce51" office:value-type="string" calcext:value-type="string">
            <text:p>option pricing; correlations; yield-curve calibration; portfolio optimization</text:p>
          </table:table-cell>
          <table:table-cell table:style-name="ce51" office:value-type="string" calcext:value-type="string">
            <text:p>Enrico Schumann &lt;<text:a xlink:href="http://enricoschumann.net/" xlink:type="simple">http://enricoschumann.net</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enricoschumann.net/NMOF.htm" xlink:type="simple">http://enricoschumann.net/NMOF.htm</text:a></text:p>
          </table:table-cell>
          <table:table-cell table:style-name="ce51" office:value-type="string" calcext:value-type="string">
            <text:p><text:a xlink:href="https://github.com/cran/NMOF/tree/master/inst/unitTests" xlink:type="simple">https://github.com/cran/NMOF/tree/master/inst/unitTests</text:a></text:p>
          </table:table-cell>
          <table:table-cell table:number-columns-repeated="2" table:style-name="ce51" office:value-type="string" calcext:value-type="string">
            <text:p>none</text:p>
          </table:table-cell>
          <table:table-cell table:style-name="ce51" office:value-type="string" calcext:value-type="string">
            <text:p>Various benchmarks, comparisons and checks for the NMOF package &lt;<text:a xlink:href="http://enricoschumann.net/files/NMOFtests.pdf" xlink:type="simple">http://enricoschumann.net/files/NMOFtests.pdf</text:a>&gt; &lt;http://enricoschumann.net/files/NMOFtests.R&gt;</text:p>
          </table:table-cell>
          <table:table-cell table:style-name="ce51" office:value-type="string" calcext:value-type="string">
            <text:p>none</text:p>
          </table:table-cell>
          <table:table-cell office:value-type="string" calcext:value-type="string">
            <text:p>cran</text:p>
          </table:table-cell>
          <table:table-cell office:value-type="string" calcext:value-type="string">
            <text:p>NMOF</text:p>
          </table:table-cell>
          <table:table-cell table:style-name="Default" office:value-type="string" calcext:value-type="string">
            <text:p>203.51 KB</text:p>
          </table:table-cell>
          <table:table-cell table:style-name="Default" office:value-type="string" calcext:value-type="string">
            <text:p>R: 203.51 KB; </text:p>
          </table:table-cell>
          <table:table-cell table:style-name="Default" office:value-type="float" office:value="107" calcext:value-type="float">
            <text:p>107</text:p>
          </table:table-cell>
          <table:table-cell table:style-name="Default" office:value-type="float" office:value="5570" calcext:value-type="float">
            <text:p>5570</text:p>
          </table:table-cell>
          <table:table-cell table:style-name="Default" office:value-type="string" calcext:value-type="string">
            <text:p>R:107; </text:p>
          </table:table-cell>
          <table:table-cell table:style-name="Default" office:value-type="string" calcext:value-type="string">
            <text:p>R:5570; </text:p>
          </table:table-cell>
          <table:table-cell table:style-name="Default" office:value-type="float" office:value="15" calcext:value-type="float">
            <text:p>15</text:p>
          </table:table-cell>
          <table:table-cell table:style-name="Default" office:value-type="string" calcext:value-type="string">
            <text:p>12 Mar, 2014</text:p>
          </table:table-cell>
          <table:table-cell table:style-name="Default" office:value-type="string" calcext:value-type="string">
            <text:p>26 Jun, 2018</text:p>
          </table:table-cell>
          <table:table-cell table:style-name="ce55" office:value-type="float" office:value="1" calcext:value-type="float">
            <text:p>1</text:p>
          </table:table-cell>
          <table:table-cell table:style-name="Default" office:value-type="string" calcext:value-type="string">
            <text:p>enricoschumann: 11; </text:p>
          </table:table-cell>
          <table:table-cell table:style-name="Default" office:value-type="string" calcext:value-type="string">
            <text:p>x</text:p>
          </table:table-cell>
          <table:table-cell table:style-name="ce52" office:value-type="string" calcext:value-type="string">
            <text:p>language specific (R,CRAN)</text:p>
          </table:table-cell>
          <table:table-cell table:style-name="ce51" table:number-columns-repeated="987"/>
          <table:table-cell table:number-columns-repeated="2"/>
        </table:table-row>
        <table:table-row table:style-name="ro1">
          <table:table-cell table:style-name="ce51" office:value-type="string" calcext:value-type="string">
            <text:p>LLNL/mfem</text:p>
          </table:table-cell>
          <table:table-cell table:style-name="ce51" office:value-type="string" calcext:value-type="string">
            <text:p>MFEM</text:p>
          </table:table-cell>
          <table:table-cell table:style-name="ce51" office:value-type="string" calcext:value-type="string">
            <text:p>github</text:p>
          </table:table-cell>
          <table:table-cell table:style-name="ce51" office:value-type="string" calcext:value-type="string">
            <text:p><text:a xlink:href="https://github.com/mfem/mfem" xlink:type="simple">https://github.com/mfem/mfem</text:a></text:p>
          </table:table-cell>
          <table:table-cell table:style-name="ce51" office:value-type="string" calcext:value-type="string">
            <text:p><text:a xlink:href="https://mfem.org/" xlink:type="simple">https://mfem.org</text:a></text:p>
          </table:table-cell>
          <table:table-cell table:style-name="ce51" office:value-type="string" calcext:value-type="string">
            <text:p>free, lightweight, scalable C++ library for finite element methods</text:p>
          </table:table-cell>
          <table:table-cell table:style-name="ce51" office:value-type="string" calcext:value-type="string">
            <text:p>c++</text:p>
          </table:table-cell>
          <table:table-cell table:style-name="ce51" office:value-type="string" calcext:value-type="string">
            <text:p>cuda</text:p>
          </table:table-cell>
          <table:table-cell table:style-name="ce51" office:value-type="string" calcext:value-type="string">
            <text:p>make</text:p>
          </table:table-cell>
          <table:table-cell table:style-name="ce51" office:value-type="string" calcext:value-type="string">
            <text:p>differential equations;hpc;gpu</text:p>
          </table:table-cell>
          <table:table-cell table:style-name="ce51" office:value-type="string" calcext:value-type="string">
            <text:p>finite element method (FEM)</text:p>
          </table:table-cell>
          <table:table-cell table:style-name="ce51" office:value-type="string" calcext:value-type="string">
            <text:p>Lawrence Livermore National Laboratory &lt;<text:a xlink:href="https://github.com/LLNL" xlink:type="simple">https://github.com/LLNL</text:a>&gt; &lt;<text:a xlink:href="https://software.llnl.gov/" xlink:type="simple">https://software.llnl.gov</text:a>&gt; &lt;<text:a xlink:href="https://www.llnl.gov/" xlink:type="simple">https://www.llnl.gov</text:a>&gt;</text:p>
          </table:table-cell>
          <table:table-cell office:value-type="string" calcext:value-type="string">
            <text:p>git;github</text:p>
          </table:table-cell>
          <table:table-cell table:style-name="ce51" office:value-type="string" calcext:value-type="string">
            <text:p>METIS &lt;<text:a xlink:href="http://glaros.dtc.umn.edu/gkhome/metis/metis/overview" xlink:type="simple">http://glaros.dtc.umn.edu/gkhome/metis/metis/overview</text:a>&gt;; HYPRE &lt;<text:a xlink:href="https://computation.llnl.gov/projects/hypre-scalable-linear-solvers-multigrid-methods" xlink:type="simple">https://computation.llnl.gov/projects/hypre-scalable-linear-solvers-multigrid-methods</text:a>&gt; (interoperable with SUNDAILS, PETSc, PUMI)</text:p>
          </table:table-cell>
          <table:table-cell table:style-name="ce51" office:value-type="string" calcext:value-type="string">
            <text:p><text:a xlink:href="https://mfem.org/serial-tutorial/" xlink:type="simple">https://mfem.org/serial-tutorial/</text:a> ; <text:a xlink:href="https://mfem.github.io/doxygen/html/index.html" xlink:type="simple">https://mfem.github.io/doxygen/html/index.html</text:a></text:p>
          </table:table-cell>
          <table:table-cell office:value-type="string" calcext:value-type="string">
            <text:p><text:a xlink:href="https://github.com/LLNL/mfem/tree/master/tests" xlink:type="simple">https://github.com/LLNL/mfem/tree/master/tests</text:a></text:p>
          </table:table-cell>
          <table:table-cell table:style-name="ce51" office:value-type="string" calcext:value-type="string">
            <text:p>none</text:p>
          </table:table-cell>
          <table:table-cell table:style-name="ce51" office:value-type="string" calcext:value-type="string">
            <text:p><text:a xlink:href="https://github.com/LLNL/mfem/tree/master/examples" xlink:type="simple">https://github.com/LLNL/mfem/tree/master/examples</text:a></text:p>
          </table:table-cell>
          <table:table-cell table:style-name="ce51" office:value-type="string" calcext:value-type="string">
            <text:p>MFEM: Modular Finite Element Methods Library &lt;<text:a xlink:href="https://doi.org/10.11578/dc.20171025.1248" xlink:type="simple">https://doi.org/10.11578/dc.20171025.1248</text:a>&gt;; <text:a xlink:href="https://github.com/LLNL/mfem/blob/master/mfem-performance.hpp" xlink:type="simple">https://github.com/LLNL/mfem/blob/master/mfem-performance.hpp</text:a></text:p>
          </table:table-cell>
          <table:table-cell table:style-name="ce51" office:value-type="string" calcext:value-type="string">
            <text:p>Github &lt;<text:a xlink:href="https://github.com/mfem/mfem/issues" xlink:type="simple">https://github.com/mfem/mfem/issues</text:a>&gt;</text:p>
          </table:table-cell>
          <table:table-cell office:value-type="string" calcext:value-type="string">
            <text:p>LLNL</text:p>
          </table:table-cell>
          <table:table-cell office:value-type="string" calcext:value-type="string">
            <text:p>mfem</text:p>
          </table:table-cell>
          <table:table-cell table:style-name="Default" office:value-type="string" calcext:value-type="string">
            <text:p>5.94 MB</text:p>
          </table:table-cell>
          <table:table-cell table:style-name="Default" office:value-type="string" calcext:value-type="string">
            <text:p>C++: 5.72 MB; CMake: 146.26 KB; Makefile: 60.18 KB; Shell: 15.44 KB; </text:p>
          </table:table-cell>
          <table:table-cell table:style-name="Default" office:value-type="float" office:value="384" calcext:value-type="float">
            <text:p>384</text:p>
          </table:table-cell>
          <table:table-cell table:style-name="Default" office:value-type="float" office:value="165228" calcext:value-type="float">
            <text:p>165228</text:p>
          </table:table-cell>
          <table:table-cell table:style-name="Default" office:value-type="string" calcext:value-type="string">
            <text:p>C++:186; C/C++ Header:121; CMake:49; HTML:4; make:16; Bourne Shell:1; Markdown:1; YAML:2; CSS:2; JavaScript:2; </text:p>
          </table:table-cell>
          <table:table-cell table:style-name="Default" office:value-type="string" calcext:value-type="string">
            <text:p>C++:123236; C/C++ Header:34279; CMake:2646; HTML:2336; make:1457; Bourne Shell:465; Markdown:429; YAML:222; CSS:154; JavaScript:4; </text:p>
          </table:table-cell>
          <table:table-cell table:style-name="Default" office:value-type="float" office:value="2961" calcext:value-type="float">
            <text:p>2961</text:p>
          </table:table-cell>
          <table:table-cell table:style-name="Default" office:value-type="string" calcext:value-type="string">
            <text:p>7 Mar, 2016</text:p>
          </table:table-cell>
          <table:table-cell table:style-name="Default" office:value-type="string" calcext:value-type="string">
            <text:p>1 May, 2019</text:p>
          </table:table-cell>
          <table:table-cell table:style-name="ce55" office:value-type="string" calcext:value-type="string">
            <text:p>&gt;=30</text:p>
          </table:table-cell>
          <table:table-cell table:style-name="Default" office:value-type="string" calcext:value-type="string">
            <text:p>tzanio: 747; v-dobrev: 525; camierjs: 421; mlstowell: 294; jakubcerveny: 191; stefanozampini: 104; jdahm: 91; vladotomov: 80; jamiebramwell: 66; aaroncblack: 57; KazemKamran: 33; acfisher: 32; IdoAkkerman: 29; kennyweiss: 27; cyrush: 24; cwsmith: 22; rw-anderson: 16; pazner: 16; gelever: 16; kmittal2: 13; artv3: 13; najlkin: 12; agrayver: 9; barker29: 9; dmed256: 8; pghysels: 6; jonesholger: 6; goxberry: 5; xjrc: 5; kvoronin: 5;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gdkar/djbfft</text:p>
          </table:table-cell>
          <table:table-cell table:style-name="ce51" office:value-type="string" calcext:value-type="string">
            <text:p>DJBFFT</text:p>
          </table:table-cell>
          <table:table-cell table:style-name="ce51" office:value-type="string" calcext:value-type="string">
            <text:p>github</text:p>
          </table:table-cell>
          <table:table-cell table:style-name="ce51" office:value-type="string" calcext:value-type="string">
            <text:p><text:a xlink:href="https://github.com/gdkar/djbfft" xlink:type="simple">https://github.com/gdkar/djbfft</text:a></text:p>
          </table:table-cell>
          <table:table-cell table:style-name="ce51" office:value-type="string" calcext:value-type="string">
            <text:p><text:a xlink:href="https://cr.yp.to/djbfft.html" xlink:type="simple">https://cr.yp.to/djbfft.html</text:a></text:p>
          </table:table-cell>
          <table:table-cell table:style-name="ce51" office:value-type="string" calcext:value-type="string">
            <text:p>extremely fast library for floating-point convolution. The current version holds most of the speed records for double-precision FFTs on general-purpose computers</text:p>
          </table:table-cell>
          <table:table-cell table:style-name="ce51" office:value-type="string" calcext:value-type="string">
            <text:p>c</text:p>
          </table:table-cell>
          <table:table-cell table:style-name="ce51"/>
          <table:table-cell table:style-name="ce51" office:value-type="string" calcext:value-type="string">
            <text:p>make</text:p>
          </table:table-cell>
          <table:table-cell table:style-name="ce51" office:value-type="string" calcext:value-type="string">
            <text:p>fourier</text:p>
          </table:table-cell>
          <table:table-cell table:style-name="ce51" office:value-type="string" calcext:value-type="string">
            <text:p>power-of-2 complex FFTs, real FFTs</text:p>
          </table:table-cell>
          <table:table-cell table:style-name="ce51" office:value-type="string" calcext:value-type="string">
            <text:p>DJ Bernstein &lt;<text:a xlink:href="https://cr.yp.to/djb.html" xlink:type="simple">https://cr.yp.to/djb.html</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cr.yp.to/djbfft.html" xlink:type="simple">https://cr.yp.to/djbfft.html</text:a></text:p>
          </table:table-cell>
          <table:table-cell table:number-columns-repeated="3" table:style-name="ce51" office:value-type="string" calcext:value-type="string">
            <text:p>none</text:p>
          </table:table-cell>
          <table:table-cell table:style-name="ce51" office:value-type="string" calcext:value-type="string">
            <text:p><text:a xlink:href="https://cr.yp.to/djbfft/speed.html" xlink:type="simple">https://cr.yp.to/djbfft/speed.html</text:a> ; <text:a xlink:href="https://cr.yp.to/papers/m3.pdf" xlink:type="simple">https://cr.yp.to/papers/m3.pdf</text:a></text:p>
          </table:table-cell>
          <table:table-cell table:style-name="ce51" office:value-type="string" calcext:value-type="string">
            <text:p>none</text:p>
          </table:table-cell>
          <table:table-cell office:value-type="string" calcext:value-type="string">
            <text:p>gdkar</text:p>
          </table:table-cell>
          <table:table-cell office:value-type="string" calcext:value-type="string">
            <text:p>djbfft</text:p>
          </table:table-cell>
          <table:table-cell table:style-name="Default" office:value-type="string" calcext:value-type="string">
            <text:p>300.64 KB</text:p>
          </table:table-cell>
          <table:table-cell table:style-name="Default" office:value-type="string" calcext:value-type="string">
            <text:p>C: 287.07 KB; C++: 9.23 KB; Shell: 4.33 KB; </text:p>
          </table:table-cell>
          <table:table-cell table:style-name="Default" office:value-type="float" office:value="158" calcext:value-type="float">
            <text:p>158</text:p>
          </table:table-cell>
          <table:table-cell table:style-name="Default" office:value-type="float" office:value="10340" calcext:value-type="float">
            <text:p>10340</text:p>
          </table:table-cell>
          <table:table-cell table:style-name="Default" office:value-type="string" calcext:value-type="string">
            <text:p>C:133; make:1; C/C++ Header:20; Bourne Shell:4; </text:p>
          </table:table-cell>
          <table:table-cell table:style-name="Default" office:value-type="string" calcext:value-type="string">
            <text:p>C:9072; make:639; C/C++ Header:462; Bourne Shell:167; </text:p>
          </table:table-cell>
          <table:table-cell table:style-name="Default" office:value-type="float" office:value="1" calcext:value-type="float">
            <text:p>1</text:p>
          </table:table-cell>
          <table:table-cell table:number-columns-repeated="2" table:style-name="Default" office:value-type="string" calcext:value-type="string">
            <text:p>20 Jul, 2014</text:p>
          </table:table-cell>
          <table:table-cell table:style-name="ce55" office:value-type="float" office:value="1" calcext:value-type="float">
            <text:p>1</text:p>
          </table:table-cell>
          <table:table-cell table:style-name="Default" office:value-type="string" calcext:value-type="string">
            <text:p>gdkar: 1; </text:p>
          </table:table-cell>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style-name="ce51" office:value-type="string" calcext:value-type="string">
            <text:p>m-reuter/arpackpp</text:p>
          </table:table-cell>
          <table:table-cell table:style-name="ce51" office:value-type="string" calcext:value-type="string">
            <text:p>ARPACK</text:p>
          </table:table-cell>
          <table:table-cell table:style-name="ce51" office:value-type="string" calcext:value-type="string">
            <text:p>github</text:p>
          </table:table-cell>
          <table:table-cell table:style-name="ce51" office:value-type="string" calcext:value-type="string">
            <text:p><text:a xlink:href="https://github.com/m-reuter/arpackpp" xlink:type="simple">https://github.com/m-reuter/arpackpp</text:a></text:p>
          </table:table-cell>
          <table:table-cell table:style-name="ce51" office:value-type="string" calcext:value-type="string">
            <text:p><text:a xlink:href="https://www.caam.rice.edu/software/ARPACK" xlink:type="simple">https://www.caam.rice.edu/software/ARPACK</text:a></text:p>
          </table:table-cell>
          <table:table-cell table:style-name="ce51" office:value-type="string" calcext:value-type="string">
            <text:p>Arpackpp is a C++ interface to the ARPACK Fortran package, which implements the implicit restarted Arnoldi method for iteratively solving large-scale sparse eigenvalue problems</text:p>
          </table:table-cell>
          <table:table-cell table:style-name="ce51" office:value-type="string" calcext:value-type="string">
            <text:p>c++</text:p>
          </table:table-cell>
          <table:table-cell table:style-name="ce51"/>
          <table:table-cell table:style-name="ce51" office:value-type="string" calcext:value-type="string">
            <text:p>make</text:p>
          </table:table-cell>
          <table:table-cell table:style-name="ce51" office:value-type="string" calcext:value-type="string">
            <text:p>eigenvalues</text:p>
          </table:table-cell>
          <table:table-cell table:style-name="ce51" office:value-type="string" calcext:value-type="string">
            <text:p>Arpackpp is a C++ interface to the ARPACK Fortran package, which implements the implicit restarted Arnoldi method for iteratively solving large-scale sparse eigenvalue problems</text:p>
          </table:table-cell>
          <table:table-cell table:style-name="ce51" office:value-type="string" calcext:value-type="string">
            <text:p>Martin Reuter &lt;<text:a xlink:href="https://github.com/m-reuter" xlink:type="simple">https://github.com/m-reuter</text:a>&gt; &lt;<text:a xlink:href="http://reuter.mit.edu/" xlink:type="simple">http://reuter.mit.edu/</text:a>&gt; ; Laboratory for Computational Longitudinal Neuroimaging (LCLN)</text:p>
          </table:table-cell>
          <table:table-cell office:value-type="string" calcext:value-type="string">
            <text:p>git;github</text:p>
          </table:table-cell>
          <table:table-cell table:style-name="ce51" office:value-type="string" calcext:value-type="string">
            <text:p>ARPACK; (interoperable: SuperLU, LAPACK, UMFPACK, CHOLMOD)</text:p>
          </table:table-cell>
          <table:table-cell office:value-type="string" calcext:value-type="string">
            <text:p><text:a xlink:href="https://github.com/m-reuter/arpackpp/tree/master/doc" xlink:type="simple">https://github.com/m-reuter/arpackpp/tree/master/doc</text:a></text:p>
          </table:table-cell>
          <table:table-cell table:style-name="ce51" office:value-type="string" calcext:value-type="string">
            <text:p><text:a xlink:href="https://github.com/m-reuter/arpackpp/tree/master/examples" xlink:type="simple">https://github.com/m-reuter/arpackpp/tree/master/examples</text:a></text:p>
          </table:table-cell>
          <table:table-cell office:value-type="string" calcext:value-type="string">
            <text:p>none</text:p>
          </table:table-cell>
          <table:table-cell table:style-name="ce51" office:value-type="string" calcext:value-type="string">
            <text:p><text:a xlink:href="https://github.com/m-reuter/arpackpp/tree/master/examples" xlink:type="simple">https://github.com/m-reuter/arpackpp/tree/master/examples</text:a></text:p>
          </table:table-cell>
          <table:table-cell table:number-columns-repeated="2" table:style-name="ce51" office:value-type="string" calcext:value-type="string">
            <text:p>none</text:p>
          </table:table-cell>
          <table:table-cell office:value-type="string" calcext:value-type="string">
            <text:p>m-reuter</text:p>
          </table:table-cell>
          <table:table-cell office:value-type="string" calcext:value-type="string">
            <text:p>arpackpp</text:p>
          </table:table-cell>
          <table:table-cell table:style-name="Default" office:value-type="string" calcext:value-type="string">
            <text:p>764.43 KB</text:p>
          </table:table-cell>
          <table:table-cell table:style-name="Default" office:value-type="string" calcext:value-type="string">
            <text:p>C++: 645.44 KB; C: 97.54 KB; CMake: 13.38 KB; Shell: 5.17 KB; Makefile: 2.90 KB; </text:p>
          </table:table-cell>
          <table:table-cell table:style-name="Default" office:value-type="float" office:value="336" calcext:value-type="float">
            <text:p>336</text:p>
          </table:table-cell>
          <table:table-cell table:style-name="Default" office:value-type="float" office:value="24241" calcext:value-type="float">
            <text:p>24241</text:p>
          </table:table-cell>
          <table:table-cell table:style-name="Default" office:value-type="string" calcext:value-type="string">
            <text:p>C/C++ Header:173; C++:126; make:26; Markdown:3; Bourne Shell:5; CMake:1; Unity-Prefab:1; YAML:1; </text:p>
          </table:table-cell>
          <table:table-cell table:style-name="Default" office:value-type="string" calcext:value-type="string">
            <text:p>C/C++ Header:18999; C++:3501; make:487; Markdown:383; Bourne Shell:336; CMake:300; Unity-Prefab:201; YAML:34; </text:p>
          </table:table-cell>
          <table:table-cell table:style-name="Default" office:value-type="float" office:value="115" calcext:value-type="float">
            <text:p>115</text:p>
          </table:table-cell>
          <table:table-cell table:style-name="Default" office:value-type="string" calcext:value-type="string">
            <text:p>7 May, 2015</text:p>
          </table:table-cell>
          <table:table-cell table:style-name="Default" office:value-type="string" calcext:value-type="string">
            <text:p>30 Mar, 2019</text:p>
          </table:table-cell>
          <table:table-cell table:style-name="ce55" office:value-type="float" office:value="4" calcext:value-type="float">
            <text:p>4</text:p>
          </table:table-cell>
          <table:table-cell table:style-name="Default" office:value-type="string" calcext:value-type="string">
            <text:p>m-reuter: 100; jschueller: 6; wo80: 6; pierre-dejoue: 1; </text:p>
          </table:table-cell>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style-name="ce51" office:value-type="string" calcext:value-type="string">
            <text:p>JuliaOpt/JuMP.jl</text:p>
          </table:table-cell>
          <table:table-cell table:style-name="ce51" office:value-type="string" calcext:value-type="string">
            <text:p>JuMP.jl</text:p>
          </table:table-cell>
          <table:table-cell table:style-name="ce51" office:value-type="string" calcext:value-type="string">
            <text:p>github</text:p>
          </table:table-cell>
          <table:table-cell table:style-name="ce51" office:value-type="string" calcext:value-type="string">
            <text:p><text:a xlink:href="https://github.com/JuliaOpt/JuMP.jl" xlink:type="simple">https://github.com/JuliaOpt/JuMP.jl</text:a></text:p>
          </table:table-cell>
          <table:table-cell table:style-name="ce51"/>
          <table:table-cell table:style-name="ce51" office:value-type="string" calcext:value-type="string">
            <text:p>Modeling language for Mathematical Optimization (linear, mixed-integer, conic, semidefinite, nonlinear)</text:p>
          </table:table-cell>
          <table:table-cell table:style-name="ce51" office:value-type="string" calcext:value-type="string">
            <text:p>julia</text:p>
          </table:table-cell>
          <table:table-cell table:style-name="ce51"/>
          <table:table-cell table:style-name="ce51" office:value-type="string" calcext:value-type="string">
            <text:p>julia package</text:p>
          </table:table-cell>
          <table:table-cell office:value-type="string" calcext:value-type="string">
            <text:p>optimization</text:p>
          </table:table-cell>
          <table:table-cell table:style-name="ce51" office:value-type="string" calcext:value-type="string">
            <text:p>linear programming, (mixed) integer programming, second-order conic programming, semidefinite programming, and nonlinear programming</text:p>
          </table:table-cell>
          <table:table-cell table:style-name="ce51" office:value-type="string" calcext:value-type="string">
            <text:p>JuliaOpt &lt;<text:a xlink:href="http://www.juliaopt.org/" xlink:type="simple">http://www.juliaopt.org</text:a>&gt; &lt;<text:a xlink:href="https://github.com/JuliaOpt" xlink:type="simple">https://github.com/JuliaOpt</text:a>&gt;</text:p>
          </table:table-cell>
          <table:table-cell office:value-type="string" calcext:value-type="string">
            <text:p>git;github</text:p>
          </table:table-cell>
          <table:table-cell table:style-name="ce51" office:value-type="string" calcext:value-type="string">
            <text:p>(interoperable: Artelys Knitro, BARON, Bonmin, Cbc, Clp, Couenne, CPLEX, ECOS, FICO Xpress, GLPK, Gurobi, Ipopt, MOSEK, NLopt, SCS)</text:p>
          </table:table-cell>
          <table:table-cell table:style-name="ce51" office:value-type="string" calcext:value-type="string">
            <text:p><text:a xlink:href="http://www.juliaopt.org/JuMP.jl/v0.19.0/" xlink:type="simple">http://www.juliaopt.org/JuMP.jl/v0.19.0/</text:a></text:p>
          </table:table-cell>
          <table:table-cell table:style-name="ce51" office:value-type="string" calcext:value-type="string">
            <text:p><text:a xlink:href="https://github.com/JuliaOpt/JuMP.jl/tree/master/test" xlink:type="simple">https://github.com/JuliaOpt/JuMP.jl/tree/master/test</text:a></text:p>
          </table:table-cell>
          <table:table-cell table:style-name="ce51" office:value-type="string" calcext:value-type="string">
            <text:p>Coveralls &lt;<text:a xlink:href="https://coveralls.io/github/JuliaOpt/JuMP.jl" xlink:type="simple">https://coveralls.io/github/JuliaOpt/JuMP.jl</text:a>&gt;; Codecov &lt;<text:a xlink:href="https://codecov.io/gh/JuliaOpt/JuMP.jl" xlink:type="simple">https://codecov.io/gh/JuliaOpt/JuMP.jl</text:a>&gt;</text:p>
          </table:table-cell>
          <table:table-cell table:style-name="ce51" office:value-type="string" calcext:value-type="string">
            <text:p><text:a xlink:href="https://github.com/JuliaOpt/JuMP.jl/tree/master/examples" xlink:type="simple">https://github.com/JuliaOpt/JuMP.jl/tree/master/examples</text:a></text:p>
          </table:table-cell>
          <table:table-cell table:style-name="ce51" office:value-type="string" calcext:value-type="string">
            <text:p>JuMP: A Modeling Language for Mathematical Optimization &lt;https://mlubin.github.io/pdf/jump-sirev.pdf&gt;</text:p>
          </table:table-cell>
          <table:table-cell table:style-name="ce51" office:value-type="string" calcext:value-type="string">
            <text:p>Github &lt;<text:a xlink:href="https://github.com/JuliaOpt/JuMP.jl/issues" xlink:type="simple">https://github.com/JuliaOpt/JuMP.jl/issues</text:a>&gt; ; <text:a xlink:href="https://discourse.julialang.org/c/domain/opt" xlink:type="simple">https://discourse.julialang.org/c/domain/opt</text:a> ;</text:p>
          </table:table-cell>
          <table:table-cell office:value-type="string" calcext:value-type="string">
            <text:p>JuliaOpt</text:p>
          </table:table-cell>
          <table:table-cell office:value-type="string" calcext:value-type="string">
            <text:p>JuMP.jl</text:p>
          </table:table-cell>
          <table:table-cell table:style-name="Default" office:value-type="string" calcext:value-type="string">
            <text:p>3.17 MB</text:p>
          </table:table-cell>
          <table:table-cell table:style-name="Default" office:value-type="string" calcext:value-type="string">
            <text:p>Julia: 3.17 MB; TeX: 0.26 KB; </text:p>
          </table:table-cell>
          <table:table-cell table:style-name="Default" office:value-type="float" office:value="124" calcext:value-type="float">
            <text:p>124</text:p>
          </table:table-cell>
          <table:table-cell table:style-name="Default" office:value-type="float" office:value="55120" calcext:value-type="float">
            <text:p>55120</text:p>
          </table:table-cell>
          <table:table-cell table:style-name="Default" office:value-type="string" calcext:value-type="string">
            <text:p>MUMPS:2; Julia:91; Markdown:24; Solidity:1; YAML:2; TOML:3; SVG:1; </text:p>
          </table:table-cell>
          <table:table-cell table:style-name="Default" office:value-type="string" calcext:value-type="string">
            <text:p>MUMPS:30179; Julia:17616; Markdown:4082; Solidity:3151; YAML:54; TOML:37; SVG:1; </text:p>
          </table:table-cell>
          <table:table-cell table:style-name="Default" office:value-type="float" office:value="3552" calcext:value-type="float">
            <text:p>3552</text:p>
          </table:table-cell>
          <table:table-cell table:style-name="Default" office:value-type="string" calcext:value-type="string">
            <text:p>9 Oct, 2012</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mlubin: 1604; blegat: 739; joehuchette: 554; IainNZ: 398; odow: 110; tkelman: 27; ccoffrin: 15; joaquimg: 11; yuyichao: 7; jrevels: 5; JackDunnNZ: 5; yeesian: 5; chkwon: 4; guilhermebodin: 4; mohamed82008: 4; anriseth: 3; ExpandingMan: 3; kdheepak: 2; staticfloat: 2; emreyamangil: 2; cossio: 2; sbebo: 2; rschwarz: 2; rdeits: 2; femtocleaner[bot]: 2; joeltay: 2; IssamT: 2; abelsiqueira: 1; abhijithch: 1; barpit20: 1; </text:p>
          </table:table-cell>
          <table:table-cell table:style-name="Default" office:value-type="string" calcext:value-type="string">
            <text:p>x</text:p>
          </table:table-cell>
          <table:table-cell table:style-name="ce52" office:value-type="string" calcext:value-type="string">
            <text:p>language specific (Julia)</text:p>
          </table:table-cell>
          <table:table-cell table:style-name="ce51" table:number-columns-repeated="987"/>
          <table:table-cell table:number-columns-repeated="2"/>
        </table:table-row>
        <table:table-row table:style-name="ro1">
          <table:table-cell table:style-name="ce51" office:value-type="string" calcext:value-type="string">
            <text:p>JuliaOpt/Convex.jl</text:p>
          </table:table-cell>
          <table:table-cell table:style-name="ce51" office:value-type="string" calcext:value-type="string">
            <text:p>Convex.jl</text:p>
          </table:table-cell>
          <table:table-cell table:style-name="ce51" office:value-type="string" calcext:value-type="string">
            <text:p>github</text:p>
          </table:table-cell>
          <table:table-cell table:style-name="ce51" office:value-type="string" calcext:value-type="string">
            <text:p><text:a xlink:href="https://github.com/JuliaOpt/Convex.jl" xlink:type="simple">https://github.com/JuliaOpt/Convex.jl</text:a></text:p>
          </table:table-cell>
          <table:table-cell table:style-name="ce51"/>
          <table:table-cell table:style-name="ce51" office:value-type="string" calcext:value-type="string">
            <text:p>Disciplined Convex Programming. Convex.jl can solve linear programs, mixed-integer linear programs, and DCP-compliant convex programs using a variety of solvers, including Mosek, Gurobi, ECOS, SCS, and GLPK, through the MathProgBase interface. It also supports optimization with complex variables and coefficients.</text:p>
          </table:table-cell>
          <table:table-cell table:style-name="ce51" office:value-type="string" calcext:value-type="string">
            <text:p>julia</text:p>
          </table:table-cell>
          <table:table-cell table:style-name="ce51"/>
          <table:table-cell table:style-name="ce51" office:value-type="string" calcext:value-type="string">
            <text:p>julia package</text:p>
          </table:table-cell>
          <table:table-cell office:value-type="string" calcext:value-type="string">
            <text:p>optimization</text:p>
          </table:table-cell>
          <table:table-cell table:style-name="ce51" office:value-type="string" calcext:value-type="string">
            <text:p>linear programming; second-order cone; semi-definite programming; disciplined convex programming</text:p>
          </table:table-cell>
          <table:table-cell table:style-name="ce51" office:value-type="string" calcext:value-type="string">
            <text:p>JuliaOpt &lt;<text:a xlink:href="http://www.juliaopt.org/" xlink:type="simple">http://www.juliaopt.org</text:a>&gt; &lt;<text:a xlink:href="https://github.com/JuliaOpt" xlink:type="simple">https://github.com/JuliaOpt</text:a>&gt;</text:p>
          </table:table-cell>
          <table:table-cell office:value-type="string" calcext:value-type="string">
            <text:p>git;github</text:p>
          </table:table-cell>
          <table:table-cell table:style-name="ce51" office:value-type="string" calcext:value-type="string">
            <text:p>Convex; SCS</text:p>
          </table:table-cell>
          <table:table-cell table:style-name="ce51" office:value-type="string" calcext:value-type="string">
            <text:p><text:a xlink:href="https://convexjl.readthedocs.io/en/stable/" xlink:type="simple">https://convexjl.readthedocs.io/en/stable/</text:a></text:p>
          </table:table-cell>
          <table:table-cell table:style-name="ce51" office:value-type="string" calcext:value-type="string">
            <text:p><text:a xlink:href="https://github.com/JuliaOpt/Convex.jl/tree/master/test" xlink:type="simple">https://github.com/JuliaOpt/Convex.jl/tree/master/test</text:a></text:p>
          </table:table-cell>
          <table:table-cell office:value-type="string" calcext:value-type="string">
            <text:p>Coveralls &lt;<text:a xlink:href="https://coveralls.io/github/JuliaOpt/Convex.jl" xlink:type="simple">https://coveralls.io/github/JuliaOpt/Convex.jl</text:a>&gt;</text:p>
          </table:table-cell>
          <table:table-cell table:style-name="ce51" office:value-type="string" calcext:value-type="string">
            <text:p><text:a xlink:href="https://github.com/JuliaOpt/Convex.jl/tree/master/examples" xlink:type="simple">https://github.com/JuliaOpt/Convex.jl/tree/master/examples</text:a></text:p>
          </table:table-cell>
          <table:table-cell table:style-name="ce51" office:value-type="string" calcext:value-type="string">
            <text:p>none</text:p>
          </table:table-cell>
          <table:table-cell table:style-name="ce51" office:value-type="string" calcext:value-type="string">
            <text:p>Github &lt;<text:a xlink:href="https://github.com/JuliaOpt/Convex.jl/issues" xlink:type="simple">https://github.com/JuliaOpt/Convex.jl/issues</text:a>&gt;</text:p>
          </table:table-cell>
          <table:table-cell office:value-type="string" calcext:value-type="string">
            <text:p>JuliaOpt</text:p>
          </table:table-cell>
          <table:table-cell office:value-type="string" calcext:value-type="string">
            <text:p>Convex.jl</text:p>
          </table:table-cell>
          <table:table-cell table:style-name="Default" office:value-type="string" calcext:value-type="string">
            <text:p>235.40 KB</text:p>
          </table:table-cell>
          <table:table-cell table:style-name="Default" office:value-type="string" calcext:value-type="string">
            <text:p>Julia: 235.03 KB; TeX: 0.37 KB; </text:p>
          </table:table-cell>
          <table:table-cell table:style-name="Default" office:value-type="float" office:value="126" calcext:value-type="float">
            <text:p>126</text:p>
          </table:table-cell>
          <table:table-cell table:style-name="Default" office:value-type="float" office:value="7537" calcext:value-type="float">
            <text:p>7537</text:p>
          </table:table-cell>
          <table:table-cell table:style-name="Default" office:value-type="string" calcext:value-type="string">
            <text:p>Julia:80; reStructuredText:13; Jupyter Notebook:23; TeX:1; DOS Batch:1; make:1; Markdown:2; Lisp:1; Python:1; TOML:1; CSS:1; YAML:1; </text:p>
          </table:table-cell>
          <table:table-cell table:style-name="Default" office:value-type="string" calcext:value-type="string">
            <text:p>Julia:5440; reStructuredText:725; Jupyter Notebook:545; TeX:257; DOS Batch:212; make:143; Markdown:76; Lisp:54; Python:39; TOML:22; CSS:13; YAML:11; </text:p>
          </table:table-cell>
          <table:table-cell table:style-name="Default" office:value-type="float" office:value="1045" calcext:value-type="float">
            <text:p>1045</text:p>
          </table:table-cell>
          <table:table-cell table:style-name="Default" office:value-type="string" calcext:value-type="string">
            <text:p>8 Mar, 2014</text:p>
          </table:table-cell>
          <table:table-cell table:style-name="Default" office:value-type="string" calcext:value-type="string">
            <text:p>8 May, 2019</text:p>
          </table:table-cell>
          <table:table-cell table:style-name="ce55" office:value-type="string" calcext:value-type="string">
            <text:p>&gt;=30</text:p>
          </table:table-cell>
          <table:table-cell table:style-name="Default" office:value-type="string" calcext:value-type="string">
            <text:p>madeleineudell: 316; Ayush-iitkgp: 277; karanveerm: 204; davidlizeng: 83; mlubin: 32; ararslan: 28; jennyhong: 26; IainNZ: 15; ericphanson: 6; jduchi: 4; hsnamkoong: 4; mfalt: 4; peterwittek: 3; vernwalrahul: 3; blakejohnson: 2; daviddelaat: 2; dressel: 2; nan2ge1: 2; rofinn: 2; tkelman: 2; seanemoon: 1; ahwillia: 1; chkwon: 1; omus: 1; emreyamangil: 1; iamed2: 1; jw3126: 1; kofron: 1; jayvn: 1; snitramodranoel: 1; </text:p>
          </table:table-cell>
          <table:table-cell table:style-name="Default" office:value-type="string" calcext:value-type="string">
            <text:p>x</text:p>
          </table:table-cell>
          <table:table-cell table:style-name="ce52" office:value-type="string" calcext:value-type="string">
            <text:p>language specific (Julia)</text:p>
          </table:table-cell>
          <table:table-cell table:style-name="ce51" table:number-columns-repeated="987"/>
          <table:table-cell table:number-columns-repeated="2"/>
        </table:table-row>
        <table:table-row table:style-name="ro1">
          <table:table-cell table:style-name="ce51" office:value-type="string" calcext:value-type="string">
            <text:p>JuliaDiffEq/DiffEqFlux.jl</text:p>
          </table:table-cell>
          <table:table-cell table:style-name="ce51" office:value-type="string" calcext:value-type="string">
            <text:p>DiffEqFlux.jl</text:p>
          </table:table-cell>
          <table:table-cell table:style-name="ce51" office:value-type="string" calcext:value-type="string">
            <text:p>github</text:p>
          </table:table-cell>
          <table:table-cell table:style-name="ce51" office:value-type="string" calcext:value-type="string">
            <text:p><text:a xlink:href="https://github.com/JuliaDiffEq/DiffEqFlux.jl" xlink:type="simple">https://github.com/JuliaDiffEq/DiffEqFlux.jl</text:a></text:p>
          </table:table-cell>
          <table:table-cell table:style-name="ce51" office:value-type="string" calcext:value-type="string">
            <text:p><text:a xlink:href="https://julialang.org/blog/2019/01/fluxdiffeq" xlink:type="simple">https://julialang.org/blog/2019/01/fluxdiffeq</text:a></text:p>
          </table:table-cell>
          <table:table-cell table:style-name="ce51" office:value-type="string" calcext:value-type="string">
            <text:p>fuses the world of differential equations with machine learning by helping users put diffeq solvers into neural networks.</text:p>
          </table:table-cell>
          <table:table-cell table:style-name="ce51" office:value-type="string" calcext:value-type="string">
            <text:p>julia</text:p>
          </table:table-cell>
          <table:table-cell table:style-name="ce51"/>
          <table:table-cell table:style-name="ce51" office:value-type="string" calcext:value-type="string">
            <text:p>julia package</text:p>
          </table:table-cell>
          <table:table-cell table:style-name="ce51" office:value-type="string" calcext:value-type="string">
            <text:p>machine learning;differential equations</text:p>
          </table:table-cell>
          <table:table-cell table:style-name="ce51" office:value-type="string" calcext:value-type="string">
            <text:p>solving ODEs using neural networks</text:p>
          </table:table-cell>
          <table:table-cell table:style-name="ce51" office:value-type="string" calcext:value-type="string">
            <text:p>JuliaDiffEq &lt;http://juliadiffeq.org&gt; &lt;<text:a xlink:href="https://github.com/JuliaDiffEq" xlink:type="simple">https://github.com/JuliaDiffEq</text:a>&gt;</text:p>
          </table:table-cell>
          <table:table-cell office:value-type="string" calcext:value-type="string">
            <text:p>git;github</text:p>
          </table:table-cell>
          <table:table-cell table:style-name="ce51" office:value-type="string" calcext:value-type="string">
            <text:p>DifferentialEquations.jl; Flux.jl</text:p>
          </table:table-cell>
          <table:table-cell table:style-name="ce51" office:value-type="string" calcext:value-type="string">
            <text:p><text:a xlink:href="https://julialang.org/blog/2019/01/fluxdiffeq" xlink:type="simple">https://julialang.org/blog/2019/01/fluxdiffeq</text:a></text:p>
          </table:table-cell>
          <table:table-cell table:style-name="ce51" office:value-type="string" calcext:value-type="string">
            <text:p><text:a xlink:href="https://github.com/JuliaDiffEq/DiffEqFlux.jl/tree/master/test" xlink:type="simple">https://github.com/JuliaDiffEq/DiffEqFlux.jl/tree/master/test</text:a></text:p>
          </table:table-cell>
          <table:table-cell table:style-name="ce51" office:value-type="string" calcext:value-type="string">
            <text:p>none</text:p>
          </table:table-cell>
          <table:table-cell table:style-name="ce51" office:value-type="string" calcext:value-type="string">
            <text:p><text:a xlink:href="https://github.com/JuliaDiffEq/DiffEqFlux.jl/blob/master/README.md" xlink:type="simple">https://github.com/JuliaDiffEq/DiffEqFlux.jl/blob/master/README.md</text:a></text:p>
          </table:table-cell>
          <table:table-cell table:style-name="ce51" office:value-type="string" calcext:value-type="string">
            <text:p>none</text:p>
          </table:table-cell>
          <table:table-cell table:style-name="ce51" office:value-type="string" calcext:value-type="string">
            <text:p>Github &lt;<text:a xlink:href="https://github.com/JuliaDiffEq/DiffEqFlux.jl/issues" xlink:type="simple">https://github.com/JuliaDiffEq/DiffEqFlux.jl/issues</text:a>&gt;</text:p>
          </table:table-cell>
          <table:table-cell office:value-type="string" calcext:value-type="string">
            <text:p>JuliaDiffEq</text:p>
          </table:table-cell>
          <table:table-cell office:value-type="string" calcext:value-type="string">
            <text:p>DiffEqFlux.jl</text:p>
          </table:table-cell>
          <table:table-cell table:style-name="Default" office:value-type="string" calcext:value-type="string">
            <text:p>24.15 KB</text:p>
          </table:table-cell>
          <table:table-cell table:style-name="Default" office:value-type="string" calcext:value-type="string">
            <text:p>Julia: 24.15 KB; </text:p>
          </table:table-cell>
          <table:table-cell table:style-name="Default" office:value-type="float" office:value="19" calcext:value-type="float">
            <text:p>19</text:p>
          </table:table-cell>
          <table:table-cell table:style-name="Default" office:value-type="float" office:value="919" calcext:value-type="float">
            <text:p>919</text:p>
          </table:table-cell>
          <table:table-cell table:style-name="Default" office:value-type="string" calcext:value-type="string">
            <text:p>Julia:14; Markdown:1; YAML:3; TOML:1; </text:p>
          </table:table-cell>
          <table:table-cell table:style-name="Default" office:value-type="string" calcext:value-type="string">
            <text:p>Julia:552; Markdown:313; YAML:38; TOML:16; </text:p>
          </table:table-cell>
          <table:table-cell table:style-name="Default" office:value-type="float" office:value="119" calcext:value-type="float">
            <text:p>119</text:p>
          </table:table-cell>
          <table:table-cell table:style-name="Default" office:value-type="string" calcext:value-type="string">
            <text:p>26 Dec, 2018</text:p>
          </table:table-cell>
          <table:table-cell table:style-name="Default" office:value-type="string" calcext:value-type="string">
            <text:p>2 May, 2019</text:p>
          </table:table-cell>
          <table:table-cell table:style-name="ce55" office:value-type="float" office:value="7" calcext:value-type="float">
            <text:p>7</text:p>
          </table:table-cell>
          <table:table-cell table:style-name="Default" office:value-type="string" calcext:value-type="string">
            <text:p>ChrisRackauckas: 84; jessebett: 16; YingboMa: 8; MikeInnes: 8; scheidan: 1; pochoi: 1; devmotion: 1; </text:p>
          </table:table-cell>
          <table:table-cell table:style-name="Default" office:value-type="string" calcext:value-type="string">
            <text:p>x</text:p>
          </table:table-cell>
          <table:table-cell table:style-name="ce52" office:value-type="string" calcext:value-type="string">
            <text:p>language specific (Julia)</text:p>
          </table:table-cell>
          <table:table-cell table:style-name="ce51" table:number-columns-repeated="987"/>
          <table:table-cell table:number-columns-repeated="2"/>
        </table:table-row>
        <table:table-row table:style-name="ro1">
          <table:table-cell table:style-name="ce51" office:value-type="string" calcext:value-type="string">
            <text:p>cvxopt/cvxopt</text:p>
          </table:table-cell>
          <table:table-cell table:style-name="ce51" office:value-type="string" calcext:value-type="string">
            <text:p>CVXOPT</text:p>
          </table:table-cell>
          <table:table-cell table:style-name="ce51" office:value-type="string" calcext:value-type="string">
            <text:p>github</text:p>
          </table:table-cell>
          <table:table-cell table:style-name="ce51" office:value-type="string" calcext:value-type="string">
            <text:p><text:a xlink:href="https://github.com/cvxopt/cvxopt" xlink:type="simple">https://github.com/cvxopt/cvxopt</text:a></text:p>
          </table:table-cell>
          <table:table-cell table:style-name="ce51" office:value-type="string" calcext:value-type="string">
            <text:p><text:a xlink:href="https://cvxopt.org/" xlink:type="simple">https://cvxopt.org/</text:a></text:p>
          </table:table-cell>
          <table:table-cell table:style-name="ce51" office:value-type="string" calcext:value-type="string">
            <text:p>Python Software for Convex Optimization</text:p>
          </table:table-cell>
          <table:table-cell table:style-name="ce51" office:value-type="string" calcext:value-type="string">
            <text:p>c;python</text:p>
          </table:table-cell>
          <table:table-cell table:style-name="ce51"/>
          <table:table-cell table:style-name="ce51" office:value-type="string" calcext:value-type="string">
            <text:p>python package;interface; solver</text:p>
          </table:table-cell>
          <table:table-cell office:value-type="string" calcext:value-type="string">
            <text:p>optimization</text:p>
          </table:table-cell>
          <table:table-cell table:style-name="ce51" office:value-type="string" calcext:value-type="string">
            <text:p>linear and quadratic cone problems; convex programming; piecewise linear convex</text:p>
          </table:table-cell>
          <table:table-cell table:style-name="ce51"/>
          <table:table-cell office:value-type="string" calcext:value-type="string">
            <text:p>git;github</text:p>
          </table:table-cell>
          <table:table-cell table:style-name="ce51" office:value-type="string" calcext:value-type="string">
            <text:p>LAPACK; <text:s/>BLAS; UMFPACK; CHOLMOD; GLPK; MOSEK; DSDP5; FFTW</text:p>
          </table:table-cell>
          <table:table-cell table:style-name="ce51" office:value-type="string" calcext:value-type="string">
            <text:p><text:a xlink:href="http://cvxopt.org/userguide/" xlink:type="simple">http://cvxopt.org/userguide/</text:a></text:p>
          </table:table-cell>
          <table:table-cell table:style-name="ce51" office:value-type="string" calcext:value-type="string">
            <text:p><text:a xlink:href="https://github.com/cvxopt/cvxopt/tree/master/tests" xlink:type="simple">https://github.com/cvxopt/cvxopt/tree/master/tests</text:a></text:p>
          </table:table-cell>
          <table:table-cell table:style-name="ce51" office:value-type="string" calcext:value-type="string">
            <text:p>Coveralls &lt;<text:a xlink:href="https://coveralls.io/github/cvxopt/cvxopt" xlink:type="simple">https://coveralls.io/github/cvxopt/cvxopt</text:a>&gt;</text:p>
          </table:table-cell>
          <table:table-cell table:style-name="ce51" office:value-type="string" calcext:value-type="string">
            <text:p><text:a xlink:href="https://github.com/cvxopt/cvxopt/tree/master/examples" xlink:type="simple">https://github.com/cvxopt/cvxopt/tree/master/examples</text:a></text:p>
          </table:table-cell>
          <table:table-cell table:style-name="ce51" office:value-type="string" calcext:value-type="string">
            <text:p>none</text:p>
          </table:table-cell>
          <table:table-cell table:style-name="ce51" office:value-type="string" calcext:value-type="string">
            <text:p>Github &lt;<text:a xlink:href="https://github.com/cvxopt/cvxopt/issues" xlink:type="simple">https://github.com/cvxopt/cvxopt/issues</text:a>&gt;</text:p>
          </table:table-cell>
          <table:table-cell table:number-columns-repeated="2" office:value-type="string" calcext:value-type="string">
            <text:p>cvxopt</text:p>
          </table:table-cell>
          <table:table-cell table:style-name="Default" office:value-type="string" calcext:value-type="string">
            <text:p>1.50 MB</text:p>
          </table:table-cell>
          <table:table-cell table:style-name="Default" office:value-type="string" calcext:value-type="string">
            <text:p>C: 909.79 KB; Python: 585.59 KB; C++: 8.43 KB; </text:p>
          </table:table-cell>
          <table:table-cell table:style-name="Default" office:value-type="float" office:value="357" calcext:value-type="float">
            <text:p>357</text:p>
          </table:table-cell>
          <table:table-cell table:style-name="Default" office:value-type="float" office:value="60769" calcext:value-type="float">
            <text:p>60769</text:p>
          </table:table-cell>
          <table:table-cell table:style-name="Default" office:value-type="string" calcext:value-type="string">
            <text:p>C:229; Python:69; HTML:22; JavaScript:10; reStructuredText:13; CSS:5; MUMPS:1; SVG:1; C/C++ Header:3; YAML:2; make:1; Markdown:1; </text:p>
          </table:table-cell>
          <table:table-cell table:style-name="Default" office:value-type="string" calcext:value-type="string">
            <text:p>C:23337; Python:11125; HTML:10863; JavaScript:8810; reStructuredText:3631; CSS:1047; MUMPS:970; SVG:414; C/C++ Header:328; YAML:164; make:54; Markdown:26; </text:p>
          </table:table-cell>
          <table:table-cell table:style-name="Default" office:value-type="float" office:value="39" calcext:value-type="float">
            <text:p>39</text:p>
          </table:table-cell>
          <table:table-cell table:style-name="Default" office:value-type="string" calcext:value-type="string">
            <text:p>22 Feb, 2013</text:p>
          </table:table-cell>
          <table:table-cell table:style-name="Default" office:value-type="string" calcext:value-type="string">
            <text:p>12 Apr, 2019</text:p>
          </table:table-cell>
          <table:table-cell table:style-name="ce55" office:value-type="float" office:value="3" calcext:value-type="float">
            <text:p>3</text:p>
          </table:table-cell>
          <table:table-cell table:style-name="Default" office:value-type="string" calcext:value-type="string">
            <text:p>martinandersen: 34; dariomangoni: 1; tujian: 1; </text:p>
          </table:table-cell>
          <table:table-cell table:style-name="Default" office:value-type="string" calcext:value-type="string">
            <text:p>x</text:p>
          </table:table-cell>
          <table:table-cell table:style-name="ce52" office:value-type="string" calcext:value-type="string">
            <text:p>github search (convex optimization)</text:p>
          </table:table-cell>
          <table:table-cell table:style-name="ce51" table:number-columns-repeated="987"/>
          <table:table-cell table:number-columns-repeated="2"/>
        </table:table-row>
        <table:table-row table:style-name="ro1">
          <table:table-cell table:style-name="ce51" office:value-type="string" calcext:value-type="string">
            <text:p>embotech/ecos</text:p>
          </table:table-cell>
          <table:table-cell table:style-name="ce51" office:value-type="string" calcext:value-type="string">
            <text:p>ECOS - Embedded Conic Solver</text:p>
          </table:table-cell>
          <table:table-cell table:style-name="ce51" office:value-type="string" calcext:value-type="string">
            <text:p>github</text:p>
          </table:table-cell>
          <table:table-cell table:style-name="ce51" office:value-type="string" calcext:value-type="string">
            <text:p><text:a xlink:href="https://github.com/embotech/ecos" xlink:type="simple">https://github.com/embotech/ecos</text:a></text:p>
          </table:table-cell>
          <table:table-cell table:style-name="ce51"/>
          <table:table-cell table:style-name="ce51" office:value-type="string" calcext:value-type="string">
            <text:p>A lightweight conic solver for second-order cone programming.</text:p>
          </table:table-cell>
          <table:table-cell table:style-name="ce51" office:value-type="string" calcext:value-type="string">
            <text:p>Objective-C</text:p>
          </table:table-cell>
          <table:table-cell table:style-name="ce51" table:number-columns-repeated="13"/>
          <table:table-cell office:value-type="string" calcext:value-type="string">
            <text:p>embotech</text:p>
          </table:table-cell>
          <table:table-cell office:value-type="string" calcext:value-type="string">
            <text:p>ecos</text:p>
          </table:table-cell>
          <table:table-cell table:style-name="Default" office:value-type="string" calcext:value-type="string">
            <text:p>8.78 MB</text:p>
          </table:table-cell>
          <table:table-cell table:style-name="Default" office:value-type="string" calcext:value-type="string">
            <text:p>Objective-C: 7.96 MB; C: 806.91 KB; Makefile: 4.85 KB; MATLAB: 4.60 KB; C++: 3.53 KB; Python: 0.83 KB; M: 0.40 KB; </text:p>
          </table:table-cell>
          <table:table-cell table:style-name="Default" office:value-type="float" office:value="102" calcext:value-type="float">
            <text:p>102</text:p>
          </table:table-cell>
          <table:table-cell table:style-name="Default" office:value-type="float" office:value="10996" calcext:value-type="float">
            <text:p>10996</text:p>
          </table:table-cell>
          <table:table-cell table:style-name="Default" office:value-type="string" calcext:value-type="string">
            <text:p>C:37; C/C++ Header:50; Markdown:4; make:4; MATLAB:5; YAML:1; Python:1; </text:p>
          </table:table-cell>
          <table:table-cell table:style-name="Default" office:value-type="string" calcext:value-type="string">
            <text:p>C:6826; C/C++ Header:3703; Markdown:151; make:142; MATLAB:135; YAML:21; Python:18; </text:p>
          </table:table-cell>
          <table:table-cell table:style-name="Default" office:value-type="float" office:value="588" calcext:value-type="float">
            <text:p>588</text:p>
          </table:table-cell>
          <table:table-cell table:style-name="Default" office:value-type="string" calcext:value-type="string">
            <text:p>11 Feb, 2013</text:p>
          </table:table-cell>
          <table:table-cell table:style-name="Default" office:value-type="string" calcext:value-type="string">
            <text:p>15 Apr, 2019</text:p>
          </table:table-cell>
          <table:table-cell table:style-name="ce55" office:value-type="float" office:value="23" calcext:value-type="float">
            <text:p>23</text:p>
          </table:table-cell>
          <table:table-cell table:style-name="Default" office:value-type="string" calcext:value-type="string">
            <text:p>echu: 220; adomahidi: 165; hanwang: 79; tiagoakle: 31; ThomasLipp: 15; mcg1969: 9; jmakovicka: 8; moehle: 6; chinasaur: 3; RJSSimpson: 3; tkelman: 3; HapeMask: 2; smerkli: 2; SteveDiamond: 2; bnaras: 1; JRGJON: 1; IainNZ: 1; tehingo: 1; janismac: 1; jfsantos: 1; mlubin: 1; Isitar: 1; dbregman: 1; </text:p>
          </table:table-cell>
          <table:table-cell table:style-name="Default" office:value-type="string" calcext:value-type="string">
            <text:p>x</text:p>
          </table:table-cell>
          <table:table-cell table:style-name="ce52" office:value-type="string" calcext:value-type="string">
            <text:p>dependency of CVXPY</text:p>
          </table:table-cell>
          <table:table-cell table:style-name="ce51" table:number-columns-repeated="987"/>
          <table:table-cell table:number-columns-repeated="2"/>
        </table:table-row>
        <table:table-row table:style-name="ro1">
          <table:table-cell table:style-name="ce51" office:value-type="string" calcext:value-type="string">
            <text:p>bodono/scs-python</text:p>
          </table:table-cell>
          <table:table-cell table:style-name="ce51" office:value-type="string" calcext:value-type="string">
            <text:p>SCS-Python – Python Interface for SCS</text:p>
          </table:table-cell>
          <table:table-cell table:style-name="ce51" office:value-type="string" calcext:value-type="string">
            <text:p>github</text:p>
          </table:table-cell>
          <table:table-cell table:style-name="ce51" office:value-type="string" calcext:value-type="string">
            <text:p><text:a xlink:href="https://github.com/bodono/scs-python" xlink:type="simple">https://github.com/bodono/scs-python</text:a></text:p>
          </table:table-cell>
          <table:table-cell table:style-name="ce51"/>
          <table:table-cell table:style-name="ce51" office:value-type="string" calcext:value-type="string">
            <text:p>Python interface for SCS</text:p>
          </table:table-cell>
          <table:table-cell table:style-name="ce51" table:number-columns-repeated="2"/>
          <table:table-cell table:style-name="ce51" office:value-type="string" calcext:value-type="string">
            <text:p>interface</text:p>
          </table:table-cell>
          <table:table-cell table:style-name="ce51" table:number-columns-repeated="4"/>
          <table:table-cell table:style-name="ce51" office:value-type="string" calcext:value-type="string">
            <text:p>SCS</text:p>
          </table:table-cell>
          <table:table-cell table:style-name="ce51" table:number-columns-repeated="6"/>
          <table:table-cell office:value-type="string" calcext:value-type="string">
            <text:p>bodono</text:p>
          </table:table-cell>
          <table:table-cell office:value-type="string" calcext:value-type="string">
            <text:p>scs-python</text:p>
          </table:table-cell>
          <table:table-cell table:style-name="Default" office:value-type="string" calcext:value-type="string">
            <text:p>231.26 KB</text:p>
          </table:table-cell>
          <table:table-cell table:style-name="Default" office:value-type="string" calcext:value-type="string">
            <text:p>Jupyter Notebook: 177.00 KB; Python: 29.56 KB; C: 24.63 KB; Shell: 0.07 KB; </text:p>
          </table:table-cell>
          <table:table-cell table:style-name="Default" office:value-type="float" office:value="16" calcext:value-type="float">
            <text:p>16</text:p>
          </table:table-cell>
          <table:table-cell table:style-name="Default" office:value-type="float" office:value="2005" calcext:value-type="float">
            <text:p>2005</text:p>
          </table:table-cell>
          <table:table-cell table:style-name="Default" office:value-type="string" calcext:value-type="string">
            <text:p>Python:8; C:2; Jupyter Notebook:1; YAML:2; Markdown:1; C/C++ Header:1; Bourne Shell:1; </text:p>
          </table:table-cell>
          <table:table-cell table:style-name="Default" office:value-type="string" calcext:value-type="string">
            <text:p>Python:870; C:655; Jupyter Notebook:337; YAML:69; Markdown:58; C/C++ Header:13; Bourne Shell:3; </text:p>
          </table:table-cell>
          <table:table-cell table:style-name="Default" office:value-type="float" office:value="54" calcext:value-type="float">
            <text:p>54</text:p>
          </table:table-cell>
          <table:table-cell table:style-name="Default" office:value-type="string" calcext:value-type="string">
            <text:p>23 Oct, 2017</text:p>
          </table:table-cell>
          <table:table-cell table:style-name="Default" office:value-type="string" calcext:value-type="string">
            <text:p>14 Apr, 2019</text:p>
          </table:table-cell>
          <table:table-cell table:style-name="ce55" office:value-type="float" office:value="5" calcext:value-type="float">
            <text:p>5</text:p>
          </table:table-cell>
          <table:table-cell table:style-name="Default" office:value-type="string" calcext:value-type="string">
            <text:p>bodono: 42; bamos: 4; dougalsutherland: 1; cHYzZQo: 1; thrasibule: 1; </text:p>
          </table:table-cell>
          <table:table-cell table:style-name="Default" office:value-type="string" calcext:value-type="string">
            <text:p>x</text:p>
          </table:table-cell>
          <table:table-cell table:style-name="ce52" office:value-type="string" calcext:value-type="string">
            <text:p>dependency of SCS-Python</text:p>
          </table:table-cell>
          <table:table-cell table:style-name="ce51" table:number-columns-repeated="987"/>
          <table:table-cell table:number-columns-repeated="2"/>
        </table:table-row>
        <table:table-row table:style-name="ro1">
          <table:table-cell table:style-name="ce51" office:value-type="string" calcext:value-type="string">
            <text:p>cvxgrp/scs</text:p>
          </table:table-cell>
          <table:table-cell table:style-name="ce51" office:value-type="string" calcext:value-type="string">
            <text:p>SCS – Splitting Conic Solver</text:p>
          </table:table-cell>
          <table:table-cell table:style-name="ce51" office:value-type="string" calcext:value-type="string">
            <text:p>github</text:p>
          </table:table-cell>
          <table:table-cell table:style-name="ce51" office:value-type="string" calcext:value-type="string">
            <text:p><text:a xlink:href="https://github.com/cvxgrp/scs" xlink:type="simple">https://github.com/cvxgrp/scs</text:a></text:p>
          </table:table-cell>
          <table:table-cell table:style-name="ce51"/>
          <table:table-cell table:style-name="ce51" office:value-type="string" calcext:value-type="string">
            <text:p>numerical optimization package for solving large-scale convex cone problems</text:p>
          </table:table-cell>
          <table:table-cell table:style-name="ce51" office:value-type="string" calcext:value-type="string">
            <text:p>C</text:p>
          </table:table-cell>
          <table:table-cell table:style-name="ce51" table:number-columns-repeated="2"/>
          <table:table-cell table:style-name="ce51" office:value-type="string" calcext:value-type="string">
            <text:p>optimization</text:p>
          </table:table-cell>
          <table:table-cell table:style-name="ce51" table:number-columns-repeated="10"/>
          <table:table-cell office:value-type="string" calcext:value-type="string">
            <text:p>cvxgrp</text:p>
          </table:table-cell>
          <table:table-cell office:value-type="string" calcext:value-type="string">
            <text:p>scs</text:p>
          </table:table-cell>
          <table:table-cell table:style-name="Default" office:value-type="string" calcext:value-type="string">
            <text:p>167.21 KB</text:p>
          </table:table-cell>
          <table:table-cell table:style-name="Default" office:value-type="string" calcext:value-type="string">
            <text:p>C: 157.31 KB; Makefile: 9.90 KB; </text:p>
          </table:table-cell>
          <table:table-cell table:style-name="Default" office:value-type="float" office:value="63" calcext:value-type="float">
            <text:p>63</text:p>
          </table:table-cell>
          <table:table-cell table:style-name="Default" office:value-type="float" office:value="7680" calcext:value-type="float">
            <text:p>7680</text:p>
          </table:table-cell>
          <table:table-cell table:style-name="Default" office:value-type="string" calcext:value-type="string">
            <text:p>C:31; C/C++ Header:26; Markdown:2; make:2; YAML:2; </text:p>
          </table:table-cell>
          <table:table-cell table:style-name="Default" office:value-type="string" calcext:value-type="string">
            <text:p>C:5832; C/C++ Header:1297; Markdown:258; make:241; YAML:52; </text:p>
          </table:table-cell>
          <table:table-cell table:style-name="Default" office:value-type="float" office:value="725" calcext:value-type="float">
            <text:p>725</text:p>
          </table:table-cell>
          <table:table-cell table:style-name="Default" office:value-type="string" calcext:value-type="string">
            <text:p>29 Nov, 2013</text:p>
          </table:table-cell>
          <table:table-cell table:style-name="Default" office:value-type="string" calcext:value-type="string">
            <text:p>23 Apr, 2019</text:p>
          </table:table-cell>
          <table:table-cell table:style-name="ce55" office:value-type="float" office:value="14" calcext:value-type="float">
            <text:p>14</text:p>
          </table:table-cell>
          <table:table-cell table:style-name="Default" office:value-type="string" calcext:value-type="string">
            <text:p>bodono: 91; ajfriend: 6; jamiesnape: 4; bamos: 3; akshayka: 2; bsikander: 2; tkelman: 2; alexvoronov: 1; blegat: 1; staticfloat: 1; mlubin: 1; PetterS: 1; robertwb: 1; rmcgibbo: 1; </text:p>
          </table:table-cell>
          <table:table-cell table:style-name="Default" office:value-type="string" calcext:value-type="string">
            <text:p>x</text:p>
          </table:table-cell>
          <table:table-cell table:style-name="ce52" office:value-type="string" calcext:value-type="string">
            <text:p>dependency of CVXPY</text:p>
          </table:table-cell>
          <table:table-cell table:style-name="ce51" table:number-columns-repeated="987"/>
          <table:table-cell table:number-columns-repeated="2"/>
        </table:table-row>
        <table:table-row table:style-name="ro1">
          <table:table-cell table:style-name="ce51" office:value-type="string" calcext:value-type="string">
            <text:p>oxfordcontrol/osqp</text:p>
          </table:table-cell>
          <table:table-cell table:style-name="ce51" office:value-type="string" calcext:value-type="string">
            <text:p>OSQP - Operator Splitting QP Solver</text:p>
          </table:table-cell>
          <table:table-cell table:style-name="ce51" office:value-type="string" calcext:value-type="string">
            <text:p>github</text:p>
          </table:table-cell>
          <table:table-cell table:style-name="ce51" office:value-type="string" calcext:value-type="string">
            <text:p><text:a xlink:href="https://github.com/oxfordcontrol/osqp" xlink:type="simple">https://github.com/oxfordcontrol/osqp</text:a></text:p>
          </table:table-cell>
          <table:table-cell table:style-name="ce51"/>
          <table:table-cell table:style-name="ce51" office:value-type="string" calcext:value-type="string">
            <text:p>numerical optimization package for solving problems in the form <text:s/>minimize 0.5 x' P x + q' x <text:s/>subject to l &lt;= A x &lt;= u where x in R^n is the optimization variable.</text:p>
          </table:table-cell>
          <table:table-cell table:style-name="ce51" office:value-type="string" calcext:value-type="string">
            <text:p>C</text:p>
          </table:table-cell>
          <table:table-cell table:style-name="ce51" table:number-columns-repeated="2"/>
          <table:table-cell table:style-name="ce51" office:value-type="string" calcext:value-type="string">
            <text:p>optimization</text:p>
          </table:table-cell>
          <table:table-cell table:style-name="ce51" table:number-columns-repeated="10"/>
          <table:table-cell office:value-type="string" calcext:value-type="string">
            <text:p>oxfordcontrol</text:p>
          </table:table-cell>
          <table:table-cell office:value-type="string" calcext:value-type="string">
            <text:p>osqp</text:p>
          </table:table-cell>
          <table:table-cell table:style-name="Default" office:value-type="string" calcext:value-type="string">
            <text:p>512.82 KB</text:p>
          </table:table-cell>
          <table:table-cell table:style-name="Default" office:value-type="string" calcext:value-type="string">
            <text:p>C: 421.22 KB; Python: 30.82 KB; CMake: 28.50 KB; C++: 21.03 KB; Shell: 6.83 KB; Batchfile: 4.42 KB; </text:p>
          </table:table-cell>
          <table:table-cell table:style-name="Default" office:value-type="float" office:value="150" calcext:value-type="float">
            <text:p>150</text:p>
          </table:table-cell>
          <table:table-cell table:style-name="Default" office:value-type="float" office:value="10938" calcext:value-type="float">
            <text:p>10938</text:p>
          </table:table-cell>
          <table:table-cell table:style-name="Default" office:value-type="string" calcext:value-type="string">
            <text:p>C:29; C/C++ Header:32; reStructuredText:42; Python:12; CMake:18; Bourne Shell:4; DOS Batch:4; CSS:1; Markdown:4; YAML:2; HTML:1; make:1; </text:p>
          </table:table-cell>
          <table:table-cell table:style-name="Default" office:value-type="string" calcext:value-type="string">
            <text:p>C:5529; C/C++ Header:2621; reStructuredText:966; Python:699; CMake:525; Bourne Shell:164; DOS Batch:134; CSS:118; Markdown:108; YAML:45; HTML:19; make:10; </text:p>
          </table:table-cell>
          <table:table-cell table:style-name="Default" office:value-type="float" office:value="1488" calcext:value-type="float">
            <text:p>1488</text:p>
          </table:table-cell>
          <table:table-cell table:style-name="Default" office:value-type="string" calcext:value-type="string">
            <text:p>26 Sep, 2016</text:p>
          </table:table-cell>
          <table:table-cell table:style-name="Default" office:value-type="string" calcext:value-type="string">
            <text:p>8 May, 2019</text:p>
          </table:table-cell>
          <table:table-cell table:style-name="ce55" office:value-type="float" office:value="16" calcext:value-type="float">
            <text:p>16</text:p>
          </table:table-cell>
          <table:table-cell table:style-name="Default" office:value-type="string" calcext:value-type="string">
            <text:p>bstellato: 1143; gbanjac: 280; goulart-paul: 39; ebarnard: 4; mlubin: 3; hongkai-dai: 3; EdsterG: 2; esquires: 2; nikalra: 2; ahoarau: 1; gustav-b: 1; tink3r: 1; mcg1969: 1; moehle: 1; traversaro: 1; SteveDiamond: 1; </text:p>
          </table:table-cell>
          <table:table-cell table:style-name="Default" office:value-type="string" calcext:value-type="string">
            <text:p>x</text:p>
          </table:table-cell>
          <table:table-cell table:style-name="ce52" office:value-type="string" calcext:value-type="string">
            <text:p>dependency of CVXPY</text:p>
          </table:table-cell>
          <table:table-cell table:style-name="ce51" table:number-columns-repeated="987"/>
          <table:table-cell table:number-columns-repeated="2"/>
        </table:table-row>
        <table:table-row table:style-name="ro1">
          <table:table-cell table:style-name="ce51" office:value-type="string" calcext:value-type="string">
            <text:p>flame/blis</text:p>
          </table:table-cell>
          <table:table-cell table:style-name="ce51"/>
          <table:table-cell table:style-name="ce51" office:value-type="string" calcext:value-type="string">
            <text:p>github</text:p>
          </table:table-cell>
          <table:table-cell table:style-name="ce51" office:value-type="string" calcext:value-type="string">
            <text:p><text:a xlink:href="https://github.com/flame/blis" xlink:type="simple">https://github.com/flame/blis</text:a></text:p>
          </table:table-cell>
          <table:table-cell table:style-name="ce51"/>
          <table:table-cell table:style-name="ce51" office:value-type="string" calcext:value-type="string">
            <text:p>instantiating high-performance BLAS-like dense linear algebra libraries</text:p>
          </table:table-cell>
          <table:table-cell table:style-name="ce51" office:value-type="string" calcext:value-type="string">
            <text:p>C</text:p>
          </table:table-cell>
          <table:table-cell table:style-name="ce51"/>
          <table:table-cell table:style-name="ce51" office:value-type="string" calcext:value-type="string">
            <text:p>framework</text:p>
          </table:table-cell>
          <table:table-cell table:style-name="ce51" table:number-columns-repeated="11"/>
          <table:table-cell office:value-type="string" calcext:value-type="string">
            <text:p>flame</text:p>
          </table:table-cell>
          <table:table-cell office:value-type="string" calcext:value-type="string">
            <text:p>blis</text:p>
          </table:table-cell>
          <table:table-cell table:style-name="Default" office:value-type="string" calcext:value-type="string">
            <text:p>13.27 MB</text:p>
          </table:table-cell>
          <table:table-cell table:style-name="Default" office:value-type="string" calcext:value-type="string">
            <text:p>C: 10.09 MB; C++: 1.36 MB; Fortran: 1.08 MB; Makefile: 308.32 KB; MATLAB: 134.36 KB; Shell: 119.69 KB; Python: 68.24 KB; Objective-C: 46.42 KB; Assembly: 43.61 KB; Batchfile: 10.93 KB; </text:p>
          </table:table-cell>
          <table:table-cell table:style-name="Default" office:value-type="float" office:value="1719" calcext:value-type="float">
            <text:p>1719</text:p>
          </table:table-cell>
          <table:table-cell table:style-name="Default" office:value-type="float" office:value="283028" calcext:value-type="float">
            <text:p>283028</text:p>
          </table:table-cell>
          <table:table-cell table:style-name="Default" office:value-type="string" calcext:value-type="string">
            <text:p>C:904; C/C++ Header:646; Fortran 77:12; Markdown:17; make:49; Windows Module Definition:10; MATLAB:39; Bourne Again Shell:1; Bourne Shell:20; Assembly:9; Python:7; DOS Batch:3; YAML:2; </text:p>
          </table:table-cell>
          <table:table-cell table:style-name="Default" office:value-type="string" calcext:value-type="string">
            <text:p>C:204883; C/C++ Header:31525; Fortran 77:21763; Markdown:7701; make:4465; Windows Module Definition:3456; MATLAB:2694; Bourne Again Shell:1945; Bourne Shell:1904; Assembly:1322; Python:1012; DOS Batch:244; YAML:114; </text:p>
          </table:table-cell>
          <table:table-cell table:style-name="Default" office:value-type="float" office:value="1644" calcext:value-type="float">
            <text:p>1644</text:p>
          </table:table-cell>
          <table:table-cell table:style-name="Default" office:value-type="string" calcext:value-type="string">
            <text:p>22 Jan, 2014</text:p>
          </table:table-cell>
          <table:table-cell table:style-name="Default" office:value-type="string" calcext:value-type="string">
            <text:p>14 May, 2019</text:p>
          </table:table-cell>
          <table:table-cell table:style-name="ce55" office:value-type="float" office:value="26" calcext:value-type="float">
            <text:p>26</text:p>
          </table:table-cell>
          <table:table-cell table:style-name="Default" office:value-type="string" calcext:value-type="string">
            <text:p>fgvanzee: 1141; devinamatthews: 160; cpulib-git: 51; isuruf: 31; kvaragan: 18; dnparikh: 18; iotamudelta: 14; nisanthmpamd: 14; Maratyszcza: 12; jeffhammond: 10; xianyi: 8; pradeeptrgit: 7; kali: 7; figual: 5; cdluminate: 2; tkelman: 2; ShadenSmith: 2; ararslan: 1; kevinoid: 1; hominhquan: 1; nicholaiTukanov: 1; nschloe: 1; RhysU: 1; SuperFluffy: 1; TimmyLiu: 1; ye-luo: 1;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64" office:value-type="string" calcext:value-type="string">
            <text:p>numpy/numpy</text:p>
          </table:table-cell>
          <table:table-cell table:style-name="ce64" office:value-type="string" calcext:value-type="string">
            <text:p>Numpy</text:p>
          </table:table-cell>
          <table:table-cell table:style-name="ce64" office:value-type="string" calcext:value-type="string">
            <text:p>github</text:p>
          </table:table-cell>
          <table:table-cell table:style-name="ce64" office:value-type="string" calcext:value-type="string">
            <text:p><text:a xlink:href="https://github.com/numpy/numpy" xlink:type="simple">https://github.com/numpy/numpy</text:a></text:p>
          </table:table-cell>
          <table:table-cell table:style-name="ce64" office:value-type="string" calcext:value-type="string">
            <text:p><text:a xlink:href="https://www.numpy.org/" xlink:type="simple">https://www.numpy.org</text:a></text:p>
          </table:table-cell>
          <table:table-cell table:style-name="ce64" office:value-type="string" calcext:value-type="string">
            <text:p>The fundamental package for scientific computing with Python</text:p>
          </table:table-cell>
          <table:table-cell table:style-name="ce64" table:number-columns-repeated="2"/>
          <table:table-cell table:style-name="ce64" office:value-type="string" calcext:value-type="string">
            <text:p>library</text:p>
          </table:table-cell>
          <table:table-cell table:style-name="ce64" table:number-columns-repeated="11"/>
          <table:table-cell table:number-columns-repeated="2" table:style-name="ce64" office:value-type="string" calcext:value-type="string">
            <text:p>numpy</text:p>
          </table:table-cell>
          <table:table-cell table:style-name="ce64" office:value-type="string" calcext:value-type="string">
            <text:p>16.60 MB</text:p>
          </table:table-cell>
          <table:table-cell table:style-name="ce64" office:value-type="string" calcext:value-type="string">
            <text:p>C: 8.75 MB; Python: 7.61 MB; C++: 186.63 KB; JavaScript: 16.93 KB; Fortran: 10.88 KB; Shell: 9.10 KB; sed: 5.74 KB; Makefile: 4.29 KB; </text:p>
          </table:table-cell>
          <table:table-cell table:style-name="ce64" office:value-type="float" office:value="924" calcext:value-type="float">
            <text:p>924</text:p>
          </table:table-cell>
          <table:table-cell table:style-name="ce64" office:value-type="float" office:value="322825" calcext:value-type="float">
            <text:p>322825</text:p>
          </table:table-cell>
          <table:table-cell table:style-name="ce64" office:value-type="string" calcext:value-type="string">
            <text:p>C:80; Python:409; reStructuredText:242; SVG:2; C/C++ Header:102; SWIG:9; Cython:2; C++:10; YAML:7; JavaScript:1; Fortran 90:18; make:6; Bourne Shell:5; Fortran 77:14; sed:1; HTML:5; Markdown:7; JSON:1; INI:2; D:1; </text:p>
          </table:table-cell>
          <table:table-cell table:style-name="ce64" office:value-type="string" calcext:value-type="string">
            <text:p>C:151705; Python:109403; reStructuredText:31570; SVG:14074; C/C++ Header:8627; SWIG:2754; Cython:1476; C++:867; YAML:504; JavaScript:338; Fortran 90:293; make:278; Bourne Shell:207; Fortran 77:200; sed:140; HTML:135; Markdown:119; JSON:68; INI:66; D:1; </text:p>
          </table:table-cell>
          <table:table-cell table:style-name="ce64" office:value-type="float" office:value="20209" calcext:value-type="float">
            <text:p>20209</text:p>
          </table:table-cell>
          <table:table-cell table:style-name="ce64" office:value-type="string" calcext:value-type="string">
            <text:p>13 Sep, 2010</text:p>
          </table:table-cell>
          <table:table-cell table:style-name="ce64" office:value-type="string" calcext:value-type="string">
            <text:p>13 May, 2019</text:p>
          </table:table-cell>
          <table:table-cell table:style-name="ce9" office:value-type="string" calcext:value-type="string">
            <text:p>&gt;=30</text:p>
          </table:table-cell>
          <table:table-cell table:style-name="ce64" office:value-type="string" calcext:value-type="string">
            <text:p>charris: 4181; teoliphant: 2065; cournape: 1525; pearu: 1061; eric-wieser: 945; pv: 762; mwiebe: 759; juliantaylor: 745; rgommers: 626; mattip: 532; seberg: 459; stefanv: 451; njsmith: 339; jaimefrio: 255; ahaldane: 249; eric-jones: 248; mhvk: 231; pierregm: 199; rkern: 190; shoyer: 175; jarrodmillman: 137; jayvius: 127; tylerjereddy: 126; matthew-brett: 94; abalkin: 90; wfspotz: 73; larsmans: 64; xoviat: 59; 87: 56; cgohlke: 55; </text:p>
          </table:table-cell>
          <table:table-cell table:style-name="ce64" office:value-type="string" calcext:value-type="string">
            <text:p>x</text:p>
          </table:table-cell>
          <table:table-cell table:style-name="ce14" office:value-type="string" calcext:value-type="string">
            <text:p>dependency of SciPy</text:p>
          </table:table-cell>
          <table:table-cell table:style-name="ce64" office:value-type="string" calcext:value-type="string">
            <text:p>Dependency of Scipy; unlikely to contain any iterative methods</text:p>
          </table:table-cell>
          <table:table-cell table:style-name="ce64" table:number-columns-repeated="988"/>
        </table:table-row>
        <table:table-row table:style-name="ro1">
          <table:table-cell table:style-name="ce51" office:value-type="string" calcext:value-type="string">
            <text:p>scikit-optimize/scikit-optimize</text:p>
          </table:table-cell>
          <table:table-cell table:style-name="ce51"/>
          <table:table-cell table:style-name="ce51" office:value-type="string" calcext:value-type="string">
            <text:p>github</text:p>
          </table:table-cell>
          <table:table-cell table:style-name="ce51" office:value-type="string" calcext:value-type="string">
            <text:p><text:a xlink:href="https://github.com/scikit-optimize/scikit-optimize" xlink:type="simple">https://github.com/scikit-optimize/scikit-optimize</text:a></text:p>
          </table:table-cell>
          <table:table-cell table:style-name="ce51" office:value-type="string" calcext:value-type="string">
            <text:p><text:a xlink:href="https://scikit-optimize.github.io/" xlink:type="simple">https://scikit-optimize.github.io/</text:a></text:p>
          </table:table-cell>
          <table:table-cell table:style-name="ce51" office:value-type="string" calcext:value-type="string">
            <text:p>Sequential model-based optimization with a `scipy.optimize` interface</text:p>
          </table:table-cell>
          <table:table-cell table:style-name="ce51" office:value-type="string" calcext:value-type="string">
            <text:p>python;library;optimization</text:p>
          </table:table-cell>
          <table:table-cell table:style-name="ce51" table:number-columns-repeated="13"/>
          <table:table-cell table:number-columns-repeated="2" office:value-type="string" calcext:value-type="string">
            <text:p>scikit-optimize</text:p>
          </table:table-cell>
          <table:table-cell table:style-name="Default" office:value-type="string" calcext:value-type="string">
            <text:p>447.52 KB</text:p>
          </table:table-cell>
          <table:table-cell table:style-name="Default" office:value-type="string" calcext:value-type="string">
            <text:p>Python: 447.52 KB; </text:p>
          </table:table-cell>
          <table:table-cell table:style-name="Default" office:value-type="float" office:value="74" calcext:value-type="float">
            <text:p>74</text:p>
          </table:table-cell>
          <table:table-cell table:style-name="Default" office:value-type="float" office:value="9416" calcext:value-type="float">
            <text:p>9416</text:p>
          </table:table-cell>
          <table:table-cell table:style-name="Default" office:value-type="string" calcext:value-type="string">
            <text:p>Python:47; Jupyter Notebook:9; Mako:3; Markdown:6; reStructuredText:1; YAML:4; Bourne Shell:4; </text:p>
          </table:table-cell>
          <table:table-cell table:style-name="Default" office:value-type="string" calcext:value-type="string">
            <text:p>Python:6095; Jupyter Notebook:1404; Mako:1341; Markdown:314; reStructuredText:95; YAML:94; Bourne Shell:73; </text:p>
          </table:table-cell>
          <table:table-cell table:style-name="Default" office:value-type="float" office:value="1054" calcext:value-type="float">
            <text:p>1054</text:p>
          </table:table-cell>
          <table:table-cell table:style-name="Default" office:value-type="string" calcext:value-type="string">
            <text:p>20 Mar, 2016</text:p>
          </table:table-cell>
          <table:table-cell table:style-name="Default" office:value-type="string" calcext:value-type="string">
            <text:p>29 Apr, 2019</text:p>
          </table:table-cell>
          <table:table-cell table:style-name="ce55" office:value-type="string" calcext:value-type="string">
            <text:p>&gt;=30</text:p>
          </table:table-cell>
          <table:table-cell table:style-name="Default" office:value-type="string" calcext:value-type="string">
            <text:p>betatim: 324; MechCoder: 262; glouppe: 154; iaroslav-ai: 96; fcharras: 43; mirca: 22; chschroeder: 14; cmmalone: 14; nel215: 9; nfcampos: 8; thomasjpfan: 8; stefanocereda: 7; yngtodd: 7; cschell: 5; Hvass-Labs: 5; carlosdanielcsantos: 5; jkleint: 5; jusjusjus: 5; kejiashi: 5; mp4096: 4; Scott-Graham-Bose: 4; SoManyUsernamesTaken: 3; Naereen: 2; lesteve: 2; fredcallaway: 2; hinnefe2: 2; AlexanderFabisch: 1; amueller: 1; Anaaa: 1; tritemio: 1; </text:p>
          </table:table-cell>
          <table:table-cell table:style-name="Default" office:value-type="string" calcext:value-type="string">
            <text:p>x</text:p>
          </table:table-cell>
          <table:table-cell table:style-name="ce52"/>
          <table:table-cell table:style-name="ce51" table:number-columns-repeated="987"/>
          <table:table-cell table:number-columns-repeated="2"/>
        </table:table-row>
        <table:table-row table:style-name="ro1">
          <table:table-cell table:style-name="ce51" office:value-type="string" calcext:value-type="string">
            <text:p>Scikit-learn/Scikit-learn </text:p>
          </table:table-cell>
          <table:table-cell table:style-name="ce51" office:value-type="string" calcext:value-type="string">
            <text:p>Scikit-learn</text:p>
          </table:table-cell>
          <table:table-cell table:style-name="ce51" office:value-type="string" calcext:value-type="string">
            <text:p>github</text:p>
          </table:table-cell>
          <table:table-cell table:style-name="ce51" office:value-type="string" calcext:value-type="string">
            <text:p><text:a xlink:href="https://github.com/scikit-learn/scikit-learn" xlink:type="simple">https://github.com/scikit-learn/scikit-learn</text:a></text:p>
          </table:table-cell>
          <table:table-cell table:style-name="ce51" office:value-type="string" calcext:value-type="string">
            <text:p><text:a xlink:href="http://scikit-learn.org/" xlink:type="simple">http://scikit-learn.org</text:a></text:p>
          </table:table-cell>
          <table:table-cell table:style-name="ce51" office:value-type="string" calcext:value-type="string">
            <text:p>module for machine learning built on top of SciPy</text:p>
          </table:table-cell>
          <table:table-cell table:style-name="ce51" office:value-type="string" calcext:value-type="string">
            <text:p>python</text:p>
          </table:table-cell>
          <table:table-cell table:style-name="ce51"/>
          <table:table-cell table:style-name="ce52" office:value-type="string" calcext:value-type="string">
            <text:p>python package</text:p>
          </table:table-cell>
          <table:table-cell table:style-name="ce52" office:value-type="string" calcext:value-type="string">
            <text:p>machine learning</text:p>
          </table:table-cell>
          <table:table-cell table:style-name="ce51" office:value-type="string" calcext:value-type="string">
            <text:p>classification: SVM, Stochastic Gradient Descent, Nearest Neighbors, <text:s/>Gaussian Process Regression (GPR), Naive Bayes, Neural network models (supervised); clustering: K-means, Affinity Propagation; regression: lasso, Elastic-Net, Bayesian Regression</text:p>
          </table:table-cell>
          <table:table-cell table:style-name="ce51" office:value-type="string" calcext:value-type="string">
            <text:p>scikit-learn &lt;<text:a xlink:href="https://scikit-learn.org/" xlink:type="simple">https://scikit-learn.org</text:a>&gt;</text:p>
          </table:table-cell>
          <table:table-cell table:style-name="ce51" office:value-type="string" calcext:value-type="string">
            <text:p>git;github</text:p>
          </table:table-cell>
          <table:table-cell table:style-name="ce51" office:value-type="string" calcext:value-type="string">
            <text:p>SciPy stack</text:p>
          </table:table-cell>
          <table:table-cell table:style-name="ce51" office:value-type="string" calcext:value-type="string">
            <text:p><text:a xlink:href="https://scikit-learn.org/stable/documentation.html" xlink:type="simple">https://scikit-learn.org/stable/documentation.html</text:a></text:p>
          </table:table-cell>
          <table:table-cell table:style-name="ce51" office:value-type="string" calcext:value-type="string">
            <text:p><text:a xlink:href="https://github.com/scikit-learn/scikit-learn/tree/master/sklearn/tests" xlink:type="simple">https://github.com/scikit-learn/scikit-learn/tree/master/sklearn/tests</text:a></text:p>
          </table:table-cell>
          <table:table-cell table:style-name="ce51" office:value-type="string" calcext:value-type="string">
            <text:p>Codecov &lt;<text:a xlink:href="https://codecov.io/github/scikit-learn/scikit-learn" xlink:type="simple">https://codecov.io/github/scikit-learn/scikit-learn</text:a>&gt;</text:p>
          </table:table-cell>
          <table:table-cell table:style-name="ce51" office:value-type="string" calcext:value-type="string">
            <text:p><text:a xlink:href="https://github.com/scikit-learn/scikit-learn/tree/master/examples" xlink:type="simple">https://github.com/scikit-learn/scikit-learn/tree/master/examples</text:a></text:p>
          </table:table-cell>
          <table:table-cell table:style-name="ce51" office:value-type="string" calcext:value-type="string">
            <text:p><text:a xlink:href="https://github.com/scikit-learn/scikit-learn/tree/master/benchmarks" xlink:type="simple">https://github.com/scikit-learn/scikit-learn/tree/master/benchmarks</text:a></text:p>
          </table:table-cell>
          <table:table-cell table:style-name="ce51" office:value-type="string" calcext:value-type="string">
            <text:p>Github &lt;<text:a xlink:href="https://github.com/scikit-learn/scikit-learn/issues" xlink:type="simple">https://github.com/scikit-learn/scikit-learn/issues</text:a>&gt;</text:p>
          </table:table-cell>
          <table:table-cell table:number-columns-repeated="2" office:value-type="string" calcext:value-type="string">
            <text:p>Scikit-learn</text:p>
          </table:table-cell>
          <table:table-cell table:style-name="Default" office:value-type="string" calcext:value-type="string">
            <text:p>8.40 MB</text:p>
          </table:table-cell>
          <table:table-cell table:style-name="Default" office:value-type="string" calcext:value-type="string">
            <text:p>Python: 8.17 MB; C++: 140.65 KB; C: 44.57 KB; Shell: 30.40 KB; PowerShell: 7.20 KB; Batchfile: 5.13 KB; Makefile: 1.49 KB; </text:p>
          </table:table-cell>
          <table:table-cell table:style-name="Default" office:value-type="float" office:value="945" calcext:value-type="float">
            <text:p>945</text:p>
          </table:table-cell>
          <table:table-cell table:style-name="Default" office:value-type="float" office:value="171260" calcext:value-type="float">
            <text:p>171260</text:p>
          </table:table-cell>
          <table:table-cell table:style-name="Default" office:value-type="string" calcext:value-type="string">
            <text:p>Python:700; reStructuredText:125; Cython:48; CSS:4; C++:5; JavaScript:7; SVG:3; C:4; Bourne Shell:19; YAML:9; HTML:1; C/C++ Header:7; DOS Batch:5; PowerShell:1; make:3; Markdown:4; </text:p>
          </table:table-cell>
          <table:table-cell table:style-name="Default" office:value-type="string" calcext:value-type="string">
            <text:p>Python:118475; reStructuredText:24102; Cython:8983; CSS:8180; C++:5420; JavaScript:1763; SVG:1174; C:855; Bourne Shell:667; YAML:402; HTML:321; C/C++ Header:260; DOS Batch:233; PowerShell:193; make:124; Markdown:108; </text:p>
          </table:table-cell>
          <table:table-cell table:style-name="Default" office:value-type="float" office:value="24003" calcext:value-type="float">
            <text:p>24003</text:p>
          </table:table-cell>
          <table:table-cell table:style-name="Default" office:value-type="string" calcext:value-type="string">
            <text:p>17 Aug, 2010</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ogrisel: 2249; amueller: 2039; larsmans: 1265; agramfort: 1078; glouppe: 936; pprett: 860; mblondel: 778; vene: 775; jnothman: 733; arjoly: 580; jakevdp: 346; MechCoder: 313; NelleV: 238; robertlayton: 233; lesteve: 224; qinhanmin2014: 223; jmetzen: 210; ndawe: 187; raghavrv: 140; ahojnnes: 137; weilinear: 109; clayw: 103; kemaleren: 100; oddskool: 95; AlexanderFabisch: 92; alextp: 87; bthirion: 84; glemaitre: 83; VirgileFritsch: 83; hamsal: 82; </text:p>
          </table:table-cell>
          <table:table-cell table:style-name="Default" office:value-type="string" calcext:value-type="string">
            <text:p>x</text:p>
          </table:table-cell>
          <table:table-cell table:style-name="ce52" office:value-type="string" calcext:value-type="string">
            <text:p>language specific (Python,PyPI)</text:p>
          </table:table-cell>
          <table:table-cell table:style-name="ce51" table:number-columns-repeated="987"/>
          <table:table-cell table:number-columns-repeated="2"/>
        </table:table-row>
        <table:table-row table:style-name="ro1">
          <table:table-cell table:style-name="ce51" office:value-type="string" calcext:value-type="string">
            <text:p>Dune-pdelab</text:p>
          </table:table-cell>
          <table:table-cell table:style-name="ce51"/>
          <table:table-cell table:style-name="ce51" office:value-type="string" calcext:value-type="string">
            <text:p>gitlab</text:p>
          </table:table-cell>
          <table:table-cell table:style-name="ce51" office:value-type="string" calcext:value-type="string">
            <text:p><text:a xlink:href="https://gitlab.dune-project.org/pdelab/dune-pdelab" xlink:type="simple">https://gitlab.dune-project.org/pdelab/dune-pdelab</text:a></text:p>
          </table:table-cell>
          <table:table-cell table:style-name="ce51" office:value-type="string" calcext:value-type="string">
            <text:p><text:a xlink:href="https://www.dune-project.org/groups/disc/" xlink:type="simple">https://www.dune-project.org/groups/disc/</text:a></text:p>
          </table:table-cell>
          <table:table-cell table:style-name="ce51" office:value-type="string" calcext:value-type="string">
            <text:p>A new generalized discretization module for a wide range of discretization methods. It allows rapid prototyping for implementing discretizations and solvers for systems of PDEs based on DUNE.</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Dune-fem</text:p>
          </table:table-cell>
          <table:table-cell table:style-name="ce51"/>
          <table:table-cell table:style-name="ce51" office:value-type="string" calcext:value-type="string">
            <text:p>gitlab</text:p>
          </table:table-cell>
          <table:table-cell table:style-name="ce51" office:value-type="string" calcext:value-type="string">
            <text:p><text:a xlink:href="https://gitlab.dune-project.org/dune-fem/dune-fem" xlink:type="simple">https://gitlab.dune-project.org/dune-fem/dune-fem</text:a></text:p>
          </table:table-cell>
          <table:table-cell table:style-name="ce51" office:value-type="string" calcext:value-type="string">
            <text:p><text:a xlink:href="https://www.dune-project.org/groups/disc/" xlink:type="simple">https://www.dune-project.org/groups/disc/</text:a></text:p>
          </table:table-cell>
          <table:table-cell table:style-name="ce51" office:value-type="string" calcext:value-type="string">
            <text:p>The dune-fem discretization module</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dune-common</text:p>
          </table:table-cell>
          <table:table-cell table:style-name="ce51" office:value-type="string" calcext:value-type="string">
            <text:p>DUNE</text:p>
          </table:table-cell>
          <table:table-cell table:style-name="ce51" office:value-type="string" calcext:value-type="string">
            <text:p>gitlab</text:p>
          </table:table-cell>
          <table:table-cell table:style-name="ce51" office:value-type="string" calcext:value-type="string">
            <text:p><text:a xlink:href="https://gitlab.dune-project.org/core/dune-common" xlink:type="simple">https://gitlab.dune-project.org/core/dune-common</text:a></text:p>
          </table:table-cell>
          <table:table-cell table:style-name="ce51" office:value-type="string" calcext:value-type="string">
            <text:p><text:a xlink:href="https://www.dune-project.org/groups/core/" xlink:type="simple">https://www.dune-project.org/groups/core/</text:a></text:p>
          </table:table-cell>
          <table:table-cell table:style-name="ce51" office:value-type="string" calcext:value-type="string">
            <text:p>Build system, infrastructure and foundation classes</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conradsnicta/armadillo-code</text:p>
          </table:table-cell>
          <table:table-cell table:style-name="ce51" office:value-type="string" calcext:value-type="string">
            <text:p>Armadillo</text:p>
          </table:table-cell>
          <table:table-cell table:style-name="ce51" office:value-type="string" calcext:value-type="string">
            <text:p>gitlab</text:p>
          </table:table-cell>
          <table:table-cell table:style-name="ce51" office:value-type="string" calcext:value-type="string">
            <text:p><text:a xlink:href="https://gitlab.com/conradsnicta/armadillo-code" xlink:type="simple">https://gitlab.com/conradsnicta/armadillo-code</text:a></text:p>
          </table:table-cell>
          <table:table-cell table:style-name="ce51" office:value-type="string" calcext:value-type="string">
            <text:p><text:a xlink:href="http://arma.sourceforge.net/" xlink:type="simple">http://arma.sourceforge.net/</text:a></text:p>
          </table:table-cell>
          <table:table-cell table:style-name="ce51" office:value-type="string" calcext:value-type="string">
            <text:p>fast C++ library for linear algebra &amp; scientific computing</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60"/>
          <table:table-cell table:style-name="ce51" office:value-type="string" calcext:value-type="string">
            <text:p>Includes methods for interpolation, convolution, and fast fourier transform</text:p>
          </table:table-cell>
          <table:table-cell table:style-name="ce51" table:number-columns-repeated="986"/>
          <table:table-cell table:number-columns-repeated="2"/>
        </table:table-row>
        <table:table-row table:style-name="ro1">
          <table:table-cell table:style-name="ce51" office:value-type="string" calcext:value-type="string">
            <text:p>optim</text:p>
          </table:table-cell>
          <table:table-cell table:style-name="ce51"/>
          <table:table-cell table:style-name="ce51" office:value-type="string" calcext:value-type="string">
            <text:p>octave</text:p>
          </table:table-cell>
          <table:table-cell table:style-name="ce51" office:value-type="string" calcext:value-type="string">
            <text:p><text:a xlink:href="https://octave.sourceforge.io/optim/index.html" xlink:type="simple">https://octave.sourceforge.io/optim/index.html</text:a></text:p>
          </table:table-cell>
          <table:table-cell table:style-name="ce51"/>
          <table:table-cell table:style-name="ce51" office:value-type="string" calcext:value-type="string">
            <text:p>Non-linear optimization toolkit.</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style-name="ce51" office:value-type="string" calcext:value-type="string">
            <text:p>optiminterp</text:p>
          </table:table-cell>
          <table:table-cell table:style-name="ce51"/>
          <table:table-cell table:style-name="ce51" office:value-type="string" calcext:value-type="string">
            <text:p>octave</text:p>
          </table:table-cell>
          <table:table-cell table:style-name="ce51" office:value-type="string" calcext:value-type="string">
            <text:p><text:a xlink:href="https://octave.sourceforge.io/optiminterp/index.html" xlink:type="simple">https://octave.sourceforge.io/optiminterp/index.html</text:a></text:p>
          </table:table-cell>
          <table:table-cell table:style-name="ce51"/>
          <table:table-cell table:style-name="ce51" office:value-type="string" calcext:value-type="string">
            <text:p>An optimal interpolation toolbox for octave. This package provides functions to perform a n-dimensional optimal interpolations of arbitrarily distributed data points.</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style-name="ce51" office:value-type="string" calcext:value-type="string">
            <text:p>interval</text:p>
          </table:table-cell>
          <table:table-cell table:style-name="ce51"/>
          <table:table-cell table:style-name="ce51" office:value-type="string" calcext:value-type="string">
            <text:p>octave</text:p>
          </table:table-cell>
          <table:table-cell table:style-name="ce51" office:value-type="string" calcext:value-type="string">
            <text:p>https://octave.sourceforge.io/interval/index.html</text:p>
          </table:table-cell>
          <table:table-cell table:style-name="ce51"/>
          <table:table-cell table:style-name="ce51" office:value-type="string" calcext:value-type="string">
            <text:p>The interval package for real-valued interval arithmetic allows one to evaluate functions over subsets of their domain. All results are verified, because interval computations automatically keep track of any errors.</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style-name="ce51" office:value-type="string" calcext:value-type="string">
            <text:p>level-set</text:p>
          </table:table-cell>
          <table:table-cell table:style-name="ce51"/>
          <table:table-cell table:style-name="ce51" office:value-type="string" calcext:value-type="string">
            <text:p>octave</text:p>
          </table:table-cell>
          <table:table-cell table:style-name="ce51" office:value-type="string" calcext:value-type="string">
            <text:p>https://octave.sourceforge.io/level-set/index.html</text:p>
          </table:table-cell>
          <table:table-cell table:style-name="ce51"/>
          <table:table-cell table:style-name="ce51" office:value-type="string" calcext:value-type="string">
            <text:p>Routines for calculating the time-evolution of the level-set equation and extracting geometric information from the level-set function.</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number-columns-repeated="2" table:style-name="ce64" office:value-type="string" calcext:value-type="string">
            <text:p>GNU Scientific Library (GSL)</text:p>
          </table:table-cell>
          <table:table-cell table:style-name="ce64" office:value-type="string" calcext:value-type="string">
            <text:p>other</text:p>
          </table:table-cell>
          <table:table-cell table:style-name="ce64" office:value-type="string" calcext:value-type="string">
            <text:p><text:a xlink:href="https://git.savannah.gnu.org/cgit/gsl.git" xlink:type="simple">https://git.savannah.gnu.org/cgit/gsl.git</text:a></text:p>
          </table:table-cell>
          <table:table-cell table:style-name="ce64" office:value-type="string" calcext:value-type="string">
            <text:p><text:a xlink:href="https://www.gnu.org/software/gsl/" xlink:type="simple">https://www.gnu.org/software/gsl/</text:a></text:p>
          </table:table-cell>
          <table:table-cell table:style-name="ce64" office:value-type="string" calcext:value-type="string">
            <text:p>mathematical routines such as random number generators, special functions and least-squares fitting. There are over 1000 functions in total with an extensive test suite</text:p>
          </table:table-cell>
          <table:table-cell table:style-name="ce64" table:number-columns-repeated="2"/>
          <table:table-cell table:style-name="ce64" office:value-type="string" calcext:value-type="string">
            <text:p>library</text:p>
          </table:table-cell>
          <table:table-cell table:style-name="ce64" table:number-columns-repeated="2"/>
          <table:table-cell table:style-name="ce64" office:value-type="string" calcext:value-type="string">
            <text:p>GNU &lt;<text:a xlink:href="https://www.gnu.org/" xlink:type="simple">https://www.gnu.org/</text:a>&gt;</text:p>
          </table:table-cell>
          <table:table-cell table:style-name="ce64" office:value-type="string" calcext:value-type="string">
            <text:p>git;savannah</text:p>
          </table:table-cell>
          <table:table-cell table:style-name="ce64" table:number-columns-repeated="18"/>
          <table:table-cell table:style-name="ce9"/>
          <table:table-cell table:style-name="ce64"/>
          <table:table-cell table:style-name="ce64" office:value-type="string" calcext:value-type="string">
            <text:p>x</text:p>
          </table:table-cell>
          <table:table-cell table:style-name="ce14" office:value-type="string" calcext:value-type="string">
            <text:p>GNU software package </text:p>
          </table:table-cell>
          <table:table-cell table:style-name="ce64" table:number-columns-repeated="989"/>
        </table:table-row>
        <table:table-row table:style-name="ro1">
          <table:table-cell table:number-columns-repeated="2" table:style-name="ce64" office:value-type="string" calcext:value-type="string">
            <text:p>Octave</text:p>
          </table:table-cell>
          <table:table-cell table:style-name="ce64" office:value-type="string" calcext:value-type="string">
            <text:p>other</text:p>
          </table:table-cell>
          <table:table-cell table:style-name="ce64" office:value-type="string" calcext:value-type="string">
            <text:p><text:a xlink:href="https://hg.savannah.gnu.org/hgweb/octave" xlink:type="simple">https://hg.savannah.gnu.org/hgweb/octave</text:a></text:p>
          </table:table-cell>
          <table:table-cell table:style-name="ce64" office:value-type="string" calcext:value-type="string">
            <text:p><text:a xlink:href="https://www.gnu.org/software/octave/" xlink:type="simple">https://www.gnu.org/software/octave/</text:a></text:p>
          </table:table-cell>
          <table:table-cell table:style-name="ce64"/>
          <table:table-cell table:style-name="ce64" office:value-type="string" calcext:value-type="string">
            <text:p>c;c++;c-headers;Qt; .m files</text:p>
          </table:table-cell>
          <table:table-cell table:style-name="ce64" office:value-type="string" calcext:value-type="string">
            <text:p>fortran</text:p>
          </table:table-cell>
          <table:table-cell table:style-name="ce64" office:value-type="string" calcext:value-type="string">
            <text:p>software</text:p>
          </table:table-cell>
          <table:table-cell table:style-name="ce64"/>
          <table:table-cell table:style-name="ce64" office:value-type="string" calcext:value-type="string">
            <text:p>Open source implementation of Matlab. Additional tools/packages are provided by Octave Forge. /liboctave/numeric/ contains differential-algebraic system of equations (DAEs); solvers for ODEs; Numerical integration based on Gaussian quadrature; special functions; linear algebra/matrix operations: SVD, sparse matrix operations, Cholesky;</text:p>
          </table:table-cell>
          <table:table-cell table:style-name="ce64" office:value-type="string" calcext:value-type="string">
            <text:p>GNU &lt;<text:a xlink:href="https://www.gnu.org/" xlink:type="simple">https://www.gnu.org/</text:a>&gt;</text:p>
          </table:table-cell>
          <table:table-cell table:style-name="ce64" office:value-type="string" calcext:value-type="string">
            <text:p>murcurial;savannah</text:p>
          </table:table-cell>
          <table:table-cell table:style-name="ce64" office:value-type="string" calcext:value-type="string">
            <text:p>LAPACK; QUADPACK; ODEPACK; (unmaintained(?) libraries AMOS, DASSL, DASRT, DASPK)</text:p>
          </table:table-cell>
          <table:table-cell table:style-name="ce64" table:number-columns-repeated="5"/>
          <table:table-cell table:style-name="ce64" office:value-type="string" calcext:value-type="string">
            <text:p>Savannah &lt;<text:a xlink:href="https://savannah.gnu.org/bugs/?group=octave" xlink:type="simple">https://savannah.gnu.org/bugs/?group=octave</text:a>&gt;</text:p>
          </table:table-cell>
          <table:table-cell table:style-name="ce64" table:number-columns-repeated="4"/>
          <table:table-cell table:style-name="ce64" office:value-type="float" office:value="7519" calcext:value-type="float">
            <text:p>7519</text:p>
          </table:table-cell>
          <table:table-cell table:style-name="ce64" office:value-type="float" office:value="1187130" calcext:value-type="float">
            <text:p>1187130</text:p>
          </table:table-cell>
          <table:table-cell table:style-name="ce64" office:value-type="string" calcext:value-type="string">
            <text:p>C/C++ Header:1404;C++:704;C:2575;MATLAB:1191;Qt Linguist:16;m4:797;SVG:76;Bourne Shell:295;Fortran 77:261;TeX:5;make:133;Python:13;Qt:2;yacc:1;Perl:12;Objective C:1;Java:7;awk:6;Markdown:1;Lisp:2;CSS:3;Unity-Prefab:1;HTML:6;XML:1;Qt Project:4;Windows Module Definition:1;PO File:1 </text:p>
          </table:table-cell>
          <table:table-cell table:style-name="ce64" office:value-type="string" calcext:value-type="string">
            <text:p>C/C++ Header:312306;C++:257396;C:233000;MATLAB:121125;Qt Linguist:79313;m4:55055;SVG:46873;Bourne Shell:24839;Fortran 77:21554;TeX:7902;make:7631;Python:5910;Qt:5039;yacc:1840;Perl:1811;Objective C:1604;Java:1356;awk:1258;Markdown:343;Lisp:292;CSS:236;Unity-Prefab:128;HTML:104;XML:101;Qt Project:72;Windows Module Definition:38;PO File:4 </text:p>
          </table:table-cell>
          <table:table-cell table:style-name="ce64" office:value-type="float" office:value="27090" calcext:value-type="float">
            <text:p>27090</text:p>
          </table:table-cell>
          <table:table-cell table:style-name="ce64" table:number-columns-repeated="2"/>
          <table:table-cell table:style-name="ce9" office:value-type="float" office:value="347" calcext:value-type="float">
            <text:p>347</text:p>
          </table:table-cell>
          <table:table-cell table:style-name="ce64" office:value-type="string" calcext:value-type="string">
            <text:p>jwe:7192;John W. Eaton:5689;Rik:5166;Jaroslav Hajek:1253;Mike Miller:753;Torsten:722;Ben Abbott:648;Jacob Dawid:520;Jordi Gutiérrez Hermoso:473;Carnë Draug:401;David Bateman:397;Pantxo Diribarne:309;dbateman:286;Michael Goffioul:284;Markus Mützel:227;Kai T. Ohlhus:181;Daniel J Sebald:166;Max Brister:162;Andreas Weber:141;John Donoghue:126;Carlo de Falco:121;Lachlan Andrew:98;Philip Nienhuis:91;Kai Habel:62;Konstantinos Poulios:60;Marco Caliari:59;Thorsten Meyer:49;Julien Bect:49;Shai Ayal:47;Stefan Mahr:41;Vytautas Jančauskas:38;Soren Hauberg:36;Brian Gough:35;Juan Pablo Carbajal:30;Rafael Laboissiere:29;Michael Godfrey:28;Benjamin Lindner:26;David Grundberg:25;Olaf Till:24;Colin Macdonald:24;Torsten Lilge:22;John D:21;Jason Riedy:21;Francesco PotortÃ¬:21;Michele Ginesi:20;Guillaume Flandin:20;Thomas Weber:19;Daniel Kraft:19;Piotr Held:18;ttl:16;Tatsuro Matsuoka:16;Felipe G. Nievinski:16;sh:15;Pascal Dupuis:15;Marco Atzeri:15;Doug Stewart:15;Massimiliano Fasi:14;Markus Muetzel:14;Andrew Janke:14;Thomas Treichl:13;Robert T. Short:13;pantxo:12;mmuetzel:12;John Swensen:12;bill:12;hodelas:11;Nicholas R. Jankowski:10;Andriy Shinkarchuck:10;Thorsten Liebig:9;Sébastien Villemot:9;Michael C. Grant:9;Stefan Miereis:8;kai:8;Ernst Reissner:8;Tatsuro MATSUOKA:7;Rob Mahurin:7;Nir Krakauer:7;Kris Thielemans:7;Avinoam Kalma:7;Sahil Yadav:6;PrasannaKumar Muralidha:6;Philipp Kutin:6;Lars Kindermann:6;Erik Kjellson:6;Michael D. Godfrey:5;Júlio Hoffimann:5;Francesco Potorti:5;Eugenio Gianniti:5;Ed Meyer:5;carlo:5;Barbara Locsi:5;Axel Mathéi:5;Adam H Aitkenhead:5;Serviscope Minor:4;Peter O'Gorman:4;Oliver Heimlich:4;mfasi:4;Markus Bergholz:4;LYH:4;Lasse Schuirmann:4;Judd Storrs:4;José Luis García Paller:4;jcorno:4;Hartmut Gimpel:4;Francesco Potortì:4;Eduardo Ramos (edu159):4;Carsten Clark:4;Avinoam:4;Armin Müller:4;A.R. Burgers:4;Alexander Wilms:4;Alexander Mamonov:4;Alexander Barth:4;weber:3;Sergey Plotnikov:3;Sean Young:3;Rüdiger Sonderfeld:3;Robert Jenssen:3;Richard Crozier:3;Radek Salac:3;Pieter Eendebak:3;Petr Mikulik:3;Pantxo:3;Orion Poplawski:3;Olli Saarela:3;Michael Leitner:3;Martin Helm:3;Lukas Reichlin:3;Kim Hansen:3;jpswensen:3;John Hunt:3;Ivan Sutoris:3;Iain Murray:3;godfrey:3;Giles Anderson:3;Francesco Faccio:3;Dildar Sk:3;David Wells:3;David Spies:3;Catalin Codreanu:3;Avlas:3;Allan Jacobs:3;Vanya Sergeev:2;Valentin Ortega:2;Timo Lindfors:2;Steven G. Johnson:2;Stefan Hepp:2;Sebastien Loisel:2;Sebastian Schöps:2;scofield:2;Sander van Rijn:2;Ryan Rusaw:2;Ryan Hinton:2;rtshort:2;Ronald van der Meer:2;Richard Zweig:2;Richard Bovey:2;Muhali:2;Mike Sander:2;Michael Creel:2;Martin Weiser:2;Mark van Rossum:2;Markus Appel:2;Marco atzeri:2;Maor Shutman:2;maorshutman:2;larskindermann:2;Lachlan:2;Kyle Guinn:2;Kostas Poulios:2;kimhanse:2;Kai NODA:2;Kacper Kowalik:2;Jun Wang:2;Júlio Hoffimann Mendes:2;Julian Schnidder:2;jstickel:2;Joe Rothweiler:2;Gunnar Farneback:2;Fotios Kasolis:2;E. Joshua Rigler:2;Eddy Xiao:2;Edarag:2;Dmitry Roshchin:2;Dmitri A. Sergatskov:2;Daniel J. Sebald:2;Clemens Buchacher:2;Christophe Tournery:2;Carl Osterwisch:2;bpabbott:2;Andy Adler:2;Andrew Thornton:2;Amod Mulay:2;Aleksej Saushev:2;akira noda:2 </text:p>
          </table:table-cell>
          <table:table-cell table:style-name="ce64" office:value-type="string" calcext:value-type="string">
            <text:p>x</text:p>
          </table:table-cell>
          <table:table-cell table:style-name="ce14" office:value-type="string" calcext:value-type="string">
            <text:p>GNU software package </text:p>
          </table:table-cell>
          <table:table-cell table:style-name="ce64" table:number-columns-repeated="989"/>
        </table:table-row>
        <table:table-row table:style-name="ro1">
          <table:table-cell table:style-name="ce51" office:value-type="string" calcext:value-type="string">
            <text:p>GLPK (GNU Linear Programming Kit)</text:p>
          </table:table-cell>
          <table:table-cell table:style-name="ce51"/>
          <table:table-cell table:style-name="ce51" office:value-type="string" calcext:value-type="string">
            <text:p>other</text:p>
          </table:table-cell>
          <table:table-cell table:style-name="ce51" office:value-type="string" calcext:value-type="string">
            <text:p><text:a xlink:href="https://cvs.savannah.gnu.org/viewvc/glpk/glpk/" xlink:type="simple">https://cvs.savannah.gnu.org/viewvc/glpk/glpk/</text:a></text:p>
          </table:table-cell>
          <table:table-cell table:style-name="ce51" office:value-type="string" calcext:value-type="string">
            <text:p><text:a xlink:href="https://www.gnu.org/software/glpk/" xlink:type="simple">https://www.gnu.org/software/glpk/</text:a></text:p>
          </table:table-cell>
          <table:table-cell table:style-name="ce51"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51" table:number-columns-repeated="2"/>
          <table:table-cell table:style-name="ce51" office:value-type="string" calcext:value-type="string">
            <text:p>library</text:p>
          </table:table-cell>
          <table:table-cell table:style-name="ce51" table:number-columns-repeated="2"/>
          <table:table-cell table:style-name="ce51" office:value-type="string" calcext:value-type="string">
            <text:p>GNU &lt;<text:a xlink:href="https://www.gnu.org/" xlink:type="simple">https://www.gnu.org/</text:a>&gt;</text:p>
          </table:table-cell>
          <table:table-cell table:style-name="ce51" office:value-type="string" calcext:value-type="string">
            <text:p>cvs;savannah</text:p>
          </table:table-cell>
          <table:table-cell table:style-name="ce51" table:number-columns-repeated="7"/>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GNU software package </text:p>
          </table:table-cell>
          <table:table-cell table:style-name="ce51" office:value-type="string" calcext:value-type="string">
            <text:p>Includes simplex/interior point methods, MIP and LP solvers</text:p>
          </table:table-cell>
          <table:table-cell table:style-name="ce51" table:number-columns-repeated="986"/>
          <table:table-cell table:number-columns-repeated="2"/>
        </table:table-row>
        <table:table-row table:style-name="ro1">
          <table:table-cell table:number-columns-repeated="2" table:style-name="ce51" office:value-type="string" calcext:value-type="string">
            <text:p>FFTPACK</text:p>
          </table:table-cell>
          <table:table-cell table:style-name="ce51" office:value-type="string" calcext:value-type="string">
            <text:p>netlib</text:p>
          </table:table-cell>
          <table:table-cell table:style-name="ce51"/>
          <table:table-cell table:style-name="ce51" office:value-type="string" calcext:value-type="string">
            <text:p><text:a xlink:href="http://www.netlib.org/fftpack/" xlink:type="simple">http://www.netlib.org/fftpack/</text:a></text:p>
          </table:table-cell>
          <table:table-cell table:style-name="ce51" office:value-type="string" calcext:value-type="string">
            <text:p>Fortran subprograms for the fast Fourier transform of periodic and other symmetric sequences. It includes complex, real, sine, cosine, and quarter-wave transforms. </text:p>
          </table:table-cell>
          <table:table-cell table:style-name="ce51" office:value-type="string" calcext:value-type="string">
            <text:p>fortran</text:p>
          </table:table-cell>
          <table:table-cell table:style-name="ce51" table:number-columns-repeated="4"/>
          <table:table-cell table:style-name="ce51" office:value-type="string" calcext:value-type="string">
            <text:p>Paul N. Swarztrauber, National Center for Atmospheric Research, Boulder, CO</text:p>
          </table:table-cell>
          <table:table-cell table:style-name="ce51" table:number-columns-repeated="8"/>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ODEPACK</text:p>
          </table:table-cell>
          <table:table-cell table:style-name="ce51" office:value-type="string" calcext:value-type="string">
            <text:p>other</text:p>
          </table:table-cell>
          <table:table-cell table:style-name="ce51"/>
          <table:table-cell table:style-name="ce51" office:value-type="string" calcext:value-type="string">
            <text:p><text:a xlink:href="https://computation.llnl.gov/casc/odepack/" xlink:type="simple">https://computation.llnl.gov/casc/odepack/</text:a></text:p>
          </table:table-cell>
          <table:table-cell table:style-name="ce51"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table:style-name="ce51" office:value-type="string" calcext:value-type="string">
            <text:p>fortran</text:p>
          </table:table-cell>
          <table:table-cell table:style-name="ce51" table:number-columns-repeated="4"/>
          <table:table-cell table:style-name="ce51" office:value-type="string" calcext:value-type="string">
            <text:p>Alan C. Hindmarsh, Center for Applied Scientific Computing at Lawrence Livermore National Laboratory </text:p>
          </table:table-cell>
          <table:table-cell table:style-name="ce51" table:number-columns-repeated="8"/>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FITPACK</text:p>
          </table:table-cell>
          <table:table-cell table:style-name="ce51" office:value-type="string" calcext:value-type="string">
            <text:p>netlib</text:p>
          </table:table-cell>
          <table:table-cell table:style-name="ce51" office:value-type="string" calcext:value-type="string">
            <text:p><text:a xlink:href="http://www.netlib.org/fitpack/" xlink:type="simple">http://www.netlib.org/fitpack/</text:a></text:p>
          </table:table-cell>
          <table:table-cell/>
          <table:table-cell table:style-name="ce51" table:number-columns-repeated="7"/>
          <table:table-cell table:style-name="ce51" office:value-type="string" calcext:value-type="string">
            <text:p>netlib</text:p>
          </table:table-cell>
          <table:table-cell table:style-name="ce51" table:number-columns-repeated="7"/>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style-name="ce51" office:value-type="string" calcext:value-type="string">
            <text:p>AMPL</text:p>
          </table:table-cell>
          <table:table-cell table:style-name="ce51" table:number-columns-repeated="19"/>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style-name="ce51" office:value-type="string" calcext:value-type="string">
            <text:p>MUMPS</text:p>
          </table:table-cell>
          <table:table-cell table:style-name="ce51" office:value-type="string" calcext:value-type="string">
            <text:p>MUMPS - MUltifrontal Massively Parallel sparse direct Solver</text:p>
          </table:table-cell>
          <table:table-cell table:style-name="ce51" table:number-columns-repeated="2"/>
          <table:table-cell table:style-name="ce51" office:value-type="string" calcext:value-type="string">
            <text:p><text:a xlink:href="http://mumps.enseeiht.fr/" xlink:type="simple">http://mumps.enseeiht.fr/</text:a></text:p>
          </table:table-cell>
          <table:table-cell table:style-name="ce51" table:number-columns-repeated="15"/>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style-name="ce51" office:value-type="string" calcext:value-type="string">
            <text:p>PARDISO</text:p>
          </table:table-cell>
          <table:table-cell table:style-name="ce51" table:number-columns-repeated="3"/>
          <table:table-cell table:style-name="ce51" office:value-type="string" calcext:value-type="string">
            <text:p><text:a xlink:href="https://pardiso-project.org/" xlink:type="simple">https://pardiso-project.org/</text:a></text:p>
          </table:table-cell>
          <table:table-cell table:style-name="ce51" table:number-columns-repeated="15"/>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style-name="ce51" office:value-type="string" calcext:value-type="string">
            <text:p>HSL</text:p>
          </table:table-cell>
          <table:table-cell table:style-name="ce51" office:value-type="string" calcext:value-type="string">
            <text:p>HSL Mathematical Software Library</text:p>
          </table:table-cell>
          <table:table-cell table:style-name="ce51" table:number-columns-repeated="2"/>
          <table:table-cell table:style-name="ce51" office:value-type="string" calcext:value-type="string">
            <text:p><text:a xlink:href="http://www.hsl.rl.ac.uk/" xlink:type="simple">http://www.hsl.rl.ac.uk/</text:a></text:p>
          </table:table-cell>
          <table:table-cell table:style-name="ce51" table:number-columns-repeated="4"/>
          <table:table-cell table:style-name="ce51" office:value-type="string" calcext:value-type="string">
            <text:p>linear algebra;random numbers</text:p>
          </table:table-cell>
          <table:table-cell table:style-name="ce51" table:number-columns-repeated="10"/>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GNU Archimedes</text:p>
          </table:table-cell>
          <table:table-cell table:style-name="ce51" table:number-columns-repeated="2"/>
          <table:table-cell table:style-name="ce51" office:value-type="string" calcext:value-type="string">
            <text:p><text:a xlink:href="https://www.gnu.org/software/archimedes/" xlink:type="simple">https://www.gnu.org/software/archimedes/</text:a></text:p>
          </table:table-cell>
          <table:table-cell table:style-name="ce51" table:number-columns-repeated="15"/>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GNU software package</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GNU MCSim</text:p>
          </table:table-cell>
          <table:table-cell table:style-name="ce51" table:number-columns-repeated="2"/>
          <table:table-cell table:style-name="ce51" office:value-type="string" calcext:value-type="string">
            <text:p><text:a xlink:href="https://www.gnu.org/software/mcsim" xlink:type="simple">https://www.gnu.org/software/mcsim</text:a></text:p>
          </table:table-cell>
          <table:table-cell table:style-name="ce51" office:value-type="string" calcext:value-type="string">
            <text:p>simulation package; statistical or simulation models using algebraic or differential equations; Monte Carlo stochastic simulations; Bayesian inference through Markov Chain Monte Carlo simulations; formally optimize experimental designs</text:p>
          </table:table-cell>
          <table:table-cell table:style-name="ce51" table:number-columns-repeated="14"/>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GNU software package</text:p>
          </table:table-cell>
          <table:table-cell table:style-name="ce51" table:number-columns-repeated="987"/>
          <table:table-cell table:number-columns-repeated="2"/>
        </table:table-row>
        <table:table-row table:style-name="ro1">
          <table:table-cell table:style-name="ce51" office:value-type="string" calcext:value-type="string">
            <text:p>Gurobi</text:p>
          </table:table-cell>
          <table:table-cell table:style-name="ce51" table:number-columns-repeated="3"/>
          <table:table-cell table:style-name="ce51" office:value-type="string" calcext:value-type="string">
            <text:p><text:a xlink:href="http://www.gurobi.com/products/features-benefits" xlink:type="simple">http://www.gurobi.com/products/features-benefits</text:a></text:p>
          </table:table-cell>
          <table:table-cell table:style-name="ce51" table:number-columns-repeated="17"/>
          <table:table-cell table:style-name="ce52" table:number-columns-repeated="9"/>
          <table:table-cell table:style-name="ce56"/>
          <table:table-cell table:style-name="ce52"/>
          <table:table-cell table:style-name="Default" office:value-type="string" calcext:value-type="string">
            <text:p>x</text:p>
          </table:table-cell>
          <table:table-cell table:style-name="ce52"/>
          <table:table-cell table:style-name="ce51" table:number-columns-repeated="987"/>
          <table:table-cell table:number-columns-repeated="2"/>
        </table:table-row>
        <table:table-row table:style-name="ro1">
          <table:table-cell table:number-columns-repeated="2" office:value-type="string" calcext:value-type="string">
            <text:p>QUADPACK</text:p>
          </table:table-cell>
          <table:table-cell table:style-name="ce51" office:value-type="string" calcext:value-type="string">
            <text:p>netlib</text:p>
          </table:table-cell>
          <table:table-cell/>
          <table:table-cell office:value-type="string" calcext:value-type="string">
            <text:p><text:a xlink:href="http://www.netlib.org/quadpack/" xlink:type="simple">http://www.netlib.org/quadpack/</text:a></text:p>
          </table:table-cell>
          <table:table-cell table:number-columns-repeated="28"/>
          <table:table-cell table:style-name="Default" office:value-type="string" calcext:value-type="string">
            <text:p>x</text:p>
          </table:table-cell>
          <table:table-cell table:number-columns-repeated="990"/>
        </table:table-row>
        <table:table-row table:style-name="ro1">
          <table:table-cell office:value-type="string" calcext:value-type="string">
            <text:p>FEAST</text:p>
          </table:table-cell>
          <table:table-cell office:value-type="string" calcext:value-type="string">
            <text:p>FEAST eigensolver</text:p>
          </table:table-cell>
          <table:table-cell table:number-columns-repeated="2"/>
          <table:table-cell office:value-type="string" calcext:value-type="string">
            <text:p>http://www.ecs.umass.edu/~polizzi/feast/</text:p>
          </table:table-cell>
          <table:table-cell office:value-type="string" calcext:value-type="string">
            <text:p>The FEAST eigensolver package is a free high-performance numerical library for solving the Hermitian and non-Hermitian eigenvalue problems, and obtaining all the eigenvalues and (right/left) eigenvectors within a given search interval or arbitrary domain in the complex plane. </text:p>
          </table:table-cell>
          <table:table-cell table:number-columns-repeated="3"/>
          <table:table-cell office:value-type="string" calcext:value-type="string">
            <text:p>eigenvalues</text:p>
          </table:table-cell>
          <table:table-cell table:number-columns-repeated="23"/>
          <table:table-cell table:style-name="Default" office:value-type="string" calcext:value-type="string">
            <text:p>x</text:p>
          </table:table-cell>
          <table:table-cell office:value-type="string" calcext:value-type="string">
            <text:p>dependency of Kratos</text:p>
          </table:table-cell>
          <table:table-cell table:number-columns-repeated="989"/>
        </table:table-row>
        <table:table-row table:style-name="ro1">
          <table:table-cell table:number-columns-repeated="2" office:value-type="string" calcext:value-type="string">
            <text:p>MINPACK</text:p>
          </table:table-cell>
          <table:table-cell table:style-name="ce51" office:value-type="string" calcext:value-type="string">
            <text:p>netlib</text:p>
          </table:table-cell>
          <table:table-cell office:value-type="string" calcext:value-type="string">
            <text:p><text:a xlink:href="http://www.netlib.org/minpack/" xlink:type="simple">http://www.netlib.org/minpack/</text:a></text:p>
          </table:table-cell>
          <table:table-cell table:number-columns-repeated="30"/>
          <table:table-cell office:value-type="string" calcext:value-type="string">
            <text:p>dependency of Octave</text:p>
          </table:table-cell>
          <table:table-cell table:number-columns-repeated="989"/>
        </table:table-row>
        <table:table-row table:style-name="ro1" table:number-rows-repeated="1048488">
          <table:table-cell table:number-columns-repeated="1024"/>
        </table:table-row>
        <table:table-row table:style-name="ro1">
          <table:table-cell table:number-columns-repeated="1024"/>
        </table:table-row>
      </table:table>
      <table:table table:name="protocol" table:style-name="ta1">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row table:style-name="ro1">
          <table:table-cell table:style-name="ce62" office:value-type="string" calcext:value-type="string">
            <text:p>Protocol</text:p>
          </table:table-cell>
          <table:table-cell table:style-name="ce63"/>
          <table:table-cell table:number-columns-repeated="4"/>
        </table:table-row>
        <table:table-row table:style-name="ro1">
          <table:table-cell table:style-name="ce63" office:value-type="string" calcext:value-type="string">
            <text:p>Scoping review on numerical methods / scientific computing software </text:p>
          </table:table-cell>
          <table:table-cell table:style-name="ce63"/>
          <table:table-cell table:number-columns-repeated="4"/>
        </table:table-row>
        <table:table-row table:style-name="ro1">
          <table:table-cell table:style-name="ce63" office:value-type="string" calcext:value-type="string">
            <text:p>Goal is to record / observe software development</text:p>
          </table:table-cell>
          <table:table-cell table:style-name="ce63"/>
          <table:table-cell table:number-columns-repeated="4"/>
        </table:table-row>
        <table:table-row table:style-name="ro1" table:number-rows-repeated="2">
          <table:table-cell table:style-name="ce63" table:number-columns-repeated="2"/>
          <table:table-cell table:number-columns-repeated="4"/>
        </table:table-row>
        <table:table-row table:style-name="ro1">
          <table:table-cell table:style-name="ce62" office:value-type="string" calcext:value-type="string">
            <text:p>Github search methods</text:p>
          </table:table-cell>
          <table:table-cell table:style-name="ce62" office:value-type="string" calcext:value-type="string">
            <text:p>github results</text:p>
          </table:table-cell>
          <table:table-cell table:number-columns-repeated="4"/>
        </table:table-row>
        <table:table-row table:style-name="ro1">
          <table:table-cell table:style-name="ce63" office:value-type="string" calcext:value-type="string">
            <text:p>numerical software language:c++</text:p>
          </table:table-cell>
          <table:table-cell office:value-type="float" office:value="27" calcext:value-type="float">
            <text:p>27</text:p>
          </table:table-cell>
          <table:table-cell table:number-columns-repeated="4"/>
        </table:table-row>
        <table:table-row table:style-name="ro1">
          <table:table-cell table:style-name="ce63" office:value-type="string" calcext:value-type="string">
            <text:p>differential equation (mainly Neural Network solvers for Des)</text:p>
          </table:table-cell>
          <table:table-cell office:value-type="float" office:value="1940" calcext:value-type="float">
            <text:p>1940</text:p>
          </table:table-cell>
          <table:table-cell table:number-columns-repeated="4"/>
        </table:table-row>
        <table:table-row table:style-name="ro1">
          <table:table-cell office:value-type="string" calcext:value-type="string">
            <text:p>differential equation language: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 language: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convex optimization</text:p>
          </table:table-cell>
          <table:table-cell office:value-type="float" office:value="521" calcext:value-type="float">
            <text:p>521</text:p>
          </table:table-cell>
          <table:table-cell table:number-columns-repeated="4"/>
        </table:table-row>
        <table:table-row table:style-name="ro1">
          <table:table-cell office:value-type="string" calcext:value-type="string">
            <text:p>linear programming language: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table:style-name="ce64" office:value-type="string" calcext:value-type="string">
            <text:p>quadrature (good results here)</text:p>
          </table:table-cell>
          <table:table-cell table:style-name="ce64" office:value-type="float" office:value="511" calcext:value-type="float">
            <text:p>511</text:p>
          </table:table-cell>
          <table:table-cell table:number-columns-repeated="4"/>
        </table:table-row>
        <table:table-row table:style-name="ro1">
          <table:table-cell office:value-type="string" calcext:value-type="string">
            <text:p>scientific computing (mainly linear algebra and linear programming)</text:p>
          </table:table-cell>
          <table:table-cell office:value-type="float" office:value="81" calcext:value-type="float">
            <text:p>81</text:p>
          </table:table-cell>
          <table:table-cell table:number-columns-repeated="4"/>
        </table:table-row>
        <table:table-row table:style-name="ro1">
          <table:table-cell table:style-name="ce64" office:value-type="string" calcext:value-type="string">
            <text:p>spline (good results here)</text:p>
          </table:table-cell>
          <table:table-cell table:style-name="ce64" office:value-type="float" office:value="2285" calcext:value-type="float">
            <text:p>2285</text:p>
          </table:table-cell>
          <table:table-cell table:number-columns-repeated="4"/>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table-cell office:value-type="string" calcext:value-type="string">
            <text:p><text:span text:style-name="T4"><text:a xlink:href="https://github.com/nschloe/awesome-scientific-computing" xlink:type="simple">https://github.com/nschloe/awesome-scientific-computing</text:a></text:span></text:p>
          </table:table-cell>
          <table:table-cell office:value-type="float" office:value="50" calcext:value-type="float">
            <text:p>50</text:p>
          </table:table-cell>
          <table:table-cell table:number-columns-repeated="4"/>
        </table:table-row>
        <table:table-row table:style-name="ro1" table:number-rows-repeated="2">
          <table:table-cell table:number-columns-repeated="6"/>
        </table:table-row>
        <table:table-row table:style-name="ro1">
          <table:table-cell table:style-name="ce62" office:value-type="string" calcext:value-type="string">
            <text:p>Search strategies</text:p>
          </table:table-cell>
          <table:table-cell table:number-columns-repeated="5"/>
        </table:table-row>
        <table:table-row table:style-name="ro1">
          <table:table-cell office:value-type="string" calcext:value-type="string">
            <text:p>Github search bar. Skip: lecture material, book, resources, discussions, course material, examples</text:p>
          </table:table-cell>
          <table:table-cell table:number-columns-repeated="5"/>
        </table:table-row>
        <table:table-row table:style-name="ro1">
          <table:table-cell office:value-type="string" calcext:value-type="string">
            <text:p>Github topics. Skip: lecture material, book, resources, discussions, course material, examples</text:p>
          </table:table-cell>
          <table:table-cell table:number-columns-repeated="5"/>
        </table:table-row>
        <table:table-row table:style-name="ro1">
          <table:table-cell office:value-type="string" calcext:value-type="string">
            <text:p><text:span text:style-name="T4">GNU software package &lt;</text:span><text:span text:style-name="T4"><text:a xlink:href="https://www.gnu.org/software" xlink:type="simple">https://www.gnu.org/software</text:a></text:span><text:span text:style-name="T4">&gt; &lt;</text:span><text:span text:style-name="T4"><text:a xlink:href="https://en.wikipedia.org/wiki/List_of_GNU_packages#Scientific_software" xlink:type="simple">https://en.wikipedia.org/wiki/List_of_GNU_packages#Scientific_software</text:a></text:span><text:span text:style-name="T4">&gt;</text:span></text:p>
          </table:table-cell>
          <table:table-cell table:number-columns-repeated="5"/>
        </table:table-row>
        <table:table-row table:style-name="ro1">
          <table:table-cell office:value-type="string" calcext:value-type="string">
            <text:p>Anaconda / conda-forge software &lt;<text:a xlink:href="https://anaconda.org/conda-forge/repo" xlink:type="simple">https://anaconda.org/conda-forge/repo</text:a>&gt;</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y (UPDATE: most are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 to our interests</text:p>
          </table:table-cell>
          <table:table-cell table:number-columns-repeated="5"/>
        </table:table-row>
        <table:table-row table:style-name="ro1">
          <table:table-cell office:value-type="string" calcext:value-type="string">
            <text:p>narrowing search to languages commonly used in math: Java,C,C++,Fortran,Jullia,Matlab,Octave,R,Python</text:p>
          </table:table-cell>
          <table:table-cell table:number-columns-repeated="5"/>
        </table:table-row>
        <table:table-row table:style-name="ro1">
          <table:table-cell table:style-name="ce63" office:value-type="string" calcext:value-type="string">
            <text:p>language specific (see language specific section)</text:p>
          </table:table-cell>
          <table:table-cell table:number-columns-repeated="5"/>
        </table:table-row>
        <table:table-row table:style-name="ro1">
          <table:table-cell table:style-name="ce63"/>
          <table:table-cell table:number-columns-repeated="5"/>
        </table:table-row>
        <table:table-row table:style-name="ro1">
          <table:table-cell table:style-name="ce62" office:value-type="string" calcext:value-type="string">
            <text:p>language specific</text:p>
          </table:table-cell>
          <table:table-cell table:number-columns-repeated="5"/>
        </table:table-row>
        <table:table-row table:style-name="ro1">
          <table:table-cell table:style-name="ce63" office:value-type="string" calcext:value-type="string">
            <text:p>When using package manager archives, search one-by-one, identifying keywords in categories mentioned in &lt;learnings&gt; tab</text:p>
          </table:table-cell>
          <table:table-cell table:number-columns-repeated="5"/>
        </table:table-row>
        <table:table-row table:style-name="ro1">
          <table:table-cell table:style-name="ce63"/>
          <table:table-cell table:number-columns-repeated="5"/>
        </table:table-row>
        <table:table-row table:style-name="ro1">
          <table:table-cell table:style-name="ce63" office:value-type="string" calcext:value-type="string">
            <text:p>language specific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 Forge &lt;<text:a xlink:href="https://octave.sourceforge.io/" xlink:type="simple">https://octave.sourceforge.io</text:a>&gt;</text:p>
          </table:table-cell>
          <table:table-cell table:number-columns-repeated="5"/>
        </table:table-row>
        <table:table-row table:style-name="ro1">
          <table:table-cell office:value-type="string" calcext:value-type="string">
            <text:p>(4) Boost &lt;boost.org&gt;</text:p>
          </table:table-cell>
          <table:table-cell table:number-columns-repeated="5"/>
        </table:table-row>
        <table:table-row table:style-name="ro1">
          <table:table-cell office:value-type="string" calcext:value-type="string">
            <text:p>(5) Python: SciPy, PyPI</text:p>
          </table:table-cell>
          <table:table-cell table:number-columns-repeated="5"/>
        </table:table-row>
        <table:table-row table:style-name="ro1">
          <table:table-cell table:number-columns-repeated="6"/>
        </table:table-row>
        <table:table-row table:style-name="ro1">
          <table:table-cell table:style-name="ce62" office:value-type="string" calcext:value-type="string">
            <text:p><text:span text:style-name="T5">Search guide</text:span><text:span text:style-name="T6"> (purple cells are obtained from Github API via crawler.js</text:span><text:span text:style-name="T7">)</text:span></text:p>
          </table:table-cell>
          <table:table-cell table:number-columns-repeated="5"/>
        </table:table-row>
        <table:table-row table:style-name="ro1">
          <table:table-cell office:value-type="string" calcext:value-type="string">
            <text:p>index – obtained from first line of github/gitlab/bitbucket repo page; for reference and indexing</text:p>
          </table:table-cell>
          <table:table-cell table:number-columns-repeated="5"/>
        </table:table-row>
        <table:table-row table:style-name="ro1">
          <table:table-cell office:value-type="string" calcext:value-type="string">
            <text:p>title – title of the software/library/package</text:p>
          </table:table-cell>
          <table:table-cell table:number-columns-repeated="5"/>
        </table:table-row>
        <table:table-row table:style-name="ro1">
          <table:table-cell office:value-type="string" calcext:value-type="string">
            <text:p>repo – website of repository</text:p>
          </table:table-cell>
          <table:table-cell table:number-columns-repeated="5"/>
        </table:table-row>
        <table:table-row table:style-name="ro1">
          <table:table-cell office:value-type="string" calcext:value-type="string">
            <text:p>website – website of software</text:p>
          </table:table-cell>
          <table:table-cell table:number-columns-repeated="5"/>
        </table:table-row>
        <table:table-row table:style-name="ro1">
          <table:table-cell office:value-type="string" calcext:value-type="string">
            <text:p>Repository/website details – copy and paste sentences from repository/website that describe software</text:p>
          </table:table-cell>
          <table:table-cell table:number-columns-repeated="5"/>
        </table:table-row>
        <table:table-row table:style-name="ro1">
          <table:table-cell office:value-type="string" calcext:value-type="string">
            <text:p>language(s) – I add list programming languages that have &gt;30% representation</text:p>
          </table:table-cell>
          <table:table-cell table:number-columns-repeated="5"/>
        </table:table-row>
        <table:table-row table:style-name="ro1">
          <table:table-cell office:value-type="string" calcext:value-type="string">
            <text:p>aux. language – if source uses language &lt;30% representation but is key to function (i.e. software uses CUDA, Torch)</text:p>
          </table:table-cell>
          <table:table-cell table:number-columns-repeated="5"/>
        </table:table-row>
        <table:table-row table:style-name="ro1">
          <table:table-cell office:value-type="string" calcext:value-type="string">
            <text:p>package/library? – classify software type. Is it a standalone solver, an interface/wrapper of another software, or library, etc (make: user compiles code; solver: standaone sci. comp. software; xxx package/library: part of a package archive)</text:p>
          </table:table-cell>
          <table:table-cell table:number-columns-repeated="5"/>
        </table:table-row>
        <table:table-row table:style-name="ro1">
          <table:table-cell office:value-type="string" calcext:value-type="string">
            <text:p>category – see categories list in &lt;learnings&gt;</text:p>
          </table:table-cell>
          <table:table-cell table:number-columns-repeated="5"/>
        </table:table-row>
        <table:table-row table:style-name="ro1">
          <table:table-cell office:value-type="string" calcext:value-type="string">
            <text:p>description</text:p>
          </table:table-cell>
          <table:table-cell table:number-columns-repeated="5"/>
        </table:table-row>
        <table:table-row table:style-name="ro1">
          <table:table-cell office:value-type="string" calcext:value-type="string">
            <text:p>owner? – name, department, organization, company, and other relevant details of software owner</text:p>
          </table:table-cell>
          <table:table-cell table:number-columns-repeated="5"/>
        </table:table-row>
        <table:table-row table:style-name="ro1">
          <table:table-cell office:value-type="string" calcext:value-type="string">
            <text:p>version control? – the software owners use for version control</text:p>
          </table:table-cell>
          <table:table-cell table:number-columns-repeated="5"/>
        </table:table-row>
        <table:table-row table:style-name="ro1">
          <table:table-cell office:value-type="string" calcext:value-type="string">
            <text:p>dependencies? – scientific computing / numerical dependences required or builtin to software; obtained from dependency list in README.md in repository or by viewing source files</text:p>
          </table:table-cell>
          <table:table-cell table:number-columns-repeated="5"/>
        </table:table-row>
        <table:table-row table:style-name="ro1">
          <table:table-cell office:value-type="string" calcext:value-type="string">
            <text:p>documentation?</text:p>
          </table:table-cell>
          <table:table-cell table:number-columns-repeated="5"/>
        </table:table-row>
        <table:table-row table:style-name="ro1">
          <table:table-cell office:value-type="string" calcext:value-type="string">
            <text:p>tests suite?</text:p>
          </table:table-cell>
          <table:table-cell table:number-columns-repeated="5"/>
        </table:table-row>
        <table:table-row table:style-name="ro1">
          <table:table-cell office:value-type="string" calcext:value-type="string">
            <text:p><text:span text:style-name="T1">test coverage/integration?</text:span> – (I plan to remove the integration lists) the coverage/integration apps the repo uses (i.e. codecov.io, coveralls.io, AppVeyor, Travis CI, Circle CI)</text:p>
          </table:table-cell>
          <table:table-cell table:number-columns-repeated="5"/>
        </table:table-row>
        <table:table-row table:style-name="ro1">
          <table:table-cell office:value-type="string" calcext:value-type="string">
            <text:p>example code?</text:p>
          </table:table-cell>
          <table:table-cell table:number-columns-repeated="5"/>
        </table:table-row>
        <table:table-row table:style-name="ro1">
          <table:table-cell office:value-type="string" calcext:value-type="string">
            <text:p>benchmarks? – scripts for benchmark/performance checks; research publications on performance/properties of the software. Performance can be about speed and accuracy of algorithm.</text:p>
          </table:table-cell>
          <table:table-cell table:number-columns-repeated="5"/>
        </table:table-row>
        <table:table-row table:style-name="ro1">
          <table:table-cell office:value-type="string" calcext:value-type="string">
            <text:p>issue tracker?</text:p>
          </table:table-cell>
          <table:table-cell table:number-columns-repeated="5"/>
        </table:table-row>
        <table:table-row table:style-name="ro1">
          <table:table-cell table:style-name="ce65" office:value-type="string" calcext:value-type="string">
            <text:p>org slug – obtained from repo URL</text:p>
          </table:table-cell>
          <table:table-cell table:number-columns-repeated="5"/>
        </table:table-row>
        <table:table-row table:style-name="ro1">
          <table:table-cell table:style-name="ce65" office:value-type="string" calcext:value-type="string">
            <text:p>repo slug – obtained from repo URL</text:p>
          </table:table-cell>
          <table:table-cell table:number-columns-repeated="5"/>
        </table:table-row>
        <table:table-row table:style-name="ro1">
          <table:table-cell table:style-name="ce65" office:value-type="string" calcext:value-type="string">
            <text:p>repo size – obtained by adding up bytesize by language in &lt;size language&gt;</text:p>
          </table:table-cell>
          <table:table-cell table:number-columns-repeated="5"/>
        </table:table-row>
        <table:table-row table:style-name="ro1">
          <table:table-cell table:style-name="ce65" office:value-type="string" calcext:value-type="string">
            <text:p>size language – calculated from bytesize counts by language from API response &lt;api.github.com&gt;</text:p>
          </table:table-cell>
          <table:table-cell table:number-columns-repeated="5"/>
        </table:table-row>
        <table:table-row table:style-name="ro1">
          <table:table-cell table:style-name="ce65" office:value-type="string" calcext:value-type="string">
            <text:p><text:span text:style-name="T3"># files – obtained by downloading git repository and then call to cloc &lt;</text:span><text:span text:style-name="T3"><text:a xlink:href="https://github.com/AlDanial/cloc" xlink:type="simple">https://github.com/AlDanial/cloc</text:a></text:span><text:span text:style-name="T3">&gt;</text:span></text:p>
          </table:table-cell>
          <table:table-cell table:number-columns-repeated="5"/>
        </table:table-row>
        <table:table-row table:style-name="ro1">
          <table:table-cell table:style-name="ce65" office:value-type="string" calcext:value-type="string">
            <text:p><text:span text:style-name="T3"># LoC – obtained by downloading git repository and then call to cloc &lt;</text:span><text:span text:style-name="T3"><text:a xlink:href="https://github.com/AlDanial/cloc" xlink:type="simple">https://github.com/AlDanial/cloc</text:a></text:span><text:span text:style-name="T3">&gt;</text:span></text:p>
          </table:table-cell>
          <table:table-cell table:number-columns-repeated="5"/>
        </table:table-row>
        <table:table-row table:style-name="ro1">
          <table:table-cell table:style-name="ce65" office:value-type="string" calcext:value-type="string">
            <text:p><text:span text:style-name="T3"># files by lang.  – obtained by downloading git repository and then call to cloc &lt;</text:span><text:span text:style-name="T3"><text:a xlink:href="https://github.com/AlDanial/cloc" xlink:type="simple">https://github.com/AlDanial/cloc</text:a></text:span><text:span text:style-name="T3">&gt;</text:span></text:p>
          </table:table-cell>
          <table:table-cell table:number-columns-repeated="5"/>
        </table:table-row>
        <table:table-row table:style-name="ro1">
          <table:table-cell table:style-name="ce65" office:value-type="string" calcext:value-type="string">
            <text:p><text:span text:style-name="T3"># LoC by lang.  – obtained by downloading git repository and then call to cloc &lt;</text:span><text:span text:style-name="T3"><text:a xlink:href="https://github.com/AlDanial/cloc" xlink:type="simple">https://github.com/AlDanial/cloc</text:a></text:span><text:span text:style-name="T3">&gt;</text:span></text:p>
          </table:table-cell>
          <table:table-cell table:number-columns-repeated="5"/>
        </table:table-row>
        <table:table-row table:style-name="ro1">
          <table:table-cell table:style-name="ce65" office:value-type="string" calcext:value-type="string">
            <text:p># commits – obtained from parsing repo html page using cheerio &lt;<text:a xlink:href="https://github.com/cheeriojs/cheerio" xlink:type="simple">https://github.com/cheeriojs/cheerio</text:a>&gt;</text:p>
          </table:table-cell>
          <table:table-cell table:number-columns-repeated="5"/>
        </table:table-row>
        <table:table-row table:style-name="ro1">
          <table:table-cell table:style-name="ce65" office:value-type="string" calcext:value-type="string">
            <text:p>created date – from API response &lt;api.github.com&gt;</text:p>
          </table:table-cell>
          <table:table-cell table:number-columns-repeated="5"/>
        </table:table-row>
        <table:table-row table:style-name="ro1">
          <table:table-cell table:style-name="ce65" office:value-type="string" calcext:value-type="string">
            <text:p><text:span text:style-name="T1">last commit – from API response </text:span>&lt;api.github.com&gt;</text:p>
          </table:table-cell>
          <table:table-cell table:number-columns-repeated="5"/>
        </table:table-row>
        <table:table-row table:style-name="ro1">
          <table:table-cell table:style-name="ce65" office:value-type="string" calcext:value-type="string">
            <text:p><text:span text:style-name="T1"># contributors. from API response </text:span>&lt;api.github.com&gt;; response caps contributor lists to 30</text:p>
          </table:table-cell>
          <table:table-cell table:number-columns-repeated="5"/>
        </table:table-row>
        <table:table-row table:style-name="ro1">
          <table:table-cell table:style-name="ce65" office:value-type="string" calcext:value-type="string">
            <text:p><text:span text:style-name="T1">contributions by contributor. from API response &lt;api.github.com&gt;;</text:span> contributions include commits to master, opening issues, proposing pull requests, submitting a pull request review, coauthoring commits to master &lt;https://help.github.com/en/articles/viewing-contributions-on-your-profile&gt;</text:p>
          </table:table-cell>
          <table:table-cell table:number-columns-repeated="5"/>
        </table:table-row>
        <table:table-row table:style-name="ro1">
          <table:table-cell office:value-type="string" calcext:value-type="string">
            <text:p>search strategy</text:p>
          </table:table-cell>
          <table:table-cell table:number-columns-repeated="5"/>
        </table:table-row>
        <table:table-row table:style-name="ro1">
          <table:table-cell table:number-columns-repeated="6"/>
        </table:table-row>
        <table:table-row table:style-name="ro1">
          <table:table-cell table:style-name="ce62" office:value-type="string" calcext:value-type="string">
            <text:p>keywords to try</text:p>
          </table:table-cell>
          <table:table-cell table:style-name="ce62" office:value-type="string" calcext:value-type="string">
            <text:p>acronym</text:p>
          </table:table-cell>
          <table:table-cell table:style-name="ce62"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tests" table:style-name="ta1">
        <office:forms form:automatic-focus="false" form:apply-design-mode="false"/>
        <table:table-column table:style-name="co23" table:number-columns-repeated="2" table:default-cell-style-name="ce51"/>
        <table:table-column table:style-name="co23" table:number-columns-repeated="2" table:default-cell-style-name="Default"/>
        <table:table-column table:style-name="co32" table:default-cell-style-name="Default"/>
        <table:table-column table:style-name="co33" table:default-cell-style-name="Default"/>
        <table:table-column table:style-name="co1"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23" table:default-cell-style-name="Default"/>
        <table:table-column table:style-name="co37" table:default-cell-style-name="Default"/>
        <table:table-row table:style-name="ro1">
          <table:table-cell table:number-columns-repeated="2" table:style-name="ce62" office:value-type="string" calcext:value-type="string">
            <text:p>title</text:p>
          </table:table-cell>
          <table:table-cell table:style-name="ce62" office:value-type="string" calcext:value-type="string">
            <text:p>repo</text:p>
          </table:table-cell>
          <table:table-cell table:style-name="ce62" office:value-type="string" calcext:value-type="string">
            <text:p>link</text:p>
          </table:table-cell>
          <table:table-cell table:style-name="ce62" office:value-type="string" calcext:value-type="string">
            <text:p>x</text:p>
          </table:table-cell>
          <table:table-cell table:style-name="ce62" office:value-type="string" calcext:value-type="string">
            <text:p>test name</text:p>
          </table:table-cell>
          <table:table-cell table:style-name="ce62" office:value-type="string" calcext:value-type="string">
            <text:p>test functionality</text:p>
          </table:table-cell>
          <table:table-cell table:style-name="ce62" office:value-type="string" calcext:value-type="string">
            <text:p>method(s)/class involved</text:p>
          </table:table-cell>
          <table:table-cell table:style-name="ce62" office:value-type="string" calcext:value-type="string">
            <text:p>file</text:p>
          </table:table-cell>
          <table:table-cell table:style-name="ce62" office:value-type="string" calcext:value-type="string">
            <text:p>directory</text:p>
          </table:table-cell>
          <table:table-cell table:style-name="ce62" office:value-type="string" calcext:value-type="string">
            <text:p>description of test</text:p>
          </table:table-cell>
          <table:table-cell table:style-name="ce62" office:value-type="string" calcext:value-type="string">
            <text:p>test link</text:p>
          </table:table-cell>
          <table:table-cell table:style-name="ce62" office:value-type="string" calcext:value-type="string">
            <text:p>x</text:p>
          </table:table-cell>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SimpsonIntegratorTest.SimpsonIntegratorTest.testSinFunction()</text:p>
          </table:table-cell>
          <table:table-cell office:value-type="string" calcext:value-type="string">
            <text:p>Simpson Integrator</text:p>
          </table:table-cell>
          <table:table-cell office:value-type="string" calcext:value-type="string">
            <text:p>SimpsonIntegrator client methods integrate, getEvaluations, getIterations. SimpsonIntegrator.doIntegrate() calls TrapezoidIntegrator.stage() to do trapezoidal rule on numerous stages.</text:p>
          </table:table-cell>
          <table:table-cell office:value-type="string" calcext:value-type="string">
            <text:p>SimpsonIntegratorTest.java</text:p>
          </table:table-cell>
          <table:table-cell office:value-type="string" calcext:value-type="string">
            <text:p>src/test/java/org/apache/commons/math4/analysis/integration</text:p>
          </table:table-cell>
          <table:table-cell office:value-type="string" calcext:value-type="string">
            <text:p>tolerance is obtained from BaseAbstractUnivariateIntegrator.getRelativeAccuracy() ; test uses default ```public static final double DEFAULT_RELATIVE_ACCURACY = 1.0e-6;```</text:p>
          </table:table-cell>
          <table:table-cell office:value-type="string" calcext:value-type="string">
            <text:p><text:a xlink:href="http://127.0.0.1:7080/www.github.com/apache/commons-math/-/blob/src/test/java/org/apache/commons/math4/analysis/integration/SimpsonIntegratorTest.java#L44" xlink:type="simple">http://127.0.0.1:7080/www.github.com/apache/commons-math/-/blob/src/test/java/org/apache/commons/math4/analysis/integration/SimpsonIntegratorTest.java#L44</text:a></text:p>
          </table:table-cell>
          <table:table-cell office:value-type="string" calcext:value-type="string">
            <text:p>x</text:p>
          </table:table-cell>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testIterationNComputesTheExpectedSimpsonSum()</text:p>
          </table:table-cell>
          <table:table-cell office:value-type="string" calcext:value-type="string">
            <text:p>Simpson Integrator convergence, monotonicity of errors</text:p>
          </table:table-cell>
          <table:table-cell office:value-type="string" calcext:value-type="string">
            <text:p>computeSimpsonIteration, compositeSimpsonsRule from tests; SimpsonIntegrator client methods integrate, getEvaluations, getIterations. SimpsonIntegrator.doIntegrate() calls TrapezoidIntegrator.stage() to do trapezoidal rule on numerous stages.</text:p>
          </table:table-cell>
          <table:table-cell office:value-type="string" calcext:value-type="string">
            <text:p>SimpsonIntegratorTest.java</text:p>
          </table:table-cell>
          <table:table-cell office:value-type="string" calcext:value-type="string">
            <text:p>src/test/java/org/apache/commons/math4/analysis/integration</text:p>
          </table:table-cell>
          <table:table-cell/>
          <table:table-cell office:value-type="string" calcext:value-type="string">
            <text:p><text:a xlink:href="http://127.0.0.1:7080/www.github.com/apache/commons-math/-/blob/src/test/java/org/apache/commons/math4/analysis/integration/SimpsonIntegratorTest.java#L44" xlink:type="simple">http://127.0.0.1:7080/www.github.com/apache/commons-math/-/blob/src/test/java/org/apache/commons/math4/analysis/integration/SimpsonIntegratorTest.java#L44</text:a></text:p>
          </table:table-cell>
          <table:table-cell office:value-type="string" calcext:value-type="string">
            <text:p>x</text:p>
          </table:table-cell>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LegendreTest.testInverse()</text:p>
          </table:table-cell>
          <table:table-cell office:value-type="string" calcext:value-type="string">
            <text:p>Inverse function (f(x)=1/x), log function; Gauss-Legendre quadrature rule for integration</text:p>
          </table:table-cell>
          <table:table-cell office:value-type="string" calcext:value-type="string">
            <text:p>Inverse; Log; GaussIntegrator.legendre(); GaussIntegrator.integrate()</text:p>
          </table:table-cell>
          <table:table-cell office:value-type="string" calcext:value-type="string">
            <text:p>LegendreTest.java</text:p>
          </table:table-cell>
          <table:table-cell office:value-type="string" calcext:value-type="string">
            <text:p>src/test/java/org/apache/commons/math4/analysis/integration/gauss</text:p>
          </table:table-cell>
          <table:table-cell office:value-type="string" calcext:value-type="string">
            <text:p>uses Assert.assertEquals(expected, s, 1e-14);</text:p>
          </table:table-cell>
          <table:table-cell office:value-type="string" calcext:value-type="string">
            <text:p><text:a xlink:href="http://127.0.0.1:7080/www.github.com/apache/commons-math/-/blob/src/test/java/org/apache/commons/math4/analysis/integration/gauss/LegendreTest.java?utm_source=share#L22:42" xlink:type="simple">http://127.0.0.1:7080/www.github.com/apache/commons-math/-/blob/src/test/java/org/apache/commons/math4/analysis/integration/gauss/LegendreTest.java?utm_source=share#L22:42</text:a></text:p>
          </table:table-cell>
          <table:table-cell office:value-type="string" calcext:value-type="string">
            <text:p>x</text:p>
          </table:table-cell>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MullerSolverTest.testExpm1Function()</text:p>
          </table:table-cell>
          <table:table-cell office:value-type="string" calcext:value-type="string">
            <text:p>Muller's Method for root finding. Solver for exponential function (f(x)=e^x – 1)</text:p>
          </table:table-cell>
          <table:table-cell office:value-type="string" calcext:value-type="string">
            <text:p>FastMath.expm1(); MullerSolver.solve(); MullerSolver.getAbsoluteAccuracy(); MullerSolver.getRelativeAccuracy()</text:p>
          </table:table-cell>
          <table:table-cell office:value-type="string" calcext:value-type="string">
            <text:p>MullerSolverTest.java</text:p>
          </table:table-cell>
          <table:table-cell office:value-type="string" calcext:value-type="string">
            <text:p>src/main/java/org/apache/commons/math4/analysis/solvers</text:p>
          </table:table-cell>
          <table:table-cell office:value-type="string" calcext:value-type="string">
            <text:p>tolerance is obtained from ```private static final double DEFAULT_ABSOLUTE_ACCURACY = 1e-6;``` in MullerSolver class and ```private static final double DEFAULT_RELATIVE_ACCURACY = 1e-14; ``` in BaseAbstractUnivariateSolver class</text:p>
          </table:table-cell>
          <table:table-cell office:value-type="string" calcext:value-type="string">
            <text:p><text:a xlink:href="http://127.0.0.1:7080/www.github.com/apache/commons-math/-/blob/src/test/java/org/apache/commons/math4/analysis/integration/gauss/LegendreTest.java?utm_source=share#L22:42" xlink:type="simple">http://127.0.0.1:7080/www.github.com/apache/commons-math/-/blob/src/test/java/org/apache/commons/math4/analysis/integration/gauss/LegendreTest.java?utm_source=share#L22:42</text:a></text:p>
          </table:table-cell>
          <table:table-cell office:value-type="string" calcext:value-type="string">
            <text:p>x</text:p>
          </table:table-cell>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NevilleInterpolatorTest.testSinFunction()</text:p>
          </table:table-cell>
          <table:table-cell office:value-type="string" calcext:value-type="string">
            <text:p>Test of Neville interpolator for the sine function</text:p>
          </table:table-cell>
          <table:table-cell office:value-type="string" calcext:value-type="string">
            <text:p>NevilleInterpolator.interpolate() which returns a instance of PolynomialFunctionLagrangeForm with given Interpolating points and values</text:p>
          </table:table-cell>
          <table:table-cell office:value-type="string" calcext:value-type="string">
            <text:p>NevilleInterpolatorTest.java</text:p>
          </table:table-cell>
          <table:table-cell office:value-type="string" calcext:value-type="string">
            <text:p>src/test/java/org/apache/commons/math4/analysis/interpolation</text:p>
          </table:table-cell>
          <table:table-cell office:value-type="string" calcext:value-type="string">
            <text:p>tolerance is obtained from variable ```double derivativebound = 1.0; ``` and function NevilleInterpolatorTest.partialerror() which gets the partial error term (z-x[0])(z-x[1])...(z-x[n-1])/n!</text:p>
          </table:table-cell>
          <table:table-cell office:value-type="string" calcext:value-type="string">
            <text:p><text:a xlink:href="http://127.0.0.1:7080/www.github.com/apache/commons-math/-/blob/src/test/java/org/apache/commons/math4/analysis/interpolation/NevilleInterpolatorTest.java" xlink:type="simple">http://127.0.0.1:7080/www.github.com/apache/commons-math/-/blob/src/test/java/org/apache/commons/math4/analysis/interpolation/NevilleInterpolatorTest.java</text:a></text:p>
          </table:table-cell>
          <table:table-cell office:value-type="string" calcext:value-type="string">
            <text:p>x</text:p>
          </table:table-cell>
        </table:table-row>
        <table:table-row table:style-name="ro1">
          <table:table-cell table:number-columns-repeated="2" office:value-type="string" calcext:value-type="string">
            <text:p>Octave</text:p>
          </table:table-cell>
          <table:table-cell office:value-type="string" calcext:value-type="string">
            <text:p><text:a xlink:href="https://hg.savannah.gnu.org/hgweb/octave" xlink:type="simple">https://hg.savannah.gnu.org/hgweb/octave</text:a></text:p>
          </table:table-cell>
          <table:table-cell office:value-type="string" calcext:value-type="string">
            <text:p><text:a xlink:href="https://www.gnu.org/software/octave/" xlink:type="simple">https://www.gnu.org/software/octave/</text:a></text:p>
          </table:table-cell>
          <table:table-cell office:value-type="string" calcext:value-type="string">
            <text:p>x</text:p>
          </table:table-cell>
          <table:table-cell office:value-type="string" calcext:value-type="string">
            <text:p>n/a</text:p>
          </table:table-cell>
          <table:table-cell office:value-type="string" calcext:value-type="string">
            <text:p>tests fminsearch, which finds a value of @var{x} which minimizes the multi-variable function @var{fun}</text:p>
          </table:table-cell>
          <table:table-cell office:value-type="string" calcext:value-type="string">
            <text:p>fminsearch</text:p>
          </table:table-cell>
          <table:table-cell office:value-type="string" calcext:value-type="string">
            <text:p>fminsearch.m</text:p>
          </table:table-cell>
          <table:table-cell office:value-type="string" calcext:value-type="string">
            <text:p>scripts/optimization</text:p>
          </table:table-cell>
          <table:table-cell office:value-type="string" calcext:value-type="string">
            <text:p>tests at the end of .m implementation file</text:p>
          </table:table-cell>
          <table:table-cell office:value-type="string" calcext:value-type="string">
            <text:p><text:a xlink:href="http://127.0.0.1:7080/www.github.com/fireofearth/octave/-/blob/scripts/optimization/fminsearch.m?utm_source=share#L26:4" xlink:type="simple">http://127.0.0.1:7080/www.github.com/fireofearth/octave/-/blob/scripts/optimization/fminsearch.m?utm_source=share#L26:4</text:a></text:p>
          </table:table-cell>
          <table:table-cell office:value-type="string" calcext:value-type="string">
            <text:p>x</text:p>
          </table:table-cell>
        </table:table-row>
        <table:table-row table:style-name="ro1">
          <table:table-cell table:number-columns-repeated="2" office:value-type="string" calcext:value-type="string">
            <text:p>Octave</text:p>
          </table:table-cell>
          <table:table-cell office:value-type="string" calcext:value-type="string">
            <text:p><text:a xlink:href="https://hg.savannah.gnu.org/hgweb/octave" xlink:type="simple">https://hg.savannah.gnu.org/hgweb/octave</text:a></text:p>
          </table:table-cell>
          <table:table-cell office:value-type="string" calcext:value-type="string">
            <text:p><text:a xlink:href="https://www.gnu.org/software/octave/" xlink:type="simple">https://www.gnu.org/software/octave/</text:a></text:p>
          </table:table-cell>
          <table:table-cell office:value-type="string" calcext:value-type="string">
            <text:p>x</text:p>
          </table:table-cell>
          <table:table-cell office:value-type="string" calcext:value-type="string">
            <text:p>n/a</text:p>
          </table:table-cell>
          <table:table-cell office:value-type="string" calcext:value-type="string">
            <text:p>tests ode45, which solves non-stiff Ordinary Differential Equations (non-stiff ODEs) with the well known explicit @nospell{Dormand-Prince} method of order 4. </text:p>
          </table:table-cell>
          <table:table-cell office:value-type="string" calcext:value-type="string">
            <text:p>ode45</text:p>
          </table:table-cell>
          <table:table-cell office:value-type="string" calcext:value-type="string">
            <text:p>ode45.m</text:p>
          </table:table-cell>
          <table:table-cell office:value-type="string" calcext:value-type="string">
            <text:p>scripts/ode</text:p>
          </table:table-cell>
          <table:table-cell office:value-type="string" calcext:value-type="string">
            <text:p>tests at the end of .m implementation file</text:p>
          </table:table-cell>
          <table:table-cell office:value-type="string" calcext:value-type="string">
            <text:p><text:a xlink:href="http://127.0.0.1:7080/www.github.com/fireofearth/octave/-/blob/scripts/ode/ode45.m?utm_source=share#L30:19" xlink:type="simple">http://127.0.0.1:7080/www.github.com/fireofearth/octave/-/blob/scripts/ode/ode45.m?utm_source=share#L30:19</text:a></text:p>
          </table:table-cell>
          <table:table-cell office:value-type="string" calcext:value-type="string">
            <text:p>x</text:p>
          </table:table-cell>
        </table:table-row>
        <table:table-row table:style-name="ro1">
          <table:table-cell office:value-type="string" calcext:value-type="string">
            <text:p>PETSc/PETSc</text:p>
          </table:table-cell>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x</text:p>
          </table:table-cell>
          <table:table-cell office:value-type="string" calcext:value-type="string">
            <text:p>n/a</text:p>
          </table:table-cell>
          <table:table-cell office:value-type="string" calcext:value-type="string">
            <text:p>Solid Fuel Ignition (SFI) problem. <text:s/>This problem is modeled by the partial differential equation -Laplacian u - lambda*exp(u) = 0, <text:s/>0 &lt; x,y &lt; 1, with boundary conditions u = 0 <text:s/>for <text:s/>x = 0, x = 1, y = 0, y = 1. <text:s/></text:p>
          </table:table-cell>
          <table:table-cell office:value-type="string" calcext:value-type="string">
            <text:p>nonlinear solvers package: petscsnes.h; SNESsrc/snes/examples/tests</text:p>
          </table:table-cell>
          <table:table-cell office:value-type="string" calcext:value-type="string">
            <text:p>ex1.c</text:p>
          </table:table-cell>
          <table:table-cell office:value-type="string" calcext:value-type="string">
            <text:p>src/snes/examples/tests</text:p>
          </table:table-cell>
          <table:table-cell office:value-type="string" calcext:value-type="string">
            <text:p>creates a nonlinear solver context from variable `snes` (ln 101), does some initialization, makes initial guess then solves it (ln 240-241).</text:p>
          </table:table-cell>
          <table:table-cell office:value-type="string" calcext:value-type="string">
            <text:p><text:a xlink:href="http://127.0.0.1:7080/www.github.com/petsc/petsc/-/blob/src/snes/examples/tests/ex1.c" xlink:type="simple">http://127.0.0.1:7080/www.github.com/petsc/petsc/-/blob/src/snes/examples/tests/ex1.c</text:a></text:p>
          </table:table-cell>
          <table:table-cell office:value-type="string" calcext:value-type="string">
            <text:p>x</text:p>
          </table:table-cell>
        </table:table-row>
        <table:table-row table:style-name="ro1">
          <table:table-cell table:style-name="Default" office:value-type="string" calcext:value-type="string">
            <text:p>scipy/scipy</text:p>
          </table:table-cell>
          <table:table-cell table:style-name="Default"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n/a</text:p>
          </table:table-cell>
          <table:table-cell/>
          <table:table-cell office:value-type="string" calcext:value-type="string">
            <text:p>scipy.special, including ellipk and zeta</text:p>
          </table:table-cell>
          <table:table-cell office:value-type="string" calcext:value-type="string">
            <text:p>test_basic.py</text:p>
          </table:table-cell>
          <table:table-cell office:value-type="string" calcext:value-type="string">
            <text:p>scipy/special/tests</text:p>
          </table:table-cell>
          <table:table-cell office:value-type="string" calcext:value-type="string">
            <text:p>unit tests use numpy.testing library to test special functions, in particular assert_almost_equal is used to check if two numbers are equal up to some decimal precision. <text:s/>see &lt;https://docs.scipy.org/doc/numpy/reference/routines.testing.html&gt;</text:p>
          </table:table-cell>
          <table:table-cell office:value-type="string" calcext:value-type="string">
            <text:p><text:a xlink:href="http://127.0.0.1:7080/www.github.com/scipy/scipy/-/blob/scipy/special/tests/test_basic.py" xlink:type="simple">http://127.0.0.1:7080/www.github.com/scipy/scipy/-/blob/scipy/special/tests/test_basic.py</text:a></text:p>
          </table:table-cell>
          <table:table-cell office:value-type="string" calcext:value-type="string">
            <text:p>x</text:p>
          </table:table-cell>
        </table:table-row>
        <table:table-row table:style-name="ro1">
          <table:table-cell table:style-name="Default" office:value-type="string" calcext:value-type="string">
            <text:p>scipy/scipy</text:p>
          </table:table-cell>
          <table:table-cell table:style-name="Default"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test_line_search_wolfe1; test_line_search_wolfe2</text:p>
          </table:table-cell>
          <table:table-cell/>
          <table:table-cell office:value-type="string" calcext:value-type="string">
            <text:p>line_search_wolfe1; line_search_wolfe2</text:p>
          </table:table-cell>
          <table:table-cell office:value-type="string" calcext:value-type="string">
            <text:p>test_linesearch.py</text:p>
          </table:table-cell>
          <table:table-cell office:value-type="string" calcext:value-type="string">
            <text:p>scipy/optimize/tests</text:p>
          </table:table-cell>
          <table:table-cell office:value-type="string" calcext:value-type="string">
            <text:p>tests whether each iteration of the line search is correct</text:p>
          </table:table-cell>
          <table:table-cell office:value-type="string" calcext:value-type="string">
            <text:p><text:a xlink:href="http://127.0.0.1:7080/www.github.com/scipy/scipy/-/blob/scipy/optimize/tests/test_linesearch.py" xlink:type="simple">http://127.0.0.1:7080/www.github.com/scipy/scipy/-/blob/scipy/optimize/tests/test_linesearch.py</text:a></text:p>
          </table:table-cell>
          <table:table-cell office:value-type="string" calcext:value-type="string">
            <text:p>x</text:p>
          </table:table-cell>
        </table:table-row>
      </table:table>
      <table:table table:name="issues" table:style-name="ta1">
        <office:forms form:automatic-focus="false" form:apply-design-mode="false"/>
        <table:table-column table:style-name="co38" table:default-cell-style-name="ce51"/>
        <table:table-column table:style-name="co23" table:number-columns-repeated="3" table:default-cell-style-name="Default"/>
        <table:table-column table:style-name="co39" table:default-cell-style-name="ce55"/>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23" table:number-columns-repeated="1013" table:default-cell-style-name="Default"/>
        <table:table-row table:style-name="ro1">
          <table:table-cell table:number-columns-repeated="2" table:style-name="ce62" office:value-type="string" calcext:value-type="string">
            <text:p>title</text:p>
          </table:table-cell>
          <table:table-cell table:style-name="ce62" office:value-type="string" calcext:value-type="string">
            <text:p>repo</text:p>
          </table:table-cell>
          <table:table-cell table:style-name="ce62" office:value-type="string" calcext:value-type="string">
            <text:p>link</text:p>
          </table:table-cell>
          <table:table-cell table:style-name="ce62" office:value-type="string" calcext:value-type="string">
            <text:p>Defect4J</text:p>
          </table:table-cell>
          <table:table-cell table:style-name="ce62" office:value-type="string" calcext:value-type="string">
            <office:annotation draw:style-name="gr2" draw:text-style-name="P1" svg:width="272.15pt" svg:height="246.53pt" svg:x="427.52pt" svg:y="96.35pt" draw:caption-point-x="119.14pt" draw:caption-point-y="-96.07pt">
              <dc:date>2019-05-22T00:00:00</dc:date>
              <text:p text:style-name="P2">Categories:</text:p>
              <text:p text:style-name="P2">software engineering – bug not particularly related to numerical algorithm but to memory, type assignment, data types, etc</text:p>
              <text:p text:style-name="P2"/>
              <text:p text:style-name="P2">floating pt arithmetic – bug relating to management of floating point numbers including overflow, floating point precision, etc. Software engineering bugs on floating point data will be categorized as floating point unless data is clearly hardcoded i.e. zero.</text:p>
              <text:p text:style-name="P2"/>
              <text:p text:style-name="P2">convergence – bug relating to solution verification of numerical algorithm such as convergence, error, discretization, iterative steps</text:p>
              <text:p text:style-name="P2"/>
              <text:p text:style-name="P2">state management – some solvers in OO language use states or observer classes so I am categorizing bugs relating to them here</text:p>
              <text:p text:style-name="P2"/>
              <text:p text:style-name="P2">not a bug – devs concluded that property of code is improperly flagged as a bug</text:p>
              <text:p text:style-name="P2"/>
              <text:p text:style-name="P2">unrelated – bug not about scientific computing software (i.e. UI, compatibility with operating systems)</text:p>
            </office:annotation>
            <text:p>bug category</text:p>
          </table:table-cell>
          <table:table-cell table:style-name="ce62" office:value-type="string" calcext:value-type="string">
            <text:p>issue name</text:p>
          </table:table-cell>
          <table:table-cell table:style-name="ce62" office:value-type="string" calcext:value-type="string">
            <text:p>issue site description</text:p>
          </table:table-cell>
          <table:table-cell table:style-name="ce62" office:value-type="string" calcext:value-type="string">
            <office:annotation draw:style-name="gr3" draw:text-style-name="P1" svg:width="163.53pt" svg:height="102.42pt" svg:x="1087.46pt" svg:y="57.23pt" draw:caption-point-x="17.01pt" draw:caption-point-y="-56.95pt">
              <dc:date>2019-05-22T00:00:00</dc:date>
              <text:p text:style-name="P2">Additional tags:</text:p>
              <text:p text:style-name="P2">BUG – description of the bug</text:p>
              <text:p text:style-name="P2">BUGFIX – what devs did to fix the bug</text:p>
              <text:p text:style-name="P2">COMMENT – any useful comments/conversations the devs made in the issues tracker</text:p>
            </office:annotation>
            <text:p>issue my description</text:p>
          </table:table-cell>
          <table:table-cell table:style-name="ce62" office:value-type="string" calcext:value-type="string">
            <text:p>patch?</text:p>
          </table:table-cell>
          <table:table-cell table:style-name="ce62" office:value-type="string" calcext:value-type="string">
            <text:p>assoc. with commit</text:p>
          </table:table-cell>
          <table:table-cell table:style-name="ce62" office:value-type="string" calcext:value-type="string">
            <text:p>issue link</text:p>
          </table:table-cell>
          <table:table-cell table:style-name="ce62" office:value-type="string" calcext:value-type="string">
            <text:p>extra link/notes</text:p>
          </table:table-cell>
          <table:table-cell table:style-name="ce62" office:value-type="string" calcext:value-type="string">
            <text:p>email link 2</text:p>
          </table:table-cell>
          <table:table-cell table:style-name="ce62" office:value-type="string" calcext:value-type="string">
            <text:p>email link 3</text:p>
          </table:table-cell>
          <table:table-cell table:style-name="ce62" office:value-type="string" calcext:value-type="string">
            <text:p>date (created)</text:p>
          </table:table-cell>
          <table:table-cell table:style-name="ce62" office:value-type="string" calcext:value-type="string">
            <text:p>notes</text:p>
          </table:table-cell>
          <table:table-cell table:number-columns-repeated="1007"/>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n/a</text:p>
          </table:table-cell>
          <table:table-cell/>
          <table:table-cell office:value-type="string" calcext:value-type="string">
            <text:p>Fwd: infinite loop with repeated numerical instability warning</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3"/>
          <table:table-cell office:value-type="string" calcext:value-type="string">
            <text:p>Thu, 07 Jun 2018</text:p>
          </table:table-cell>
          <table:table-cell table:number-columns-repeated="1008"/>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n/a</text:p>
          </table:table-cell>
          <table:table-cell/>
          <table:table-cell office:value-type="string" calcext:value-type="string">
            <text:p>Fwd: GLPK incorrect results</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3"/>
          <table:table-cell office:value-type="string" calcext:value-type="string">
            <text:p>Wed, 07 Mar 2018</text:p>
          </table:table-cell>
          <table:table-cell table:number-columns-repeated="1008"/>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n/a</text:p>
          </table:table-cell>
          <table:table-cell/>
          <table:table-cell office:value-type="string" calcext:value-type="string">
            <text:p>MIP problem, returning a solution that violates constraints</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3"/>
          <table:table-cell office:value-type="string" calcext:value-type="string">
            <text:p>Wed, 07 Feb 2018</text:p>
          </table:table-cell>
          <table:table-cell table:number-columns-repeated="1008"/>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n/a</text:p>
          </table:table-cell>
          <table:table-cell/>
          <table:table-cell office:value-type="string" calcext:value-type="string">
            <text:p>glpk_intopt loops forever on a specific input when MIP presolver enabled</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1012"/>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n/a</text:p>
          </table:table-cell>
          <table:table-cell/>
          <table:table-cell office:value-type="string" calcext:value-type="string">
            <text:p>Bug in dual simplex phase I to II transition with perturbation</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table:table-cell office:value-type="string" calcext:value-type="string">
            <text:p>Sun, 29 May 2016</text:p>
          </table:table-cell>
          <table:table-cell table:number-columns-repeated="1008"/>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n/a</text:p>
          </table:table-cell>
          <table:table-cell/>
          <table:table-cell office:value-type="string" calcext:value-type="string">
            <text:p>incorrect convergence check result</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table:table-cell office:value-type="string" calcext:value-type="string">
            <text:p>Wed, 21 Mar 2018</text:p>
          </table:table-cell>
          <table:table-cell table:number-columns-repeated="1008"/>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n/a</text:p>
          </table:table-cell>
          <table:table-cell/>
          <table:table-cell office:value-type="string" calcext:value-type="string">
            <text:p>Inaccuracy of the Airy function due to invocation of GSL's cosine function with large input parameters</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cell table:number-columns-repeated="1007"/>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n/a</text:p>
          </table:table-cell>
          <table:table-cell/>
          <table:table-cell office:value-type="string" calcext:value-type="string">
            <text:p>make check fails on Bessel j2 test</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cell table:number-columns-repeated="1007"/>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n/a</text:p>
          </table:table-cell>
          <table:table-cell/>
          <table:table-cell office:value-type="string" calcext:value-type="string">
            <text:p>odeiv2/msbdf crashes with method order 3 and maximum step length increase</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cell table:number-columns-repeated="1007"/>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n/a</text:p>
          </table:table-cell>
          <table:table-cell/>
          <table:table-cell office:value-type="string" calcext:value-type="string">
            <text:p>odeiv2/msadams fails with order change -2</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cell table:number-columns-repeated="1007"/>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n/a</text:p>
          </table:table-cell>
          <table:table-cell/>
          <table:table-cell office:value-type="string" calcext:value-type="string">
            <text:p>TAO convergence tests are undecipherable</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table-cell table:style-name="ce67"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number-columns-repeated="1007"/>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n/a</text:p>
          </table:table-cell>
          <table:table-cell/>
          <table:table-cell office:value-type="string" calcext:value-type="string">
            <text:p>KSP convergence test based on error on residual</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table-cell table:style-name="ce67"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number-columns-repeated="1007"/>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n/a</text:p>
          </table:table-cell>
          <table:table-cell/>
          <table:table-cell office:value-type="string" calcext:value-type="string">
            <text:p>change default KSP max iterations</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table-cell table:style-name="ce67"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number-columns-repeated="1007"/>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n/a</text:p>
          </table:table-cell>
          <table:table-cell/>
          <table:table-cell office:value-type="string" calcext:value-type="string">
            <text:p>strangness in Chebyshev estimate of eigenvalues</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table-cell table:style-name="ce67" office:value-type="date" office:date-value="2019-05-17" calcext:value-type="date">
            <text:p>05/17/19</text:p>
          </table:table-cell>
          <table:table-cell table:number-columns-repeated="1008"/>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n/a</text:p>
          </table:table-cell>
          <table:table-cell/>
          <table:table-cell office:value-type="string" calcext:value-type="string">
            <text:p>Recover from TS failure</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table-cell table:style-name="ce67" office:value-type="date" office:date-value="2019-11-01" calcext:value-type="date">
            <text:p>11/01/19</text:p>
          </table:table-cell>
          <table:table-cell office:value-type="string" calcext:value-type="string">
            <text:p>Relates to a solver diverging</text:p>
          </table:table-cell>
          <table:table-cell table:number-columns-repeated="1007"/>
        </table:table-row>
        <table:table-row table:style-name="ro1">
          <table:table-cell office:value-type="string" calcext:value-type="string">
            <text:p>xianyi/OpenBLAS</text:p>
          </table:table-cell>
          <table:table-cell table:style-name="ce51"/>
          <table:table-cell table:style-name="ce51" office:value-type="string" calcext:value-type="string">
            <text:p><text:a xlink:href="https://github.com/xianyi/OpenBLAS" xlink:type="simple">https://github.com/xianyi/OpenBLAS</text:a></text:p>
          </table:table-cell>
          <table:table-cell table:style-name="ce51" office:value-type="string" calcext:value-type="string">
            <text:p><text:a xlink:href="https://github.com/xianyi/OpenBLAS/wiki" xlink:type="simple">https://github.com/xianyi/OpenBLAS/wiki</text:a></text:p>
          </table:table-cell>
          <table:table-cell office:value-type="string" calcext:value-type="string">
            <text:p>n/a</text:p>
          </table:table-cell>
          <table:table-cell/>
          <table:table-cell table:style-name="ce51" office:value-type="string" calcext:value-type="string">
            <text:p>Computational errors in AMD bulldozer kernel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xianyi/OpenBLAS/issues/268" xlink:type="simple">https://github.com/xianyi/OpenBLAS/issues/268</text:a></text:p>
          </table:table-cell>
          <table:table-cell table:style-name="ce51" table:number-columns-repeated="2"/>
          <table:table-cell/>
          <table:table-cell table:style-name="ce51" table:number-columns-repeated="1009"/>
        </table:table-row>
        <table:table-row table:style-name="ro1">
          <table:table-cell office:value-type="string" calcext:value-type="string">
            <text:p>xianyi/OpenBLAS</text:p>
          </table:table-cell>
          <table:table-cell table:style-name="ce51"/>
          <table:table-cell table:style-name="ce51" office:value-type="string" calcext:value-type="string">
            <text:p><text:a xlink:href="https://github.com/xianyi/OpenBLAS" xlink:type="simple">https://github.com/xianyi/OpenBLAS</text:a></text:p>
          </table:table-cell>
          <table:table-cell table:style-name="ce51" office:value-type="string" calcext:value-type="string">
            <text:p><text:a xlink:href="https://github.com/xianyi/OpenBLAS/wiki" xlink:type="simple">https://github.com/xianyi/OpenBLAS/wiki</text:a></text:p>
          </table:table-cell>
          <table:table-cell office:value-type="string" calcext:value-type="string">
            <text:p>n/a</text:p>
          </table:table-cell>
          <table:table-cell/>
          <table:table-cell table:style-name="ce51" office:value-type="string" calcext:value-type="string">
            <text:p>lapack test failures on sandybridge</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xianyi/OpenBLAS/issues/125" xlink:type="simple">https://github.com/xianyi/OpenBLAS/issues/125</text:a></text:p>
          </table:table-cell>
          <table:table-cell table:style-name="ce51" table:number-columns-repeated="2"/>
          <table:table-cell/>
          <table:table-cell table:style-name="ce51" table:number-columns-repeated="1009"/>
        </table:table-row>
        <table:table-row table:style-name="ro1">
          <table:table-cell office:value-type="string" calcext:value-type="string">
            <text:p>JuliaDiffEq/DifferentialEquations.jl</text:p>
          </table:table-cell>
          <table:table-cell table:style-name="ce51"/>
          <table:table-cell table:style-name="ce51" office:value-type="string" calcext:value-type="string">
            <text:p><text:a xlink:href="https://github.com/JuliaDiffEq/DifferentialEquations.jl" xlink:type="simple">https://github.com/JuliaDiffEq/DifferentialEquations.jl</text:a></text:p>
          </table:table-cell>
          <table:table-cell table:style-name="ce51" office:value-type="string" calcext:value-type="string">
            <text:p><text:a xlink:href="http://docs.juliadiffeq.org/latest/" xlink:type="simple">http://docs.juliadiffeq.org/latest/</text:a></text:p>
          </table:table-cell>
          <table:table-cell office:value-type="string" calcext:value-type="string">
            <text:p>n/a</text:p>
          </table:table-cell>
          <table:table-cell/>
          <table:table-cell table:style-name="ce51" office:value-type="string" calcext:value-type="string">
            <text:p>Using infinite integration interval with non-adaptive solver throw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JuliaDiffEq/DifferentialEquations.jl/issues/376" xlink:type="simple">https://github.com/JuliaDiffEq/DifferentialEquations.jl/issues/376</text:a></text:p>
          </table:table-cell>
          <table:table-cell table:style-name="ce51" table:number-columns-repeated="2"/>
          <table:table-cell/>
          <table:table-cell table:style-name="ce51"/>
          <table:table-cell table:style-name="ce51" office:value-type="string" calcext:value-type="string">
            <text:p>possible bug for solver</text:p>
          </table:table-cell>
          <table:table-cell table:style-name="ce51" table:number-columns-repeated="1007"/>
        </table:table-row>
        <table:table-row table:style-name="ro1">
          <table:table-cell office:value-type="string" calcext:value-type="string">
            <text:p>JuliaDiffEq/DifferentialEquations.jl</text:p>
          </table:table-cell>
          <table:table-cell table:style-name="ce51"/>
          <table:table-cell table:style-name="ce51" office:value-type="string" calcext:value-type="string">
            <text:p><text:a xlink:href="https://github.com/JuliaDiffEq/DifferentialEquations.jl" xlink:type="simple">https://github.com/JuliaDiffEq/DifferentialEquations.jl</text:a></text:p>
          </table:table-cell>
          <table:table-cell table:style-name="ce51" office:value-type="string" calcext:value-type="string">
            <text:p><text:a xlink:href="http://docs.juliadiffeq.org/latest/" xlink:type="simple">http://docs.juliadiffeq.org/latest/</text:a></text:p>
          </table:table-cell>
          <table:table-cell office:value-type="string" calcext:value-type="string">
            <text:p>n/a</text:p>
          </table:table-cell>
          <table:table-cell/>
          <table:table-cell table:style-name="ce51" office:value-type="string" calcext:value-type="string">
            <text:p>Out of Bounds error when using IDA with inconsistent initial condition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JuliaDiffEq/DifferentialEquations.jl/issues/210" xlink:type="simple">https://github.com/JuliaDiffEq/DifferentialEquations.jl/issues/210</text:a></text:p>
          </table:table-cell>
          <table:table-cell table:style-name="ce51" table:number-columns-repeated="2"/>
          <table:table-cell/>
          <table:table-cell table:style-name="ce51"/>
          <table:table-cell table:style-name="ce51" office:value-type="string" calcext:value-type="string">
            <text:p>I don’t think this is a convergence bug; surprisingly few solver convergence bugs</text:p>
          </table:table-cell>
          <table:table-cell table:style-name="ce51" table:number-columns-repeated="1007"/>
        </table:table-row>
        <table:table-row table:style-name="ro1">
          <table:table-cell office:value-type="string" calcext:value-type="string">
            <text:p>firedrakeproject/firedrake</text:p>
          </table:table-cell>
          <table:table-cell table:style-name="ce51"/>
          <table:table-cell table:style-name="ce51" office:value-type="string" calcext:value-type="string">
            <text:p><text:a xlink:href="https://github.com/firedrakeproject/firedrake" xlink:type="simple">https://github.com/firedrakeproject/firedrake</text:a></text:p>
          </table:table-cell>
          <table:table-cell table:style-name="ce51" office:value-type="string" calcext:value-type="string">
            <text:p><text:a xlink:href="https://www.firedrakeproject.org/" xlink:type="simple">https://www.firedrakeproject.org/</text:a></text:p>
          </table:table-cell>
          <table:table-cell office:value-type="string" calcext:value-type="string">
            <text:p>n/a</text:p>
          </table:table-cell>
          <table:table-cell/>
          <table:table-cell table:style-name="ce51" office:value-type="string" calcext:value-type="string">
            <text:p>Function evaluation on UnitSquareMesh fails at arbitrary point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firedrakeproject/firedrake/issues/1340" xlink:type="simple">https://github.com/firedrakeproject/firedrake/issues/1340</text:a></text:p>
          </table:table-cell>
          <table:table-cell table:style-name="ce51" table:number-columns-repeated="2"/>
          <table:table-cell/>
          <table:table-cell table:style-name="ce51"/>
          <table:table-cell table:style-name="ce51" office:value-type="string" calcext:value-type="string">
            <text:p>Finite element method (FEM)</text:p>
          </table:table-cell>
          <table:table-cell table:style-name="ce51" table:number-columns-repeated="1007"/>
        </table:table-row>
        <table:table-row table:style-name="ro1">
          <table:table-cell office:value-type="string" calcext:value-type="string">
            <text:p>firedrakeproject/firedrake</text:p>
          </table:table-cell>
          <table:table-cell table:style-name="ce51"/>
          <table:table-cell table:style-name="ce51" office:value-type="string" calcext:value-type="string">
            <text:p><text:a xlink:href="https://github.com/firedrakeproject/firedrake" xlink:type="simple">https://github.com/firedrakeproject/firedrake</text:a></text:p>
          </table:table-cell>
          <table:table-cell table:style-name="ce51" office:value-type="string" calcext:value-type="string">
            <text:p><text:a xlink:href="https://www.firedrakeproject.org/" xlink:type="simple">https://www.firedrakeproject.org/</text:a></text:p>
          </table:table-cell>
          <table:table-cell office:value-type="string" calcext:value-type="string">
            <text:p>n/a</text:p>
          </table:table-cell>
          <table:table-cell/>
          <table:table-cell table:style-name="ce51" office:value-type="string" calcext:value-type="string">
            <text:p>Solving with preassembled matrix into *vector* solution appears broken</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firedrakeproject/firedrake/issues/1262" xlink:type="simple">https://github.com/firedrakeproject/firedrake/issues/1262</text:a></text:p>
          </table:table-cell>
          <table:table-cell table:style-name="ce51" table:number-columns-repeated="2"/>
          <table:table-cell/>
          <table:table-cell table:style-name="ce51"/>
          <table:table-cell table:style-name="ce51" office:value-type="string" calcext:value-type="string">
            <text:p>Doesn’t seem like a iterative bug, but pertains to solver</text:p>
          </table:table-cell>
          <table:table-cell table:style-name="ce51" table:number-columns-repeated="1007"/>
        </table:table-row>
        <table:table-row table:style-name="ro1">
          <table:table-cell office:value-type="string" calcext:value-type="string">
            <text:p>JuliaDiffEq/OrdinaryDiffEq.jl</text:p>
          </table:table-cell>
          <table:table-cell table:style-name="ce51"/>
          <table:table-cell table:style-name="ce51" office:value-type="string" calcext:value-type="string">
            <text:p><text:a xlink:href="https://github.com/JuliaDiffEq/OrdinaryDiffEq.jl" xlink:type="simple">https://github.com/JuliaDiffEq/OrdinaryDiffEq.jl</text:a></text:p>
          </table:table-cell>
          <table:table-cell table:style-name="ce51"/>
          <table:table-cell office:value-type="string" calcext:value-type="string">
            <text:p>n/a</text:p>
          </table:table-cell>
          <table:table-cell/>
          <table:table-cell table:style-name="ce51" office:value-type="string" calcext:value-type="string">
            <text:p>Use Horner's rule in Tsit5 interpolant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JuliaDiffEq/OrdinaryDiffEq.jl/pull/149" xlink:type="simple">https://github.com/JuliaDiffEq/OrdinaryDiffEq.jl/pull/149</text:a></text:p>
          </table:table-cell>
          <table:table-cell table:style-name="ce51" office:value-type="string" calcext:value-type="string">
            <text:p>https://github.com/JuliaDiffEq/OrdinaryDiffEq.jl/issues/130</text:p>
          </table:table-cell>
          <table:table-cell table:style-name="ce51"/>
          <table:table-cell/>
          <table:table-cell table:style-name="ce51" table:number-columns-repeated="1009"/>
        </table:table-row>
        <table:table-row table:style-name="ro1">
          <table:table-cell table:style-name="Default" office:value-type="string" calcext:value-type="string">
            <text:p>JuliaDiffEq/OrdinaryDiffEq.jl</text:p>
          </table:table-cell>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n/a</text:p>
          </table:table-cell>
          <table:table-cell/>
          <table:table-cell office:value-type="string" calcext:value-type="string">
            <text:p>RK4 error estimation</text:p>
          </table:table-cell>
          <table:table-cell table:number-columns-repeated="2"/>
          <table:table-cell office:value-type="string" calcext:value-type="string">
            <text:p>n/a</text:p>
          </table:table-cell>
          <table:table-cell/>
          <table:table-cell office:value-type="string" calcext:value-type="string">
            <text:p><text:a xlink:href="https://github.com/JuliaDiffEq/OrdinaryDiffEq.jl/issues/138" xlink:type="simple">https://github.com/JuliaDiffEq/OrdinaryDiffEq.jl/issues/138</text:a></text:p>
          </table:table-cell>
          <table:table-cell table:number-columns-repeated="1012"/>
        </table:table-row>
        <table:table-row table:style-name="ro1">
          <table:table-cell table:style-name="Default" office:value-type="string" calcext:value-type="string">
            <text:p>JuliaDiffEq/OrdinaryDiffEq.jl</text:p>
          </table:table-cell>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n/a</text:p>
          </table:table-cell>
          <table:table-cell/>
          <table:table-cell office:value-type="string" calcext:value-type="string">
            <text:p>Add Embedded Runge–Kutta–Nyström 5(4)M algorithm</text:p>
          </table:table-cell>
          <table:table-cell table:number-columns-repeated="2"/>
          <table:table-cell office:value-type="string" calcext:value-type="string">
            <text:p>n/a</text:p>
          </table:table-cell>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1010"/>
        </table:table-row>
        <table:table-row table:style-name="ro1">
          <table:table-cell table:style-name="Default"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n/a</text:p>
          </table:table-cell>
          <table:table-cell/>
          <table:table-cell office:value-type="string" calcext:value-type="string">
            <text:p>NelderMeadSimplex issue for one-dimensional functions</text:p>
          </table:table-cell>
          <table:table-cell table:number-columns-repeated="2"/>
          <table:table-cell office:value-type="string" calcext:value-type="string">
            <text:p>n/a</text:p>
          </table:table-cell>
          <table:table-cell/>
          <table:table-cell office:value-type="string" calcext:value-type="string">
            <text:p><text:a xlink:href="https://github.com/mathnet/mathnet-numerics/issues/501" xlink:type="simple">https://github.com/mathnet/mathnet-numerics/issues/501</text:a></text:p>
          </table:table-cell>
          <table:table-cell table:number-columns-repeated="1012"/>
        </table:table-row>
        <table:table-row table:style-name="ro1">
          <table:table-cell table:style-name="Default"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n/a</text:p>
          </table:table-cell>
          <table:table-cell/>
          <table:table-cell office:value-type="string" calcext:value-type="string">
            <text:p>NelderMeadSimplex Does Not Always Return Best Evaluated Point</text:p>
          </table:table-cell>
          <table:table-cell table:number-columns-repeated="2"/>
          <table:table-cell office:value-type="string" calcext:value-type="string">
            <text:p>n/a</text:p>
          </table:table-cell>
          <table:table-cell/>
          <table:table-cell office:value-type="string" calcext:value-type="string">
            <text:p><text:a xlink:href="https://github.com/mathnet/mathnet-numerics/issues/632" xlink:type="simple">https://github.com/mathnet/mathnet-numerics/issues/632</text:a></text:p>
          </table:table-cell>
          <table:table-cell table:number-columns-repeated="1012"/>
        </table:table-row>
        <table:table-row table:style-name="ro1">
          <table:table-cell table:style-name="Default"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n/a</text:p>
          </table:table-cell>
          <table:table-cell/>
          <table:table-cell office:value-type="string" calcext:value-type="string">
            <text:p>Certain accuracy causes convergence failure in Rootfinding brent's method?</text:p>
          </table:table-cell>
          <table:table-cell table:number-columns-repeated="2"/>
          <table:table-cell office:value-type="string" calcext:value-type="string">
            <text:p>n/a</text:p>
          </table:table-cell>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1011"/>
        </table:table-row>
        <table:table-row table:style-name="ro1">
          <table:table-cell table:style-name="Default" office:value-type="string" calcext:value-type="string">
            <text:p>bgrimstad/splinter</text:p>
          </table:table-cell>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n/a</text:p>
          </table:table-cell>
          <table:table-cell/>
          <table:table-cell office:value-type="string" calcext:value-type="string">
            <text:p>B-spline hessian</text:p>
          </table:table-cell>
          <table:table-cell table:number-columns-repeated="2"/>
          <table:table-cell office:value-type="string" calcext:value-type="string">
            <text:p>n/a</text:p>
          </table:table-cell>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1011"/>
        </table:table-row>
        <table:table-row table:style-name="ro1">
          <table:table-cell table:style-name="Default" office:value-type="string" calcext:value-type="string">
            <text:p>ginkgo-project/ginkgo</text:p>
          </table:table-cell>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a</text:p>
          </table:table-cell>
          <table:table-cell/>
          <table:table-cell office:value-type="string" calcext:value-type="string">
            <text:p>Fix for Jacobi preconditioner precision detection</text:p>
          </table:table-cell>
          <table:table-cell table:number-columns-repeated="2"/>
          <table:table-cell office:value-type="string" calcext:value-type="string">
            <text:p>n/a</text:p>
          </table:table-cell>
          <table:table-cell/>
          <table:table-cell office:value-type="string" calcext:value-type="string">
            <text:p><text:a xlink:href="https://github.com/ginkgo-project/ginkgo/pull/193" xlink:type="simple">https://github.com/ginkgo-project/ginkgo/pull/193</text:a></text:p>
          </table:table-cell>
          <table:table-cell table:number-columns-repeated="1012"/>
        </table:table-row>
        <table:table-row table:style-name="ro1">
          <table:table-cell table:style-name="Default" office:value-type="string" calcext:value-type="string">
            <text:p>headmyshoulder/odeint-v2</text:p>
          </table:table-cell>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n/a</text:p>
          </table:table-cell>
          <table:table-cell/>
          <table:table-cell office:value-type="string" calcext:value-type="string">
            <text:p>Index out of bounds in BS stepper</text:p>
          </table:table-cell>
          <table:table-cell table:number-columns-repeated="2"/>
          <table:table-cell office:value-type="string" calcext:value-type="string">
            <text:p>n/a</text:p>
          </table:table-cell>
          <table:table-cell/>
          <table:table-cell office:value-type="string" calcext:value-type="string">
            <text:p><text:a xlink:href="https://github.com/headmyshoulder/odeint-v2/issues/184" xlink:type="simple">https://github.com/headmyshoulder/odeint-v2/issues/184</text:a></text:p>
          </table:table-cell>
          <table:table-cell table:number-columns-repeated="4"/>
          <table:table-cell office:value-type="string" calcext:value-type="string">
            <text:p>Contains Bulirsch–Stoer algorithm for ODEs &lt;https://en.wikipedia.org/wiki/Bulirsch%E2%80%93Stoer_algorithm&gt;</text:p>
          </table:table-cell>
          <table:table-cell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style-name="ce61"/>
          <table:table-cell office:value-type="string" calcext:value-type="string">
            <text:p>BOBYQAOptimizer Seems to Sometimes Enter Endless Loop</text:p>
          </table:table-cell>
          <table:table-cell table:number-columns-repeated="4"/>
          <table:table-cell office:value-type="string" calcext:value-type="string">
            <text:p><text:a xlink:href="https://issues.apache.org/jira/browse/MATH-1375" xlink:type="simple">https://issues.apache.org/jira/browse/MATH-1375</text:a></text:p>
          </table:table-cell>
          <table:table-cell table:number-columns-repeated="3"/>
          <table:table-cell office:value-type="string" calcext:value-type="string">
            <text:p>09/Jun/16</text:p>
          </table:table-cell>
          <table:table-cell table:number-columns-repeated="1008"/>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style-name="ce61"/>
          <table:table-cell office:value-type="string" calcext:value-type="string">
            <text:p>KMeansPlusPlusClusterer unable to converge having repeatable points in input dataset</text:p>
          </table:table-cell>
          <table:table-cell table:number-columns-repeated="4"/>
          <table:table-cell office:value-type="string" calcext:value-type="string">
            <text:p><text:a xlink:href="https://issues.apache.org/jira/browse/MATH-1374" xlink:type="simple">https://issues.apache.org/jira/browse/MATH-1374</text:a></text:p>
          </table:table-cell>
          <table:table-cell table:number-columns-repeated="3"/>
          <table:table-cell office:value-type="string" calcext:value-type="string">
            <text:p>02/Jun/16</text:p>
          </table:table-cell>
          <table:table-cell table:number-columns-repeated="1008"/>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style-name="ce61"/>
          <table:table-cell office:value-type="string" calcext:value-type="string">
            <text:p>MullerSolver returns value that is out of bounds</text:p>
          </table:table-cell>
          <table:table-cell table:number-columns-repeated="4"/>
          <table:table-cell office:value-type="string" calcext:value-type="string">
            <text:p><text:a xlink:href="https://issues.apache.org/jira/browse/MATH-1333" xlink:type="simple">https://issues.apache.org/jira/browse/MATH-1333</text:a></text:p>
          </table:table-cell>
          <table:table-cell table:number-columns-repeated="3"/>
          <table:table-cell office:value-type="string" calcext:value-type="string">
            <text:p>08/Mar/16</text:p>
          </table:table-cell>
          <table:table-cell table:number-columns-repeated="1008"/>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style-name="ce61"/>
          <table:table-cell office:value-type="string" calcext:value-type="string">
            <text:p>SplineInterpolator gives bad interpolation</text:p>
          </table:table-cell>
          <table:table-cell table:number-columns-repeated="4"/>
          <table:table-cell office:value-type="string" calcext:value-type="string">
            <text:p><text:a xlink:href="https://issues.apache.org/jira/browse/MATH-11" xlink:type="simple">https://issues.apache.org/jira/browse/MATH-11</text:a></text:p>
          </table:table-cell>
          <table:table-cell table:number-columns-repeated="3"/>
          <table:table-cell office:value-type="string" calcext:value-type="string">
            <text:p>30/Mar/04</text:p>
          </table:table-cell>
          <table:table-cell table:number-columns-repeated="1008"/>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style-name="ce61"/>
          <table:table-cell office:value-type="string" calcext:value-type="string">
            <text:p>Wrong implementation of the spline interpolator</text:p>
          </table:table-cell>
          <table:table-cell table:number-columns-repeated="4"/>
          <table:table-cell office:value-type="string" calcext:value-type="string">
            <text:p><text:a xlink:href="https://issues.apache.org/jira/browse/MATH-41" xlink:type="simple">https://issues.apache.org/jira/browse/MATH-41</text:a></text:p>
          </table:table-cell>
          <table:table-cell table:number-columns-repeated="3"/>
          <table:table-cell office:value-type="string" calcext:value-type="string">
            <text:p>08/Dec/03</text:p>
          </table:table-cell>
          <table:table-cell table:number-columns-repeated="1008"/>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style-name="ce61"/>
          <table:table-cell office:value-type="string" calcext:value-type="string">
            <text:p>Update UnivariateRealSolverImpl.java</text:p>
          </table:table-cell>
          <table:table-cell table:number-columns-repeated="4"/>
          <table:table-cell office:value-type="string" calcext:value-type="string">
            <text:p><text:a xlink:href="https://issues.apache.org/jira/browse/MATH-108" xlink:type="simple">https://issues.apache.org/jira/browse/MATH-108</text:a></text:p>
          </table:table-cell>
          <table:table-cell table:number-columns-repeated="3"/>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cell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style-name="ce61"/>
          <table:table-cell office:value-type="string" calcext:value-type="string">
            <text:p>fixed step Runge-Kutta integrators slightly change step size</text:p>
          </table:table-cell>
          <table:table-cell table:number-columns-repeated="4"/>
          <table:table-cell office:value-type="string" calcext:value-type="string">
            <text:p><text:a xlink:href="https://issues.apache.org/jira/browse/MATH-214" xlink:type="simple">https://issues.apache.org/jira/browse/MATH-214</text:a></text:p>
          </table:table-cell>
          <table:table-cell table:number-columns-repeated="3"/>
          <table:table-cell office:value-type="string" calcext:value-type="string">
            <text:p>10/Jul/08</text:p>
          </table:table-cell>
          <table:table-cell office:value-type="string" calcext:value-type="string">
            <text:p>Feature change?</text:p>
          </table:table-cell>
          <table:table-cell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style-name="ce61"/>
          <table:table-cell office:value-type="string" calcext:value-type="string">
            <text:p>Simplex Solver arrives at incorrect solution</text:p>
          </table:table-cell>
          <table:table-cell table:number-columns-repeated="4"/>
          <table:table-cell office:value-type="string" calcext:value-type="string">
            <text:p><text:a xlink:href="https://issues.apache.org/jira/browse/MATH-272" xlink:type="simple">https://issues.apache.org/jira/browse/MATH-272</text:a></text:p>
          </table:table-cell>
          <table:table-cell table:number-columns-repeated="3"/>
          <table:table-cell office:value-type="string" calcext:value-type="string">
            <text:p>30/May/09</text:p>
          </table:table-cell>
          <table:table-cell table:number-columns-repeated="1008"/>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n/a</text:p>
          </table:table-cell>
          <table:table-cell table:style-name="ce61"/>
          <table:table-cell office:value-type="string" calcext:value-type="string">
            <text:p>LoessInterpolator.smooth() not working correctly</text:p>
          </table:table-cell>
          <table:table-cell table:number-columns-repeated="4"/>
          <table:table-cell office:value-type="string" calcext:value-type="string">
            <text:p><text:a xlink:href="https://issues.apache.org/jira/browse/MATH-296" xlink:type="simple">https://issues.apache.org/jira/browse/MATH-296</text:a></text:p>
          </table:table-cell>
          <table:table-cell table:number-columns-repeated="3"/>
          <table:table-cell office:value-type="string" calcext:value-type="string">
            <text:p>16/Sep/09</text:p>
          </table:table-cell>
          <table:table-cell table:number-columns-repeated="1008"/>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04" calcext:value-type="float">
            <text:p>104</text:p>
          </table:table-cell>
          <table:table-cell table:style-name="ce61" office:value-type="string" calcext:value-type="string">
            <text:p>convergence</text:p>
          </table:table-cell>
          <table:table-cell office:value-type="string" calcext:value-type="string">
            <text:p>Special functions not very accurate</text:p>
          </table:table-cell>
          <table:table-cell office:value-type="string" calcext:value-type="string">
            <text:p>The Gamma and Beta functions return values in double precision but the default epsilon is set to 10e-9. I think that the default should be set to the highest possible accuracy, as this is what I'd expect to be returned by a double precision routine. Note that the erf function already uses a call to Gamma.regularizedGammaP with an epsilon of 1.0e-15.</text:p>
          </table:table-cell>
          <table:table-cell office:value-type="string" calcext:value-type="string">
            <text:p>BUGFIX: <text:s/>Increased default epsilon for Gamma, Beta function evaluation. ``` <text:s text:c="3"/>private static final double DEFAULT_EPSILON = 10e-9; ``` =&gt; ```private static final double DEFAULT_EPSILON = 10e-15;``` DEFAULT_EPSILON is used in assertEquals in test suite</text:p>
          </table:table-cell>
          <table:table-cell office:value-type="string" calcext:value-type="string">
            <text:p>yes</text:p>
          </table:table-cell>
          <table:table-cell office:value-type="string" calcext:value-type="string">
            <text:p><text:a xlink:href="https://github.com/apache/commons-math/commit/35414bc4f4ef03ef12e99c027398e5dc84682a9e" xlink:type="simple">https://github.com/apache/commons-math/commit/35414bc4f4ef03ef12e99c027398e5dc84682a9e</text:a></text:p>
          </table:table-cell>
          <table:table-cell office:value-type="string" calcext:value-type="string">
            <text:p><text:a xlink:href="https://issues.apache.org/jira/browse/MATH-166" xlink:type="simple">https://issues.apache.org/jira/browse/MATH-166</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2" calcext:value-type="float">
            <text:p>12</text:p>
          </table:table-cell>
          <table:table-cell table:style-name="ce61" office:value-type="string" calcext:value-type="string">
            <text:p>software engineering</text:p>
          </table:table-cell>
          <table:table-cell office:value-type="string" calcext:value-type="string">
            <text:p>GammaDistribution cloning broken</text:p>
          </table:table-cell>
          <table:table-cell office:value-type="string" calcext:value-type="string">
            <text:p>Serializing a GammaDistribution and deserializing it, does not result in a cloned distribution that produces the same samples. <text:s/>Cause: GammaDistribution inherits from AbstractRealDistribution, which implements Serializable. AbstractRealDistribution has random, in which we have a Well19937c instance, which inherits from AbstractWell. AbstractWell implements Serializable. AbstractWell inherits from BitsStreamGenerator, which is not Serializable, but does have a private field 'nextGaussian'. <text:s/>Solution: Make BitStreamGenerator implement Serializable as well. <text:s/>This probably affects other distributions as well. </text:p>
          </table:table-cell>
          <table:table-cell office:value-type="string" calcext:value-type="string">
            <text:p>BUG: involves inheritance of methods and their properties </text:p>
          </table:table-cell>
          <table:table-cell office:value-type="string" calcext:value-type="string">
            <text:p>yes</text:p>
          </table:table-cell>
          <table:table-cell/>
          <table:table-cell office:value-type="string" calcext:value-type="string">
            <text:p><text:a xlink:href="https://issues.apache.org/jira/browse/MATH-927" xlink:type="simple">https://issues.apache.org/jira/browse/MATH-927</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81" calcext:value-type="float">
            <text:p>81</text:p>
          </table:table-cell>
          <table:table-cell table:style-name="ce61" office:value-type="string" calcext:value-type="string">
            <text:p>software engineering</text:p>
          </table:table-cell>
          <table:table-cell office:value-type="string" calcext:value-type="string">
            <text:p>ArrayIndexOutOfBoundException in EigenDecompositionImpl</text:p>
          </table:table-cell>
          <table:table-cell/>
          <table:table-cell office:value-type="string" calcext:value-type="string">
            <text:p>BUG: array out of bounds in EigenDecompositionImpl.java file. Involved functions involve private void computeShiftIncrement(final int start, final int end, final int deflated), private int goodStep(final int start, final int end). These java functions are translations of LAPACK routine DLAZQ3 and DLAZQ4.</text:p>
          </table:table-cell>
          <table:table-cell office:value-type="string" calcext:value-type="string">
            <text:p>no</text:p>
          </table:table-cell>
          <table:table-cell/>
          <table:table-cell office:value-type="string" calcext:value-type="string">
            <text:p><text:span text:style-name="T4"><text:a xlink:href="https://issues.apache.org/jira/browse/MATH-308" xlink:type="simple">https://issues.apache.org/jira/browse/MATH-308</text:a></text:span></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68" calcext:value-type="float">
            <text:p>68</text:p>
          </table:table-cell>
          <table:table-cell table:style-name="ce61" office:value-type="string" calcext:value-type="string">
            <text:p>convergence</text:p>
          </table:table-cell>
          <table:table-cell office:value-type="string" calcext:value-type="string">
            <text:p>LevenbergMarquardtOptimizer ignores the VectorialConvergenceChecker parameter passed to it</text:p>
          </table:table-cell>
          <table:table-cell/>
          <table:table-cell office:value-type="string" calcext:value-type="string">
            <text:p>BUG: Levenberg-Marquardt optimizer did not use the vectorial convergence checker. Committer changed optimizer to use either the general vectorial convergence checker or its own specialized convergence settings. Committer also changed tests. TESTS: I notice tests for this optimizer uses the class setter function ```protected MinpackFunction(int m, double[] startParams, double theoreticalMinCost, double[] theoreticalMinParams)```. Here theoreticalMinParams is used to determine the threshold of which to test the optimizer i.e. ```double threshold = costAccuracy * (1.0 + theoreticalMinCost);``` and ```double mi = theoreticalMinParams[i]; … assertEquals(mi, vi, paramsAccuracy * (1.0 + Math.abs(mi)));```</text:p>
          </table:table-cell>
          <table:table-cell office:value-type="string" calcext:value-type="string">
            <text:p>no</text:p>
          </table:table-cell>
          <table:table-cell office:value-type="string" calcext:value-type="string">
            <text:p><text:a xlink:href="https://github.com/apache/commons-math/commit/24218a5278ca3d99c209efc990d16048e29c8536" xlink:type="simple">https://github.com/apache/commons-math/commit/24218a5278ca3d99c209efc990d16048e29c8536</text:a></text:p>
          </table:table-cell>
          <table:table-cell office:value-type="string" calcext:value-type="string">
            <text:p><text:a xlink:href="https://issues.apache.org/jira/browse/MATH-362" xlink:type="simple">https://issues.apache.org/jira/browse/MATH-362</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39" calcext:value-type="float">
            <text:p>39</text:p>
          </table:table-cell>
          <table:table-cell table:style-name="ce61" office:value-type="string" calcext:value-type="string">
            <text:p>convergence</text:p>
          </table:table-cell>
          <table:table-cell office:value-type="string" calcext:value-type="string">
            <text:p>too large first step with embedded Runge-Kutta integrators (Dormand-Prince 8(5,3) …)</text:p>
          </table:table-cell>
          <table:table-cell office:value-type="string" calcext:value-type="string">
            <text:p>Adaptive step size integrators compute the first step size by themselves if it is not provided. For embedded Runge-Kutta type, this step size is not checked against the integration range, so if the integration range is extremely short, this step size may evaluate the function out of the range (and in fact it tries afterward to go back, and fails to stop). Gragg-Bulirsch-Stoer integrators do not have this problem, the step size is checked and truncated if needed.</text:p>
          </table:table-cell>
          <table:table-cell office:value-type="string" calcext:value-type="string">
            <text:p>BUGFIX: adjust step size in EmbeddedRungeKuttaIntegrator.java TESTS: added new tests in DormandPrince853IntegratorTest.java and GraggBulirschStoerIntegratorTest.java </text:p>
          </table:table-cell>
          <table:table-cell office:value-type="string" calcext:value-type="string">
            <text:p>no</text:p>
          </table:table-cell>
          <table:table-cell office:value-type="string" calcext:value-type="string">
            <text:p><text:a xlink:href="https://github.com/apache/commons-math/commit/d277738885e78a9339f12ebf10c3c26eb538c1cf" xlink:type="simple">https://github.com/apache/commons-math/commit/d277738885e78a9339f12ebf10c3c26eb538c1cf</text:a></text:p>
          </table:table-cell>
          <table:table-cell office:value-type="string" calcext:value-type="string">
            <text:p><text:span text:style-name="T4"><text:a xlink:href="https://issues.apache.org/jira/browse/MATH-727" xlink:type="simple">https://issues.apache.org/jira/browse/MATH-727</text:a></text:span></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46" calcext:value-type="float">
            <text:p>46</text:p>
          </table:table-cell>
          <table:table-cell table:style-name="ce61" office:value-type="string" calcext:value-type="string">
            <text:p>software engineering</text:p>
          </table:table-cell>
          <table:table-cell office:value-type="string" calcext:value-type="string">
            <text:p>Division by zero</text:p>
          </table:table-cell>
          <table:table-cell office:value-type="string" calcext:value-type="string">
            <text:p>In class Complex, division by zero always returns NaN. I think that it should return NaN only when the numerator is also ZERO, otherwise the result should be INF.</text:p>
          </table:table-cell>
          <table:table-cell office:value-type="string" calcext:value-type="string">
            <text:p>“Won’t fix” issue. Seemed the fix was applied by the time the devs got to this issue?</text:p>
          </table:table-cell>
          <table:table-cell office:value-type="string" calcext:value-type="string">
            <text:p>no</text:p>
          </table:table-cell>
          <table:table-cell office:value-type="string" calcext:value-type="string">
            <text:p>n/a</text:p>
          </table:table-cell>
          <table:table-cell office:value-type="string" calcext:value-type="string">
            <text:p><text:span text:style-name="T4"><text:a xlink:href="https://issues.apache.org/jira/browse/MATH-657" xlink:type="simple">https://issues.apache.org/jira/browse/MATH-657</text:a></text:span></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50" calcext:value-type="float">
            <text:p>50</text:p>
          </table:table-cell>
          <table:table-cell table:style-name="ce61" office:value-type="string" calcext:value-type="string">
            <text:p>convergence</text:p>
          </table:table-cell>
          <table:table-cell office:value-type="string" calcext:value-type="string">
            <text:p>"RegulaFalsiSolver" failure</text:p>
          </table:table-cell>
          <table:table-cell office:value-type="string" calcext:value-type="string">
            <text:p>The following unit test: ```UnivariateRealSolver solver = new RegulaFalsiSolver(); <text:s text:c="4"/>double root = solver.solve(100, f, 1, 10); ``` fails with ```illegal state: maximal count (100) exceeded: evaluations```. Using "PegasusSolver", the answer is found after 17 evaluations.</text:p>
          </table:table-cell>
          <table:table-cell office:value-type="string" calcext:value-type="string">
            <text:p>BUG: As mentioned in the JIRA discussion, Regula Falsi algorithms fail to converge in certain problems, regardless of implementation. BUGFIX: Extended RegulaFalsiSolver documentation; Extended IllinoisSolver and PegasusSolver documentation to say they are better than RegulaFalsiSolver; ConvergenceException</text:p>
          </table:table-cell>
          <table:table-cell office:value-type="string" calcext:value-type="string">
            <text:p>yes</text:p>
          </table:table-cell>
          <table:table-cell office:value-type="string" calcext:value-type="string">
            <text:p><text:a xlink:href="https://github.com/apache/commons-math/commit/c0b4954297ce01b64487c09a1dcfcc0124f7053b" xlink:type="simple">https://github.com/apache/commons-math/commit/c0b4954297ce01b64487c09a1dcfcc0124f7053b</text:a></text:p>
          </table:table-cell>
          <table:table-cell office:value-type="string" calcext:value-type="string">
            <text:p><text:a xlink:href="https://issues.apache.org/jira/browse/MATH-631" xlink:type="simple">https://issues.apache.org/jira/browse/MATH-631</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35" calcext:value-type="float">
            <text:p>35</text:p>
          </table:table-cell>
          <table:table-cell table:style-name="ce61" office:value-type="string" calcext:value-type="string">
            <text:p>software engineering;unrelated</text:p>
          </table:table-cell>
          <table:table-cell office:value-type="string" calcext:value-type="string">
            <text:p>Need range checks for elitismRate in ElitisticListPopulation constructors</text:p>
          </table:table-cell>
          <table:table-cell office:value-type="string" calcext:value-type="string">
            <text:p>There is a range check for setting the elitismRate via ElitisticListPopulation's setElitismRate method, but not via the constructors.</text:p>
          </table:table-cell>
          <table:table-cell/>
          <table:table-cell office:value-type="string" calcext:value-type="string">
            <text:p>yes</text:p>
          </table:table-cell>
          <table:table-cell office:value-type="string" calcext:value-type="string">
            <text:p><text:a xlink:href="https://github.com/apache/commons-math/commit/b9ca51f09f38e5a4d73bcdafd09080c91670379c" xlink:type="simple">https://github.com/apache/commons-math/commit/b9ca51f09f38e5a4d73bcdafd09080c91670379c</text:a></text:p>
          </table:table-cell>
          <table:table-cell office:value-type="string" calcext:value-type="string">
            <text:p><text:a xlink:href="https://issues.apache.org/jira/browse/MATH-776" xlink:type="simple">https://issues.apache.org/jira/browse/MATH-776</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66" calcext:value-type="float">
            <text:p>66</text:p>
          </table:table-cell>
          <table:table-cell table:style-name="ce61" office:value-type="string" calcext:value-type="string">
            <text:p>convergence</text:p>
          </table:table-cell>
          <table:table-cell office:value-type="string" calcext:value-type="string">
            <text:p>Bugs in "BrentOptimizer"</text:p>
          </table:table-cell>
          <table:table-cell office:value-type="string" calcext:value-type="string">
            <text:p>I apologize for having provided a buggy implementation of Brent's optimization algorithm (class "BrentOptimizer" in package "optimization.univariate"). The unit tests didn't show that there was something wrong, although (from the "changes.xml" file) I discovered that, at the time, Luc had noticed something weird in the implementation's behaviour. Comparing with an implementation in Python, I could figure out the fixes. I'll modify "BrentOptimizer" and add a test. I also propose to change the name of the unit test class from "BrentMinimizerTest" to "BrentOptimizerTest".</text:p>
          </table:table-cell>
          <table:table-cell office:value-type="string" calcext:value-type="string">
            <text:p>BUGFIX: changed implementation of <text:s/>```private double localMin(UnivariateRealFunction f, GoalType goalType, double lo, double mid, double hi, double eps, double t)``` in BrentOptimizer.java to use what seems to be golden section step??? &lt;https://en.wikipedia.org/wiki/Golden-section_search&gt;</text:p>
          </table:table-cell>
          <table:table-cell office:value-type="string" calcext:value-type="string">
            <text:p>no</text:p>
          </table:table-cell>
          <table:table-cell office:value-type="string" calcext:value-type="string">
            <text:p>2 here: <text:a xlink:href="https://github.com/apache/commons-math/commit/58f407fc8a3329bd2d38451ad4c992dc71441097" xlink:type="simple">https://github.com/apache/commons-math/commit/58f407fc8a3329bd2d38451ad4c992dc71441097</text:a> ; <text:a xlink:href="https://github.com/apache/commons-math/commit/962315ba9322bb96d5b1941c4272501cc7cc050e" xlink:type="simple">https://github.com/apache/commons-math/commit/962315ba9322bb96d5b1941c4272501cc7cc050e</text:a></text:p>
          </table:table-cell>
          <table:table-cell office:value-type="string" calcext:value-type="string">
            <text:p><text:a xlink:href="https://issues.apache.org/jira/browse/MATH-395" xlink:type="simple">https://issues.apache.org/jira/browse/MATH-395</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0" calcext:value-type="float">
            <text:p>10</text:p>
          </table:table-cell>
          <table:table-cell table:style-name="ce61" office:value-type="string" calcext:value-type="string">
            <text:p>software engineering</text:p>
          </table:table-cell>
          <table:table-cell office:value-type="string" calcext:value-type="string">
            <text:p>DerivativeStructure.atan2(y,x) does not handle special cases properly</text:p>
          </table:table-cell>
          <table:table-cell office:value-type="string" calcext:value-type="string">
            <text:p>The four special cases +/-0 for both x and y should give the same values as Math.atan2 and FastMath.atan2. However, they give NaN for the value in all cases.</text:p>
          </table:table-cell>
          <table:table-cell/>
          <table:table-cell office:value-type="string" calcext:value-type="string">
            <text:p>no</text:p>
          </table:table-cell>
          <table:table-cell/>
          <table:table-cell office:value-type="string" calcext:value-type="string">
            <text:p><text:a xlink:href="https://issues.apache.org/jira/browse/MATH-935" xlink:type="simple">https://issues.apache.org/jira/browse/MATH-935</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27" calcext:value-type="float">
            <text:p>27</text:p>
          </table:table-cell>
          <table:table-cell table:style-name="ce61" office:value-type="string" calcext:value-type="string">
            <text:p>floating pt arithmetic</text:p>
          </table:table-cell>
          <table:table-cell office:value-type="string" calcext:value-type="string">
            <text:p>Fraction percentageValue rare overflow</text:p>
          </table:table-cell>
          <table:table-cell office:value-type="string" calcext:value-type="string">
            <text:p>The percentageValue() method of the Fraction class works by first multiplying the Fraction by 100, then converting the Fraction to a double. This causes overflows when the numerator is greater than Integer.MAX_VALUE/100, even when the value of the fraction is far below this value. <text:s/>The patch changes the method to first convert to a double value, and then multiply this value by 100 - the result should be the same, but with less overflows. An addition to the test for the method that covers this bug is also included. </text:p>
          </table:table-cell>
          <table:table-cell/>
          <table:table-cell office:value-type="string" calcext:value-type="string">
            <text:p>yes</text:p>
          </table:table-cell>
          <table:table-cell/>
          <table:table-cell office:value-type="string" calcext:value-type="string">
            <text:p><text:a xlink:href="https://issues.apache.org/jira/browse/MATH-835" xlink:type="simple">https://issues.apache.org/jira/browse/MATH-835</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96" calcext:value-type="float">
            <text:p>96</text:p>
          </table:table-cell>
          <table:table-cell table:style-name="ce61" office:value-type="string" calcext:value-type="string">
            <text:p>software engineering</text:p>
          </table:table-cell>
          <table:table-cell office:value-type="string" calcext:value-type="string">
            <text:p>Result of multiplying and equals for complex numbers is wrong</text:p>
          </table:table-cell>
          <table:table-cell office:value-type="string" calcext:value-type="string">
            <text:p>According to IEEE-754 (the standard that specifies double number representation), 0 is a signed value, so there are two different representations: +0 and -0, and there is a specific rule that say these two representations should always compare as equal. <text:s/>The fact the multiplication returns a real part as -0 is therefore correct behavior. The fact it is not equal to another value where +0 appears was an error in out implementation of the equal method.</text:p>
          </table:table-cell>
          <table:table-cell/>
          <table:table-cell office:value-type="string" calcext:value-type="string">
            <text:p>no</text:p>
          </table:table-cell>
          <table:table-cell/>
          <table:table-cell office:value-type="string" calcext:value-type="string">
            <text:p><text:a xlink:href="https://issues.apache.org/jira/browse/MATH-221" xlink:type="simple">https://issues.apache.org/jira/browse/MATH-221</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5" calcext:value-type="float">
            <text:p>15</text:p>
          </table:table-cell>
          <table:table-cell table:style-name="ce61" office:value-type="string" calcext:value-type="string">
            <text:p>floating pt arithmetic</text:p>
          </table:table-cell>
          <table:table-cell office:value-type="string" calcext:value-type="string">
            <text:p>.pow deviates from Math.pow for negative, finite base values with an exponent 2^52 &lt; y &lt; 2^53</text:p>
          </table:table-cell>
          <table:table-cell office:value-type="string" calcext:value-type="string">
            <text:p>pow(double,double): Math.pow(-1.0,5.000000000000001E15) = -1.0 FastMath.pow(-1.0,5.000000000000001E15) = 1.0 ===&gt; This is due to considering that power is an even integer if it is &gt;= 2^52, while you need to test that it is &gt;= 2^53 for it. ===&gt; replace "if (y &gt;= TWO_POWER_52 || y &lt;= -TWO_POWER_52)" with "if (y &gt;= 2*TWO_POWER_52 || y &lt;= -2*TWO_POWER_52)" and that solves it.</text:p>
          </table:table-cell>
          <table:table-cell office:value-type="string" calcext:value-type="string">
            <text:p>BUG: is the result of value overflow</text:p>
          </table:table-cell>
          <table:table-cell office:value-type="string" calcext:value-type="string">
            <text:p>no</text:p>
          </table:table-cell>
          <table:table-cell office:value-type="string" calcext:value-type="string">
            <text:p><text:a xlink:href="https://github.com/apache/commons-math/commit/6844aba987aaf32c85a4eb3fba3f6ccf9d7c8db6" xlink:type="simple">https://github.com/apache/commons-math/commit/6844aba987aaf32c85a4eb3fba3f6ccf9d7c8db6</text:a></text:p>
          </table:table-cell>
          <table:table-cell office:value-type="string" calcext:value-type="string">
            <text:p><text:a xlink:href="https://issues.apache.org/jira/browse/MATH-904" xlink:type="simple">https://issues.apache.org/jira/browse/MATH-904</text:a></text:p>
          </table:table-cell>
          <table:table-cell table:number-columns-repeated="101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1" calcext:value-type="float">
            <text:p>1</text:p>
          </table:table-cell>
          <table:table-cell table:style-name="ce27" office:value-type="string" calcext:value-type="string">
            <text:p>floating pt arithmetic</text:p>
          </table:table-cell>
          <table:table-cell table:style-name="ce64" office:value-type="string" calcext:value-type="string">
            <text:p>Fraction specified with maxDenominator and a value very close to a simple fraction should not throw an overflow exception</text:p>
          </table:table-cell>
          <table:table-cell table:style-name="ce64"/>
          <table:table-cell table:style-name="ce64" office:value-type="string" calcext:value-type="string">
            <text:p>BUG: the value for the denominator can overflow. <text:s/>BUGFIX: changes made in `src/main/java/org/apache/commons/math3/fraction/Fraction.java`. REMARK: an iterative algorithm is used to compute the numerator and denominator in the Fraction constructor.</text:p>
          </table:table-cell>
          <table:table-cell table:style-name="ce64" office:value-type="string" calcext:value-type="string">
            <text:p>yes</text:p>
          </table:table-cell>
          <table:table-cell table:style-name="ce64" office:value-type="string" calcext:value-type="string">
            <text:p>not found</text:p>
          </table:table-cell>
          <table:table-cell table:style-name="ce64" office:value-type="string" calcext:value-type="string">
            <text:p><text:a xlink:href="https://issues.apache.org/jira/browse/MATH-996" xlink:type="simple">https://issues.apache.org/jira/browse/MATH-996</text:a></text:p>
          </table:table-cell>
          <table:table-cell table:style-name="ce64" table:number-columns-repeated="101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34" calcext:value-type="float">
            <text:p>34</text:p>
          </table:table-cell>
          <table:table-cell table:style-name="ce27" office:value-type="string" calcext:value-type="string">
            <text:p>software engineering;unrelated</text:p>
          </table:table-cell>
          <table:table-cell table:style-name="ce64" office:value-type="string" calcext:value-type="string">
            <text:p>ListPopulation Iterator allows you to remove chromosomes from the population.</text:p>
          </table:table-cell>
          <table:table-cell table:style-name="ce64" office:value-type="string" calcext:value-type="string">
            <text:p>Calling the iterator method of ListPopulation returns an iterator of the protected modifiable list. Before returning the iterator we should wrap it in an unmodifiable list.</text:p>
          </table:table-cell>
          <table:table-cell table:style-name="ce64" office:value-type="string" calcext:value-type="string">
            <text:p>BUG: a getter function has the behavior of a mutator function</text:p>
          </table:table-cell>
          <table:table-cell table:style-name="ce64" office:value-type="string" calcext:value-type="string">
            <text:p>yes</text:p>
          </table:table-cell>
          <table:table-cell table:style-name="ce64"/>
          <table:table-cell table:style-name="ce64" office:value-type="string" calcext:value-type="string">
            <text:p><text:a xlink:href="https://issues.apache.org/jira/browse/MATH-779" xlink:type="simple">https://issues.apache.org/jira/browse/MATH-779</text:a></text:p>
          </table:table-cell>
          <table:table-cell table:style-name="ce64" table:number-columns-repeated="101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44" calcext:value-type="float">
            <text:p>44</text:p>
          </table:table-cell>
          <table:table-cell table:style-name="ce27" office:value-type="string" calcext:value-type="string">
            <text:p>convergence; state management</text:p>
          </table:table-cell>
          <table:table-cell table:style-name="ce64" office:value-type="string" calcext:value-type="string">
            <text:p>Incomplete reinitialization with some events handling</text:p>
          </table:table-cell>
          <table:table-cell table:style-name="ce64" office:value-type="string" calcext:value-type="string">
            <text:p>I get a bug with event handling: I track 2 events that occur in the same step, when the first one is accepted, it resets the state but the reinitialization is not complete and the second one becomes unable to find its way. I can't give my context, which is rather large, but I tried a patch that works for me, unfortunately it breaks the unit tests.</text:p>
          </table:table-cell>
          <table:table-cell table:style-name="ce64" office:value-type="string" calcext:value-type="string">
            <text:p>BUG: in a method called `acceptStep`, an iterator called `occuringEvents` contains integration steps as <text:s/>events (`EventState`). Sometimes the current integration step (`currentEvent`) resets in which case we need to discard the subsequent integration steps (using <text:s/>EventState `stepAccepted` method). If this is not done then invalid integration steps get called. REMARK: this is a software engineering bug (event handler) in a discrete step ODE solver.</text:p>
          </table:table-cell>
          <table:table-cell table:style-name="ce64" office:value-type="string" calcext:value-type="string">
            <text:p>yes</text:p>
          </table:table-cell>
          <table:table-cell table:style-name="ce64" office:value-type="string" calcext:value-type="string">
            <text:p><text:a xlink:href="https://github.com/apache/commons-math/commit/7980a24266d463bacc8f1271a83865a7d5638891" xlink:type="simple">https://github.com/apache/commons-math/commit/7980a24266d463bacc8f1271a83865a7d5638891</text:a></text:p>
          </table:table-cell>
          <table:table-cell table:style-name="ce64" office:value-type="string" calcext:value-type="string">
            <text:p><text:a xlink:href="https://issues.apache.org/jira/browse/MATH-695" xlink:type="simple">https://issues.apache.org/jira/browse/MATH-695</text:a></text:p>
          </table:table-cell>
          <table:table-cell table:style-name="ce64" office:value-type="string" calcext:value-type="string">
            <text:p>new test added at `src/test/java/org/apache/commons/math/ode/events/EventStateTest.java`; link &lt;<text:a xlink:href="http://127.0.0.1:7080/www.github.com/apache/commons-math@7980a24266d463bacc8f1271a83865a7d5638891/-/blob/src/test/java/org/apache/commons/math/ode/events/EventStateTest.java?utm_source=share" xlink:type="simple">http://127.0.0.1:7080/www.github.com/apache/commons-math@7980a24266d463bacc8f1271a83865a7d5638891/-/blob/src/test/java/org/apache/commons/math/ode/events/EventStateTest.java?utm_source=share</text:a>&gt;</text:p>
          </table:table-cell>
          <table:table-cell table:style-name="ce64" table:number-columns-repeated="3"/>
          <table:table-cell table:style-name="ce64" office:value-type="string" calcext:value-type="string">
            <text:p>Bug affects virtually all classes inheriting AbstractIntegrator.java (Adams-bashforth, Adams-moulton, Embedded RK, RK, Gragg-Bulirsch-Stoer)</text:p>
          </table:table-cell>
          <table:table-cell table:style-name="ce64"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95" calcext:value-type="float">
            <text:p>95</text:p>
          </table:table-cell>
          <table:table-cell table:style-name="ce27" office:value-type="string" calcext:value-type="string">
            <text:p>floating pt arithmetic</text:p>
          </table:table-cell>
          <table:table-cell table:style-name="ce64" office:value-type="string" calcext:value-type="string">
            <text:p>denominatorDegreeOfFreedom in FDistribution leads to IllegalArgumentsException in UnivariateRealSolverUtils.bracket</text:p>
          </table:table-cell>
          <table:table-cell table:style-name="ce64" table:number-columns-repeated="2"/>
          <table:table-cell table:style-name="ce64" office:value-type="string" calcext:value-type="string">
            <text:p>no</text:p>
          </table:table-cell>
          <table:table-cell table:style-name="ce64" office:value-type="string" calcext:value-type="string">
            <text:p><text:a xlink:href="https://github.com/apache/commons-math/commit/57e0c33a52a0f1e641161e6bf1278e63ee6384cc" xlink:type="simple">https://github.com/apache/commons-math/commit/57e0c33a52a0f1e641161e6bf1278e63ee6384cc</text:a></text:p>
          </table:table-cell>
          <table:table-cell table:style-name="ce64" office:value-type="string" calcext:value-type="string">
            <text:p><text:a xlink:href="https://issues.apache.org/jira/browse/MATH-227" xlink:type="simple">https://issues.apache.org/jira/browse/MATH-227</text:a></text:p>
          </table:table-cell>
          <table:table-cell table:style-name="ce64" office:value-type="string" calcext:value-type="string">
            <text:p><text:a xlink:href="http://127.0.0.1:7080/www.github.com/apache/commons-math/-/commit/57e0c33a52a0f1e641161e6bf1278e63ee6384cc" xlink:type="simple">http://127.0.0.1:7080/www.github.com/apache/commons-math/-/commit/57e0c33a52a0f1e641161e6bf1278e63ee6384cc</text:a>; <text:a xlink:href="http://127.0.0.1:7080/www.github.com/apache/commons-math/-/commit/dbd8ffb54f72f45acc644f1f16709dd549d0cfc9" xlink:type="simple">http://127.0.0.1:7080/www.github.com/apache/commons-math/-/commit/dbd8ffb54f72f45acc644f1f16709dd549d0cfc9</text:a></text:p>
          </table:table-cell>
          <table:table-cell table:style-name="ce64" table:number-columns-repeated="1011"/>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88" calcext:value-type="float">
            <text:p>88</text:p>
          </table:table-cell>
          <table:table-cell table:style-name="ce27" office:value-type="string" calcext:value-type="string">
            <text:p>floating pt arithmetic</text:p>
          </table:table-cell>
          <table:table-cell table:style-name="ce64" office:value-type="string" calcext:value-type="string">
            <text:p>Simplex Solver arrives at incorrect solution</text:p>
          </table:table-cell>
          <table:table-cell table:style-name="ce64" office:value-type="string" calcext:value-type="string">
            <text:p>Previously, there was a bug where we could set one of a number of variables equal to some value. We were setting all the variables instead of choosing one. When I patched that bug, I did it incorrectly. This is a correct implementation, which causes the old bug and the attached test to both pass.</text:p>
          </table:table-cell>
          <table:table-cell table:style-name="ce64"/>
          <table:table-cell table:style-name="ce64" office:value-type="string" calcext:value-type="string">
            <text:p>yes</text:p>
          </table:table-cell>
          <table:table-cell table:style-name="ce64" office:value-type="string" calcext:value-type="string">
            <text:p><text:a xlink:href="https://github.com/apache/commons-math/commit/ed813abf79e11a2c7ab7f2368acf8f3174db80e5" xlink:type="simple">https://github.com/apache/commons-math/commit/ed813abf79e11a2c7ab7f2368acf8f3174db80e5</text:a></text:p>
          </table:table-cell>
          <table:table-cell table:style-name="ce64" office:value-type="string" calcext:value-type="string">
            <text:p><text:a xlink:href="https://issues.apache.org/jira/browse/MATH-272" xlink:type="simple">https://issues.apache.org/jira/browse/MATH-272</text:a></text:p>
          </table:table-cell>
          <table:table-cell table:style-name="ce64" office:value-type="string" calcext:value-type="string">
            <text:p><text:a xlink:href="http://127.0.0.1:7080/www.github.com/apache/commons-math/-/commit/ed813abf79e11a2c7ab7f2368acf8f3174db80e5" xlink:type="simple">http://127.0.0.1:7080/www.github.com/apache/commons-math/-/commit/ed813abf79e11a2c7ab7f2368acf8f3174db80e5</text:a></text:p>
          </table:table-cell>
          <table:table-cell table:style-name="ce64" table:number-columns-repeated="1011"/>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79" calcext:value-type="float">
            <text:p>79</text:p>
          </table:table-cell>
          <table:table-cell table:style-name="ce27" office:value-type="string" calcext:value-type="string">
            <text:p>software engineering</text:p>
          </table:table-cell>
          <table:table-cell table:style-name="ce64" office:value-type="string" calcext:value-type="string">
            <text:p>NPE in KMeansPlusPlusClusterer unittest</text:p>
          </table:table-cell>
          <table:table-cell table:style-name="ce64" office:value-type="string" calcext:value-type="string">
            <text:p>When running this unittest, I am facing this NPE: java.lang.NullPointerException at org.apache.commons.math.stat.clustering.KmeansPlusPlusClusterer.assignPointsToClusters(KMeansPlusPlusClusterer.java:91)</text:p>
          </table:table-cell>
          <table:table-cell table:style-name="ce64" office:value-type="string" calcext:value-type="string">
            <text:p>The problem was due to overflow in MathUtils.distance() due to bad typing <text:s/>; the type was int instead of double.</text:p>
          </table:table-cell>
          <table:table-cell table:style-name="ce64" office:value-type="string" calcext:value-type="string">
            <text:p>no</text:p>
          </table:table-cell>
          <table:table-cell table:style-name="ce64" office:value-type="string" calcext:value-type="string">
            <text:p><text:a xlink:href="https://github.com/apache/commons-math/commit/ef9b639afc3dd8d1c35eab23cc9cb6b3a6a2c858" xlink:type="simple">https://github.com/apache/commons-math/commit/ef9b639afc3dd8d1c35eab23cc9cb6b3a6a2c858</text:a></text:p>
          </table:table-cell>
          <table:table-cell table:style-name="ce64" office:value-type="string" calcext:value-type="string">
            <text:p><text:a xlink:href="https://issues.apache.org/jira/browse/MATH-305" xlink:type="simple">https://issues.apache.org/jira/browse/MATH-305</text:a></text:p>
          </table:table-cell>
          <table:table-cell table:style-name="ce64" office:value-type="string" calcext:value-type="string">
            <text:p><text:a xlink:href="http://127.0.0.1:7080/www.github.com/apache/commons-math/-/commit/ef9b639afc3dd8d1c35eab23cc9cb6b3a6a2c858" xlink:type="simple">http://127.0.0.1:7080/www.github.com/apache/commons-math/-/commit/ef9b639afc3dd8d1c35eab23cc9cb6b3a6a2c858</text:a></text:p>
          </table:table-cell>
          <table:table-cell table:style-name="ce64" table:number-columns-repeated="1011"/>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14" calcext:value-type="float">
            <text:p>14</text:p>
          </table:table-cell>
          <table:table-cell table:style-name="ce27" office:value-type="string" calcext:value-type="string">
            <text:p>software engineering</text:p>
          </table:table-cell>
          <table:table-cell table:style-name="ce64" office:value-type="string" calcext:value-type="string">
            <text:p>new multivariate vector optimizers cannot be used with large number of weights</text:p>
          </table:table-cell>
          <table:table-cell table:style-name="ce64" office:value-type="string" calcext:value-type="string">
            <text:p><text:s text:c="2"/>When using the Weigth class to pass a large number of weights to multivariate vector optimizers, an nxn full matrix is created (and copied) when a n elements vector is used. This exhausts memory when n is large. <text:s/>This happens for example when using curve fitters (even simple curve fitters like polynomial ones for low degree) with large number of points. I encountered this with curve fitting on 41200 points, which created a matrix with 1.7 billion elements. </text:p>
          </table:table-cell>
          <table:table-cell table:style-name="ce64"/>
          <table:table-cell table:style-name="ce64" office:value-type="string" calcext:value-type="string">
            <text:p>yes</text:p>
          </table:table-cell>
          <table:table-cell table:style-name="ce64" office:value-type="string" calcext:value-type="string">
            <text:p><text:a xlink:href="https://github.com/apache/commons-math/commit/b07ecae3d60c4f0233f1a1d97eb35d4a678f39aa" xlink:type="simple">https://github.com/apache/commons-math/commit/b07ecae3d60c4f0233f1a1d97eb35d4a678f39aa</text:a></text:p>
          </table:table-cell>
          <table:table-cell table:style-name="ce64" office:value-type="string" calcext:value-type="string">
            <text:p><text:a xlink:href="https://issues.apache.org/jira/browse/MATH-924" xlink:type="simple">https://issues.apache.org/jira/browse/MATH-924</text:a></text:p>
          </table:table-cell>
          <table:table-cell table:style-name="ce64" office:value-type="string" calcext:value-type="string">
            <text:p><text:a xlink:href="http://127.0.0.1:7080/www.github.com/apache/commons-math/-/commit/b07ecae3d60c4f0233f1a1d97eb35d4a678f39aa" xlink:type="simple">http://127.0.0.1:7080/www.github.com/apache/commons-math/-/commit/b07ecae3d60c4f0233f1a1d97eb35d4a678f39aa</text:a> ; <text:a xlink:href="http://127.0.0.1:7080/www.github.com/apache/commons-math/-/commit/2836a6f9efcd30effe2f1125d47c38f62f96ed09" xlink:type="simple">http://127.0.0.1:7080/www.github.com/apache/commons-math/-/commit/2836a6f9efcd30effe2f1125d47c38f62f96ed09</text:a></text:p>
          </table:table-cell>
          <table:table-cell table:style-name="ce64" table:number-columns-repeated="1011"/>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92" calcext:value-type="float">
            <text:p>92</text:p>
          </table:table-cell>
          <table:table-cell table:style-name="ce27" office:value-type="string" calcext:value-type="string">
            <text:p>floating pt arithmetic</text:p>
          </table:table-cell>
          <table:table-cell table:style-name="ce64" office:value-type="string" calcext:value-type="string">
            <text:p>MathUtils.binomialCoefficient(n,k) fails for large results</text:p>
          </table:table-cell>
          <table:table-cell table:style-name="ce64"/>
          <table:table-cell table:style-name="ce64" office:value-type="string" calcext:value-type="string">
            <text:p>COMMENT: First, thanks for reporting this. Due to log/exp rounding and double/long conversion, the current code returns bad values for many long-representable values, starting as low as n = 48. The returned value can be off by as much as 200,000. The error in binomial(66, 29) is 214,880. All b(n,k) for n &lt; 48 are exact.</text:p>
          </table:table-cell>
          <table:table-cell table:style-name="ce64" office:value-type="string" calcext:value-type="string">
            <text:p>yes</text:p>
          </table:table-cell>
          <table:table-cell table:style-name="ce64" office:value-type="string" calcext:value-type="string">
            <text:p><text:a xlink:href="https://github.com/apache/commons-math/commit/944446a1a8a3004ddd81298e0e922e4d47b99997" xlink:type="simple">https://github.com/apache/commons-math/commit/944446a1a8a3004ddd81298e0e922e4d47b99997</text:a></text:p>
          </table:table-cell>
          <table:table-cell table:style-name="ce64" office:value-type="string" calcext:value-type="string">
            <text:p><text:a xlink:href="https://issues.apache.org/jira/browse/MATH-241" xlink:type="simple">https://issues.apache.org/jira/browse/MATH-241</text:a></text:p>
          </table:table-cell>
          <table:table-cell table:style-name="ce64" office:value-type="string" calcext:value-type="string">
            <text:p><text:a xlink:href="http://127.0.0.1:7080/www.github.com/apache/commons-math/-/commit/944446a1a8a3004ddd81298e0e922e4d47b99997" xlink:type="simple">http://127.0.0.1:7080/www.github.com/apache/commons-math/-/commit/944446a1a8a3004ddd81298e0e922e4d47b99997</text:a></text:p>
          </table:table-cell>
          <table:table-cell table:style-name="ce64" table:number-columns-repeated="1011"/>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7" calcext:value-type="float">
            <text:p>7</text:p>
          </table:table-cell>
          <table:table-cell table:style-name="ce27" office:value-type="string" calcext:value-type="string">
            <text:p>convergence; state management</text:p>
          </table:table-cell>
          <table:table-cell table:style-name="ce64" office:value-type="string" calcext:value-type="string">
            <text:p>event state not updated if an unrelated event triggers a RESET_STATE during ODE integration</text:p>
          </table:table-cell>
          <table:table-cell table:style-name="ce64" office:value-type="string" calcext:value-type="string">
            <text:p>When an ODE solver manages several different event types, there are some unwanted side effects. <text:s/>If one event handler asks for a RESET_STATE (for integration state) when its eventOccurred method is called, the other event handlers that did not trigger an event in the same step are not updated correctly, due to an early return. <text:s/>As a result, when the next step is processed with a reset integration state, the forgotten event still refer to the start date of the previous state. This implies that when these event handlers will be checked for In some cases, the function defining an event g(double t, double[] y) is called with state parameters y that are completely wrong. In one case when the y array should have contained values between -1 and +1, one function call got values up to 1.0e20.</text:p>
          </table:table-cell>
          <table:table-cell table:style-name="ce64" office:value-type="string" calcext:value-type="string">
            <text:p>Related to JIRA issue MATH-695. When a RESET_STATE was triggered, event states for events not triggered in the same step were not updated properly. MATH-950</text:p>
          </table:table-cell>
          <table:table-cell table:style-name="ce64" office:value-type="string" calcext:value-type="string">
            <text:p>yes</text:p>
          </table:table-cell>
          <table:table-cell table:style-name="ce64" office:value-type="string" calcext:value-type="string">
            <text:p><text:a xlink:href="https://github.com/apache/commons-math/commit/424cbd201ca5969181d68cff99d8b9b77a41cefe" xlink:type="simple">https://github.com/apache/commons-math/commit/424cbd201ca5969181d68cff99d8b9b77a41cefe</text:a></text:p>
          </table:table-cell>
          <table:table-cell table:style-name="ce64" office:value-type="string" calcext:value-type="string">
            <text:p><text:a xlink:href="https://issues.apache.org/jira/browse/MATH-950" xlink:type="simple">https://issues.apache.org/jira/browse/MATH-950</text:a></text:p>
          </table:table-cell>
          <table:table-cell table:style-name="ce64" office:value-type="string" calcext:value-type="string">
            <text:p><text:a xlink:href="http://127.0.0.1:7080/www.github.com/apache/commons-math/-/commit/424cbd201ca5969181d68cff99d8b9b77a41cefe" xlink:type="simple">http://127.0.0.1:7080/www.github.com/apache/commons-math/-/commit/424cbd201ca5969181d68cff99d8b9b77a41cefe</text:a></text:p>
          </table:table-cell>
          <table:table-cell table:style-name="ce64" table:number-columns-repeated="1011"/>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61" calcext:value-type="float">
            <text:p>61</text:p>
          </table:table-cell>
          <table:table-cell table:style-name="ce27" office:value-type="string" calcext:value-type="string">
            <text:p>software engineering</text:p>
          </table:table-cell>
          <table:table-cell table:style-name="ce64" office:value-type="string" calcext:value-type="string">
            <text:p>Dangerous code in "PoissonDistributionImpl"</text:p>
          </table:table-cell>
          <table:table-cell table:style-name="ce64" office:value-type="string" calcext:value-type="string">
            <text:p>(1) Overridable methods are called within the constructor. (2) The reference "z" is stored and modified within the class. <text:s/>I've encountered problem (1) in several classes while working on issue 348. In those cases, in order to remove potential problems, I copied/pasted the body of the "setter" methods inside the constructor but I think that a more elegant solution would be to remove the "setters" altogether (i.e. make the classes immutable). Problem (2) can also create unexpected behaviour. Is it really necessary to pass the "NormalDistribution" object; can't it be always created within the class?</text:p>
          </table:table-cell>
          <table:table-cell table:style-name="ce64"/>
          <table:table-cell table:style-name="ce64" office:value-type="string" calcext:value-type="string">
            <text:p>no</text:p>
          </table:table-cell>
          <table:table-cell table:style-name="ce64"/>
          <table:table-cell table:style-name="ce64" office:value-type="string" calcext:value-type="string">
            <text:p><text:a xlink:href="https://issues.apache.org/jira/browse/MATH-349" xlink:type="simple">https://issues.apache.org/jira/browse/MATH-349</text:a></text:p>
          </table:table-cell>
          <table:table-cell table:style-name="ce64" table:number-columns-repeated="101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65" calcext:value-type="float">
            <text:p>65</text:p>
          </table:table-cell>
          <table:table-cell table:style-name="ce27" office:value-type="string" calcext:value-type="string">
            <text:p>floating pt arithmetic</text:p>
          </table:table-cell>
          <table:table-cell table:style-name="ce64" office:value-type="string" calcext:value-type="string">
            <text:p>weight versus sigma in AbstractLeastSquares</text:p>
          </table:table-cell>
          <table:table-cell table:style-name="ce64" office:value-type="string" calcext:value-type="string">
            <text:p>In AbstractLeastSquares, residualsWeights contains the WEIGHTS assigned to each observation. In the method getRMS(), these weights are multiplicative as they should. unlike in getChiSquare() where it appears at the denominator! If the weight is really the weight of the observation, it should multiply the square of the residual even in the computation of the chi2. <text:s/>Once corrected, getRMS() can even reduce <text:s/>public double getRMS() {return Math.sqrt(getChiSquare()/rows);} </text:p>
          </table:table-cell>
          <table:table-cell table:style-name="ce64"/>
          <table:table-cell table:style-name="ce64" office:value-type="string" calcext:value-type="string">
            <text:p>yes</text:p>
          </table:table-cell>
          <table:table-cell table:style-name="ce64" office:value-type="string" calcext:value-type="string">
            <text:p>not found</text:p>
          </table:table-cell>
          <table:table-cell table:style-name="ce64" office:value-type="string" calcext:value-type="string">
            <text:p><text:a xlink:href="https://issues.apache.org/jira/browse/MATH-377" xlink:type="simple">https://issues.apache.org/jira/browse/MATH-377</text:a></text:p>
          </table:table-cell>
          <table:table-cell table:style-name="ce64" table:number-columns-repeated="1012"/>
        </table:table-row>
        <table:table-row table:style-name="ro1">
          <table:table-cell table:style-name="Default" office:value-type="string" calcext:value-type="string">
            <text:p>Boost C++ Libraries</text:p>
          </table:table-cell>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x</text:p>
          </table:table-cell>
          <table:table-cell/>
          <table:table-cell office:value-type="string" calcext:value-type="string">
            <text:p>#3408: gamma distribution's quantile performance</text:p>
          </table:table-cell>
          <table:table-cell table:number-columns-repeated="2"/>
          <table:table-cell office:value-type="string" calcext:value-type="string">
            <text:p>x</text:p>
          </table:table-cell>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table-cell table:style-name="ce66" office:value-type="date" office:date-value="2009-10-01" calcext:value-type="date">
            <text:p>2009-10-01</text:p>
          </table:table-cell>
          <table:table-cell office:value-type="string" calcext:value-type="string">
            <text:p>Opimization patches involving Halley's method</text:p>
          </table:table-cell>
          <table:table-cell table:number-columns-repeated="1007"/>
        </table:table-row>
        <table:table-row table:style-name="ro1">
          <table:table-cell table:style-name="Default" office:value-type="string" calcext:value-type="string">
            <text:p>Boost C++ Libraries</text:p>
          </table:table-cell>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x</text:p>
          </table:table-cell>
          <table:table-cell/>
          <table:table-cell office:value-type="string" calcext:value-type="string">
            <text:p>#10498: Boost.Odeint: Infinite loop in integrate_adaptive with rosenbrock4 dense output stepper</text:p>
          </table:table-cell>
          <table:table-cell table:number-columns-repeated="2"/>
          <table:table-cell office:value-type="string" calcext:value-type="string">
            <text:p>x</text:p>
          </table:table-cell>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table-cell table:style-name="ce66" office:value-type="date" office:date-value="2014-09-12" calcext:value-type="date">
            <text:p>2014-09-12</text:p>
          </table:table-cell>
          <table:table-cell table:number-columns-repeated="1008"/>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floating pt arithmetic</text:p>
          </table:table-cell>
          <table:table-cell table:style-name="ce51" office:value-type="string" calcext:value-type="string">
            <text:p>BUG: Fix 9890 query_ball_point returns wrong result when p is large</text:p>
          </table:table-cell>
          <table:table-cell table:number-columns-repeated="2"/>
          <table:table-cell office:value-type="string" calcext:value-type="string">
            <text:p>x</text:p>
          </table:table-cell>
          <table:table-cell office:value-type="string" calcext:value-type="string">
            <text:p><text:a xlink:href="https://github.com/scipy/scipy/commit/edfb7aeba54b5f6f26c7f71b1c5f7771179352cb" xlink:type="simple">https://github.com/scipy/scipy/commit/edfb7aeba54b5f6f26c7f71b1c5f7771179352cb</text:a></text:p>
          </table:table-cell>
          <table:table-cell table:style-name="ce51" office:value-type="string" calcext:value-type="string">
            <text:p><text:a xlink:href="https://github.com/scipy/scipy/pull/9892" xlink:type="simple">https://github.com/scipy/scipy/pull/9892</text:a></text:p>
          </table:table-cell>
          <table:table-cell table:style-name="ce51" table:number-columns-repeated="2"/>
          <table:table-cell/>
          <table:table-cell table:style-name="ce51"/>
          <table:table-cell table:style-name="ce51" office:value-type="string" calcext:value-type="string">
            <text:p>Not clear if bug relates to solver convergence</text:p>
          </table:table-cell>
          <table:table-cell table:style-name="ce51" table:number-columns-repeated="1007"/>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table:style-name="ce51" office:value-type="string" calcext:value-type="string">
            <text:p>fourier_gaussian returning strange result</text:p>
          </table:table-cell>
          <table:table-cell office:value-type="string" calcext:value-type="string">
            <text:p>When running fourier_gaussian from SciPy's ndimage, seem to be getting an inaccurate result with SciPy 1.0.0+. The problem is not present in SciPy pre-1.0.0 (e.g. 0.19.1).</text:p>
          </table:table-cell>
          <table:table-cell/>
          <table:table-cell office:value-type="string" calcext:value-type="string">
            <text:p>x</text:p>
          </table:table-cell>
          <table:table-cell office:value-type="string" calcext:value-type="string">
            <text:p><text:a xlink:href="https://github.com/scipy/scipy/pull/9229/commits/8856ccab5396e08f95c7b27edd33930a2df800c5" xlink:type="simple">https://github.com/scipy/scipy/pull/9229/commits/8856ccab5396e08f95c7b27edd33930a2df800c5</text:a></text:p>
          </table:table-cell>
          <table:table-cell table:style-name="ce51" office:value-type="string" calcext:value-type="string">
            <text:p><text:a xlink:href="https://github.com/scipy/scipy/issues/9194" xlink:type="simple">https://github.com/scipy/scipy/issues/9194</text:a></text:p>
          </table:table-cell>
          <table:table-cell table:style-name="ce51" table:number-columns-repeated="2"/>
          <table:table-cell/>
          <table:table-cell table:style-name="ce51"/>
          <table:table-cell table:style-name="ce51" office:value-type="string" calcext:value-type="string">
            <text:p>Relates to Fourier Gaussian transform(?) &lt;<text:a xlink:href="http://mathworld.wolfram.com/FourierTransformGaussian.html" xlink:type="simple">http://mathworld.wolfram.com/FourierTransformGaussian.html</text:a>&gt;</text:p>
          </table:table-cell>
          <table:table-cell table:style-name="ce51" table:number-columns-repeated="1007"/>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table:style-name="ce28" office:value-type="string" calcext:value-type="string">
            <text:p>ERROR: Broyden-Fletcher-Goldfarb-Shanno optimization routine (Trac #227)</text:p>
          </table:table-cell>
          <table:table-cell/>
          <table:table-cell office:value-type="string" calcext:value-type="string">
            <text:p>No useful details in issue posting</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github.com/scipy/scipy/issues/754" xlink:type="simple">https://github.com/scipy/scipy/issues/754</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floating pt arithmetic</text:p>
          </table:table-cell>
          <table:table-cell table:style-name="ce28" office:value-type="string" calcext:value-type="string">
            <text:p>scipy.special.jn(2,0) returns nan (Trac #215)</text:p>
          </table:table-cell>
          <table:table-cell/>
          <table:table-cell office:value-type="string" calcext:value-type="string">
            <text:p>COMMENT: The problem lies in scipy/Lib/special/cephes/jn.c on line 85. if( n == 2 ) return( sign * (2.0 * j1(x) / x - j0(x)) ); <text:s/>In the jn(2,0) case, we end up dividing by zero. The recurrence relationship for higher orders doesn't seem to end up doing this. </text:p>
          </table:table-cell>
          <table:table-cell office:value-type="string" calcext:value-type="string">
            <text:p>x</text:p>
          </table:table-cell>
          <table:table-cell office:value-type="string" calcext:value-type="string">
            <text:p><text:a xlink:href="https://github.com/scipy/scipy/commit/29ea57d6f4379b9bf320be559c9ad7d05aac06e7" xlink:type="simple">https://github.com/scipy/scipy/commit/29ea57d6f4379b9bf320be559c9ad7d05aac06e7</text:a></text:p>
          </table:table-cell>
          <table:table-cell office:value-type="string" calcext:value-type="string">
            <text:p><text:span text:style-name="T4"><text:a xlink:href="https://github.com/scipy/scipy/issues/742" xlink:type="simple">https://github.com/scipy/scipy/issues/742</text:a></text:span></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table:style-name="ce28" office:value-type="string" calcext:value-type="string">
            <text:p>scipy.interpolate.UniveriateSpline.integral broken. (Trac #282)</text:p>
          </table:table-cell>
          <table:table-cell office:value-type="string" calcext:value-type="string">
            <text:p>scipy.interpolate.UniveriateSpline.integral and scipy.interpolate.InterpolatedUniveriateSpline.integral are broken.</text:p>
          </table:table-cell>
          <table:table-cell office:value-type="string" calcext:value-type="string">
            <text:p>BUGFIX: the wronge length array is passed to dfitpack.splint()</text:p>
          </table:table-cell>
          <table:table-cell office:value-type="string" calcext:value-type="string">
            <text:p>x</text:p>
          </table:table-cell>
          <table:table-cell office:value-type="string" calcext:value-type="string">
            <text:p>not found</text:p>
          </table:table-cell>
          <table:table-cell office:value-type="string" calcext:value-type="string">
            <text:p><text:span text:style-name="T4"><text:a xlink:href="https://github.com/scipy/scipy/issues/809" xlink:type="simple">https://github.com/scipy/scipy/issues/809</text:a></text:span></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table:style-name="ce28" office:value-type="string" calcext:value-type="string">
            <text:p>Callback function is broken in linalg.gmres (Trac #360)</text:p>
          </table:table-cell>
          <table:table-cell office:value-type="string" calcext:value-type="string">
            <text:p>Here is the output of the test … The residual by callback is 0.00354859111744 but should be 2.30054955987e-10 </text:p>
          </table:table-cell>
          <table:table-cell office:value-type="string" calcext:value-type="string">
            <text:p>I am categorizing this as a software engineering bug because it relates to a routine not tracking convergence, and there is no problem with the convergence itself. COMMENT: The problem is that the wrapped GMRES routine does not need to build the intermediate iterates x to compute the residual. See http://www.netlib.org/linalg/html_templates/node29.html For performance this is a good thing, but for tracking convergence not …</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github.com/scipy/scipy/issues/887" xlink:type="simple">https://github.com/scipy/scipy/issues/887</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not a bug</text:p>
          </table:table-cell>
          <table:table-cell office:value-type="string" calcext:value-type="string">
            <text:p>scipy.optimize.fmin_bfgs fails without warning (Trac #390)</text:p>
          </table:table-cell>
          <table:table-cell office:value-type="string" calcext:value-type="string">
            <text:p>On the particular attached test case (buggy.py using dataset from buggy.dat), the fitting routine scipy.optimize.fmin_bfgs will fail without warning, while it definitely did not converge: … When using random dataset (uncomment line 47), it converges most of the time, but for this report, I saved a particular dataset for which the fit failed. I tested the jacobians, which are OK.</text:p>
          </table:table-cell>
          <table:table-cell office:value-type="string" calcext:value-type="string">
            <text:p>Bug relates to the properties of the algorithm itself and not the implementation. COMMENT: Testing out the code, it appears to be settling on a local minimum (which is definitely not a global minimum). I'm afraid that is a known shortcoming of this method and not a bug. COMMENT: Agree: the routine gets lost in a local minimum (actually a plateau), where indeed the chi2 jacobian gets arbitrary close to 0 (see attached figures, in particular buggy_space.png). So it's probably not a bug indeed (altough I wish the routine could issue a warning).</text:p>
          </table:table-cell>
          <table:table-cell office:value-type="string" calcext:value-type="string">
            <text:p>x</text:p>
          </table:table-cell>
          <table:table-cell office:value-type="string" calcext:value-type="string">
            <text:p>n/a</text:p>
          </table:table-cell>
          <table:table-cell office:value-type="string" calcext:value-type="string">
            <text:p><text:a xlink:href="https://github.com/scipy/scipy/issues/917" xlink:type="simple">https://github.com/scipy/scipy/issues/917</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office:value-type="string" calcext:value-type="string">
            <text:p>interpolate.fitpack.bisplrep crashes trying to look-up a status message (Trac #541)</text:p>
          </table:table-cell>
          <table:table-cell office:value-type="string" calcext:value-type="string">
            <text:p>The function bisplrep in fitpack.py crashes in the (fairly rare) circumstance that quiet=1 and the fitting system is "rank deficient". In this case the return value ier &lt; -2, and the corresponding message is looked-up in the dictionary _iermess2. The correct message has key -3, but ier can be &lt; -3, in which case the function crashes with a !KeyError. This is actually fixed in the line below, creating a new variable from ier with limited the range (ierm=min(11,max(-3,ier))) for future uses with _iermess2. This line just needs to be moved above the first potential access of _iermess2, and ier changed to ierm: …</text:p>
          </table:table-cell>
          <table:table-cell/>
          <table:table-cell office:value-type="string" calcext:value-type="string">
            <text:p>x</text:p>
          </table:table-cell>
          <table:table-cell office:value-type="string" calcext:value-type="string">
            <text:p><text:a xlink:href="https://github.com/scipy/scipy/commit/780c35c50095119cab96fc7bc5756bc1fd531fdc" xlink:type="simple">https://github.com/scipy/scipy/commit/780c35c50095119cab96fc7bc5756bc1fd531fdc</text:a></text:p>
          </table:table-cell>
          <table:table-cell office:value-type="string" calcext:value-type="string">
            <text:p><text:a xlink:href="https://github.com/scipy/scipy/issues/1068" xlink:type="simple">https://github.com/scipy/scipy/issues/1068</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unrelated</text:p>
          </table:table-cell>
          <table:table-cell office:value-type="string" calcext:value-type="string">
            <text:p>No documentation for which integrators that is available in integrate.ode (Trac #644)</text:p>
          </table:table-cell>
          <table:table-cell/>
          <table:table-cell office:value-type="string" calcext:value-type="string">
            <text:p>I am noticing many issues relating to documentation.</text:p>
          </table:table-cell>
          <table:table-cell office:value-type="string" calcext:value-type="string">
            <text:p>x</text:p>
          </table:table-cell>
          <table:table-cell office:value-type="string" calcext:value-type="string">
            <text:p><text:a xlink:href="https://github.com/scipy/scipy/commit/6fceaf18d674a43788ae98b53d33c00fb119204d" xlink:type="simple">https://github.com/scipy/scipy/commit/6fceaf18d674a43788ae98b53d33c00fb119204d</text:a></text:p>
          </table:table-cell>
          <table:table-cell office:value-type="string" calcext:value-type="string">
            <text:p><text:a xlink:href="https://github.com/scipy/scipy/issues/1171" xlink:type="simple">https://github.com/scipy/scipy/issues/1171</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Import problem in scipy.interpolate.lagrange (Trac #626)</text:p>
          </table:table-cell>
          <table:table-cell office:value-type="string" calcext:value-type="string">
            <text:p>scipy/interpolate/interpolate.py is missing an import for numpy.poly1d … The problem appears in svn trunk: http://svn.scipy.org/svn/scipy/trunk/scipy/interpolate/interpolate.py It can (I think) be fixed by adding 'poly1d' into the 'from numpy import...' list. It looks like the problem has existed since changeset 3068.</text:p>
          </table:table-cell>
          <table:table-cell office:value-type="string" calcext:value-type="string">
            <text:p>I am noticing many issues relating to import and software dependencies.</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github.com/scipy/scipy/issues/1153" xlink:type="simple">https://github.com/scipy/scipy/issues/1153</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table:style-name="ce63" office:value-type="string" calcext:value-type="string">
            <text:p>Cannot multiply sparse matrix by a dense matrix. (Trac #680)</text:p>
          </table:table-cell>
          <table:table-cell table:number-columns-repeated="2"/>
          <table:table-cell office:value-type="string" calcext:value-type="string">
            <text:p>x</text:p>
          </table:table-cell>
          <table:table-cell office:value-type="string" calcext:value-type="string">
            <text:p><text:a xlink:href="https://github.com/scipy/scipy/commit/c404a34388d1b103519c1cbbc762645a5c299a72" xlink:type="simple">https://github.com/scipy/scipy/commit/c404a34388d1b103519c1cbbc762645a5c299a72</text:a></text:p>
          </table:table-cell>
          <table:table-cell office:value-type="string" calcext:value-type="string">
            <text:p><text:a xlink:href="https://github.com/scipy/scipy/issues/1207" xlink:type="simple">https://github.com/scipy/scipy/issues/1207</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interpolate.interp2d does not accept rectangular domains (Trac #703)</text:p>
          </table:table-cell>
          <table:table-cell office:value-type="string" calcext:value-type="string">
            <text:p>The documentation says there are two ways to instantiate the class. The first works for data sampled on a regular grid, and involves passing row and column co-ordinates as the x and y parameters as in x = [0, 1, 2]; y = [0, 1] <text:s/>The second involves explicit co-ordinates for each sample, with the x co-ordinates in the x parameter and the y co-ordinates in the y parameter as in <text:s/>x = [0, 1, 2, 0, 1, 2]; y = [0, 0, 0, 1, 1, 1] <text:s/>I have attempted both of these techniques with a rectangular domain and they both fail. <text:s/>The first method fails with the error "x and y must have equal lengths". If this is a deliberate limitation of the class then that should be stated in the documentation. (but I would ask that it be relaxed instead, because it's inconvenient) <text:s/>The second method fails with "signed integer is greater than maximum".</text:p>
          </table:table-cell>
          <table:table-cell/>
          <table:table-cell office:value-type="string" calcext:value-type="string">
            <text:p>x</text:p>
          </table:table-cell>
          <table:table-cell office:value-type="string" calcext:value-type="string">
            <text:p><text:a xlink:href="https://github.com/scipy/scipy/commit/400a466bb5a2e31b14841cfb472d80583161f3aa" xlink:type="simple">https://github.com/scipy/scipy/commit/400a466bb5a2e31b14841cfb472d80583161f3aa</text:a></text:p>
          </table:table-cell>
          <table:table-cell office:value-type="string" calcext:value-type="string">
            <text:p><text:a xlink:href="https://github.com/scipy/scipy/issues/1230" xlink:type="simple">https://github.com/scipy/scipy/issues/1230</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office:value-type="string" calcext:value-type="string">
            <text:p>scipy.stats.vonmises.pdf has discontinuous (and inaccurate) behaviour (Trac #748)</text:p>
          </table:table-cell>
          <table:table-cell office:value-type="string" calcext:value-type="string">
            <text:p>The PDF has a switch at b=100, purely to ensure consistency with the (non-buggy) CDF (rather than accuracy). This could pose a problem for fitting procedures, as the differences in likelihood (log PDF) are substantial: <text:s/>In [74]: np.log(scipy.stats.vonmises(99.999).pdf(-0.999*np.pi)); Out[74]: -198.615121294; <text:s/>In [75]: np.log(scipy.stats.vonmises(100).pdf(-0.999*np.pi)); Out[75]: -491.110106535; <text:s/>In [76]: np.log(scipy.stats.vonmises(100.001).pdf(-0.999*np.pi)); Out[76]: -491.115026472;</text:p>
          </table:table-cell>
          <table:table-cell/>
          <table:table-cell office:value-type="string" calcext:value-type="string">
            <text:p>x</text:p>
          </table:table-cell>
          <table:table-cell office:value-type="string" calcext:value-type="string">
            <text:p><text:a xlink:href="https://github.com/scipy/scipy/commit/418d542ef290448c59ca0ec418e1740d9298eb52" xlink:type="simple">https://github.com/scipy/scipy/commit/418d542ef290448c59ca0ec418e1740d9298eb52</text:a></text:p>
          </table:table-cell>
          <table:table-cell office:value-type="string" calcext:value-type="string">
            <text:p><text:a xlink:href="https://github.com/scipy/scipy/issues/1275" xlink:type="simple">https://github.com/scipy/scipy/issues/1275</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Strange subclassing behavior for `UnivariateSpline` (Trac #731)</text:p>
          </table:table-cell>
          <table:table-cell office:value-type="string" calcext:value-type="string">
            <text:p>I've encountered some very strange behavior with UnivariateSpline. If I run the code … This seems to happen because the different range (or different "flattness"?) of values causes the s1 and s3 objects to be defined differently from the the s2 object: … s1, s2 and s3 are all instances of DerivedSpline. How can they have different methods? <text:s/>I've seen this behavior both with SciPy 0.7.0.dev4200 on a Leopard Mac and with 0.6.0 on a Debian etch machine. <text:s/>(For anybody wondering why I would want to do any of this in the first place, I've got optical absorption data that drops precipitously from 106 cm-1 to 10 cm**-1 over a few tens of nanometers in wavelength. It seemed to me that I would capture this shoulder more faithfully if I splined the log of the data, but I ultimately need absorption, not log(absorption))</text:p>
          </table:table-cell>
          <table:table-cell office:value-type="string" calcext:value-type="string">
            <text:p>Relates to objects switching class(?) COMMENT: interpolate.UnivariateSpline does some horrible self.class assignments, which will mess up subclassing (and probably not only that). <text:s/>See scipy.interpolate.fitpack2.UnivariateSpline.reset_class(). <text:s/>Now, this is IMHO not how it should work; the class-changing magick should be in new or in a factory class method, or preferably completely absent, as the behaviour is quite surprising --- and I believe, not very useful.</text:p>
          </table:table-cell>
          <table:table-cell office:value-type="string" calcext:value-type="string">
            <text:p>x</text:p>
          </table:table-cell>
          <table:table-cell office:value-type="string" calcext:value-type="string">
            <text:p><text:a xlink:href="https://github.com/scipy/scipy/commit/d5a500df4c96c64effa5cc83e91921dd26bfceab" xlink:type="simple">https://github.com/scipy/scipy/commit/d5a500df4c96c64effa5cc83e91921dd26bfceab</text:a></text:p>
          </table:table-cell>
          <table:table-cell office:value-type="string" calcext:value-type="string">
            <text:p><text:a xlink:href="https://github.com/scipy/scipy/issues/1258" xlink:type="simple">https://github.com/scipy/scipy/issues/1258</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office:value-type="string" calcext:value-type="string">
            <text:p>optimize.broyden* termination conditions (Trac #791)</text:p>
          </table:table-cell>
          <table:table-cell office:value-type="string" calcext:value-type="string">
            <text:p>The optimize.broyden1/2/3 methods currently offer only the number of iterations as a termination condition. <text:s/>This is, however, often not very useful. Users of optimization/root-finding algorithms typically except the algorithm to terminate when certain tolerances (on residuals or estimated accuracy) are met, or when a maximum for number of iterations is reached. <text:s/>Also, if Broyden methods are run to extremely close to the solution, the step length decreases, which eventually causes problems (in the Jacobian update, I believe). Consider a simple problem for which the default value of 'iter' is too large: …</text:p>
          </table:table-cell>
          <table:table-cell office:value-type="string" calcext:value-type="string">
            <text:p>Relates to implementation of Broyden's method. The bugfix was incorporated in a complete(?) rewrite of the entire scipy.optimize.nonlin module.</text:p>
          </table:table-cell>
          <table:table-cell office:value-type="string" calcext:value-type="string">
            <text:p>x</text:p>
          </table:table-cell>
          <table:table-cell office:value-type="string" calcext:value-type="string">
            <text:p><text:a xlink:href="https://github.com/scipy/scipy/commit/0c9c174c3a7aa28d579a567b20ef41b137af06da" xlink:type="simple">https://github.com/scipy/scipy/commit/0c9c174c3a7aa28d579a567b20ef41b137af06da</text:a></text:p>
          </table:table-cell>
          <table:table-cell office:value-type="string" calcext:value-type="string">
            <text:p><text:a xlink:href="https://github.com/scipy/scipy/issues/1318" xlink:type="simple">https://github.com/scipy/scipy/issues/1318</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Segmentation fault in interpolate.interp2d for too many data points (Trac #776)</text:p>
          </table:table-cell>
          <table:table-cell office:value-type="string" calcext:value-type="string">
            <text:p>Scipy SVN fcd4acf, 32-bit Ubuntu system. <text:s/>interpolate.interp2d segfaults when there are too many data points (but not enough to cause immediate lwrk overflow, which would be detected): … On another (64-bit Debian) machine, this results to a MemoryError in _fitpack._surfit. <text:s/>gdb shows …</text:p>
          </table:table-cell>
          <table:table-cell office:value-type="string" calcext:value-type="string">
            <text:p>Relates to compiler optimization errors. COMMENT: think I have a partial solution. I've been having this problem on Ubuntu with self compiled scipy and decided to try and fix it. The crash was occurring in scipy/interpolate/fitpack/fprank.f. With poor gdb skills I resorted to putting print statements in fprank.f to try and get some idea of where the fault occurred. As I seemed to be closing in on the error location it would jump to further down the subroutine, until eventually, with enough print statements it passed, printing a warning about "No more knots can be added...". <text:s/>This suggested compiler optimisations are the problem, so I compiled scipy using config_fc --noopt and not more segmentation fault. <text:s/>I'm afraid its enough for me that it now doesn't crash, and I haven't got time to do more investigation. <text:s/>Here's some (relevant?) information:</text:p>
          </table:table-cell>
          <table:table-cell office:value-type="string" calcext:value-type="string">
            <text:p>x</text:p>
          </table:table-cell>
          <table:table-cell office:value-type="string" calcext:value-type="string">
            <text:p>2 here: <text:a xlink:href="https://github.com/scipy/scipy/commit/d929309aba318db87df4d1a385ee302f8be31f7a" xlink:type="simple">https://github.com/scipy/scipy/commit/d929309aba318db87df4d1a385ee302f8be31f7a</text:a> ; <text:a xlink:href="https://github.com/scipy/scipy/commit/44dd51977acc340f7cd97e828b6acbcac393ca8a" xlink:type="simple">https://github.com/scipy/scipy/commit/44dd51977acc340f7cd97e828b6acbcac393ca8a</text:a></text:p>
          </table:table-cell>
          <table:table-cell office:value-type="string" calcext:value-type="string">
            <text:p><text:a xlink:href="https://github.com/scipy/scipy/issues/1303" xlink:type="simple">https://github.com/scipy/scipy/issues/1303</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fmin_bfgs inconsistent with other optimizers while handling 2+D matrices (Trac #843)</text:p>
          </table:table-cell>
          <table:table-cell office:value-type="string" calcext:value-type="string">
            <text:p>When given an initial guess being a 2D matrix the bfgs solver hangs with the following traceback:</text:p>
          </table:table-cell>
          <table:table-cell office:value-type="string" calcext:value-type="string">
            <text:p>Relates to the Broyden–Fletcher–Goldfarb–Shanno (BFGS) algorithm ... whereas other solvers from this family do not, because all of them flatten the matrix into vector. To be consistent I propose flatenning the matrix instead of squeezing. I attach the diff against 0.7beta.</text:p>
          </table:table-cell>
          <table:table-cell office:value-type="string" calcext:value-type="string">
            <text:p>x</text:p>
          </table:table-cell>
          <table:table-cell office:value-type="string" calcext:value-type="string">
            <text:p><text:a xlink:href="https://github.com/scipy/scipy/commit/4e0904a9280321f22621e4519286e37082828b5d" xlink:type="simple">https://github.com/scipy/scipy/commit/4e0904a9280321f22621e4519286e37082828b5d</text:a></text:p>
          </table:table-cell>
          <table:table-cell office:value-type="string" calcext:value-type="string">
            <text:p><text:a xlink:href="https://github.com/scipy/scipy/issues/1370" xlink:type="simple">https://github.com/scipy/scipy/issues/1370</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floating pt arithmetic</text:p>
          </table:table-cell>
          <table:table-cell office:value-type="string" calcext:value-type="string">
            <text:p>Potential subtractive cancellation bug in scipy/interpolate/Rbf.py (Trac #840)</text:p>
          </table:table-cell>
          <table:table-cell office:value-type="string" calcext:value-type="string">
            <text:p>In the function _euclidean_norm() of Rbf.py (line 100 in the current SVN) there is a one liner: <text:s/>return sqrt( ((x1 - x2)**2).sum(axis=0) ) <text:s/>A problem can arise when both x1 and x2 are single precision, since the difference will then be computed in single precision, and the usual "subtractive cancellation" problem of numerical analysis can occur. (Yes, I was just bitten by this bug by a slight local modification of this code, where I was trying to compute in-place to save some memory.) <text:s/>The fix is simple. Both x1 and x2 need to be cast into double precision before subtraction. <text:s/>In the old Numeric, I would simply have coded x1.astype(Numeric.Float64) etc. and moved on. Here in the numpy environment, I'm unsure of the side effects, and think that using asarray() might be preferable. <text:s/>I'll leave the coding of the actual fix to someone more familiar with the numpy intricacies than I am.</text:p>
          </table:table-cell>
          <table:table-cell office:value-type="string" calcext:value-type="string">
            <text:p>Relates to NumPy library</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github.com/scipy/scipy/issues/1367" xlink:type="simple">https://github.com/scipy/scipy/issues/1367</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office:value-type="string" calcext:value-type="string">
            <text:p>bug in special function iv for large argumen (Trac #503)</text:p>
          </table:table-cell>
          <table:table-cell office:value-type="string" calcext:value-type="string">
            <text:p>The modified Bessel function iv returns incorrect values for large argument. <text:s/>iv(0,100) gives 5.72185663838e+041 <text:s/>while the equivalent is <text:s/>jv(0,complex(0,100)) (1.07375170713e+042+0j ) <text:s/>This latter results is the correct answer, as verified in Abramowitz and Stegun, Table 9.11, Page 428. Using the jv is a work-around, but this should probably be fixed. The two results start to deviate for arguments over about 50, with jv giving the correct answer. The same goes wrong for iv of other integer order (I did not check non-integer orders). <text:s/>On a related note, there are implementations for Bessel functions of integer order (jn, kn) but not for the modified Bessel function In. I guess this is because the function would be called 'in', but it would be nice to have a special function for integer order, and I am pretty sure they are around.</text:p>
          </table:table-cell>
          <table:table-cell office:value-type="string" calcext:value-type="string">
            <text:p>Relates to the Confluent hypergeometric function. The values are obtained via numerical algorithm. The algorithm attempts a direct summation of the series and an asymptotic expansion to obtain the values of this function. There are also routines to estimate roundoff, cancellation, and nonconvergence from computation &lt;<text:a xlink:href="https://github.com/scipy/scipy/blob/master/scipy/special/cephes/hyperg.c" xlink:type="simple">https://github.com/scipy/scipy/blob/master/scipy/special/cephes/hyperg.c</text:a>&gt;. COMMENT: Cephes's implementation of hyp1f1 was buggy (didn't properly switch to the asymptotic expansion), and this implementation was used to implement Iv.</text:p>
          </table:table-cell>
          <table:table-cell office:value-type="string" calcext:value-type="string">
            <text:p>x</text:p>
          </table:table-cell>
          <table:table-cell office:value-type="string" calcext:value-type="string">
            <text:p>5 here: <text:a xlink:href="https://github.com/scipy/scipy/commit/9bfb2390def95a96da5a56f3a02a6b962e87c293" xlink:type="simple">https://github.com/scipy/scipy/commit/9bfb2390def95a96da5a56f3a02a6b962e87c293</text:a> ; <text:a xlink:href="https://github.com/scipy/scipy/commit/b22c0ccb59517fcf56759c0634777af23798d707" xlink:type="simple">https://github.com/scipy/scipy/commit/b22c0ccb59517fcf56759c0634777af23798d707</text:a> ; <text:a xlink:href="https://github.com/scipy/scipy/commit/951961a73244175f8e4d3cbedbb0977fd90251b3" xlink:type="simple">https://github.com/scipy/scipy/commit/951961a73244175f8e4d3cbedbb0977fd90251b3</text:a> ; <text:a xlink:href="https://github.com/scipy/scipy/commit/0b2ec612e19e09c86afb69411a29c50443dab028" xlink:type="simple">https://github.com/scipy/scipy/commit/0b2ec612e19e09c86afb69411a29c50443dab028</text:a> ; <text:a xlink:href="https://github.com/scipy/scipy/commit/9e990681994feda7330328f6b0afabea8e4efdaf" xlink:type="simple">https://github.com/scipy/scipy/commit/9e990681994feda7330328f6b0afabea8e4efdaf</text:a></text:p>
          </table:table-cell>
          <table:table-cell office:value-type="string" calcext:value-type="string">
            <text:p><text:a xlink:href="https://github.com/scipy/scipy/issues/1030" xlink:type="simple">https://github.com/scipy/scipy/issues/1030</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table:style-name="Default" office:value-type="string" calcext:value-type="string">
            <text:p>x</text:p>
          </table:table-cell>
          <table:table-cell office:value-type="string" calcext:value-type="string">
            <text:p>floating pt arithmetic</text:p>
          </table:table-cell>
          <table:table-cell office:value-type="string" calcext:value-type="string">
            <text:p>sinc_pi can be more precise with Horner's method</text:p>
          </table:table-cell>
          <table:table-cell/>
          <table:table-cell office:value-type="string" calcext:value-type="string">
            <text:p>BUGFIX: changes in arithmetic operations. Includes &gt;100 new test data for sinc_pi function</text:p>
          </table:table-cell>
          <table:table-cell office:value-type="string" calcext:value-type="string">
            <text:p>x</text:p>
          </table:table-cell>
          <table:table-cell office:value-type="string" calcext:value-type="string">
            <text:p>https://github.com/boostorg/math/commit/658945d50822adae83d77083a559e785ce18609c</text:p>
          </table:table-cell>
          <table:table-cell office:value-type="string" calcext:value-type="string">
            <text:p><text:a xlink:href="https://svn.boost.org/trac10/ticket/13603" xlink:type="simple">https://svn.boost.org/trac10/ticket/13603</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table:style-name="Default" office:value-type="string" calcext:value-type="string">
            <text:p>x</text:p>
          </table:table-cell>
          <table:table-cell office:value-type="string" calcext:value-type="string">
            <text:p>floating pt arithmetic</text:p>
          </table:table-cell>
          <table:table-cell office:value-type="string" calcext:value-type="string">
            <text:p>Boost polynomial multiplication</text:p>
          </table:table-cell>
          <table:table-cell office:value-type="string" calcext:value-type="string">
            <text:p>Very simple little issue. After multiplying two boost::math::tools::polynomial s together the function polynomial::normalize() is not called and thus we don't reduce polynomials to their natural form. Note that it is called for the more general multiplication</text:p>
          </table:table-cell>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svn.boost.org/trac10/ticket/12964" xlink:type="simple">https://svn.boost.org/trac10/ticket/12964</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table:style-name="Default" office:value-type="string" calcext:value-type="string">
            <text:p>x</text:p>
          </table:table-cell>
          <table:table-cell office:value-type="string" calcext:value-type="string">
            <text:p>software engineering</text:p>
          </table:table-cell>
          <table:table-cell office:value-type="string" calcext:value-type="string">
            <text:p>boost::math::polynomial::evaluate does not work for the zero polynomial</text:p>
          </table:table-cell>
          <table:table-cell office:value-type="string" calcext:value-type="string">
            <text:p><text:s/>Due to a recent change in the representation of the zero polynomial, I think the evaluate function is broken for the zero polynomial. <text:s/>Currently if the evaluate method is called on a zero polynomial, it returns: ```Assertion `count &gt; 0' failed.```</text:p>
          </table:table-cell>
          <table:table-cell/>
          <table:table-cell office:value-type="string" calcext:value-type="string">
            <text:p>x</text:p>
          </table:table-cell>
          <table:table-cell office:value-type="string" calcext:value-type="string">
            <text:p><text:a xlink:href="https://github.com/boostorg/math/pull/50/commits/9dad3e2b62e1a7c19b9df47fba0344ee2f2ba4a1" xlink:type="simple">https://github.com/boostorg/math/pull/50/commits/9dad3e2b62e1a7c19b9df47fba0344ee2f2ba4a1</text:a></text:p>
          </table:table-cell>
          <table:table-cell office:value-type="string" calcext:value-type="string">
            <text:p><text:a xlink:href="https://svn.boost.org/trac10/ticket/12532" xlink:type="simple">https://svn.boost.org/trac10/ticket/12532</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table:style-name="Default" office:value-type="string" calcext:value-type="string">
            <text:p>x</text:p>
          </table:table-cell>
          <table:table-cell office:value-type="string" calcext:value-type="string">
            <text:p>convergence</text:p>
          </table:table-cell>
          <table:table-cell office:value-type="string" calcext:value-type="string">
            <text:p>Accuracy of modified Bessel functions</text:p>
          </table:table-cell>
          <table:table-cell office:value-type="string" calcext:value-type="string">
            <text:p><text:s/>This is not a bug report but proposal for enhancement. <text:s/>Currently Boost is using rational minimax approximations to compute modified Bessel functions in double precision. In short, I propose to replace them with more accurate (and faster) approximations. <text:s/>I happen to work in the field of high-accuracy computations and accuracy assessment of various software libraries is part of job. <text:s/>Few months ago I tested accuracy of computing the modified Bessel functions by different software libraries including Boost. <text:s/>Relative accuracy of every library was evaluated against "true" values computed using quadruple precision (in terms of machine epsilon). Reports with details and plots can be found by the links: (Trac doesn't allow multiple links, so there is only one - others can be easily found) </text:p>
          </table:table-cell>
          <table:table-cell office:value-type="string" calcext:value-type="string">
            <text:p>Enhancement for precision of Bessel functions</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svn.boost.org/trac10/ticket/12066" xlink:type="simple">https://svn.boost.org/trac10/ticket/12066</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table:style-name="Default" office:value-type="string" calcext:value-type="string">
            <text:p>x</text:p>
          </table:table-cell>
          <table:table-cell office:value-type="string" calcext:value-type="string">
            <text:p>floating pt arithmetic</text:p>
          </table:table-cell>
          <table:table-cell office:value-type="string" calcext:value-type="string">
            <text:p>Skewness formula for triangular distribution is incorrect</text:p>
          </table:table-cell>
          <table:table-cell office:value-type="string" calcext:value-type="string">
            <text:p>I noticed a problem in the skewness formula for the triangular distribution. </text:p>
          </table:table-cell>
          <table:table-cell/>
          <table:table-cell office:value-type="string" calcext:value-type="string">
            <text:p>x</text:p>
          </table:table-cell>
          <table:table-cell office:value-type="string" calcext:value-type="string">
            <text:p><text:a xlink:href="https://github.com/boostorg/math/pull/16/commits/12959a77afc4dcfe9247cbdf53865e1338d586af" xlink:type="simple">https://github.com/boostorg/math/pull/16/commits/12959a77afc4dcfe9247cbdf53865e1338d586af</text:a></text:p>
          </table:table-cell>
          <table:table-cell office:value-type="string" calcext:value-type="string">
            <text:p><text:a xlink:href="https://svn.boost.org/trac10/ticket/11768" xlink:type="simple">https://svn.boost.org/trac10/ticket/11768</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table:style-name="Default" office:value-type="string" calcext:value-type="string">
            <text:p>x</text:p>
          </table:table-cell>
          <table:table-cell office:value-type="string" calcext:value-type="string">
            <text:p>software engineering</text:p>
          </table:table-cell>
          <table:table-cell office:value-type="string" calcext:value-type="string">
            <text:p>boost::numeric::odeint::bulirsch_stoer_dense_out::adjust_size</text:p>
          </table:table-cell>
          <table:table-cell office:value-type="string" calcext:value-type="string">
            <text:p><text:s/>the following function produces an error: <text:s/>boost::numeric::odeint::bulirsch_stoer_dense_out::adjust_size(x) <text:s/>because it calls <text:s/>boost::numeric::odeint::modified_midpoint_dense_out::adjust_size() <text:s/>without argument. This function is not present, however a version with argument x is present and probably should be called instead. </text:p>
          </table:table-cell>
          <table:table-cell/>
          <table:table-cell office:value-type="string" calcext:value-type="string">
            <text:p>x</text:p>
          </table:table-cell>
          <table:table-cell office:value-type="string" calcext:value-type="string">
            <text:p><text:span text:style-name="T1">not found</text:span>; fix appears in version 1.58</text:p>
          </table:table-cell>
          <table:table-cell office:value-type="string" calcext:value-type="string">
            <text:p><text:a xlink:href="https://svn.boost.org/trac10/ticket/11011" xlink:type="simple">https://svn.boost.org/trac10/ticket/11011</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table:style-name="Default" office:value-type="string" calcext:value-type="string">
            <text:p>x</text:p>
          </table:table-cell>
          <table:table-cell office:value-type="string" calcext:value-type="string">
            <text:p>not a bug;software engineering</text:p>
          </table:table-cell>
          <table:table-cell office:value-type="string" calcext:value-type="string">
            <text:p>Poisson Quantile function returns wrong results in certain cases</text:p>
          </table:table-cell>
          <table:table-cell/>
          <table:table-cell office:value-type="string" calcext:value-type="string">
            <text:p>Relates to (statistics) poisson quantile function &lt;<text:a xlink:href="https://www.boost.org/doc/libs/1_53_0/libs/math/doc/sf_and_dist/html/math_toolkit/policy/pol_tutorial/understand_dis_quant.html" xlink:type="simple">https://www.boost.org/doc/libs/1_53_0/libs/math/doc/sf_and_dist/html/math_toolkit/policy/pol_tutorial/understand_dis_quant.html</text:a>&gt;; BUGFIX: ½ not a bug, ½ due to edge cases</text:p>
          </table:table-cell>
          <table:table-cell office:value-type="string" calcext:value-type="string">
            <text:p>x</text:p>
          </table:table-cell>
          <table:table-cell office:value-type="string" calcext:value-type="string">
            <text:p><text:a xlink:href="https://svn.boost.org/trac10/changeset/83512" xlink:type="simple">https://svn.boost.org/trac10/changeset/83512</text:a></text:p>
          </table:table-cell>
          <table:table-cell office:value-type="string" calcext:value-type="string">
            <text:p><text:a xlink:href="https://svn.boost.org/trac10/ticket/8308" xlink:type="simple">https://svn.boost.org/trac10/ticket/8308</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table:style-name="Default" office:value-type="string" calcext:value-type="string">
            <text:p>x</text:p>
          </table:table-cell>
          <table:table-cell office:value-type="string" calcext:value-type="string">
            <text:p>software engineering</text:p>
          </table:table-cell>
          <table:table-cell office:value-type="string" calcext:value-type="string">
            <text:p>jacobi_elliptic declaration issue</text:p>
          </table:table-cell>
          <table:table-cell office:value-type="string" calcext:value-type="string">
            <text:p>… does not appear to met the requirement of being a non-template function, and indeed has default arguments in a later declaration. </text:p>
          </table:table-cell>
          <table:table-cell office:value-type="string" calcext:value-type="string">
            <text:p>Relates to c++ function templating</text:p>
          </table:table-cell>
          <table:table-cell office:value-type="string" calcext:value-type="string">
            <text:p>x</text:p>
          </table:table-cell>
          <table:table-cell office:value-type="string" calcext:value-type="string">
            <text:p><text:a xlink:href="https://svn.boost.org/trac10/changeset/78559" xlink:type="simple">https://svn.boost.org/trac10/changeset/78559</text:a></text:p>
          </table:table-cell>
          <table:table-cell office:value-type="string" calcext:value-type="string">
            <text:p><text:a xlink:href="https://svn.boost.org/trac10/ticket/6930" xlink:type="simple">https://svn.boost.org/trac10/ticket/6930</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table:style-name="Default" office:value-type="string" calcext:value-type="string">
            <text:p>x</text:p>
          </table:table-cell>
          <table:table-cell office:value-type="string" calcext:value-type="string">
            <text:p>software engineering</text:p>
          </table:table-cell>
          <table:table-cell office:value-type="string" calcext:value-type="string">
            <text:p>::boost::math::asinh ignores supplied policy for huge negative arguments</text:p>
          </table:table-cell>
          <table:table-cell/>
          <table:table-cell office:value-type="string" calcext:value-type="string">
            <text:p>c++ function policies; function throws numeric overflow error</text:p>
          </table:table-cell>
          <table:table-cell office:value-type="string" calcext:value-type="string">
            <text:p><text:a xlink:href="https://svn.boost.org/trac10/attachment/ticket/7416/asinh_ignore_policy_fix.patch" xlink:type="simple">https://svn.boost.org/trac10/attachment/ticket/7416/asinh_ignore_policy_fix.patch</text:a></text:p>
          </table:table-cell>
          <table:table-cell office:value-type="string" calcext:value-type="string">
            <text:p><text:a xlink:href="https://svn.boost.org/trac10/changeset/80695" xlink:type="simple">https://svn.boost.org/trac10/changeset/80695</text:a></text:p>
          </table:table-cell>
          <table:table-cell office:value-type="string" calcext:value-type="string">
            <text:p><text:a xlink:href="https://svn.boost.org/trac10/ticket/7416" xlink:type="simple">https://svn.boost.org/trac10/ticket/7416</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table:style-name="Default" office:value-type="string" calcext:value-type="string">
            <text:p>x</text:p>
          </table:table-cell>
          <table:table-cell office:value-type="string" calcext:value-type="string">
            <text:p>floating pt arithmetic</text:p>
          </table:table-cell>
          <table:table-cell office:value-type="string" calcext:value-type="string">
            <text:p>When I use the halley iteration, it is coded as follows, … But there is no case for f1 == 0, so this might cause division by zero. The code should handle this case gracefully.</text:p>
          </table:table-cell>
          <table:table-cell/>
          <table:table-cell office:value-type="string" calcext:value-type="string">
            <text:p>BUG: Divide by 0 bug</text:p>
          </table:table-cell>
          <table:table-cell office:value-type="string" calcext:value-type="string">
            <text:p>x</text:p>
          </table:table-cell>
          <table:table-cell office:value-type="string" calcext:value-type="string">
            <text:p><text:a xlink:href="https://github.com/boostorg/math/commit/ab6cc524ddc42c4770ea653fc681f2c8581e3a18" xlink:type="simple">https://github.com/boostorg/math/commit/ab6cc524ddc42c4770ea653fc681f2c8581e3a18</text:a></text:p>
          </table:table-cell>
          <table:table-cell office:value-type="string" calcext:value-type="string">
            <text:p><text:a xlink:href="https://svn.boost.org/trac10/ticket/10046" xlink:type="simple">https://svn.boost.org/trac10/ticket/10046</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table:style-name="Default" office:value-type="string" calcext:value-type="string">
            <text:p>x</text:p>
          </table:table-cell>
          <table:table-cell office:value-type="string" calcext:value-type="string">
            <text:p>floating pt arithmetic</text:p>
          </table:table-cell>
          <table:table-cell office:value-type="string" calcext:value-type="string">
            <text:p>Incorrect computation of the Hankel function</text:p>
          </table:table-cell>
          <table:table-cell office:value-type="string" calcext:value-type="string">
            <text:p>I found that BOOST computes Hankel function H_\nu(1)(x) incorrectly for example for \nu = -1, x = -1 and for negative x and odd \nu. </text:p>
          </table:table-cell>
          <table:table-cell office:value-type="string" calcext:value-type="string">
            <text:p>BUG: typo in Hankel function implementation that causes incorrect values to be returned for x &lt; 0 and v an odd integer</text:p>
          </table:table-cell>
          <table:table-cell office:value-type="string" calcext:value-type="string">
            <text:p>x</text:p>
          </table:table-cell>
          <table:table-cell office:value-type="string" calcext:value-type="string">
            <text:p><text:a xlink:href="https://svn.boost.org/trac10/changeset/79510" xlink:type="simple">https://svn.boost.org/trac10/changeset/79510</text:a></text:p>
          </table:table-cell>
          <table:table-cell office:value-type="string" calcext:value-type="string">
            <text:p><text:a xlink:href="https://svn.boost.org/trac10/ticket/7135" xlink:type="simple">https://svn.boost.org/trac10/ticket/7135</text:a></text:p>
          </table:table-cell>
          <table:table-cell table:number-columns-repeated="1012"/>
        </table:table-row>
      </table:table>
      <table:table table:name="software learnings" table:style-name="ta1">
        <office:forms form:automatic-focus="false" form:apply-design-mode="false"/>
        <table:table-column table:style-name="co46" table:default-cell-style-name="ce35"/>
        <table:table-column table:style-name="co47" table:default-cell-style-name="ce35"/>
        <table:table-column table:style-name="co48" table:default-cell-style-name="ce35"/>
        <table:table-column table:style-name="co49" table:default-cell-style-name="ce35"/>
        <table:table-column table:style-name="co50" table:default-cell-style-name="ce33"/>
        <table:table-column table:style-name="co51" table:default-cell-style-name="ce35"/>
        <table:table-column table:style-name="co52" table:default-cell-style-name="ce35"/>
        <table:table-column table:style-name="co23" table:number-columns-repeated="1017" table:default-cell-style-name="ce35"/>
        <table:table-row table:style-name="ro1">
          <table:table-cell table:style-name="ce32" office:value-type="string" calcext:value-type="string">
            <text:p>Octave</text:p>
          </table:table-cell>
          <table:table-cell/>
          <table:table-cell table:style-name="ce43" office:value-type="string" calcext:value-type="string">
            <text:p>SciPy</text:p>
          </table:table-cell>
          <table:table-cell/>
          <table:table-cell table:style-name="ce32" office:value-type="string" calcext:value-type="string">
            <text:p>PETSc</text:p>
          </table:table-cell>
          <table:table-cell/>
          <table:table-cell table:style-name="ce43" office:value-type="string" calcext:value-type="string">
            <text:p>Boost Math</text:p>
          </table:table-cell>
          <table:table-cell table:number-columns-repeated="1017"/>
        </table:table-row>
        <table:table-row table:style-name="ro2">
          <table:table-cell table:style-name="ce33" office:value-type="string" calcext:value-type="string">
            <text:p>Open source implementation of Matlab. Additional tools/packages are provided by Octave Forge. /liboctave/numeric/ contains differential-algebraic system of equations (DAEs); solvers for ODEs; Numerical integration based on Gaussian quadrature; special functions; linear algebra/matrix operations: SVD, sparse matrix operations, Cholesky;</text:p>
          </table:table-cell>
          <table:table-cell/>
          <table:table-cell table:style-name="ce33" office:value-type="string" calcext:value-type="string">
            <text:p>Originally bug/issue tracking was done using Trac. Reasoning: &lt;<text:a xlink:href="https://docs.scipy.org/doc/numpy-1.14.5/neps/newbugtracker.html" xlink:type="simple">https://docs.scipy.org/doc/numpy-1.14.5/neps/newbugtracker.html</text:a>&gt;. Bug/issue tracking has since moved to Github issues, and all old Trac issues have been migrated to Github issues.</text:p>
          </table:table-cell>
          <table:table-cell/>
          <table:table-cell office:value-type="string" calcext:value-type="string">
            <text:p>Build scripts and configuration `lib/petsc`</text:p>
          </table:table-cell>
          <table:table-cell/>
          <table:table-cell office:value-type="string" calcext:value-type="string">
            <text:p>Boost Math is a subcomponent of the Boost C++ Library</text:p>
          </table:table-cell>
          <table:table-cell table:number-columns-repeated="1017"/>
        </table:table-row>
        <table:table-row table:style-name="ro3">
          <table:table-cell table:style-name="ce33" office:value-type="string" calcext:value-type="string">
            <text:p>Development of Octave is not organized. There is vitrually no source code documentation (unlike PETSc, Clawpack, Commons Math)</text:p>
          </table:table-cell>
          <table:table-cell/>
          <table:table-cell table:style-name="ce33" office:value-type="string" calcext:value-type="string">
            <text:p>It is challenging to identify exactly which the changes are made at which time for bugfixes the migration. Currently migration preserves tags, issue descriptions, comments, and dates of posts and users. However, attachments such as patches and logs, and the original Trac issues are lost. </text:p>
          </table:table-cell>
          <table:table-cell table:number-columns-repeated="3"/>
          <table:table-cell table:style-name="ce33" office:value-type="string" calcext:value-type="string">
            <text:p>search Trac using (271 results): <text:a xlink:href="https://svn.boost.org/trac10/query?status=closed&amp;component=math&amp;or&amp;component=odeint&amp;or&amp;component=numeric&amp;col=id&amp;col=summary&amp;col=component&amp;col=owner&amp;col=type&amp;col=milestone&amp;order=priority" xlink:type="simple">https://svn.boost.org/trac10/query?status=closed&amp;component=math&amp;or&amp;component=odeint&amp;or&amp;component=numeric&amp;col=id&amp;col=summary&amp;col=component&amp;col=owner&amp;col=type&amp;col=milestone&amp;order=priority</text:a></text:p>
          </table:table-cell>
          <table:table-cell table:number-columns-repeated="1017"/>
        </table:table-row>
        <table:table-row table:style-name="ro4">
          <table:table-cell table:style-name="ce34" office:value-type="string" calcext:value-type="string">
            <text:p>Solver tolerances are mentioned under NEWS &lt;<text:a xlink:href="https://hg.savannah.gnu.org/hgweb/octave/file/15d3f8857326/NEWS" xlink:type="simple">https://hg.savannah.gnu.org/hgweb/octave/file/15d3f8857326/NEWS</text:a>&gt;</text:p>
            <text:p><text:span text:style-name="T3">fsolve uses TolFun 1e-6 &lt;</text:span><text:span text:style-name="T3"><text:a xlink:href="https://octave.sourceforge.io/octave/function/fsolve.html" xlink:type="simple">https://octave.sourceforge.io/octave/function/fsolve.html</text:a></text:span><text:span text:style-name="T3">&gt;</text:span></text:p>
            <text:p><text:span text:style-name="T3">fminsearch uses TolFun 1e-7 &lt;</text:span><text:span text:style-name="T3"><text:a xlink:href="https://octave.sourceforge.io/octave/function/fminsearch.html" xlink:type="simple">https://octave.sourceforge.io/octave/function/fminsearch.html</text:a></text:span><text:span text:style-name="T3">&gt;</text:span></text:p>
            <text:p><text:span text:style-name="T3">fminbnd uses MaxIter 500 and TolX 1e-4 &lt;</text:span><text:span text:style-name="T3"><text:a xlink:href="https://octave.sourceforge.io/octave/function/fminbnd.html" xlink:type="simple">https://octave.sourceforge.io/octave/function/fminbnd.html</text:a></text:span><text:span text:style-name="T3">&gt;</text:span></text:p>
          </table:table-cell>
          <table:table-cell/>
          <table:table-cell table:style-name="ce33" office:value-type="string" calcext:value-type="string">
            <text:p><text:span text:style-name="T10">There are 3 ways devs make bugfixes: (1) when users report an issue, the dev pushes a commit specifically to fix the bug and reports in the issue which commit contains the bugfix (example: </text:span><text:span text:style-name="T10"><text:a xlink:href="https://github.com/scipy/scipy/issues/1207" xlink:type="simple">https://github.com/scipy/scipy/issues/1207</text:a></text:span><text:span text:style-name="T10">); (2) devs collect multiple issues users report and fixes them all in one commit which is part of the next release/project milestone (example: </text:span><text:span text:style-name="T10"><text:a xlink:href="https://github.com/scipy/scipy/issues/1318" xlink:type="simple">https://github.com/scipy/scipy/issues/1318</text:a></text:span><text:span text:style-name="T10">); (3) dev does not post the commit hash (example: </text:span><text:span text:style-name="T10"><text:a xlink:href="https://github.com/scipy/scipy/issues/809" xlink:type="simple">https://github.com/scipy/scipy/issues/809</text:a></text:span><text:span text:style-name="T10">), in this case check referenced issues/pull requests.</text:span></text:p>
          </table:table-cell>
          <table:table-cell/>
          <table:table-cell office:value-type="string" calcext:value-type="string">
            <text:p>`SNESLineSearch` (`src/snes/linesearch`)</text:p>
          </table:table-cell>
          <table:table-cell table:number-columns-repeated="1019"/>
        </table:table-row>
        <table:table-row table:style-name="ro3">
          <table:table-cell office:value-type="string" calcext:value-type="string">
            <text:p>Github mirror (older version) &lt;<text:a xlink:href="https://github.com/NexMirror/Octave" xlink:type="simple">https://github.com/NexMirror/Octave</text:a>&gt;</text:p>
          </table:table-cell>
          <table:table-cell/>
          <table:table-cell table:style-name="ce33" office:value-type="string" calcext:value-type="string">
            <text:p>Looking at the commit history on Github, some commits may be labelled as bugfixes but there is no reference to the issue # where the bug is reported. This is unlike the development of Commons Math where every bugfix has an associated commit and can be found by looking at commit date.</text:p>
          </table:table-cell>
          <table:table-cell table:number-columns-repeated="1021"/>
        </table:table-row>
        <table:table-row table:style-name="ro1">
          <table:table-cell table:number-columns-repeated="2"/>
          <table:table-cell table:style-name="ce74" office:value-type="string" calcext:value-type="string">
            <text:p>UPDATE: check is there referenced issues/pull requests?</text:p>
          </table:table-cell>
          <table:table-cell/>
          <table:table-cell office:value-type="string" calcext:value-type="string">
            <text:p>Source implementation at `src/snes/linesearch`, headers at `include/petscsnes.h` </text:p>
          </table:table-cell>
          <table:table-cell table:number-columns-repeated="1019"/>
        </table:table-row>
        <table:table-row table:style-name="ro1">
          <table:table-cell table:style-name="ce42" office:value-type="string" calcext:value-type="string">
            <text:p>Octave tests</text:p>
          </table:table-cell>
          <table:table-cell table:number-columns-repeated="1023"/>
        </table:table-row>
        <table:table-row table:style-name="ro5">
          <table:table-cell table:style-name="ce33" office:value-type="string" calcext:value-type="string">
            <text:p>There are some interesting tests on approximate algorithms at the end of their implementation file. Almost all approximate algorithms are in the scripts folder</text:p>
          </table:table-cell>
          <table:table-cell/>
          <table:table-cell office:value-type="string" calcext:value-type="string">
            <text:p>Changes in SciPy are pushed to users by a standard release with version numbers.</text:p>
          </table:table-cell>
          <table:table-cell/>
          <table:table-cell office:value-type="string" calcext:value-type="string">
            <text:p>`SNESLineSearch` is a Abstract PETSc object that manages nonlinear problems (non-linear solvers). It has type `SNESLineSearchType` tests it the line search method to use:</text:p>
          </table:table-cell>
          <table:table-cell table:number-columns-repeated="1019"/>
        </table:table-row>
        <table:table-row table:style-name="ro1">
          <table:table-cell table:number-columns-repeated="1024"/>
        </table:table-row>
        <table:table-row table:style-name="ro3">
          <table:table-cell office:value-type="string" calcext:value-type="string">
            <text:p>optimization functions here:</text:p>
          </table:table-cell>
          <table:table-cell table:number-columns-repeated="3"/>
          <table:table-cell office:value-type="string" calcext:value-type="string">
            <text:p>`SNESLINESEARCHBT` is backtracking line search, implemented in `SNESLineSearchApply_BT` in `src/snes/linesearch/impls/bt/linesearchbt.c`. Here it uses `.5*g &lt;= .5*f + lambda*alpha*initslope` to check sufficient tolerence.</text:p>
          </table:table-cell>
          <table:table-cell table:number-columns-repeated="1019"/>
        </table:table-row>
        <table:table-row table:style-name="ro1">
          <table:table-cell table:number-columns-repeated="1024"/>
        </table:table-row>
        <table:table-row table:style-name="ro1">
          <table:table-cell office:value-type="string" calcext:value-type="string">
            <text:p>scripts/optimization/fsolve.m</text:p>
          </table:table-cell>
          <table:table-cell table:number-columns-repeated="3"/>
          <table:table-cell office:value-type="string" calcext:value-type="string">
            <text:p>SNESLINESEARCHNLEQERR</text:p>
          </table:table-cell>
          <table:table-cell table:number-columns-repeated="1019"/>
        </table:table-row>
        <table:table-row table:style-name="ro1">
          <table:table-cell office:value-type="string" calcext:value-type="string">
            <text:p>File contains implementation, tests</text:p>
          </table:table-cell>
          <table:table-cell table:number-columns-repeated="3"/>
          <table:table-cell office:value-type="string" calcext:value-type="string">
            <text:p>SNESLINESEARCHBASIC</text:p>
          </table:table-cell>
          <table:table-cell table:number-columns-repeated="1019"/>
        </table:table-row>
        <table:table-row table:style-name="ro1">
          <table:table-cell office:value-type="string" calcext:value-type="string">
            <text:p><text:span text:style-name="T8">docs &lt;</text:span><text:span text:style-name="T8"><text:a xlink:href="https://octave.sourceforge.io/octave/function/fsolve.html" xlink:type="simple">https://octave.sourceforge.io/octave/function/fsolve.html</text:a></text:span><text:span text:style-name="T8"><text:a xlink:href="https://octave.sourceforge.io/octave/function/fsolve.html" xlink:type="simple">https://octave.sourceforge.io/octave/function/fsolve.html</text:a></text:span><text:span text:style-name="T8">&gt;</text:span></text:p>
          </table:table-cell>
          <table:table-cell table:number-columns-repeated="3"/>
          <table:table-cell table:style-name="Default"/>
          <table:table-cell table:number-columns-repeated="1019"/>
        </table:table-row>
        <table:table-row table:style-name="ro1">
          <table:table-cell office:value-type="string" calcext:value-type="string">
            <text:p><text:a xlink:href="http://127.0.0.1:7080/www.github.com/fireofearth/octave/-/blob/scripts/optimization/fsolve.m?utm_source=share" xlink:type="simple">http://127.0.0.1:7080/www.github.com/fireofearth/octave/-/blob/scripts/optimization/fsolve.m?utm_source=share</text:a></text:p>
          </table:table-cell>
          <table:table-cell table:number-columns-repeated="3"/>
          <table:table-cell office:value-type="string" calcext:value-type="string">
            <text:p>SNESLINESEARCHL2</text:p>
          </table:table-cell>
          <table:table-cell table:number-columns-repeated="1019"/>
        </table:table-row>
        <table:table-row table:style-name="ro1">
          <table:table-cell table:number-columns-repeated="1024"/>
        </table:table-row>
        <table:table-row table:style-name="ro5">
          <table:table-cell office:value-type="string" calcext:value-type="string">
            <text:p>scripts/optimization/fminsearch.m</text:p>
          </table:table-cell>
          <table:table-cell table:number-columns-repeated="3"/>
          <table:table-cell office:value-type="string" calcext:value-type="string">
            <text:p>`SNESLINESEARCHCP` critical point line search. Implemented: `src/snes/linesearch/impls/cp/linesearchcp.c`</text:p>
          </table:table-cell>
          <table:table-cell table:number-columns-repeated="1019"/>
        </table:table-row>
        <table:table-row table:style-name="ro1">
          <table:table-cell office:value-type="string" calcext:value-type="string">
            <text:p>File contains implementation, tests</text:p>
          </table:table-cell>
          <table:table-cell table:number-columns-repeated="1023"/>
        </table:table-row>
        <table:table-row table:style-name="ro1">
          <table:table-cell office:value-type="string" calcext:value-type="string">
            <text:p><text:span text:style-name="T9">docs &lt;</text:span><text:span text:style-name="T9"><text:a xlink:href="https://octave.sourceforge.io/octave/function/fminsearch.html" xlink:type="simple">https://octave.sourceforge.io/octave/function/fminsearch.html</text:a></text:span><text:span text:style-name="T9"><text:a xlink:href="https://octave.sourceforge.io/octave/function/fminsearch.html" xlink:type="simple">https://octave.sourceforge.io/octave/function/fminsearch.html</text:a></text:span>&gt;</text:p>
          </table:table-cell>
          <table:table-cell table:number-columns-repeated="3"/>
          <table:table-cell office:value-type="string" calcext:value-type="string">
            <text:p>SNESLINESEARCHSHELL</text:p>
          </table:table-cell>
          <table:table-cell table:number-columns-repeated="1019"/>
        </table:table-row>
        <table:table-row table:style-name="ro1">
          <table:table-cell office:value-type="string" calcext:value-type="string">
            <text:p><text:a xlink:href="http://127.0.0.1:7080/www.github.com/fireofearth/octave/-/blob/scripts/optimization/fminsearch.m?utm_source=share#L118:40-118:50" xlink:type="simple">http://127.0.0.1:7080/www.github.com/fireofearth/octave/-/blob/scripts/optimization/fminsearch.m?utm_source=share#L118:40-118:50</text:a></text:p>
          </table:table-cell>
          <table:table-cell table:number-columns-repeated="1023"/>
        </table:table-row>
        <table:table-row table:style-name="ro1">
          <table:table-cell table:number-columns-repeated="4"/>
          <table:table-cell office:value-type="string" calcext:value-type="string">
            <text:p>`FUN3D` (`src/contrib/fun3d`) </text:p>
          </table:table-cell>
          <table:table-cell table:number-columns-repeated="1019"/>
        </table:table-row>
        <table:table-row table:style-name="ro1">
          <table:table-cell office:value-type="string" calcext:value-type="string">
            <text:p>scripts/ode/ode45</text:p>
          </table:table-cell>
          <table:table-cell table:number-columns-repeated="1023"/>
        </table:table-row>
        <table:table-row table:style-name="ro5">
          <table:table-cell office:value-type="string" calcext:value-type="string">
            <text:p><text:a xlink:href="http://127.0.0.1:7080/www.github.com/fireofearth/octave/-/blob/scripts/ode/ode45.m?utm_source=share#L34:64" xlink:type="simple">http://127.0.0.1:7080/www.github.com/fireofearth/octave/-/blob/scripts/ode/ode45.m?utm_source=share#L34:64</text:a></text:p>
          </table:table-cell>
          <table:table-cell table:number-columns-repeated="3"/>
          <table:table-cell office:value-type="string" calcext:value-type="string">
            <text:p>3-D, Unstructured Compressible Euler Solver originally written by W. K. Anderson of NASA Langley, and ported into PETSc framework by D. K. Kaushik, ODU and ICASE.</text:p>
          </table:table-cell>
          <table:table-cell table:number-columns-repeated="1019"/>
        </table:table-row>
        <table:table-row table:style-name="ro5">
          <table:table-cell table:number-columns-repeated="4"/>
          <table:table-cell office:value-type="string" calcext:value-type="string">
            <text:p>Finite volume flux split solver for general polygons `src/contrib/fun3d/comp/flow.c`. Note sure how this solver is called.</text:p>
          </table:table-cell>
          <table:table-cell table:number-columns-repeated="1019"/>
        </table:table-row>
        <table:table-row table:style-name="ro5">
          <table:table-cell table:number-columns-repeated="4"/>
          <table:table-cell office:value-type="string" calcext:value-type="string">
            <text:p>&lt;http://127.0.0.1:7080/www.github.com/petsc/petsc/-/blob/src/contrib/fun3d/comp/flow.c?utm_source=share#L109&gt;</text:p>
          </table:table-cell>
          <table:table-cell table:number-columns-repeated="1019"/>
        </table:table-row>
        <table:table-row table:style-name="ro1">
          <table:table-cell table:number-columns-repeated="1024"/>
        </table:table-row>
        <table:table-row table:style-name="ro1">
          <table:table-cell table:number-columns-repeated="4"/>
          <table:table-cell office:value-type="string" calcext:value-type="string">
            <text:p>`src/mat/examples/tests/` contains tests for Matrix functions</text:p>
          </table:table-cell>
          <table:table-cell table:number-columns-repeated="1019"/>
        </table:table-row>
        <table:table-row table:style-name="ro1" table:number-rows-repeated="1048548">
          <table:table-cell table:number-columns-repeated="1024"/>
        </table:table-row>
        <table:table-row table:style-name="ro1">
          <table:table-cell table:number-columns-repeated="1024"/>
        </table:table-row>
      </table:table>
      <table:table table:name="overall learnings" table:style-name="ta1">
        <office:forms form:automatic-focus="false" form:apply-design-mode="false"/>
        <table:table-column table:style-name="co53" table:default-cell-style-name="ce72"/>
        <table:table-column table:style-name="co54" table:default-cell-style-name="Default"/>
        <table:table-row table:style-name="ro1">
          <table:table-cell table:style-name="ce68" office:value-type="string" calcext:value-type="string">
            <text:p>Observations</text:p>
          </table:table-cell>
          <table:table-cell/>
        </table:table-row>
        <table:table-row table:style-name="ro5">
          <table:table-cell table:style-name="ce69" office:value-type="string" calcext:value-type="string">
            <text:p>Most issues for libraries on github pertain to software engineering related bugs instead of convergence bugs (i.e. data type, function referencing, exception throwing)</text:p>
          </table:table-cell>
          <table:table-cell/>
        </table:table-row>
        <table:table-row table:style-name="ro1">
          <table:table-cell table:style-name="ce69" office:value-type="string" calcext:value-type="string">
            <text:p>GNU Savannah is a collaborative software development management system for free Software projects</text:p>
          </table:table-cell>
          <table:table-cell/>
        </table:table-row>
        <table:table-row table:style-name="ro1">
          <table:table-cell table:style-name="ce69" office:value-type="string" calcext:value-type="string">
            <text:p>Jira: bug/issue tracking</text:p>
          </table:table-cell>
          <table:table-cell/>
        </table:table-row>
        <table:table-row table:style-name="ro1">
          <table:table-cell table:style-name="ce69"/>
          <table:table-cell/>
        </table:table-row>
        <table:table-row table:style-name="ro1">
          <table:table-cell table:style-name="ce70" office:value-type="string" calcext:value-type="string">
            <text:p>Uri Ascher.</text:p>
          </table:table-cell>
          <table:table-cell/>
        </table:table-row>
        <table:table-row table:style-name="ro5">
          <table:table-cell table:style-name="ce69" office:value-type="string" calcext:value-type="string">
            <text:p>Uri Ascher works in continuous optimization, where conferences require the fulfillment of performance measures</text:p>
          </table:table-cell>
          <table:table-cell/>
        </table:table-row>
        <table:table-row table:style-name="ro1">
          <table:table-cell table:style-name="ce69" office:value-type="string" calcext:value-type="string">
            <text:p>Uri Ascher suggests looking into applications of optimization like graphics and animation rendering</text:p>
          </table:table-cell>
          <table:table-cell/>
        </table:table-row>
        <table:table-row table:style-name="ro1">
          <table:table-cell table:style-name="ce69" office:value-type="string" calcext:value-type="string">
            <text:p>Uri Ascher mentioned the SIGGRAPH conference</text:p>
          </table:table-cell>
          <table:table-cell/>
        </table:table-row>
        <table:table-row table:style-name="ro1">
          <table:table-cell table:style-name="ce69" office:value-type="string" calcext:value-type="string">
            <text:p>Uri Ascher finds ML interesting</text:p>
          </table:table-cell>
          <table:table-cell/>
        </table:table-row>
        <table:table-row table:style-name="ro1">
          <table:table-cell table:style-name="ce69" office:value-type="string" calcext:value-type="string">
            <text:p>We should obtain age of last commit and size (lines of code; size of file)</text:p>
          </table:table-cell>
          <table:table-cell/>
        </table:table-row>
        <table:table-row table:style-name="ro1">
          <table:table-cell table:style-name="Default"/>
          <table:table-cell/>
        </table:table-row>
        <table:table-row table:style-name="ro1">
          <table:table-cell table:style-name="ce71" office:value-type="string" calcext:value-type="string">
            <text:p>Github.</text:p>
          </table:table-cell>
          <table:table-cell/>
        </table:table-row>
        <table:table-row table:style-name="ro1">
          <table:table-cell table:style-name="Default" office:value-type="string" calcext:value-type="string">
            <text:p>Most software source code are maintained on Github directly or stored on Github as a mirror</text:p>
          </table:table-cell>
          <table:table-cell/>
        </table:table-row>
        <table:table-row table:style-name="ro1">
          <table:table-cell table:style-name="ce69" office:value-type="string" calcext:value-type="string">
            <text:p>Github: as of now it is hard to filter Github results.</text:p>
          </table:table-cell>
          <table:table-cell/>
        </table:table-row>
        <table:table-row table:style-name="ro5">
          <table:table-cell table:style-name="ce69" office:value-type="string" calcext:value-type="string">
            <text:p>Check owner page. The creator/aintainer of one software are most likely to maintain software of similar type</text:p>
          </table:table-cell>
          <table:table-cell/>
        </table:table-row>
        <table:table-row table:style-name="ro5">
          <table:table-cell table:style-name="ce69" office:value-type="string" calcext:value-type="string">
            <text:p>Often software bundle their dependencies (fortran libraries) with their software. Sometimes it is not possible to identify dependencies of interest unless I look/crawl the source code</text:p>
          </table:table-cell>
          <table:table-cell/>
        </table:table-row>
        <table:table-row table:style-name="ro1">
          <table:table-cell table:style-name="ce69"/>
          <table:table-cell/>
        </table:table-row>
        <table:table-row table:style-name="ro1">
          <table:table-cell table:style-name="ce71" office:value-type="string" calcext:value-type="string">
            <text:p>Library/repository implementation categories.</text:p>
          </table:table-cell>
          <table:table-cell/>
        </table:table-row>
        <table:table-row table:style-name="ro5">
          <table:table-cell table:style-name="ce69" office:value-type="string" calcext:value-type="string">
            <text:p>Repositories often use these categories with virtually no overlap. Libraries often contain multiple categories, each in their own folder</text:p>
          </table:table-cell>
          <table:table-cell/>
        </table:table-row>
        <table:table-row table:style-name="ro1">
          <table:table-cell table:style-name="ce69"/>
          <table:table-cell/>
        </table:table-row>
        <table:table-row table:style-name="ro3">
          <table:table-cell table:style-name="ce69" office:value-type="string" calcext:value-type="string">
            <text:p>- special functions: airy fn, beta fn, gamma fn, bessel fn, elliptic integral, Legrendre/Laguerre/Hermite/Chebyshev polynomials, Cephes functions. The values of these functions are often the output of iterative algorithms.</text:p>
          </table:table-cell>
          <table:table-cell/>
        </table:table-row>
        <table:table-row table:style-name="ro1">
          <table:table-cell table:style-name="ce69" office:value-type="string" calcext:value-type="string">
            <text:p><text:span text:style-name="T11">example: </text:span><text:span text:style-name="T11"><text:a xlink:href="https://github.com/scipy/scipy/blob/master/scipy/special/cephes/hyperg.c" xlink:type="simple">https://github.com/scipy/scipy/blob/master/scipy/special/cephes/hyperg.c</text:a></text:span></text:p>
          </table:table-cell>
          <table:table-cell/>
        </table:table-row>
        <table:table-row table:style-name="ro1">
          <table:table-cell table:style-name="ce69"/>
          <table:table-cell/>
        </table:table-row>
        <table:table-row table:style-name="ro1">
          <table:table-cell table:style-name="ce69" office:value-type="string" calcext:value-type="string">
            <text:p>- integration: quadrature (QUADPACK)</text:p>
          </table:table-cell>
          <table:table-cell/>
        </table:table-row>
        <table:table-row table:style-name="ro1">
          <table:table-cell table:style-name="ce69" office:value-type="string" calcext:value-type="string">
            <text:p>- optimization: convex optimization</text:p>
          </table:table-cell>
          <table:table-cell/>
        </table:table-row>
        <table:table-row table:style-name="ro1">
          <table:table-cell table:style-name="ce69" office:value-type="string" calcext:value-type="string">
            <text:p>- signal processing</text:p>
          </table:table-cell>
          <table:table-cell/>
        </table:table-row>
        <table:table-row table:style-name="ro1">
          <table:table-cell table:style-name="ce69" office:value-type="string" calcext:value-type="string">
            <text:p>- finite element method (DUNE FEM)</text:p>
          </table:table-cell>
          <table:table-cell/>
        </table:table-row>
        <table:table-row table:style-name="ro1">
          <table:table-cell table:style-name="ce69" office:value-type="string" calcext:value-type="string">
            <text:p>- linear algebra (OpenBLAS)</text:p>
          </table:table-cell>
          <table:table-cell/>
        </table:table-row>
        <table:table-row table:style-name="ro1">
          <table:table-cell table:style-name="ce69" office:value-type="string" calcext:value-type="string">
            <text:p>- fourier transform (FFTW, FFTPACK)</text:p>
          </table:table-cell>
          <table:table-cell/>
        </table:table-row>
        <table:table-row table:style-name="ro5">
          <table:table-cell table:style-name="ce69" office:value-type="string" calcext:value-type="string">
            <text:p><text:span text:style-name="T12">- differential equations: Rung Kutta RK, Symplectic Euler, Implicit Euler, Integration, Bulirsch Stoer, Adams Bashforth</text:span> (ODEPACK, Boost ODEINT)</text:p>
          </table:table-cell>
          <table:table-cell/>
        </table:table-row>
        <table:table-row table:style-name="ro1">
          <table:table-cell table:style-name="ce69" office:value-type="string" calcext:value-type="string">
            <text:p><text:span text:style-name="T12">- interpolation: polynomial interp, spline interp, lagrange interp, nevilles alg</text:span> (FITPACK)</text:p>
          </table:table-cell>
          <table:table-cell/>
        </table:table-row>
        <table:table-row table:style-name="ro1">
          <table:table-cell table:style-name="ce69" office:value-type="string" calcext:value-type="string">
            <text:p>- spatial: conic hull <text:span text:style-name="T13">(</text:span>Qhull<text:span text:style-name="T13">)</text:span></text:p>
          </table:table-cell>
          <table:table-cell/>
        </table:table-row>
        <table:table-row table:style-name="ro1">
          <table:table-cell table:style-name="ce69" office:value-type="string" calcext:value-type="string">
            <text:p>- geometry: Bézier curve, NURBS curve, B-spline</text:p>
          </table:table-cell>
          <table:table-cell/>
        </table:table-row>
        <table:table-row table:style-name="ro1">
          <table:table-cell table:style-name="ce69" office:value-type="string" calcext:value-type="string">
            <text:p>- machine learning: not sure if this is numerical methods. ML is commonly used to solve ODEs</text:p>
          </table:table-cell>
          <table:table-cell/>
        </table:table-row>
        <table:table-row table:style-name="ro1">
          <table:table-cell table:style-name="ce69" office:value-type="string" calcext:value-type="string">
            <text:p>- hpc: high performance computing support: parallelization, gpu support</text:p>
          </table:table-cell>
          <table:table-cell/>
        </table:table-row>
        <table:table-row table:style-name="ro1">
          <table:table-cell table:style-name="ce69"/>
          <table:table-cell/>
        </table:table-row>
        <table:table-row table:style-name="ro1">
          <table:table-cell table:style-name="ce71" office:value-type="string" calcext:value-type="string">
            <text:p>Software generally fall into categories:</text:p>
          </table:table-cell>
          <table:table-cell/>
        </table:table-row>
        <table:table-row table:style-name="ro5">
          <table:table-cell table:style-name="ce69" office:value-type="string" calcext:value-type="string">
            <text:p>(1) math kernel OR header only library (openBLAS, intel MKL, LAPACK, GLPK, GLS) usually implemented in C/C++/Fortran. These can be grouped into:</text:p>
          </table:table-cell>
          <table:table-cell/>
        </table:table-row>
        <table:table-row table:style-name="ro1">
          <table:table-cell table:style-name="ce69" office:value-type="string" calcext:value-type="string">
            <text:p>(1.1) linear algebra library, usually implementing the BLAS specification</text:p>
          </table:table-cell>
          <table:table-cell/>
        </table:table-row>
        <table:table-row table:style-name="ro1">
          <table:table-cell table:style-name="ce69" office:value-type="string" calcext:value-type="string">
            <text:p>(1.2) Fast Fourier Transform (FFT) library (FFTW)</text:p>
          </table:table-cell>
          <table:table-cell/>
        </table:table-row>
        <table:table-row table:style-name="ro1">
          <table:table-cell table:style-name="ce69" office:value-type="string" calcext:value-type="string">
            <text:p>(1.3) Special functions library (implements Chebyshev, Bessel function, Airy function) (GLS)</text:p>
          </table:table-cell>
          <table:table-cell/>
        </table:table-row>
        <table:table-row table:style-name="ro1">
          <table:table-cell table:style-name="ce69" office:value-type="string" calcext:value-type="string">
            <text:p>(1.4) scientific computing and optimization library (ensmallen, GLS)</text:p>
          </table:table-cell>
          <table:table-cell/>
        </table:table-row>
        <table:table-row table:style-name="ro1">
          <table:table-cell table:style-name="ce69"/>
          <table:table-cell/>
        </table:table-row>
        <table:table-row table:style-name="ro1">
          <table:table-cell table:style-name="ce69" office:value-type="string" calcext:value-type="string">
            <text:p>(2) language specific library</text:p>
          </table:table-cell>
          <table:table-cell/>
        </table:table-row>
        <table:table-row table:style-name="ro1">
          <table:table-cell table:style-name="ce69" office:value-type="string" calcext:value-type="string">
            <text:p>(2.1) library that act as wrapper or interfaces to math kernel libraries</text:p>
          </table:table-cell>
          <table:table-cell/>
        </table:table-row>
        <table:table-row table:style-name="ro5">
          <table:table-cell table:style-name="ce69" office:value-type="string" calcext:value-type="string">
            <text:p>(2.2) library that may use but do not invoke math kernel libraries for mid/high-level numerical computing (Boost, Commons Math, Gosl, Scipy, PHP Math)</text:p>
          </table:table-cell>
          <table:table-cell/>
        </table:table-row>
        <table:table-row table:style-name="ro1">
          <table:table-cell table:style-name="ce69"/>
          <table:table-cell/>
        </table:table-row>
        <table:table-row table:style-name="ro1">
          <table:table-cell table:style-name="ce69" office:value-type="string" calcext:value-type="string">
            <text:p>(3) library for differential equations (DUNE)</text:p>
          </table:table-cell>
          <table:table-cell/>
        </table:table-row>
        <table:table-row table:style-name="ro1">
          <table:table-cell table:style-name="ce69" office:value-type="string" calcext:value-type="string">
            <text:p><text:span text:style-name="T1">(4) library for linear programming (ensmallen</text:span>)</text:p>
          </table:table-cell>
          <table:table-cell/>
        </table:table-row>
        <table:table-row table:style-name="ro1">
          <table:table-cell table:style-name="ce69" office:value-type="string" calcext:value-type="string">
            <text:p>(5) library for geometry, meshes, and finite element methods</text:p>
          </table:table-cell>
          <table:table-cell/>
        </table:table-row>
        <table:table-row table:style-name="ro1">
          <table:table-cell table:style-name="Default" office:value-type="string" calcext:value-type="string">
            <text:p>(6) library for signal processing</text:p>
          </table:table-cell>
          <table:table-cell/>
        </table:table-row>
        <table:table-row table:style-name="ro1">
          <table:table-cell table:style-name="Default"/>
          <table:table-cell/>
        </table:table-row>
        <table:table-row table:style-name="ro6">
          <table:table-cell table:style-name="ce69"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cell/>
        </table:table-row>
        <table:table-row table:style-name="ro1">
          <table:table-cell table:style-name="ce69" office:value-type="string" calcext:value-type="string">
            <text:p>Many software seem to use fixed number of iterations (examples?)</text:p>
          </table:table-cell>
          <table:table-cell/>
        </table:table-row>
        <table:table-row table:style-name="ro1" table:number-rows-repeated="2">
          <table:table-cell table:style-name="ce69"/>
          <table:table-cell/>
        </table:table-row>
        <table:table-row table:style-name="ro1">
          <table:table-cell table:style-name="ce70" office:value-type="string" calcext:value-type="string">
            <text:p>Common Issues with Software</text:p>
          </table:table-cell>
          <table:table-cell/>
        </table:table-row>
        <table:table-row table:style-name="ro2">
          <table:table-cell table:style-name="Default" office:value-type="string" calcext:value-type="string">
            <text:p>I’m noticing devs come up with issues regarding convergence/tolerance aspects regarding numerical algorithms</text:p>
            <text:p><text:a xlink:href="https://lists.mcs.anl.gov/pipermail/petsc-dev/2014-October/016217.html" xlink:type="simple">https://lists.mcs.anl.gov/pipermail/petsc-dev/2014-October/016217.html</text:a></text:p>
            <text:p><text:a xlink:href="https://github.com/scipy/scipy/issues/1318" xlink:type="simple">https://github.com/scipy/scipy/issues/1318</text:a></text:p>
            <text:p>(more examples?)</text:p>
          </table:table-cell>
          <table:table-cell/>
        </table:table-row>
        <table:table-row table:style-name="ro1" table:number-rows-repeated="2">
          <table:table-cell table:style-name="Default"/>
          <table:table-cell/>
        </table:table-row>
        <table:table-row table:style-name="ro1" table:number-rows-repeated="1048514">
          <table:table-cell table:number-columns-repeated="2"/>
        </table:table-row>
        <table:table-row table:style-name="ro1">
          <table:table-cell table:number-columns-repeated="2"/>
        </table:table-row>
      </table:table>
      <table:table table:name="tasks" table:style-name="ta1">
        <office:forms form:automatic-focus="false" form:apply-design-mode="false"/>
        <table:table-column table:style-name="co55" table:default-cell-style-name="ce37"/>
        <table:table-column table:style-name="co56" table:default-cell-style-name="ce37"/>
        <table:table-column table:style-name="co57" table:default-cell-style-name="ce37"/>
        <table:table-column table:style-name="co23" table:number-columns-repeated="1021" table:default-cell-style-name="ce40"/>
        <table:table-row table:style-name="ro1">
          <table:table-cell table:style-name="ce36" office:value-type="string" calcext:value-type="string">
            <text:p>Status</text:p>
          </table:table-cell>
          <table:table-cell table:style-name="ce36" office:value-type="string" calcext:value-type="string">
            <text:p>Tasks</text:p>
          </table:table-cell>
          <table:table-cell table:style-name="ce36" office:value-type="string" calcext:value-type="string">
            <text:p>Followup</text:p>
          </table:table-cell>
          <table:table-cell table:style-name="ce39" office:value-type="string" calcext:value-type="string">
            <text:p>Resources</text:p>
          </table:table-cell>
          <table:table-cell table:number-columns-repeated="1020"/>
        </table:table-row>
        <table:table-row table:style-name="ro1">
          <table:table-cell office:value-type="string" calcext:value-type="string">
            <text:p>DONE</text:p>
          </table:table-cell>
          <table:table-cell office:value-type="string" calcext:value-type="string">
            <text:p>Defects4j paper</text:p>
          </table:table-cell>
          <table:table-cell office:value-type="string" calcext:value-type="string">
            <text:p>Q: how do Reid, Just select the bugs for Defects4J? We can ask Reid directly.</text:p>
          </table:table-cell>
          <table:table-cell table:number-columns-repeated="1021"/>
        </table:table-row>
        <table:table-row table:style-name="ro1">
          <table:table-cell office:value-type="string" calcext:value-type="string">
            <text:p>DONE</text:p>
          </table:table-cell>
          <table:table-cell office:value-type="string" calcext:value-type="string">
            <text:p>PRISMA guide and refer to guide for research</text:p>
          </table:table-cell>
          <table:table-cell office:value-type="string" calcext:value-type="string">
            <text:p>When sourcing, refer to guide.</text:p>
          </table:table-cell>
          <table:table-cell table:number-columns-repeated="1021"/>
        </table:table-row>
        <table:table-row table:style-name="ro1">
          <table:table-cell office:value-type="string" calcext:value-type="string">
            <text:p>DONE</text:p>
          </table:table-cell>
          <table:table-cell office:value-type="string" calcext:value-type="string">
            <text:p>Defects4j software</text:p>
          </table:table-cell>
          <table:table-cell table:number-columns-repeated="1022"/>
        </table:table-row>
        <table:table-row table:style-name="ro1">
          <table:table-cell office:value-type="string" calcext:value-type="string">
            <text:p>DONE</text:p>
          </table:table-cell>
          <table:table-cell office:value-type="string" calcext:value-type="string">
            <text:p>Scripts built on Defects4J</text:p>
          </table:table-cell>
          <table:table-cell table:number-columns-repeated="1022"/>
        </table:table-row>
        <table:table-row table:style-name="ro1">
          <table:table-cell office:value-type="string" calcext:value-type="string">
            <text:p>Reading paper</text:p>
          </table:table-cell>
          <table:table-cell office:value-type="string" calcext:value-type="string">
            <text:p>Ried paper citation 10</text:p>
          </table:table-cell>
          <table:table-cell table:number-columns-repeated="1022"/>
        </table:table-row>
        <table:table-row table:style-name="ro1">
          <table:table-cell office:value-type="string" calcext:value-type="string">
            <text:p>Reading paper</text:p>
          </table:table-cell>
          <table:table-cell office:value-type="string" calcext:value-type="string">
            <text:p>Ried paper citation 15</text:p>
          </table:table-cell>
          <table:table-cell table:number-columns-repeated="1022"/>
        </table:table-row>
        <table:table-row table:style-name="ro5">
          <table:table-cell office:value-type="string" calcext:value-type="string">
            <text:p>Waiting for confirmation</text:p>
          </table:table-cell>
          <table:table-cell office:value-type="string" calcext:value-type="string">
            <text:p>Ried paper 36: Sieman benchmark suite (SIR) – manually seeded faults</text:p>
          </table:table-cell>
          <table:table-cell office:value-type="string" calcext:value-type="string">
            <text:p>Does not have any sci. comp. software</text:p>
          </table:table-cell>
          <table:table-cell table:number-columns-repeated="1021"/>
        </table:table-row>
        <table:table-row table:style-name="ro1">
          <table:table-cell office:value-type="string" calcext:value-type="string">
            <text:p>DONE</text:p>
          </table:table-cell>
          <table:table-cell office:value-type="string" calcext:value-type="string">
            <text:p>script for Repo stats from the Github API</text:p>
          </table:table-cell>
          <table:table-cell table:number-columns-repeated="1022"/>
        </table:table-row>
        <table:table-row table:style-name="ro1">
          <table:table-cell office:value-type="string" calcext:value-type="string">
            <text:p>½</text:p>
          </table:table-cell>
          <table:table-cell office:value-type="string" calcext:value-type="string">
            <text:p>script for code info from git repository</text:p>
          </table:table-cell>
          <table:table-cell table:number-columns-repeated="1022"/>
        </table:table-row>
        <table:table-row table:style-name="ro1">
          <table:table-cell office:value-type="string" calcext:value-type="string">
            <text:p>DONE</text:p>
          </table:table-cell>
          <table:table-cell office:value-type="string" calcext:value-type="string">
            <text:p>script for Commit data from Github GraphQL API</text:p>
          </table:table-cell>
          <table:table-cell table:number-columns-repeated="1022"/>
        </table:table-row>
        <table:table-row table:style-name="ro1">
          <table:table-cell table:style-name="ce44" office:value-type="string" calcext:value-type="string">
            <text:p>DONE</text:p>
          </table:table-cell>
          <table:table-cell table:style-name="ce44" office:value-type="string" calcext:value-type="string">
            <text:p>script to crawl source code for keywords</text:p>
          </table:table-cell>
          <table:table-cell table:style-name="ce44" office:value-type="string" calcext:value-type="string">
            <text:p>Using Sourcegraph</text:p>
          </table:table-cell>
          <table:table-cell table:style-name="ce48" office:value-type="string" calcext:value-type="string">
            <text:p>Site &lt;&gt;</text:p>
          </table:table-cell>
          <table:table-cell table:style-name="ce48" table:number-columns-repeated="1020"/>
        </table:table-row>
        <table:table-row table:style-name="ro1">
          <table:table-cell office:value-type="string" calcext:value-type="string">
            <text:p>½</text:p>
          </table:table-cell>
          <table:table-cell office:value-type="string" calcext:value-type="string">
            <text:p>SUNDIALS</text:p>
          </table:table-cell>
          <table:table-cell table:number-columns-repeated="1022"/>
        </table:table-row>
        <table:table-row table:style-name="ro1">
          <table:table-cell/>
          <table:table-cell office:value-type="string" calcext:value-type="string">
            <text:p>ACM TOMS</text:p>
          </table:table-cell>
          <table:table-cell table:number-columns-repeated="1022"/>
        </table:table-row>
        <table:table-row table:style-name="ro1">
          <table:table-cell/>
          <table:table-cell office:value-type="string" calcext:value-type="string">
            <text:p>Mathworks/Matlab</text:p>
          </table:table-cell>
          <table:table-cell table:number-columns-repeated="1022"/>
        </table:table-row>
        <table:table-row table:style-name="ro1">
          <table:table-cell office:value-type="string" calcext:value-type="string">
            <text:p>½</text:p>
          </table:table-cell>
          <table:table-cell office:value-type="string" calcext:value-type="string">
            <text:p>Octave</text:p>
          </table:table-cell>
          <table:table-cell table:number-columns-repeated="1022"/>
        </table:table-row>
        <table:table-row table:style-name="ro5">
          <table:table-cell/>
          <table:table-cell office:value-type="string" calcext:value-type="string">
            <text:p>Scripts and annotations for evaluating Fault localization (FL) techniques</text:p>
          </table:table-cell>
          <table:table-cell office:value-type="string" calcext:value-type="string">
            <text:p>Application built on top of Defects4J</text:p>
          </table:table-cell>
          <table:table-cell office:value-type="string" calcext:value-type="string">
            <text:p>Repo &lt;<text:a xlink:href="https://bitbucket.org/rjust/fault-localization-data/src/master/" xlink:type="simple">https://bitbucket.org/rjust/fault-localization-data/src/master/</text:a>&gt;; paper &lt;<text:a xlink:href="https://homes.cs.washington.edu/~mernst/pubs/fault-localization-tr160803.pdf" xlink:type="simple">https://homes.cs.washington.edu/~mernst/pubs/fault-localization-tr160803.pdf</text:a>&gt;</text:p>
          </table:table-cell>
          <table:table-cell table:number-columns-repeated="1020"/>
        </table:table-row>
        <table:table-row table:style-name="ro5">
          <table:table-cell office:value-type="string" calcext:value-type="string">
            <text:p>Not relevant</text:p>
          </table:table-cell>
          <table:table-cell office:value-type="string" calcext:value-type="string">
            <text:p>Automated repair applicability data – Automated program repair (APR)</text:p>
          </table:table-cell>
          <table:table-cell office:value-type="string" calcext:value-type="string">
            <text:p>Application built on top of Defects4J</text:p>
          </table:table-cell>
          <table:table-cell office:value-type="string" calcext:value-type="string">
            <text:p>Repo &lt;<text:a xlink:href="https://github.com/LASER-UMASS/AutomatedRepairApplicabilityData" xlink:type="simple">https://github.com/LASER-UMASS/AutomatedRepairApplicabilityData</text:a>&gt;</text:p>
          </table:table-cell>
          <table:table-cell table:number-columns-repeated="1020"/>
        </table:table-row>
        <table:table-row table:style-name="ro1">
          <table:table-cell/>
          <table:table-cell office:value-type="string" calcext:value-type="string">
            <text:p>Defects4J Dissection – Automated program repair (APR)</text:p>
          </table:table-cell>
          <table:table-cell office:value-type="string" calcext:value-type="string">
            <text:p>Application built on top of Defects4J</text:p>
          </table:table-cell>
          <table:table-cell office:value-type="string" calcext:value-type="string">
            <text:p>Site &lt;program-repair.org/defects4j-dissection/#!/&gt;</text:p>
          </table:table-cell>
          <table:table-cell table:number-columns-repeated="1020"/>
        </table:table-row>
        <table:table-row table:style-name="ro5">
          <table:table-cell office:value-type="string" calcext:value-type="string">
            <text:p>Reading paper; looking at citations</text:p>
          </table:table-cell>
          <table:table-cell office:value-type="string" calcext:value-type="string">
            <text:p>Paper “Defects4J: A database of existing faults to enable controlled testing studies for Java programs”</text:p>
          </table:table-cell>
          <table:table-cell office:value-type="string" calcext:value-type="string">
            <text:p>Cited by 288 according to Google Scholar</text:p>
          </table:table-cell>
          <table:table-cell office:value-type="string" calcext:value-type="string">
            <text:p>paper &lt;<text:a xlink:href="https://dl.acm.org/citation.cfm?id=2628055" xlink:type="simple">https://dl.acm.org/citation.cfm?id=2628055</text:a>&gt;</text:p>
          </table:table-cell>
          <table:table-cell table:number-columns-repeated="1020"/>
        </table:table-row>
        <table:table-row table:style-name="ro5">
          <table:table-cell office:value-type="string" calcext:value-type="string">
            <text:p>Reading paper; looking at citations</text:p>
          </table:table-cell>
          <table:table-cell office:value-type="string" calcext:value-type="string">
            <text:p>Paper “Are mutants a valid substitute for real faults in software testing?”</text:p>
          </table:table-cell>
          <table:table-cell office:value-type="string" calcext:value-type="string">
            <text:p>Cited by 304 according to Google Scholar</text:p>
          </table:table-cell>
          <table:table-cell office:value-type="string" calcext:value-type="string">
            <text:p>paper &lt;<text:a xlink:href="http://www.linozemtseva.com/research/2014/fse/mutant_validity/mutant_validity_paper.pdf" xlink:type="simple">http://www.linozemtseva.com/research/2014/fse/mutant_validity/mutant_validity_paper.pdf</text:a>&gt;</text:p>
          </table:table-cell>
          <table:table-cell table:number-columns-repeated="1020"/>
        </table:table-row>
        <table:table-row table:style-name="ro1">
          <table:table-cell table:style-name="ce38"/>
          <table:table-cell table:style-name="ce38" office:value-type="string" calcext:value-type="string">
            <text:p>Select software from search for closer inspection</text:p>
          </table:table-cell>
          <table:table-cell table:style-name="ce38"/>
          <table:table-cell table:style-name="ce41" table:number-columns-repeated="1021"/>
        </table:table-row>
        <table:table-row table:style-name="ro1">
          <table:table-cell table:style-name="ce44" office:value-type="string" calcext:value-type="string">
            <text:p>DONE</text:p>
          </table:table-cell>
          <table:table-cell table:style-name="ce44" office:value-type="string" calcext:value-type="string">
            <text:p>Inspect Commons Math issues/bugs</text:p>
          </table:table-cell>
          <table:table-cell table:style-name="ce44"/>
          <table:table-cell table:style-name="ce48" table:number-columns-repeated="1021"/>
        </table:table-row>
        <table:table-row table:style-name="ro1">
          <table:table-cell table:style-name="ce44" office:value-type="string" calcext:value-type="string">
            <text:p>DONE</text:p>
          </table:table-cell>
          <table:table-cell table:style-name="Default" office:value-type="string" calcext:value-type="string">
            <text:p>Find a couple Commons Math tests</text:p>
          </table:table-cell>
          <table:table-cell table:style-name="ce44"/>
          <table:table-cell table:style-name="ce48" table:number-columns-repeated="1021"/>
        </table:table-row>
        <table:table-row table:style-name="ro1">
          <table:table-cell table:style-name="Default" office:value-type="string" calcext:value-type="string">
            <text:p>DONE</text:p>
          </table:table-cell>
          <table:table-cell office:value-type="string" calcext:value-type="string">
            <text:p>Inspect SciPy issues/bugs</text:p>
          </table:table-cell>
          <table:table-cell table:style-name="ce44"/>
          <table:table-cell table:style-name="ce48" table:number-columns-repeated="1021"/>
        </table:table-row>
        <table:table-row table:style-name="ro1">
          <table:table-cell table:style-name="Default"/>
          <table:table-cell office:value-type="string" calcext:value-type="string">
            <text:p>Inspect SciPy tests/source code</text:p>
          </table:table-cell>
          <table:table-cell table:style-name="ce44"/>
          <table:table-cell table:style-name="ce48" table:number-columns-repeated="1021"/>
        </table:table-row>
        <table:table-row table:style-name="ro1">
          <table:table-cell table:style-name="ce44" office:value-type="string" calcext:value-type="string">
            <text:p>½</text:p>
          </table:table-cell>
          <table:table-cell table:style-name="ce44" office:value-type="string" calcext:value-type="string">
            <text:p>Inspect Octave tests/source code</text:p>
          </table:table-cell>
          <table:table-cell table:style-name="ce44"/>
          <table:table-cell table:style-name="ce48" table:number-columns-repeated="1021"/>
        </table:table-row>
        <table:table-row table:style-name="ro1">
          <table:table-cell table:style-name="ce44" office:value-type="string" calcext:value-type="string">
            <text:p>½</text:p>
          </table:table-cell>
          <table:table-cell table:style-name="ce44" office:value-type="string" calcext:value-type="string">
            <text:p>Inspect PETSc tests/source code</text:p>
          </table:table-cell>
          <table:table-cell table:style-name="ce44"/>
          <table:table-cell table:style-name="ce48" table:number-columns-repeated="1021"/>
        </table:table-row>
        <table:table-row table:style-name="ro1">
          <table:table-cell table:style-name="ce44" office:value-type="string" calcext:value-type="string">
            <text:p>½</text:p>
          </table:table-cell>
          <table:table-cell table:style-name="ce44" office:value-type="string" calcext:value-type="string">
            <text:p>Inspect Octave issues/bugs</text:p>
          </table:table-cell>
          <table:table-cell table:number-columns-repeated="1022"/>
        </table:table-row>
        <table:table-row table:style-name="ro1">
          <table:table-cell table:style-name="ce44" office:value-type="string" calcext:value-type="string">
            <text:p>½</text:p>
          </table:table-cell>
          <table:table-cell table:style-name="ce44" office:value-type="string" calcext:value-type="string">
            <text:p>Inspect PETSc issues/bugs</text:p>
          </table:table-cell>
          <table:table-cell table:number-columns-repeated="1022"/>
        </table:table-row>
        <table:table-row table:style-name="ro1">
          <table:table-cell/>
          <table:table-cell table:style-name="Default"/>
          <table:table-cell table:number-columns-repeated="1022"/>
        </table:table-row>
        <table:table-row table:style-name="ro1" table:number-rows-repeated="104854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entries.A1:entries.AK85" table:display-filter-buttons="tru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2">00/00/0000</text:date>, <text:time style:data-style-name="N2" text:time-value="09:18:44.1985042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22T15:49:51.066274280</dc:date>
    <meta:editing-duration>P2DT1H27M58S</meta:editing-duration>
    <meta:editing-cycles>754</meta:editing-cycles>
    <meta:generator>LibreOffice/6.2.3.2$Linux_X86_64 LibreOffice_project/20$Build-2</meta:generator>
    <meta:document-statistic meta:table-count="7" meta:cell-count="3611" meta:object-count="0"/>
  </office:meta>
</office:document-meta>
</file>